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925in" svg:height="4.5854in" svg:x="0.939in" svg:y="0.6244in">
            <draw:object draw:notify-on-update-of-ranges="Sheet1.B1:Sheet1.B1 Sheet1.B2:Sheet1.B371 Sheet1.D1:Sheet1.D1 Sheet1.D2:Sheet1.D3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2047in" svg:height="4.9457in" svg:x="0.9512in" svg:y="5.0657in">
            <draw:object draw:notify-on-update-of-ranges="Sheet1.B1:Sheet1.B1 Sheet1.B2:Sheet1.B371 Sheet1.E1:Sheet1.E1 Sheet1.E2:Sheet1.E3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8205in" svg:height="7.8472in" svg:x="4.5366in" svg:y="1.252in">
            <draw:object draw:notify-on-update-of-ranges="Sheet1.B1:Sheet1.B1 Sheet1.B2:Sheet1.B371 Sheet1.C1:Sheet1.C1 Sheet1.C2:Sheet1.C371 Sheet1.B1:Sheet1.B1 Sheet1.B2:Sheet1.B371 Sheet1.D1:Sheet1.D1 Sheet1.D2:Sheet1.D371 Sheet1.B1:Sheet1.B1 Sheet1.B2:Sheet1.B371 Sheet1.E1:Sheet1.E1 Sheet1.E2:Sheet1.E371 Sheet1.B1:Sheet1.B1 Sheet1.B2:Sheet1.B371 Sheet1.F1:Sheet1.F1 Sheet1.F2:Sheet1.F3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7.6764in" svg:y="0.0394in">
            <draw:object draw:notify-on-update-of-ranges="Sheet1.B1:Sheet1.B1 Sheet1.K2:Sheet1.K1489 Sheet1.B2:Sheet1.B3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2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  <table:table-cell table:number-columns-repeated="2"/>
        </table:table-row>
        <table:table-row table:style-name="ro1">
          <table:table-cell office:value-type="string">
            <text:p>2014-01-04_17:07:21_246191</text:p>
          </table:table-cell>
          <table:table-cell office:value-type="float" office:value="10">
            <text:p>10</text:p>
          </table:table-cell>
          <table:table-cell office:value-type="float" office:value="-13">
            <text:p>-1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/>
          <table:table-cell table:formula="of:=ATAN([.D2]/(-[.F2]))*180/3.14" office:value-type="float" office:value="50.3306250881847">
            <text:p>50.3306250882</text:p>
          </table:table-cell>
        </table:table-row>
        <table:table-row table:style-name="ro1">
          <table:table-cell office:value-type="string">
            <text:p>2014-01-04_17:07:21_254424</text:p>
          </table:table-cell>
          <table:table-cell office:value-type="float" office:value="10.1">
            <text:p>10.1</text:p>
          </table:table-cell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/>
          <table:table-cell table:formula="of:=ATAN([.D3]/(-[.F3]))*180/3.14" office:value-type="float" office:value="27.8593142217101">
            <text:p>27.8593142217</text:p>
          </table:table-cell>
        </table:table-row>
        <table:table-row table:style-name="ro1">
          <table:table-cell office:value-type="string">
            <text:p>2014-01-04_17:07:21_262757</text:p>
          </table:table-cell>
          <table:table-cell office:value-type="float" office:value="10.2">
            <text:p>10.2</text:p>
          </table:table-cell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table:formula="of:=([.D4]+[.D3]+[.D2])/3" office:value-type="float" office:value="175.666666666667">
            <text:p>175.6666666667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/>
          <table:table-cell table:formula="of:=ATAN([.D4]/(-[.F4]))*180/3.14" office:value-type="float" office:value="27.8593142217101">
            <text:p>27.8593142217</text:p>
          </table:table-cell>
        </table:table-row>
        <table:table-row table:style-name="ro1">
          <table:table-cell office:value-type="string">
            <text:p>2014-01-04_17:07:21_271271</text:p>
          </table:table-cell>
          <table:table-cell office:value-type="float" office:value="10.3">
            <text:p>10.3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5]+[.D4]+[.D3])/3" office:value-type="float" office:value="164.333333333333">
            <text:p>164.3333333333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/>
          <table:table-cell table:formula="of:=ATAN([.D5]/(-[.F5]))*180/3.14" office:value-type="float" office:value="56.4498039198596">
            <text:p>56.4498039199</text:p>
          </table:table-cell>
        </table:table-row>
        <table:table-row table:style-name="ro1">
          <table:table-cell office:value-type="string">
            <text:p>2014-01-04_17:07:21_279620</text:p>
          </table:table-cell>
          <table:table-cell office:value-type="float" office:value="10.4">
            <text:p>10.4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6]+[.D5]+[.D4])/3" office:value-type="float" office:value="141.666666666667">
            <text:p>141.6666666667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/>
          <table:table-cell table:formula="of:=ATAN([.D6]/(-[.F6]))*180/3.14" office:value-type="float" office:value="56.4498039198596">
            <text:p>56.4498039199</text:p>
          </table:table-cell>
        </table:table-row>
        <table:table-row table:style-name="ro1">
          <table:table-cell office:value-type="string">
            <text:p>2014-01-04_17:07:21_287924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7]+[.D6]+[.D5])/3" office:value-type="float" office:value="119">
            <text:p>119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/>
          <table:table-cell table:formula="of:=ATAN([.D7]/(-[.F7]))*180/3.14" office:value-type="float" office:value="56.4498039198596">
            <text:p>56.4498039199</text:p>
          </table:table-cell>
        </table:table-row>
        <table:table-row table:style-name="ro1">
          <table:table-cell office:value-type="string">
            <text:p>2014-01-04_17:07:21_296194</text:p>
          </table:table-cell>
          <table:table-cell office:value-type="float" office:value="10.6">
            <text:p>10.6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([.D8]+[.D7]+[.D6])/3" office:value-type="float" office:value="145.666666666667">
            <text:p>145.6666666667</text:p>
          </table:table-cell>
          <table:table-cell office:value-type="float" office:value="-398">
            <text:p>-398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/>
          <table:table-cell table:formula="of:=ATAN([.D8]/(-[.F8]))*180/3.14" office:value-type="float" office:value="26.5785253567341">
            <text:p>26.5785253567</text:p>
          </table:table-cell>
        </table:table-row>
        <table:table-row table:style-name="ro1">
          <table:table-cell office:value-type="string">
            <text:p>2014-01-04_17:07:21_304456</text:p>
          </table:table-cell>
          <table:table-cell office:value-type="float" office:value="10.7">
            <text:p>10.7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([.D9]+[.D8]+[.D7])/3" office:value-type="float" office:value="172.333333333333">
            <text:p>172.3333333333</text:p>
          </table:table-cell>
          <table:table-cell office:value-type="float" office:value="-398">
            <text:p>-398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/>
          <table:table-cell table:formula="of:=ATAN([.D9]/(-[.F9]))*180/3.14" office:value-type="float" office:value="26.5785253567341">
            <text:p>26.5785253567</text:p>
          </table:table-cell>
        </table:table-row>
        <table:table-row table:style-name="ro1">
          <table:table-cell office:value-type="string">
            <text:p>2014-01-04_17:07:21_312750</text:p>
          </table:table-cell>
          <table:table-cell office:value-type="float" office:value="10.8">
            <text:p>10.8</text:p>
          </table:table-cell>
          <table:table-cell office:value-type="float" office:value="-24">
            <text:p>-24</text:p>
          </table:table-cell>
          <table:table-cell office:value-type="float" office:value="152">
            <text:p>152</text:p>
          </table:table-cell>
          <table:table-cell table:formula="of:=([.D10]+[.D9]+[.D8])/3" office:value-type="float" office:value="183.333333333333">
            <text:p>183.3333333333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/>
          <table:table-cell table:formula="of:=ATAN([.D10]/(-[.F10]))*180/3.14" office:value-type="float" office:value="59.4001148419434">
            <text:p>59.4001148419</text:p>
          </table:table-cell>
        </table:table-row>
        <table:table-row table:style-name="ro1">
          <table:table-cell office:value-type="string">
            <text:p>2014-01-04_17:07:21_321017</text:p>
          </table:table-cell>
          <table:table-cell office:value-type="float" office:value="10.9">
            <text:p>10.9</text:p>
          </table:table-cell>
          <table:table-cell office:value-type="float" office:value="-24">
            <text:p>-24</text:p>
          </table:table-cell>
          <table:table-cell office:value-type="float" office:value="152">
            <text:p>152</text:p>
          </table:table-cell>
          <table:table-cell table:formula="of:=([.D11]+[.D10]+[.D9])/3" office:value-type="float" office:value="167.666666666667">
            <text:p>167.6666666667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/>
          <table:table-cell table:formula="of:=ATAN([.D11]/(-[.F11]))*180/3.14" office:value-type="float" office:value="59.4001148419434">
            <text:p>59.4001148419</text:p>
          </table:table-cell>
        </table:table-row>
        <table:table-row table:style-name="ro1">
          <table:table-cell office:value-type="string">
            <text:p>2014-01-04_17:07:21_329259</text:p>
          </table:table-cell>
          <table:table-cell office:value-type="float" office:value="11">
            <text:p>11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2]+[.D11]+[.D10])/3" office:value-type="float" office:value="157">
            <text:p>157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/>
          <table:table-cell table:formula="of:=ATAN([.D12]/(-[.F12]))*180/3.14" office:value-type="float" office:value="24.7175664000109">
            <text:p>24.7175664</text:p>
          </table:table-cell>
        </table:table-row>
        <table:table-row table:style-name="ro1">
          <table:table-cell office:value-type="string">
            <text:p>2014-01-04_17:07:21_337470</text:p>
          </table:table-cell>
          <table:table-cell office:value-type="float" office:value="11.1">
            <text:p>11.1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3]+[.D12]+[.D11])/3" office:value-type="float" office:value="162">
            <text:p>162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/>
          <table:table-cell table:formula="of:=ATAN([.D13]/(-[.F13]))*180/3.14" office:value-type="float" office:value="24.7175664000109">
            <text:p>24.7175664</text:p>
          </table:table-cell>
        </table:table-row>
        <table:table-row table:style-name="ro1">
          <table:table-cell office:value-type="string">
            <text:p>2014-01-04_17:07:21_345737</text:p>
          </table:table-cell>
          <table:table-cell office:value-type="float" office:value="11.2">
            <text:p>11.2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4]+[.D13]+[.D12])/3" office:value-type="float" office:value="167">
            <text:p>167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/>
          <table:table-cell table:formula="of:=ATAN([.D14]/(-[.F14]))*180/3.14" office:value-type="float" office:value="24.7175664000109">
            <text:p>24.7175664</text:p>
          </table:table-cell>
        </table:table-row>
        <table:table-row table:style-name="ro1">
          <table:table-cell office:value-type="string">
            <text:p>2014-01-04_17:07:21_354012</text:p>
          </table:table-cell>
          <table:table-cell office:value-type="float" office:value="11.3">
            <text:p>11.3</text:p>
          </table:table-cell>
          <table:table-cell office:value-type="float" office:value="-174">
            <text:p>-174</text:p>
          </table:table-cell>
          <table:table-cell office:value-type="float" office:value="143">
            <text:p>143</text:p>
          </table:table-cell>
          <table:table-cell table:formula="of:=([.D15]+[.D14]+[.D13])/3" office:value-type="float" office:value="159">
            <text:p>159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/>
          <table:table-cell table:formula="of:=ATAN([.D15]/(-[.F15]))*180/3.14" office:value-type="float" office:value="78.5758816076061">
            <text:p>78.5758816076</text:p>
          </table:table-cell>
        </table:table-row>
        <table:table-row table:style-name="ro1">
          <table:table-cell office:value-type="string">
            <text:p>2014-01-04_17:07:21_363057</text:p>
          </table:table-cell>
          <table:table-cell office:value-type="float" office:value="11.4">
            <text:p>11.4</text:p>
          </table:table-cell>
          <table:table-cell office:value-type="float" office:value="-174">
            <text:p>-174</text:p>
          </table:table-cell>
          <table:table-cell office:value-type="float" office:value="143">
            <text:p>143</text:p>
          </table:table-cell>
          <table:table-cell table:formula="of:=([.D16]+[.D15]+[.D14])/3" office:value-type="float" office:value="151">
            <text:p>151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/>
          <table:table-cell table:formula="of:=ATAN([.D16]/(-[.F16]))*180/3.14" office:value-type="float" office:value="78.5758816076061">
            <text:p>78.5758816076</text:p>
          </table:table-cell>
        </table:table-row>
        <table:table-row table:style-name="ro1">
          <table:table-cell office:value-type="string">
            <text:p>2014-01-04_17:07:21_371383</text:p>
          </table:table-cell>
          <table:table-cell office:value-type="float" office:value="11.5">
            <text:p>11.5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table:formula="of:=([.D17]+[.D16]+[.D15])/3" office:value-type="float" office:value="152">
            <text:p>152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/>
          <table:table-cell table:formula="of:=ATAN([.D17]/(-[.F17]))*180/3.14" office:value-type="float" office:value="23.4037245036282">
            <text:p>23.4037245036</text:p>
          </table:table-cell>
        </table:table-row>
        <table:table-row table:style-name="ro1">
          <table:table-cell office:value-type="string">
            <text:p>2014-01-04_17:07:21_379706</text:p>
          </table:table-cell>
          <table:table-cell office:value-type="float" office:value="11.6">
            <text:p>11.6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table:formula="of:=([.D18]+[.D17]+[.D16])/3" office:value-type="float" office:value="161">
            <text:p>161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/>
          <table:table-cell table:formula="of:=ATAN([.D18]/(-[.F18]))*180/3.14" office:value-type="float" office:value="23.4037245036282">
            <text:p>23.4037245036</text:p>
          </table:table-cell>
        </table:table-row>
        <table:table-row table:style-name="ro1">
          <table:table-cell office:value-type="string">
            <text:p>2014-01-04_17:07:21_387986</text:p>
          </table:table-cell>
          <table:table-cell office:value-type="float" office:value="11.7">
            <text:p>11.7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19]+[.D18]+[.D17])/3" office:value-type="float" office:value="161.333333333333">
            <text:p>161.3333333333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/>
          <table:table-cell table:formula="of:=ATAN([.D19]/(-[.F19]))*180/3.14" office:value-type="float" office:value="66.7392707121223">
            <text:p>66.7392707121</text:p>
          </table:table-cell>
        </table:table-row>
        <table:table-row table:style-name="ro1">
          <table:table-cell office:value-type="string">
            <text:p>2014-01-04_17:07:21_396358</text:p>
          </table:table-cell>
          <table:table-cell office:value-type="float" office:value="11.8">
            <text:p>11.8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20]+[.D19]+[.D18])/3" office:value-type="float" office:value="152.666666666667">
            <text:p>152.6666666667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/>
          <table:table-cell table:formula="of:=ATAN([.D20]/(-[.F20]))*180/3.14" office:value-type="float" office:value="66.7392707121223">
            <text:p>66.7392707121</text:p>
          </table:table-cell>
        </table:table-row>
        <table:table-row table:style-name="ro1">
          <table:table-cell office:value-type="string">
            <text:p>2014-01-04_17:07:21_404677</text:p>
          </table:table-cell>
          <table:table-cell office:value-type="float" office:value="11.9">
            <text:p>11.9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21]+[.D20]+[.D19])/3" office:value-type="float" office:value="144">
            <text:p>144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/>
          <table:table-cell table:formula="of:=ATAN([.D21]/(-[.F21]))*180/3.14" office:value-type="float" office:value="66.7392707121223">
            <text:p>66.7392707121</text:p>
          </table:table-cell>
        </table:table-row>
        <table:table-row table:style-name="ro1">
          <table:table-cell office:value-type="string">
            <text:p>2014-01-04_17:07:21_41300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table:formula="of:=([.D22]+[.D21]+[.D20])/3" office:value-type="float" office:value="142.666666666667">
            <text:p>142.6666666667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/>
          <table:table-cell table:formula="of:=ATAN([.D22]/(-[.F22]))*180/3.14" office:value-type="float" office:value="21.8124674777789">
            <text:p>21.8124674778</text:p>
          </table:table-cell>
        </table:table-row>
        <table:table-row table:style-name="ro1">
          <table:table-cell office:value-type="string">
            <text:p>2014-01-04_17:07:21_421286</text:p>
          </table:table-cell>
          <table:table-cell office:value-type="float" office:value="12.1">
            <text:p>12.1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table:formula="of:=([.D23]+[.D22]+[.D21])/3" office:value-type="float" office:value="141.333333333333">
            <text:p>141.333333333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/>
          <table:table-cell table:formula="of:=ATAN([.D23]/(-[.F23]))*180/3.14" office:value-type="float" office:value="21.8124674777789">
            <text:p>21.8124674778</text:p>
          </table:table-cell>
        </table:table-row>
        <table:table-row table:style-name="ro1">
          <table:table-cell office:value-type="string">
            <text:p>2014-01-04_17:07:21_429599</text:p>
          </table:table-cell>
          <table:table-cell office:value-type="float" office:value="12.2">
            <text:p>12.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formula="of:=([.D24]+[.D23]+[.D22])/3" office:value-type="float" office:value="148">
            <text:p>148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/>
          <table:table-cell table:formula="of:=ATAN([.D24]/(-[.F24]))*180/3.14" office:value-type="float" office:value="47.5770176675345">
            <text:p>47.5770176675</text:p>
          </table:table-cell>
        </table:table-row>
        <table:table-row table:style-name="ro1">
          <table:table-cell office:value-type="string">
            <text:p>2014-01-04_17:07:21_437954</text:p>
          </table:table-cell>
          <table:table-cell office:value-type="float" office:value="12.3">
            <text:p>12.3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formula="of:=([.D25]+[.D24]+[.D23])/3" office:value-type="float" office:value="156">
            <text:p>156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/>
          <table:table-cell table:formula="of:=ATAN([.D25]/(-[.F25]))*180/3.14" office:value-type="float" office:value="47.5770176675345">
            <text:p>47.5770176675</text:p>
          </table:table-cell>
        </table:table-row>
        <table:table-row table:style-name="ro1">
          <table:table-cell office:value-type="string">
            <text:p>2014-01-04_17:07:21_446226</text:p>
          </table:table-cell>
          <table:table-cell office:value-type="float" office:value="12.4">
            <text:p>12.4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6]+[.D25]+[.D24])/3" office:value-type="float" office:value="156.666666666667">
            <text:p>156.6666666667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/>
          <table:table-cell table:formula="of:=ATAN([.D26]/(-[.F26]))*180/3.14" office:value-type="float" office:value="34.4672194607836">
            <text:p>34.4672194608</text:p>
          </table:table-cell>
        </table:table-row>
        <table:table-row table:style-name="ro1">
          <table:table-cell office:value-type="string">
            <text:p>2014-01-04_17:07:21_454514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7]+[.D26]+[.D25])/3" office:value-type="float" office:value="149.333333333333">
            <text:p>149.3333333333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/>
          <table:table-cell table:formula="of:=ATAN([.D27]/(-[.F27]))*180/3.14" office:value-type="float" office:value="34.4672194607836">
            <text:p>34.4672194608</text:p>
          </table:table-cell>
        </table:table-row>
        <table:table-row table:style-name="ro1">
          <table:table-cell office:value-type="string">
            <text:p>2014-01-04_17:07:21_462897</text:p>
          </table:table-cell>
          <table:table-cell office:value-type="float" office:value="12.6">
            <text:p>12.6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8]+[.D27]+[.D26])/3" office:value-type="float" office:value="142">
            <text:p>142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/>
          <table:table-cell table:formula="of:=ATAN([.D28]/(-[.F28]))*180/3.14" office:value-type="float" office:value="34.4672194607836">
            <text:p>34.4672194608</text:p>
          </table:table-cell>
        </table:table-row>
        <table:table-row table:style-name="ro1">
          <table:table-cell office:value-type="string">
            <text:p>2014-01-04_17:07:21_472042</text:p>
          </table:table-cell>
          <table:table-cell office:value-type="float" office:value="12.7">
            <text:p>12.7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table:formula="of:=([.D29]+[.D28]+[.D27])/3" office:value-type="float" office:value="155">
            <text:p>155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/>
          <table:table-cell table:formula="of:=ATAN([.D29]/(-[.F29]))*180/3.14" office:value-type="float" office:value="29.5854935359258">
            <text:p>29.5854935359</text:p>
          </table:table-cell>
        </table:table-row>
        <table:table-row table:style-name="ro1">
          <table:table-cell office:value-type="string">
            <text:p>2014-01-04_17:07:21_480354</text:p>
          </table:table-cell>
          <table:table-cell office:value-type="float" office:value="12.8">
            <text:p>12.8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table:formula="of:=([.D30]+[.D29]+[.D28])/3" office:value-type="float" office:value="168">
            <text:p>168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/>
          <table:table-cell table:formula="of:=ATAN([.D30]/(-[.F30]))*180/3.14" office:value-type="float" office:value="29.5854935359258">
            <text:p>29.5854935359</text:p>
          </table:table-cell>
        </table:table-row>
        <table:table-row table:style-name="ro1">
          <table:table-cell office:value-type="string">
            <text:p>2014-01-04_17:07:21_488675</text:p>
          </table:table-cell>
          <table:table-cell office:value-type="float" office:value="12.9">
            <text:p>12.9</text:p>
          </table:table-cell>
          <table:table-cell office:value-type="float" office:value="-8">
            <text:p>-8</text:p>
          </table:table-cell>
          <table:table-cell office:value-type="float" office:value="135">
            <text:p>135</text:p>
          </table:table-cell>
          <table:table-cell table:formula="of:=([.D31]+[.D30]+[.D29])/3" office:value-type="float" office:value="165.666666666667">
            <text:p>165.6666666667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ATAN([.D31]/(-[.F31]))*180/3.14" office:value-type="float" office:value="58.1386820322425">
            <text:p>58.1386820322</text:p>
          </table:table-cell>
        </table:table-row>
        <table:table-row table:style-name="ro1">
          <table:table-cell office:value-type="string">
            <text:p>2014-01-04_17:07:21_496925</text:p>
          </table:table-cell>
          <table:table-cell office:value-type="float" office:value="13">
            <text:p>13</text:p>
          </table:table-cell>
          <table:table-cell office:value-type="float" office:value="-8">
            <text:p>-8</text:p>
          </table:table-cell>
          <table:table-cell office:value-type="float" office:value="135">
            <text:p>135</text:p>
          </table:table-cell>
          <table:table-cell table:formula="of:=([.D32]+[.D31]+[.D30])/3" office:value-type="float" office:value="150.333333333333">
            <text:p>150.3333333333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ATAN([.D32]/(-[.F32]))*180/3.14" office:value-type="float" office:value="58.1386820322425">
            <text:p>58.1386820322</text:p>
          </table:table-cell>
        </table:table-row>
        <table:table-row table:style-name="ro1">
          <table:table-cell office:value-type="string">
            <text:p>2014-01-04_17:07:21_505130</text:p>
          </table:table-cell>
          <table:table-cell office:value-type="float" office:value="13.1">
            <text:p>13.1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3]+[.D32]+[.D31])/3" office:value-type="float" office:value="139.666666666667">
            <text:p>139.6666666667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ATAN([.D33]/(-[.F33]))*180/3.14" office:value-type="float" office:value="24.8441289489866">
            <text:p>24.844128949</text:p>
          </table:table-cell>
        </table:table-row>
        <table:table-row table:style-name="ro1">
          <table:table-cell office:value-type="string">
            <text:p>2014-01-04_17:07:21_513382</text:p>
          </table:table-cell>
          <table:table-cell office:value-type="float" office:value="13.2">
            <text:p>13.2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4]+[.D33]+[.D32])/3" office:value-type="float" office:value="144.333333333333">
            <text:p>144.3333333333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/>
          <table:table-cell table:formula="of:=ATAN([.D34]/(-[.F34]))*180/3.14" office:value-type="float" office:value="24.8441289489866">
            <text:p>24.844128949</text:p>
          </table:table-cell>
        </table:table-row>
        <table:table-row table:style-name="ro1">
          <table:table-cell office:value-type="string">
            <text:p>2014-01-04_17:07:21_521653</text:p>
          </table:table-cell>
          <table:table-cell office:value-type="float" office:value="13.3">
            <text:p>13.3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5]+[.D34]+[.D33])/3" office:value-type="float" office:value="149">
            <text:p>149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/>
          <table:table-cell table:formula="of:=ATAN([.D35]/(-[.F35]))*180/3.14" office:value-type="float" office:value="24.8441289489866">
            <text:p>24.844128949</text:p>
          </table:table-cell>
        </table:table-row>
        <table:table-row table:style-name="ro1">
          <table:table-cell office:value-type="string">
            <text:p>2014-01-04_17:07:21_529884</text:p>
          </table:table-cell>
          <table:table-cell office:value-type="float" office:value="13.4">
            <text:p>13.4</text:p>
          </table:table-cell>
          <table:table-cell office:value-type="float" office:value="-6">
            <text:p>-6</text:p>
          </table:table-cell>
          <table:table-cell office:value-type="float" office:value="162">
            <text:p>162</text:p>
          </table:table-cell>
          <table:table-cell table:formula="of:=([.D36]+[.D35]+[.D34])/3" office:value-type="float" office:value="153.333333333333">
            <text:p>153.3333333333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/>
          <table:table-cell table:formula="of:=ATAN([.D36]/(-[.F36]))*180/3.14" office:value-type="float" office:value="41.6937327038882">
            <text:p>41.6937327039</text:p>
          </table:table-cell>
        </table:table-row>
        <table:table-row table:style-name="ro1">
          <table:table-cell office:value-type="string">
            <text:p>2014-01-04_17:07:21_538103</text:p>
          </table:table-cell>
          <table:table-cell office:value-type="float" office:value="13.5">
            <text:p>13.5</text:p>
          </table:table-cell>
          <table:table-cell office:value-type="float" office:value="-6">
            <text:p>-6</text:p>
          </table:table-cell>
          <table:table-cell office:value-type="float" office:value="162">
            <text:p>162</text:p>
          </table:table-cell>
          <table:table-cell table:formula="of:=([.D37]+[.D36]+[.D35])/3" office:value-type="float" office:value="157.666666666667">
            <text:p>157.6666666667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/>
          <table:table-cell table:formula="of:=ATAN([.D37]/(-[.F37]))*180/3.14" office:value-type="float" office:value="41.6937327038882">
            <text:p>41.6937327039</text:p>
          </table:table-cell>
        </table:table-row>
        <table:table-row table:style-name="ro1">
          <table:table-cell office:value-type="string">
            <text:p>2014-01-04_17:07:21_546368</text:p>
          </table:table-cell>
          <table:table-cell office:value-type="float" office:value="13.6">
            <text:p>13.6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formula="of:=([.D38]+[.D37]+[.D36])/3" office:value-type="float" office:value="145.666666666667">
            <text:p>145.6666666667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/>
          <table:table-cell table:formula="of:=ATAN([.D38]/(-[.F38]))*180/3.14" office:value-type="float" office:value="41.2382605940697">
            <text:p>41.2382605941</text:p>
          </table:table-cell>
        </table:table-row>
        <table:table-row table:style-name="ro1">
          <table:table-cell office:value-type="string">
            <text:p>2014-01-04_17:07:21_554645</text:p>
          </table:table-cell>
          <table:table-cell office:value-type="float" office:value="13.7">
            <text:p>13.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formula="of:=([.D39]+[.D38]+[.D37])/3" office:value-type="float" office:value="129.333333333333">
            <text:p>129.3333333333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/>
          <table:table-cell table:formula="of:=ATAN([.D39]/(-[.F39]))*180/3.14" office:value-type="float" office:value="41.2382605940697">
            <text:p>41.2382605941</text:p>
          </table:table-cell>
        </table:table-row>
        <table:table-row table:style-name="ro1">
          <table:table-cell office:value-type="string">
            <text:p>2014-01-04_17:07:21_562997</text:p>
          </table:table-cell>
          <table:table-cell office:value-type="float" office:value="13.8">
            <text:p>13.8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0]+[.D39]+[.D38])/3" office:value-type="float" office:value="117">
            <text:p>117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/>
          <table:table-cell table:formula="of:=ATAN([.D40]/(-[.F40]))*180/3.14" office:value-type="float" office:value="18.4902694878627">
            <text:p>18.4902694879</text:p>
          </table:table-cell>
        </table:table-row>
        <table:table-row table:style-name="ro1">
          <table:table-cell office:value-type="string">
            <text:p>2014-01-04_17:07:21_571343</text:p>
          </table:table-cell>
          <table:table-cell office:value-type="float" office:value="13.9">
            <text:p>13.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1]+[.D40]+[.D39])/3" office:value-type="float" office:value="121">
            <text:p>121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/>
          <table:table-cell table:formula="of:=ATAN([.D41]/(-[.F41]))*180/3.14" office:value-type="float" office:value="18.4902694878627">
            <text:p>18.4902694879</text:p>
          </table:table-cell>
        </table:table-row>
        <table:table-row table:style-name="ro1">
          <table:table-cell office:value-type="string">
            <text:p>2014-01-04_17:07:21_57968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2]+[.D41]+[.D40])/3" office:value-type="float" office:value="125">
            <text:p>125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/>
          <table:table-cell table:formula="of:=ATAN([.D42]/(-[.F42]))*180/3.14" office:value-type="float" office:value="18.4902694878627">
            <text:p>18.4902694879</text:p>
          </table:table-cell>
        </table:table-row>
        <table:table-row table:style-name="ro1">
          <table:table-cell office:value-type="string">
            <text:p>2014-01-04_17:07:21_587983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  <table:table-cell table:formula="of:=([.D43]+[.D42]+[.D41])/3" office:value-type="float" office:value="132">
            <text:p>132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/>
          <table:table-cell table:formula="of:=ATAN([.D43]/(-[.F43]))*180/3.14" office:value-type="float" office:value="38.1493477852982">
            <text:p>38.1493477853</text:p>
          </table:table-cell>
        </table:table-row>
        <table:table-row table:style-name="ro1">
          <table:table-cell office:value-type="string">
            <text:p>2014-01-04_17:07:21_596360</text:p>
          </table:table-cell>
          <table:table-cell office:value-type="float" office:value="14.2">
            <text:p>14.2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  <table:table-cell table:formula="of:=([.D44]+[.D43]+[.D42])/3" office:value-type="float" office:value="139">
            <text:p>139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/>
          <table:table-cell table:formula="of:=ATAN([.D44]/(-[.F44]))*180/3.14" office:value-type="float" office:value="38.1493477852982">
            <text:p>38.1493477853</text:p>
          </table:table-cell>
        </table:table-row>
        <table:table-row table:style-name="ro1">
          <table:table-cell office:value-type="string">
            <text:p>2014-01-04_17:07:21_604663</text:p>
          </table:table-cell>
          <table:table-cell office:value-type="float" office:value="14.3">
            <text:p>14.3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formula="of:=([.D45]+[.D44]+[.D43])/3" office:value-type="float" office:value="127.333333333333">
            <text:p>127.3333333333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/>
          <table:table-cell table:formula="of:=ATAN([.D45]/(-[.F45]))*180/3.14" office:value-type="float" office:value="37.3521316771065">
            <text:p>37.3521316771</text:p>
          </table:table-cell>
        </table:table-row>
        <table:table-row table:style-name="ro1">
          <table:table-cell office:value-type="string">
            <text:p>2014-01-04_17:07:21_613204</text:p>
          </table:table-cell>
          <table:table-cell office:value-type="float" office:value="14.4">
            <text:p>14.4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formula="of:=([.D46]+[.D45]+[.D44])/3" office:value-type="float" office:value="108.666666666667">
            <text:p>108.6666666667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/>
          <table:table-cell table:formula="of:=ATAN([.D46]/(-[.F46]))*180/3.14" office:value-type="float" office:value="37.3521316771065">
            <text:p>37.3521316771</text:p>
          </table:table-cell>
        </table:table-row>
        <table:table-row table:style-name="ro1">
          <table:table-cell office:value-type="string">
            <text:p>2014-01-04_17:07:21_621515</text:p>
          </table:table-cell>
          <table:table-cell office:value-type="float" office:value="14.5">
            <text:p>14.5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7]+[.D46]+[.D45])/3" office:value-type="float" office:value="107.333333333333">
            <text:p>107.3333333333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/>
          <table:table-cell table:formula="of:=ATAN([.D47]/(-[.F47]))*180/3.14" office:value-type="float" office:value="20.3042671257005">
            <text:p>20.3042671257</text:p>
          </table:table-cell>
        </table:table-row>
        <table:table-row table:style-name="ro1">
          <table:table-cell office:value-type="string">
            <text:p>2014-01-04_17:07:21_629833</text:p>
          </table:table-cell>
          <table:table-cell office:value-type="float" office:value="14.6">
            <text:p>14.6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8]+[.D47]+[.D46])/3" office:value-type="float" office:value="124.666666666667">
            <text:p>124.6666666667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/>
          <table:table-cell table:formula="of:=ATAN([.D48]/(-[.F48]))*180/3.14" office:value-type="float" office:value="20.3042671257005">
            <text:p>20.3042671257</text:p>
          </table:table-cell>
        </table:table-row>
        <table:table-row table:style-name="ro1">
          <table:table-cell office:value-type="string">
            <text:p>2014-01-04_17:07:21_638141</text:p>
          </table:table-cell>
          <table:table-cell office:value-type="float" office:value="14.7">
            <text:p>14.7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9]+[.D48]+[.D47])/3" office:value-type="float" office:value="142">
            <text:p>142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/>
          <table:table-cell table:formula="of:=ATAN([.D49]/(-[.F49]))*180/3.14" office:value-type="float" office:value="20.3042671257005">
            <text:p>20.3042671257</text:p>
          </table:table-cell>
        </table:table-row>
        <table:table-row table:style-name="ro1">
          <table:table-cell office:value-type="string">
            <text:p>2014-01-04_17:07:21_646405</text:p>
          </table:table-cell>
          <table:table-cell office:value-type="float" office:value="14.8">
            <text:p>14.8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table:formula="of:=([.D50]+[.D49]+[.D48])/3" office:value-type="float" office:value="147.666666666667">
            <text:p>147.666666666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/>
          <table:table-cell table:formula="of:=ATAN([.D50]/(-[.F50]))*180/3.14" office:value-type="float" office:value="31.1713969324942">
            <text:p>31.1713969325</text:p>
          </table:table-cell>
        </table:table-row>
        <table:table-row table:style-name="ro1">
          <table:table-cell office:value-type="string">
            <text:p>2014-01-04_17:07:21_654685</text:p>
          </table:table-cell>
          <table:table-cell office:value-type="float" office:value="14.9">
            <text:p>14.9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table:formula="of:=([.D51]+[.D50]+[.D49])/3" office:value-type="float" office:value="153.333333333333">
            <text:p>153.3333333333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/>
          <table:table-cell table:formula="of:=ATAN([.D51]/(-[.F51]))*180/3.14" office:value-type="float" office:value="31.1713969324942">
            <text:p>31.1713969325</text:p>
          </table:table-cell>
        </table:table-row>
        <table:table-row table:style-name="ro1">
          <table:table-cell office:value-type="string">
            <text:p>2014-01-04_17:07:21_66302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([.D52]+[.D51]+[.D50])/3" office:value-type="float" office:value="139.666666666667">
            <text:p>139.6666666667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/>
          <table:table-cell table:formula="of:=ATAN([.D52]/(-[.F52]))*180/3.14" office:value-type="float" office:value="45.3080205130874">
            <text:p>45.3080205131</text:p>
          </table:table-cell>
        </table:table-row>
        <table:table-row table:style-name="ro1">
          <table:table-cell office:value-type="string">
            <text:p>2014-01-04_17:07:21_671586</text:p>
          </table:table-cell>
          <table:table-cell office:value-type="float" office:value="15.1">
            <text:p>15.1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([.D53]+[.D52]+[.D51])/3" office:value-type="float" office:value="120.333333333333">
            <text:p>120.3333333333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/>
          <table:table-cell table:formula="of:=ATAN([.D53]/(-[.F53]))*180/3.14" office:value-type="float" office:value="45.3080205130874">
            <text:p>45.3080205131</text:p>
          </table:table-cell>
        </table:table-row>
        <table:table-row table:style-name="ro1">
          <table:table-cell office:value-type="string">
            <text:p>2014-01-04_17:07:21_679896</text:p>
          </table:table-cell>
          <table:table-cell office:value-type="float" office:value="15.2">
            <text:p>15.2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4]+[.D53]+[.D52])/3" office:value-type="float" office:value="124.333333333333">
            <text:p>124.3333333333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/>
          <table:table-cell table:formula="of:=ATAN([.D54]/(-[.F54]))*180/3.14" office:value-type="float" office:value="39.4441462601811">
            <text:p>39.4441462602</text:p>
          </table:table-cell>
        </table:table-row>
        <table:table-row table:style-name="ro1">
          <table:table-cell office:value-type="string">
            <text:p>2014-01-04_17:07:21_688170</text:p>
          </table:table-cell>
          <table:table-cell office:value-type="float" office:value="15.3">
            <text:p>15.3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5]+[.D54]+[.D53])/3" office:value-type="float" office:value="147.666666666667">
            <text:p>147.6666666667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/>
          <table:table-cell table:formula="of:=ATAN([.D55]/(-[.F55]))*180/3.14" office:value-type="float" office:value="39.4441462601811">
            <text:p>39.4441462602</text:p>
          </table:table-cell>
        </table:table-row>
        <table:table-row table:style-name="ro1">
          <table:table-cell office:value-type="string">
            <text:p>2014-01-04_17:07:21_696425</text:p>
          </table:table-cell>
          <table:table-cell office:value-type="float" office:value="15.4">
            <text:p>15.4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6]+[.D55]+[.D54])/3" office:value-type="float" office:value="171">
            <text:p>171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/>
          <table:table-cell table:formula="of:=ATAN([.D56]/(-[.F56]))*180/3.14" office:value-type="float" office:value="39.4441462601811">
            <text:p>39.4441462602</text:p>
          </table:table-cell>
        </table:table-row>
        <table:table-row table:style-name="ro1">
          <table:table-cell office:value-type="string">
            <text:p>2014-01-04_17:07:21_704676</text:p>
          </table:table-cell>
          <table:table-cell office:value-type="float" office:value="15.5">
            <text:p>15.5</text:p>
          </table:table-cell>
          <table:table-cell office:value-type="float" office:value="67">
            <text:p>67</text:p>
          </table:table-cell>
          <table:table-cell office:value-type="float" office:value="139">
            <text:p>139</text:p>
          </table:table-cell>
          <table:table-cell table:formula="of:=([.D57]+[.D56]+[.D55])/3" office:value-type="float" office:value="160.333333333333">
            <text:p>160.3333333333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/>
          <table:table-cell table:formula="of:=ATAN([.D57]/(-[.F57]))*180/3.14" office:value-type="float" office:value="21.2845270120376">
            <text:p>21.284527012</text:p>
          </table:table-cell>
        </table:table-row>
        <table:table-row table:style-name="ro1">
          <table:table-cell office:value-type="string">
            <text:p>2014-01-04_17:07:21_712925</text:p>
          </table:table-cell>
          <table:table-cell office:value-type="float" office:value="15.6">
            <text:p>15.6</text:p>
          </table:table-cell>
          <table:table-cell office:value-type="float" office:value="67">
            <text:p>67</text:p>
          </table:table-cell>
          <table:table-cell office:value-type="float" office:value="139">
            <text:p>139</text:p>
          </table:table-cell>
          <table:table-cell table:formula="of:=([.D58]+[.D57]+[.D56])/3" office:value-type="float" office:value="149.666666666667">
            <text:p>149.6666666667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/>
          <table:table-cell table:formula="of:=ATAN([.D58]/(-[.F58]))*180/3.14" office:value-type="float" office:value="21.2845270120376">
            <text:p>21.284527012</text:p>
          </table:table-cell>
        </table:table-row>
        <table:table-row table:style-name="ro1">
          <table:table-cell office:value-type="string">
            <text:p>2014-01-04_17:07:21_721190</text:p>
          </table:table-cell>
          <table:table-cell office:value-type="float" office:value="15.7">
            <text:p>15.7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59]+[.D58]+[.D57])/3" office:value-type="float" office:value="151.666666666667">
            <text:p>151.6666666667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/>
          <table:table-cell table:formula="of:=ATAN([.D59]/(-[.F59]))*180/3.14" office:value-type="float" office:value="48.0908655204514">
            <text:p>48.0908655205</text:p>
          </table:table-cell>
        </table:table-row>
        <table:table-row table:style-name="ro1">
          <table:table-cell office:value-type="string">
            <text:p>2014-01-04_17:07:21_729476</text:p>
          </table:table-cell>
          <table:table-cell office:value-type="float" office:value="15.8">
            <text:p>15.8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60]+[.D59]+[.D58])/3" office:value-type="float" office:value="164.333333333333">
            <text:p>164.3333333333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/>
          <table:table-cell table:formula="of:=ATAN([.D60]/(-[.F60]))*180/3.14" office:value-type="float" office:value="48.0908655204514">
            <text:p>48.0908655205</text:p>
          </table:table-cell>
        </table:table-row>
        <table:table-row table:style-name="ro1">
          <table:table-cell office:value-type="string">
            <text:p>2014-01-04_17:07:21_738021</text:p>
          </table:table-cell>
          <table:table-cell office:value-type="float" office:value="15.9">
            <text:p>15.9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61]+[.D60]+[.D59])/3" office:value-type="float" office:value="177">
            <text:p>177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/>
          <table:table-cell table:formula="of:=ATAN([.D61]/(-[.F61]))*180/3.14" office:value-type="float" office:value="48.0908655204514">
            <text:p>48.0908655205</text:p>
          </table:table-cell>
        </table:table-row>
        <table:table-row table:style-name="ro1">
          <table:table-cell office:value-type="string">
            <text:p>2014-01-04_17:07:21_7463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table:formula="of:=([.D62]+[.D61]+[.D60])/3" office:value-type="float" office:value="157.333333333333">
            <text:p>157.3333333333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/>
          <table:table-cell table:formula="of:=ATAN([.D62]/(-[.F62]))*180/3.14" office:value-type="float" office:value="49.1845767780349">
            <text:p>49.184576778</text:p>
          </table:table-cell>
        </table:table-row>
        <table:table-row table:style-name="ro1">
          <table:table-cell office:value-type="string">
            <text:p>2014-01-04_17:07:21_754516</text:p>
          </table:table-cell>
          <table:table-cell office:value-type="float" office:value="16.1">
            <text:p>16.1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table:formula="of:=([.D63]+[.D62]+[.D61])/3" office:value-type="float" office:value="137.666666666667">
            <text:p>137.6666666667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/>
          <table:table-cell table:formula="of:=ATAN([.D63]/(-[.F63]))*180/3.14" office:value-type="float" office:value="49.1845767780349">
            <text:p>49.184576778</text:p>
          </table:table-cell>
        </table:table-row>
        <table:table-row table:style-name="ro1">
          <table:table-cell office:value-type="string">
            <text:p>2014-01-04_17:07:21_762782</text:p>
          </table:table-cell>
          <table:table-cell office:value-type="float" office:value="16.2">
            <text:p>16.2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formula="of:=([.D64]+[.D63]+[.D62])/3" office:value-type="float" office:value="95">
            <text:p>95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/>
          <table:table-cell table:formula="of:=ATAN([.D64]/(-[.F64]))*180/3.14" office:value-type="float" office:value="10.1442884908436">
            <text:p>10.1442884908</text:p>
          </table:table-cell>
        </table:table-row>
        <table:table-row table:style-name="ro1">
          <table:table-cell office:value-type="string">
            <text:p>2014-01-04_17:07:21_772042</text:p>
          </table:table-cell>
          <table:table-cell office:value-type="float" office:value="16.3">
            <text:p>16.3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formula="of:=([.D65]+[.D64]+[.D63])/3" office:value-type="float" office:value="72">
            <text:p>72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/>
          <table:table-cell table:formula="of:=ATAN([.D65]/(-[.F65]))*180/3.14" office:value-type="float" office:value="10.1442884908436">
            <text:p>10.1442884908</text:p>
          </table:table-cell>
        </table:table-row>
        <table:table-row table:style-name="ro1">
          <table:table-cell office:value-type="string">
            <text:p>2014-01-04_17:07:21_780448</text:p>
          </table:table-cell>
          <table:table-cell office:value-type="float" office:value="16.4">
            <text:p>16.4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table:formula="of:=([.D66]+[.D65]+[.D64])/3" office:value-type="float" office:value="62.3333333333333">
            <text:p>62.3333333333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/>
          <table:table-cell table:formula="of:=ATAN([.D66]/(-[.F66]))*180/3.14" office:value-type="float" office:value="12.8935354735301">
            <text:p>12.8935354735</text:p>
          </table:table-cell>
        </table:table-row>
        <table:table-row table:style-name="ro1">
          <table:table-cell office:value-type="string">
            <text:p>2014-01-04_17:07:21_788780</text:p>
          </table:table-cell>
          <table:table-cell office:value-type="float" office:value="16.5">
            <text:p>16.5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table:formula="of:=([.D67]+[.D66]+[.D65])/3" office:value-type="float" office:value="75.6666666666667">
            <text:p>75.6666666667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/>
          <table:table-cell table:formula="of:=ATAN([.D67]/(-[.F67]))*180/3.14" office:value-type="float" office:value="12.8935354735301">
            <text:p>12.8935354735</text:p>
          </table:table-cell>
        </table:table-row>
        <table:table-row table:style-name="ro1">
          <table:table-cell office:value-type="string">
            <text:p>2014-01-04_17:07:21_797090</text:p>
          </table:table-cell>
          <table:table-cell office:value-type="float" office:value="16.6">
            <text:p>16.6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68]+[.D67]+[.D66])/3" office:value-type="float" office:value="111.666666666667">
            <text:p>111.6666666667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/>
          <table:table-cell table:formula="of:=ATAN([.D68]/(-[.F68]))*180/3.14" office:value-type="float" office:value="39.885692911459">
            <text:p>39.8856929115</text:p>
          </table:table-cell>
        </table:table-row>
        <table:table-row table:style-name="ro1">
          <table:table-cell office:value-type="string">
            <text:p>2014-01-04_17:07:21_805410</text:p>
          </table:table-cell>
          <table:table-cell office:value-type="float" office:value="16.7">
            <text:p>16.7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69]+[.D68]+[.D67])/3" office:value-type="float" office:value="134.333333333333">
            <text:p>134.3333333333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/>
          <table:table-cell table:formula="of:=ATAN([.D69]/(-[.F69]))*180/3.14" office:value-type="float" office:value="39.885692911459">
            <text:p>39.8856929115</text:p>
          </table:table-cell>
        </table:table-row>
        <table:table-row table:style-name="ro1">
          <table:table-cell office:value-type="string">
            <text:p>2014-01-04_17:07:21_813688</text:p>
          </table:table-cell>
          <table:table-cell office:value-type="float" office:value="16.8">
            <text:p>16.8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70]+[.D69]+[.D68])/3" office:value-type="float" office:value="157">
            <text:p>157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/>
          <table:table-cell table:formula="of:=ATAN([.D70]/(-[.F70]))*180/3.14" office:value-type="float" office:value="39.885692911459">
            <text:p>39.8856929115</text:p>
          </table:table-cell>
        </table:table-row>
        <table:table-row table:style-name="ro1">
          <table:table-cell office:value-type="string">
            <text:p>2014-01-04_17:07:21_822038</text:p>
          </table:table-cell>
          <table:table-cell office:value-type="float" office:value="16.9">
            <text:p>16.9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table:formula="of:=([.D71]+[.D70]+[.D69])/3" office:value-type="float" office:value="161">
            <text:p>161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/>
          <table:table-cell table:formula="of:=ATAN([.D71]/(-[.F71]))*180/3.14" office:value-type="float" office:value="68.1163117752305">
            <text:p>68.1163117752</text:p>
          </table:table-cell>
        </table:table-row>
        <table:table-row table:style-name="ro1">
          <table:table-cell office:value-type="string">
            <text:p>2014-01-04_17:07:21_830315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table:formula="of:=([.D72]+[.D71]+[.D70])/3" office:value-type="float" office:value="165">
            <text:p>165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/>
          <table:table-cell table:formula="of:=ATAN([.D72]/(-[.F72]))*180/3.14" office:value-type="float" office:value="68.1163117752305">
            <text:p>68.1163117752</text:p>
          </table:table-cell>
        </table:table-row>
        <table:table-row table:style-name="ro1">
          <table:table-cell office:value-type="string">
            <text:p>2014-01-04_17:07:21_838599</text:p>
          </table:table-cell>
          <table:table-cell office:value-type="float" office:value="17.1">
            <text:p>17.1</text:p>
          </table:table-cell>
          <table:table-cell office:value-type="float" office:value="-38">
            <text:p>-38</text:p>
          </table:table-cell>
          <table:table-cell office:value-type="float" office:value="143">
            <text:p>143</text:p>
          </table:table-cell>
          <table:table-cell table:formula="of:=([.D73]+[.D72]+[.D71])/3" office:value-type="float" office:value="160.333333333333">
            <text:p>160.3333333333</text:p>
          </table:table-cell>
          <table:table-cell office:value-type="float" office:value="-133">
            <text:p>-133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/>
          <table:table-cell table:formula="of:=ATAN([.D73]/(-[.F73]))*180/3.14" office:value-type="float" office:value="47.0989034982722">
            <text:p>47.0989034983</text:p>
          </table:table-cell>
        </table:table-row>
        <table:table-row table:style-name="ro1">
          <table:table-cell office:value-type="string">
            <text:p>2014-01-04_17:07:21_846899</text:p>
          </table:table-cell>
          <table:table-cell office:value-type="float" office:value="17.2">
            <text:p>17.2</text:p>
          </table:table-cell>
          <table:table-cell office:value-type="float" office:value="-38">
            <text:p>-38</text:p>
          </table:table-cell>
          <table:table-cell office:value-type="float" office:value="143">
            <text:p>143</text:p>
          </table:table-cell>
          <table:table-cell table:formula="of:=([.D74]+[.D73]+[.D72])/3" office:value-type="float" office:value="151.666666666667">
            <text:p>151.6666666667</text:p>
          </table:table-cell>
          <table:table-cell office:value-type="float" office:value="-133">
            <text:p>-133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  <table:table-cell/>
          <table:table-cell table:formula="of:=ATAN([.D74]/(-[.F74]))*180/3.14" office:value-type="float" office:value="47.0989034982722">
            <text:p>47.0989034983</text:p>
          </table:table-cell>
        </table:table-row>
        <table:table-row table:style-name="ro1">
          <table:table-cell office:value-type="string">
            <text:p>2014-01-04_17:07:21_855187</text:p>
          </table:table-cell>
          <table:table-cell office:value-type="float" office:value="17.3">
            <text:p>17.3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5]+[.D74]+[.D73])/3" office:value-type="float" office:value="131.666666666667">
            <text:p>131.6666666667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  <table:table-cell/>
          <table:table-cell table:formula="of:=ATAN([.D75]/(-[.F75]))*180/3.14" office:value-type="float" office:value="23.2375898769804">
            <text:p>23.237589877</text:p>
          </table:table-cell>
        </table:table-row>
        <table:table-row table:style-name="ro1">
          <table:table-cell office:value-type="string">
            <text:p>2014-01-04_17:07:21_863445</text:p>
          </table:table-cell>
          <table:table-cell office:value-type="float" office:value="17.4">
            <text:p>17.4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6]+[.D75]+[.D74])/3" office:value-type="float" office:value="120.333333333333">
            <text:p>120.3333333333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/>
          <table:table-cell table:formula="of:=ATAN([.D76]/(-[.F76]))*180/3.14" office:value-type="float" office:value="23.2375898769804">
            <text:p>23.237589877</text:p>
          </table:table-cell>
        </table:table-row>
        <table:table-row table:style-name="ro1">
          <table:table-cell office:value-type="string">
            <text:p>2014-01-04_17:07:21_871999</text:p>
          </table:table-cell>
          <table:table-cell office:value-type="float" office:value="17.5">
            <text:p>17.5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7]+[.D76]+[.D75])/3" office:value-type="float" office:value="109">
            <text:p>109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/>
          <table:table-cell table:formula="of:=ATAN([.D77]/(-[.F77]))*180/3.14" office:value-type="float" office:value="23.2375898769804">
            <text:p>23.237589877</text:p>
          </table:table-cell>
        </table:table-row>
        <table:table-row table:style-name="ro1">
          <table:table-cell office:value-type="string">
            <text:p>2014-01-04_17:07:21_880947</text:p>
          </table:table-cell>
          <table:table-cell office:value-type="float" office:value="17.6">
            <text:p>17.6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table:formula="of:=([.D78]+[.D77]+[.D76])/3" office:value-type="float" office:value="109.333333333333">
            <text:p>109.3333333333</text:p>
          </table:table-cell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/>
          <table:table-cell table:formula="of:=ATAN([.D78]/(-[.F78]))*180/3.14" office:value-type="float" office:value="14.7848689297265">
            <text:p>14.7848689297</text:p>
          </table:table-cell>
        </table:table-row>
        <table:table-row table:style-name="ro1">
          <table:table-cell office:value-type="string">
            <text:p>2014-01-04_17:07:21_889249</text:p>
          </table:table-cell>
          <table:table-cell office:value-type="float" office:value="17.7">
            <text:p>17.7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table:formula="of:=([.D79]+[.D78]+[.D77])/3" office:value-type="float" office:value="109.666666666667">
            <text:p>109.6666666667</text:p>
          </table:table-cell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/>
          <table:table-cell table:formula="of:=ATAN([.D79]/(-[.F79]))*180/3.14" office:value-type="float" office:value="14.7848689297265">
            <text:p>14.7848689297</text:p>
          </table:table-cell>
        </table:table-row>
        <table:table-row table:style-name="ro1">
          <table:table-cell office:value-type="string">
            <text:p>2014-01-04_17:07:21_897513</text:p>
          </table:table-cell>
          <table:table-cell office:value-type="float" office:value="17.8">
            <text:p>17.8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formula="of:=([.D80]+[.D79]+[.D78])/3" office:value-type="float" office:value="110">
            <text:p>11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/>
          <table:table-cell table:formula="of:=ATAN([.D80]/(-[.F80]))*180/3.14" office:value-type="float" office:value="26.1676016371556">
            <text:p>26.1676016372</text:p>
          </table:table-cell>
        </table:table-row>
        <table:table-row table:style-name="ro1">
          <table:table-cell office:value-type="string">
            <text:p>2014-01-04_17:07:21_905832</text:p>
          </table:table-cell>
          <table:table-cell office:value-type="float" office:value="17.9">
            <text:p>17.9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formula="of:=([.D81]+[.D80]+[.D79])/3" office:value-type="float" office:value="110">
            <text:p>11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/>
          <table:table-cell table:formula="of:=ATAN([.D81]/(-[.F81]))*180/3.14" office:value-type="float" office:value="26.1676016371556">
            <text:p>26.1676016372</text:p>
          </table:table-cell>
        </table:table-row>
        <table:table-row table:style-name="ro1">
          <table:table-cell office:value-type="string">
            <text:p>2014-01-04_17:07:21_914098</text:p>
          </table:table-cell>
          <table:table-cell office:value-type="float" office:value="18">
            <text:p>18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2]+[.D81]+[.D80])/3" office:value-type="float" office:value="123.333333333333">
            <text:p>123.3333333333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/>
          <table:table-cell table:formula="of:=ATAN([.D82]/(-[.F82]))*180/3.14" office:value-type="float" office:value="41.2779378596616">
            <text:p>41.2779378597</text:p>
          </table:table-cell>
        </table:table-row>
        <table:table-row table:style-name="ro1">
          <table:table-cell office:value-type="string">
            <text:p>2014-01-04_17:07:21_922386</text:p>
          </table:table-cell>
          <table:table-cell office:value-type="float" office:value="18.1">
            <text:p>18.1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3]+[.D82]+[.D81])/3" office:value-type="float" office:value="136.666666666667">
            <text:p>136.666666666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/>
          <table:table-cell table:formula="of:=ATAN([.D83]/(-[.F83]))*180/3.14" office:value-type="float" office:value="41.2779378596616">
            <text:p>41.2779378597</text:p>
          </table:table-cell>
        </table:table-row>
        <table:table-row table:style-name="ro1">
          <table:table-cell office:value-type="string">
            <text:p>2014-01-04_17:07:21_930652</text:p>
          </table:table-cell>
          <table:table-cell office:value-type="float" office:value="18.2">
            <text:p>18.2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4]+[.D83]+[.D82])/3" office:value-type="float" office:value="150">
            <text:p>150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/>
          <table:table-cell table:formula="of:=ATAN([.D84]/(-[.F84]))*180/3.14" office:value-type="float" office:value="41.2779378596616">
            <text:p>41.2779378597</text:p>
          </table:table-cell>
        </table:table-row>
        <table:table-row table:style-name="ro1">
          <table:table-cell office:value-type="string">
            <text:p>2014-01-04_17:07:21_938912</text:p>
          </table:table-cell>
          <table:table-cell office:value-type="float" office:value="18.3">
            <text:p>18.3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table:formula="of:=([.D85]+[.D84]+[.D83])/3" office:value-type="float" office:value="151.666666666667">
            <text:p>151.6666666667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/>
          <table:table-cell table:formula="of:=ATAN([.D85]/(-[.F85]))*180/3.14" office:value-type="float" office:value="71.4904703789976">
            <text:p>71.490470379</text:p>
          </table:table-cell>
        </table:table-row>
        <table:table-row table:style-name="ro1">
          <table:table-cell office:value-type="string">
            <text:p>2014-01-04_17:07:21_947174</text:p>
          </table:table-cell>
          <table:table-cell office:value-type="float" office:value="18.4">
            <text:p>18.4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table:formula="of:=([.D86]+[.D85]+[.D84])/3" office:value-type="float" office:value="153.333333333333">
            <text:p>153.3333333333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/>
          <table:table-cell table:formula="of:=ATAN([.D86]/(-[.F86]))*180/3.14" office:value-type="float" office:value="71.4904703789976">
            <text:p>71.490470379</text:p>
          </table:table-cell>
        </table:table-row>
        <table:table-row table:style-name="ro1">
          <table:table-cell office:value-type="string">
            <text:p>2014-01-04_17:07:21_955425</text:p>
          </table:table-cell>
          <table:table-cell office:value-type="float" office:value="18.5">
            <text:p>18.5</text:p>
          </table:table-cell>
          <table:table-cell office:value-type="float" office:value="-79">
            <text:p>-79</text:p>
          </table:table-cell>
          <table:table-cell office:value-type="float" office:value="144">
            <text:p>144</text:p>
          </table:table-cell>
          <table:table-cell table:formula="of:=([.D87]+[.D86]+[.D85])/3" office:value-type="float" office:value="151.333333333333">
            <text:p>151.3333333333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/>
          <table:table-cell table:formula="of:=ATAN([.D87]/(-[.F87]))*180/3.14" office:value-type="float" office:value="56.0637761082461">
            <text:p>56.0637761082</text:p>
          </table:table-cell>
        </table:table-row>
        <table:table-row table:style-name="ro1">
          <table:table-cell office:value-type="string">
            <text:p>2014-01-04_17:07:21_963649</text:p>
          </table:table-cell>
          <table:table-cell office:value-type="float" office:value="18.6">
            <text:p>18.6</text:p>
          </table:table-cell>
          <table:table-cell office:value-type="float" office:value="-79">
            <text:p>-79</text:p>
          </table:table-cell>
          <table:table-cell office:value-type="float" office:value="144">
            <text:p>144</text:p>
          </table:table-cell>
          <table:table-cell table:formula="of:=([.D88]+[.D87]+[.D86])/3" office:value-type="float" office:value="147.666666666667">
            <text:p>147.6666666667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/>
          <table:table-cell table:formula="of:=ATAN([.D88]/(-[.F88]))*180/3.14" office:value-type="float" office:value="56.0637761082461">
            <text:p>56.0637761082</text:p>
          </table:table-cell>
        </table:table-row>
        <table:table-row table:style-name="ro1">
          <table:table-cell office:value-type="string">
            <text:p>2014-01-04_17:07:21_971948</text:p>
          </table:table-cell>
          <table:table-cell office:value-type="float" office:value="18.7">
            <text:p>18.7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89]+[.D88]+[.D87])/3" office:value-type="float" office:value="149.333333333333">
            <text:p>149.3333333333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/>
          <table:table-cell table:formula="of:=ATAN([.D89]/(-[.F89]))*180/3.14" office:value-type="float" office:value="44.3151465221593">
            <text:p>44.3151465222</text:p>
          </table:table-cell>
        </table:table-row>
        <table:table-row table:style-name="ro1">
          <table:table-cell office:value-type="string">
            <text:p>2014-01-04_17:07:21_980535</text:p>
          </table:table-cell>
          <table:table-cell office:value-type="float" office:value="18.8">
            <text:p>18.8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90]+[.D89]+[.D88])/3" office:value-type="float" office:value="154.666666666667">
            <text:p>154.6666666667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/>
          <table:table-cell table:formula="of:=ATAN([.D90]/(-[.F90]))*180/3.14" office:value-type="float" office:value="44.3151465221593">
            <text:p>44.3151465222</text:p>
          </table:table-cell>
        </table:table-row>
        <table:table-row table:style-name="ro1">
          <table:table-cell office:value-type="string">
            <text:p>2014-01-04_17:07:21_988856</text:p>
          </table:table-cell>
          <table:table-cell office:value-type="float" office:value="18.9">
            <text:p>18.9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91]+[.D90]+[.D89])/3" office:value-type="float" office:value="160">
            <text:p>160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/>
          <table:table-cell table:formula="of:=ATAN([.D91]/(-[.F91]))*180/3.14" office:value-type="float" office:value="44.3151465221593">
            <text:p>44.3151465222</text:p>
          </table:table-cell>
        </table:table-row>
        <table:table-row table:style-name="ro1">
          <table:table-cell office:value-type="string">
            <text:p>2014-01-04_17:07:21_997171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formula="of:=([.D92]+[.D91]+[.D90])/3" office:value-type="float" office:value="168">
            <text:p>168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/>
          <table:table-cell table:formula="of:=ATAN([.D92]/(-[.F92]))*180/3.14" office:value-type="float" office:value="30.706748153375">
            <text:p>30.7067481534</text:p>
          </table:table-cell>
        </table:table-row>
        <table:table-row table:style-name="ro1">
          <table:table-cell office:value-type="string">
            <text:p>2014-01-04_17:07:22_005426</text:p>
          </table:table-cell>
          <table:table-cell office:value-type="float" office:value="19.1">
            <text:p>19.1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formula="of:=([.D93]+[.D92]+[.D91])/3" office:value-type="float" office:value="176">
            <text:p>176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/>
          <table:table-cell table:formula="of:=ATAN([.D93]/(-[.F93]))*180/3.14" office:value-type="float" office:value="30.706748153375">
            <text:p>30.7067481534</text:p>
          </table:table-cell>
        </table:table-row>
        <table:table-row table:style-name="ro1">
          <table:table-cell office:value-type="string">
            <text:p>2014-01-04_17:07:22_013721</text:p>
          </table:table-cell>
          <table:table-cell office:value-type="float" office:value="19.2">
            <text:p>19.2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formula="of:=([.D94]+[.D93]+[.D92])/3" office:value-type="float" office:value="169.333333333333">
            <text:p>169.3333333333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/>
          <table:table-cell table:formula="of:=ATAN([.D94]/(-[.F94]))*180/3.14" office:value-type="float" office:value="21.5335166831693">
            <text:p>21.5335166832</text:p>
          </table:table-cell>
        </table:table-row>
        <table:table-row table:style-name="ro1">
          <table:table-cell office:value-type="string">
            <text:p>2014-01-04_17:07:22_022116</text:p>
          </table:table-cell>
          <table:table-cell office:value-type="float" office:value="19.3">
            <text:p>19.3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formula="of:=([.D95]+[.D94]+[.D93])/3" office:value-type="float" office:value="154.666666666667">
            <text:p>154.6666666667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/>
          <table:table-cell table:formula="of:=ATAN([.D95]/(-[.F95]))*180/3.14" office:value-type="float" office:value="21.5335166831693">
            <text:p>21.5335166832</text:p>
          </table:table-cell>
        </table:table-row>
        <table:table-row table:style-name="ro1">
          <table:table-cell office:value-type="string">
            <text:p>2014-01-04_17:07:22_030443</text:p>
          </table:table-cell>
          <table:table-cell office:value-type="float" office:value="19.4">
            <text:p>19.4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6]+[.D95]+[.D94])/3" office:value-type="float" office:value="110">
            <text:p>11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/>
          <table:table-cell table:formula="of:=ATAN([.D96]/(-[.F96]))*180/3.14" office:value-type="float" office:value="8.34592947471285">
            <text:p>8.3459294747</text:p>
          </table:table-cell>
        </table:table-row>
        <table:table-row table:style-name="ro1">
          <table:table-cell office:value-type="string">
            <text:p>2014-01-04_17:07:22_038745</text:p>
          </table:table-cell>
          <table:table-cell office:value-type="float" office:value="19.5">
            <text:p>19.5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7]+[.D96]+[.D95])/3" office:value-type="float" office:value="80">
            <text:p>8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/>
          <table:table-cell table:formula="of:=ATAN([.D97]/(-[.F97]))*180/3.14" office:value-type="float" office:value="8.34592947471285">
            <text:p>8.3459294747</text:p>
          </table:table-cell>
        </table:table-row>
        <table:table-row table:style-name="ro1">
          <table:table-cell office:value-type="string">
            <text:p>2014-01-04_17:07:22_047052</text:p>
          </table:table-cell>
          <table:table-cell office:value-type="float" office:value="19.6">
            <text:p>19.6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8]+[.D97]+[.D96])/3" office:value-type="float" office:value="50">
            <text:p>5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/>
          <table:table-cell table:formula="of:=ATAN([.D98]/(-[.F98]))*180/3.14" office:value-type="float" office:value="8.34592947471285">
            <text:p>8.3459294747</text:p>
          </table:table-cell>
        </table:table-row>
        <table:table-row table:style-name="ro1">
          <table:table-cell office:value-type="string">
            <text:p>2014-01-04_17:07:22_055326</text:p>
          </table:table-cell>
          <table:table-cell office:value-type="float" office:value="19.7">
            <text:p>19.7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table:formula="of:=([.D99]+[.D98]+[.D97])/3" office:value-type="float" office:value="109.333333333333">
            <text:p>109.3333333333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/>
          <table:table-cell table:formula="of:=ATAN([.D99]/(-[.F99]))*180/3.14" office:value-type="float" office:value="49.1967740715154">
            <text:p>49.1967740715</text:p>
          </table:table-cell>
        </table:table-row>
        <table:table-row table:style-name="ro1">
          <table:table-cell office:value-type="string">
            <text:p>2014-01-04_17:07:22_063597</text:p>
          </table:table-cell>
          <table:table-cell office:value-type="float" office:value="19.8">
            <text:p>19.8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table:formula="of:=([.D100]+[.D99]+[.D98])/3" office:value-type="float" office:value="168.666666666667">
            <text:p>168.6666666667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/>
          <table:table-cell table:formula="of:=ATAN([.D100]/(-[.F100]))*180/3.14" office:value-type="float" office:value="49.1967740715154">
            <text:p>49.1967740715</text:p>
          </table:table-cell>
        </table:table-row>
        <table:table-row table:style-name="ro1">
          <table:table-cell office:value-type="string">
            <text:p>2014-01-04_17:07:22_071867</text:p>
          </table:table-cell>
          <table:table-cell office:value-type="float" office:value="19.9">
            <text:p>19.9</text:p>
          </table:table-cell>
          <table:table-cell office:value-type="float" office:value="-54">
            <text:p>-54</text:p>
          </table:table-cell>
          <table:table-cell office:value-type="float" office:value="208">
            <text:p>208</text:p>
          </table:table-cell>
          <table:table-cell table:formula="of:=([.D101]+[.D100]+[.D99])/3" office:value-type="float" office:value="221.333333333333">
            <text:p>221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/>
          <table:table-cell table:formula="of:=ATAN([.D101]/(-[.F101]))*180/3.14" office:value-type="float" office:value="57.2381370546594">
            <text:p>57.2381370547</text:p>
          </table:table-cell>
        </table:table-row>
        <table:table-row table:style-name="ro1">
          <table:table-cell office:value-type="string">
            <text:p>2014-01-04_17:07:22_080676</text:p>
          </table:table-cell>
          <table:table-cell office:value-type="float" office:value="20">
            <text:p>20</text:p>
          </table:table-cell>
          <table:table-cell office:value-type="float" office:value="-54">
            <text:p>-54</text:p>
          </table:table-cell>
          <table:table-cell office:value-type="float" office:value="208">
            <text:p>208</text:p>
          </table:table-cell>
          <table:table-cell table:formula="of:=([.D102]+[.D101]+[.D100])/3" office:value-type="float" office:value="214.666666666667">
            <text:p>214.6666666667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/>
          <table:table-cell table:formula="of:=ATAN([.D102]/(-[.F102]))*180/3.14" office:value-type="float" office:value="57.2381370546594">
            <text:p>57.2381370547</text:p>
          </table:table-cell>
        </table:table-row>
        <table:table-row table:style-name="ro1">
          <table:table-cell office:value-type="string">
            <text:p>2014-01-04_17:07:22_088963</text:p>
          </table:table-cell>
          <table:table-cell office:value-type="float" office:value="20.1">
            <text:p>20.1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3]+[.D102]+[.D101])/3" office:value-type="float" office:value="193.333333333333">
            <text:p>193.3333333333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/>
          <table:table-cell table:formula="of:=ATAN([.D103]/(-[.F103]))*180/3.14" office:value-type="float" office:value="70.5591950059075">
            <text:p>70.5591950059</text:p>
          </table:table-cell>
        </table:table-row>
        <table:table-row table:style-name="ro1">
          <table:table-cell office:value-type="string">
            <text:p>2014-01-04_17:07:22_097227</text:p>
          </table:table-cell>
          <table:table-cell office:value-type="float" office:value="20.2">
            <text:p>20.2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4]+[.D103]+[.D102])/3" office:value-type="float" office:value="178.666666666667">
            <text:p>178.6666666667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/>
          <table:table-cell table:formula="of:=ATAN([.D104]/(-[.F104]))*180/3.14" office:value-type="float" office:value="70.5591950059075">
            <text:p>70.5591950059</text:p>
          </table:table-cell>
        </table:table-row>
        <table:table-row table:style-name="ro1">
          <table:table-cell office:value-type="string">
            <text:p>2014-01-04_17:07:22_105495</text:p>
          </table:table-cell>
          <table:table-cell office:value-type="float" office:value="20.3">
            <text:p>20.3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5]+[.D104]+[.D103])/3" office:value-type="float" office:value="164">
            <text:p>164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/>
          <table:table-cell table:formula="of:=ATAN([.D105]/(-[.F105]))*180/3.14" office:value-type="float" office:value="70.5591950059075">
            <text:p>70.5591950059</text:p>
          </table:table-cell>
        </table:table-row>
        <table:table-row table:style-name="ro1">
          <table:table-cell office:value-type="string">
            <text:p>2014-01-04_17:07:22_113762</text:p>
          </table:table-cell>
          <table:table-cell office:value-type="float" office:value="20.4">
            <text:p>20.4</text:p>
          </table:table-cell>
          <table:table-cell office:value-type="float" office:value="-54">
            <text:p>-54</text:p>
          </table:table-cell>
          <table:table-cell office:value-type="float" office:value="215">
            <text:p>215</text:p>
          </table:table-cell>
          <table:table-cell table:formula="of:=([.D106]+[.D105]+[.D104])/3" office:value-type="float" office:value="181">
            <text:p>18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/>
          <table:table-cell table:formula="of:=ATAN([.D106]/(-[.F106]))*180/3.14" office:value-type="float" office:value="-69.8599707971479">
            <text:p>-69.8599707971</text:p>
          </table:table-cell>
        </table:table-row>
        <table:table-row table:style-name="ro1">
          <table:table-cell office:value-type="string">
            <text:p>2014-01-04_17:07:22_122048</text:p>
          </table:table-cell>
          <table:table-cell office:value-type="float" office:value="20.5">
            <text:p>20.5</text:p>
          </table:table-cell>
          <table:table-cell office:value-type="float" office:value="-54">
            <text:p>-54</text:p>
          </table:table-cell>
          <table:table-cell office:value-type="float" office:value="215">
            <text:p>215</text:p>
          </table:table-cell>
          <table:table-cell table:formula="of:=([.D107]+[.D106]+[.D105])/3" office:value-type="float" office:value="198">
            <text:p>19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/>
          <table:table-cell table:formula="of:=ATAN([.D107]/(-[.F107]))*180/3.14" office:value-type="float" office:value="-69.8599707971479">
            <text:p>-69.8599707971</text:p>
          </table:table-cell>
        </table:table-row>
        <table:table-row table:style-name="ro1">
          <table:table-cell office:value-type="string">
            <text:p>2014-01-04_17:07:22_130291</text:p>
          </table:table-cell>
          <table:table-cell office:value-type="float" office:value="20.6">
            <text:p>20.6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08]+[.D107]+[.D106])/3" office:value-type="float" office:value="161.333333333333">
            <text:p>161.3333333333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/>
          <table:table-cell table:formula="of:=ATAN([.D108]/(-[.F108]))*180/3.14" office:value-type="float" office:value="23.8873907430228">
            <text:p>23.887390743</text:p>
          </table:table-cell>
        </table:table-row>
        <table:table-row table:style-name="ro1">
          <table:table-cell office:value-type="string">
            <text:p>2014-01-04_17:07:22_138535</text:p>
          </table:table-cell>
          <table:table-cell office:value-type="float" office:value="20.7">
            <text:p>20.7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09]+[.D108]+[.D107])/3" office:value-type="float" office:value="107.666666666667">
            <text:p>107.6666666667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/>
          <table:table-cell table:formula="of:=ATAN([.D109]/(-[.F109]))*180/3.14" office:value-type="float" office:value="23.8873907430228">
            <text:p>23.887390743</text:p>
          </table:table-cell>
        </table:table-row>
        <table:table-row table:style-name="ro1">
          <table:table-cell office:value-type="string">
            <text:p>2014-01-04_17:07:22_146809</text:p>
          </table:table-cell>
          <table:table-cell office:value-type="float" office:value="20.8">
            <text:p>20.8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10]+[.D109]+[.D108])/3" office:value-type="float" office:value="54">
            <text:p>54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/>
          <table:table-cell table:formula="of:=ATAN([.D110]/(-[.F110]))*180/3.14" office:value-type="float" office:value="23.8873907430228">
            <text:p>23.887390743</text:p>
          </table:table-cell>
        </table:table-row>
        <table:table-row table:style-name="ro1">
          <table:table-cell office:value-type="string">
            <text:p>2014-01-04_17:07:22_155075</text:p>
          </table:table-cell>
          <table:table-cell office:value-type="float" office:value="20.9">
            <text:p>20.9</text:p>
          </table:table-cell>
          <table:table-cell office:value-type="float" office:value="-79">
            <text:p>-79</text:p>
          </table:table-cell>
          <table:table-cell office:value-type="float" office:value="158">
            <text:p>158</text:p>
          </table:table-cell>
          <table:table-cell table:formula="of:=([.D111]+[.D110]+[.D109])/3" office:value-type="float" office:value="88.6666666666667">
            <text:p>88.6666666667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/>
          <table:table-cell table:formula="of:=ATAN([.D111]/(-[.F111]))*180/3.14" office:value-type="float" office:value="47.8771830021816">
            <text:p>47.8771830022</text:p>
          </table:table-cell>
        </table:table-row>
        <table:table-row table:style-name="ro1">
          <table:table-cell office:value-type="string">
            <text:p>2014-01-04_17:07:22_163346</text:p>
          </table:table-cell>
          <table:table-cell office:value-type="float" office:value="21">
            <text:p>21</text:p>
          </table:table-cell>
          <table:table-cell office:value-type="float" office:value="-79">
            <text:p>-79</text:p>
          </table:table-cell>
          <table:table-cell office:value-type="float" office:value="158">
            <text:p>158</text:p>
          </table:table-cell>
          <table:table-cell table:formula="of:=([.D112]+[.D111]+[.D110])/3" office:value-type="float" office:value="123.333333333333">
            <text:p>123.3333333333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/>
          <table:table-cell table:formula="of:=ATAN([.D112]/(-[.F112]))*180/3.14" office:value-type="float" office:value="47.8771830021816">
            <text:p>47.8771830022</text:p>
          </table:table-cell>
        </table:table-row>
        <table:table-row table:style-name="ro1">
          <table:table-cell office:value-type="string">
            <text:p>2014-01-04_17:07:22_171616</text:p>
          </table:table-cell>
          <table:table-cell office:value-type="float" office:value="21.1">
            <text:p>21.1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table:formula="of:=([.D113]+[.D112]+[.D111])/3" office:value-type="float" office:value="143.333333333333">
            <text:p>143.3333333333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/>
          <table:table-cell table:formula="of:=ATAN([.D113]/(-[.F113]))*180/3.14" office:value-type="float" office:value="34.4967040449268">
            <text:p>34.4967040449</text:p>
          </table:table-cell>
        </table:table-row>
        <table:table-row table:style-name="ro1">
          <table:table-cell office:value-type="string">
            <text:p>2014-01-04_17:07:22_180193</text:p>
          </table:table-cell>
          <table:table-cell office:value-type="float" office:value="21.2">
            <text:p>21.2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table:formula="of:=([.D114]+[.D113]+[.D112])/3" office:value-type="float" office:value="128.666666666667">
            <text:p>128.6666666667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/>
          <table:table-cell table:formula="of:=ATAN([.D114]/(-[.F114]))*180/3.14" office:value-type="float" office:value="34.4967040449268">
            <text:p>34.4967040449</text:p>
          </table:table-cell>
        </table:table-row>
        <table:table-row table:style-name="ro1">
          <table:table-cell office:value-type="string">
            <text:p>2014-01-04_17:07:22_188710</text:p>
          </table:table-cell>
          <table:table-cell office:value-type="float" office:value="21.3">
            <text:p>21.3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5]+[.D114]+[.D113])/3" office:value-type="float" office:value="135.666666666667">
            <text:p>135.6666666667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/>
          <table:table-cell table:formula="of:=ATAN([.D115]/(-[.F115]))*180/3.14" office:value-type="float" office:value="24.0143234141173">
            <text:p>24.0143234141</text:p>
          </table:table-cell>
        </table:table-row>
        <table:table-row table:style-name="ro1">
          <table:table-cell office:value-type="string">
            <text:p>2014-01-04_17:07:22_197060</text:p>
          </table:table-cell>
          <table:table-cell office:value-type="float" office:value="21.4">
            <text:p>21.4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6]+[.D115]+[.D114])/3" office:value-type="float" office:value="157.333333333333">
            <text:p>157.3333333333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/>
          <table:table-cell table:formula="of:=ATAN([.D116]/(-[.F116]))*180/3.14" office:value-type="float" office:value="24.0143234141173">
            <text:p>24.0143234141</text:p>
          </table:table-cell>
        </table:table-row>
        <table:table-row table:style-name="ro1">
          <table:table-cell office:value-type="string">
            <text:p>2014-01-04_17:07:22_205331</text:p>
          </table:table-cell>
          <table:table-cell office:value-type="float" office:value="21.5">
            <text:p>21.5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7]+[.D116]+[.D115])/3" office:value-type="float" office:value="179">
            <text:p>179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/>
          <table:table-cell table:formula="of:=ATAN([.D117]/(-[.F117]))*180/3.14" office:value-type="float" office:value="24.0143234141173">
            <text:p>24.0143234141</text:p>
          </table:table-cell>
        </table:table-row>
        <table:table-row table:style-name="ro1">
          <table:table-cell office:value-type="string">
            <text:p>2014-01-04_17:07:22_213618</text:p>
          </table:table-cell>
          <table:table-cell office:value-type="float" office:value="21.6">
            <text:p>21.6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table:formula="of:=([.D118]+[.D117]+[.D116])/3" office:value-type="float" office:value="183.333333333333">
            <text:p>183.3333333333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/>
          <table:table-cell table:formula="of:=ATAN([.D118]/(-[.F118]))*180/3.14" office:value-type="float" office:value="26.4595943224683">
            <text:p>26.4595943225</text:p>
          </table:table-cell>
        </table:table-row>
        <table:table-row table:style-name="ro1">
          <table:table-cell office:value-type="string">
            <text:p>2014-01-04_17:07:22_221961</text:p>
          </table:table-cell>
          <table:table-cell office:value-type="float" office:value="21.7">
            <text:p>21.7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table:formula="of:=([.D119]+[.D118]+[.D117])/3" office:value-type="float" office:value="187.666666666667">
            <text:p>187.6666666667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/>
          <table:table-cell table:formula="of:=ATAN([.D119]/(-[.F119]))*180/3.14" office:value-type="float" office:value="26.4595943224683">
            <text:p>26.4595943225</text:p>
          </table:table-cell>
        </table:table-row>
        <table:table-row table:style-name="ro1">
          <table:table-cell office:value-type="string">
            <text:p>2014-01-04_17:07:22_230265</text:p>
          </table:table-cell>
          <table:table-cell office:value-type="float" office:value="21.8">
            <text:p>21.8</text:p>
          </table:table-cell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table:formula="of:=([.D120]+[.D119]+[.D118])/3" office:value-type="float" office:value="177">
            <text:p>177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/>
          <table:table-cell table:formula="of:=ATAN([.D120]/(-[.F120]))*180/3.14" office:value-type="float" office:value="19.5148974075135">
            <text:p>19.5148974075</text:p>
          </table:table-cell>
        </table:table-row>
        <table:table-row table:style-name="ro1">
          <table:table-cell office:value-type="string">
            <text:p>2014-01-04_17:07:22_238555</text:p>
          </table:table-cell>
          <table:table-cell office:value-type="float" office:value="21.9">
            <text:p>21.9</text:p>
          </table:table-cell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table:formula="of:=([.D121]+[.D120]+[.D119])/3" office:value-type="float" office:value="162">
            <text:p>162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/>
          <table:table-cell table:formula="of:=ATAN([.D121]/(-[.F121]))*180/3.14" office:value-type="float" office:value="19.5148974075135">
            <text:p>19.5148974075</text:p>
          </table:table-cell>
        </table:table-row>
        <table:table-row table:style-name="ro1">
          <table:table-cell office:value-type="string">
            <text:p>2014-01-04_17:07:22_246819</text:p>
          </table:table-cell>
          <table:table-cell office:value-type="float" office:value="22">
            <text:p>22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2]+[.D121]+[.D120])/3" office:value-type="float" office:value="136.666666666667">
            <text:p>136.6666666667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/>
          <table:table-cell table:formula="of:=ATAN([.D122]/(-[.F122]))*180/3.14" office:value-type="float" office:value="15.3777356073764">
            <text:p>15.3777356074</text:p>
          </table:table-cell>
        </table:table-row>
        <table:table-row table:style-name="ro1">
          <table:table-cell office:value-type="string">
            <text:p>2014-01-04_17:07:22_255107</text:p>
          </table:table-cell>
          <table:table-cell office:value-type="float" office:value="22.1">
            <text:p>22.1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3]+[.D122]+[.D121])/3" office:value-type="float" office:value="126.333333333333">
            <text:p>126.3333333333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/>
          <table:table-cell table:formula="of:=ATAN([.D123]/(-[.F123]))*180/3.14" office:value-type="float" office:value="15.3777356073764">
            <text:p>15.3777356074</text:p>
          </table:table-cell>
        </table:table-row>
        <table:table-row table:style-name="ro1">
          <table:table-cell office:value-type="string">
            <text:p>2014-01-04_17:07:22_263370</text:p>
          </table:table-cell>
          <table:table-cell office:value-type="float" office:value="22.2">
            <text:p>22.2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4]+[.D123]+[.D122])/3" office:value-type="float" office:value="116">
            <text:p>116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/>
          <table:table-cell table:formula="of:=ATAN([.D124]/(-[.F124]))*180/3.14" office:value-type="float" office:value="15.3777356073764">
            <text:p>15.3777356074</text:p>
          </table:table-cell>
        </table:table-row>
        <table:table-row table:style-name="ro1">
          <table:table-cell office:value-type="string">
            <text:p>2014-01-04_17:07:22_271628</text:p>
          </table:table-cell>
          <table:table-cell office:value-type="float" office:value="22.3">
            <text:p>22.3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table:formula="of:=([.D125]+[.D124]+[.D123])/3" office:value-type="float" office:value="114.666666666667">
            <text:p>114.6666666667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/>
          <table:table-cell table:formula="of:=ATAN([.D125]/(-[.F125]))*180/3.14" office:value-type="float" office:value="15.6130563842384">
            <text:p>15.6130563842</text:p>
          </table:table-cell>
        </table:table-row>
        <table:table-row table:style-name="ro1">
          <table:table-cell office:value-type="string">
            <text:p>2014-01-04_17:07:22_279916</text:p>
          </table:table-cell>
          <table:table-cell office:value-type="float" office:value="22.4">
            <text:p>22.4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table:formula="of:=([.D126]+[.D125]+[.D124])/3" office:value-type="float" office:value="113.333333333333">
            <text:p>113.3333333333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/>
          <table:table-cell table:formula="of:=ATAN([.D126]/(-[.F126]))*180/3.14" office:value-type="float" office:value="15.6130563842384">
            <text:p>15.6130563842</text:p>
          </table:table-cell>
        </table:table-row>
        <table:table-row table:style-name="ro1">
          <table:table-cell office:value-type="string">
            <text:p>2014-01-04_17:07:22_288296</text:p>
          </table:table-cell>
          <table:table-cell office:value-type="float" office:value="22.5">
            <text:p>22.5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table:formula="of:=([.D127]+[.D126]+[.D125])/3" office:value-type="float" office:value="105.666666666667">
            <text:p>105.666666666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/>
          <table:table-cell table:formula="of:=ATAN([.D127]/(-[.F127]))*180/3.14" office:value-type="float" office:value="20.1931061718306">
            <text:p>20.1931061718</text:p>
          </table:table-cell>
        </table:table-row>
        <table:table-row table:style-name="ro1">
          <table:table-cell office:value-type="string">
            <text:p>2014-01-04_17:07:22_296575</text:p>
          </table:table-cell>
          <table:table-cell office:value-type="float" office:value="22.6">
            <text:p>22.6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table:formula="of:=([.D128]+[.D127]+[.D126])/3" office:value-type="float" office:value="99.3333333333333">
            <text:p>99.333333333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/>
          <table:table-cell table:formula="of:=ATAN([.D128]/(-[.F128]))*180/3.14" office:value-type="float" office:value="20.1931061718306">
            <text:p>20.1931061718</text:p>
          </table:table-cell>
        </table:table-row>
        <table:table-row table:style-name="ro1">
          <table:table-cell office:value-type="string">
            <text:p>2014-01-04_17:07:22_304830</text:p>
          </table:table-cell>
          <table:table-cell office:value-type="float" office:value="22.7">
            <text:p>22.7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29]+[.D128]+[.D127])/3" office:value-type="float" office:value="102.333333333333">
            <text:p>102.3333333333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/>
          <table:table-cell table:formula="of:=ATAN([.D129]/(-[.F129]))*180/3.14" office:value-type="float" office:value="31.705053942304">
            <text:p>31.7050539423</text:p>
          </table:table-cell>
        </table:table-row>
        <table:table-row table:style-name="ro1">
          <table:table-cell office:value-type="string">
            <text:p>2014-01-04_17:07:22_313095</text:p>
          </table:table-cell>
          <table:table-cell office:value-type="float" office:value="22.8">
            <text:p>22.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30]+[.D129]+[.D128])/3" office:value-type="float" office:value="111.666666666667">
            <text:p>111.6666666667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/>
          <table:table-cell table:formula="of:=ATAN([.D130]/(-[.F130]))*180/3.14" office:value-type="float" office:value="31.705053942304">
            <text:p>31.7050539423</text:p>
          </table:table-cell>
        </table:table-row>
        <table:table-row table:style-name="ro1">
          <table:table-cell office:value-type="string">
            <text:p>2014-01-04_17:07:22_321369</text:p>
          </table:table-cell>
          <table:table-cell office:value-type="float" office:value="22.9">
            <text:p>22.9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31]+[.D130]+[.D129])/3" office:value-type="float" office:value="121">
            <text:p>121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/>
          <table:table-cell table:formula="of:=ATAN([.D131]/(-[.F131]))*180/3.14" office:value-type="float" office:value="31.705053942304">
            <text:p>31.7050539423</text:p>
          </table:table-cell>
        </table:table-row>
        <table:table-row table:style-name="ro1">
          <table:table-cell office:value-type="string">
            <text:p>2014-01-04_17:07:22_329643</text:p>
          </table:table-cell>
          <table:table-cell office:value-type="float" office:value="23">
            <text:p>23</text:p>
          </table:table-cell>
          <table:table-cell office:value-type="float" office:value="-49">
            <text:p>-49</text:p>
          </table:table-cell>
          <table:table-cell office:value-type="float" office:value="214">
            <text:p>214</text:p>
          </table:table-cell>
          <table:table-cell table:formula="of:=([.D132]+[.D131]+[.D130])/3" office:value-type="float" office:value="152">
            <text:p>152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/>
          <table:table-cell table:formula="of:=ATAN([.D132]/(-[.F132]))*180/3.14" office:value-type="float" office:value="42.3436597890645">
            <text:p>42.3436597891</text:p>
          </table:table-cell>
        </table:table-row>
        <table:table-row table:style-name="ro1">
          <table:table-cell office:value-type="string">
            <text:p>2014-01-04_17:07:22_337843</text:p>
          </table:table-cell>
          <table:table-cell office:value-type="float" office:value="23.1">
            <text:p>23.1</text:p>
          </table:table-cell>
          <table:table-cell office:value-type="float" office:value="-49">
            <text:p>-49</text:p>
          </table:table-cell>
          <table:table-cell office:value-type="float" office:value="214">
            <text:p>214</text:p>
          </table:table-cell>
          <table:table-cell table:formula="of:=([.D133]+[.D132]+[.D131])/3" office:value-type="float" office:value="183">
            <text:p>183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/>
          <table:table-cell table:formula="of:=ATAN([.D133]/(-[.F133]))*180/3.14" office:value-type="float" office:value="42.3436597890645">
            <text:p>42.3436597891</text:p>
          </table:table-cell>
        </table:table-row>
        <table:table-row table:style-name="ro1">
          <table:table-cell office:value-type="string">
            <text:p>2014-01-04_17:07:22_346256</text:p>
          </table:table-cell>
          <table:table-cell office:value-type="float" office:value="23.2">
            <text:p>23.2</text:p>
          </table:table-cell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table:formula="of:=([.D134]+[.D133]+[.D132])/3" office:value-type="float" office:value="199">
            <text:p>199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/>
          <table:table-cell table:formula="of:=ATAN([.D134]/(-[.F134]))*180/3.14" office:value-type="float" office:value="38.1883539186082">
            <text:p>38.1883539186</text:p>
          </table:table-cell>
        </table:table-row>
        <table:table-row table:style-name="ro1">
          <table:table-cell office:value-type="string">
            <text:p>2014-01-04_17:07:22_354529</text:p>
          </table:table-cell>
          <table:table-cell office:value-type="float" office:value="23.3">
            <text:p>23.3</text:p>
          </table:table-cell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table:formula="of:=([.D135]+[.D134]+[.D133])/3" office:value-type="float" office:value="184">
            <text:p>184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/>
          <table:table-cell table:formula="of:=ATAN([.D135]/(-[.F135]))*180/3.14" office:value-type="float" office:value="38.1883539186082">
            <text:p>38.1883539186</text:p>
          </table:table-cell>
        </table:table-row>
        <table:table-row table:style-name="ro1">
          <table:table-cell office:value-type="string">
            <text:p>2014-01-04_17:07:22_362826</text:p>
          </table:table-cell>
          <table:table-cell office:value-type="float" office:value="23.4">
            <text:p>23.4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6]+[.D135]+[.D134])/3" office:value-type="float" office:value="189">
            <text:p>18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/>
          <table:table-cell table:formula="of:=ATAN([.D136]/(-[.F136]))*180/3.14" office:value-type="float" office:value="80.619125993846">
            <text:p>80.6191259938</text:p>
          </table:table-cell>
        </table:table-row>
        <table:table-row table:style-name="ro1">
          <table:table-cell office:value-type="string">
            <text:p>2014-01-04_17:07:22_371112</text:p>
          </table:table-cell>
          <table:table-cell office:value-type="float" office:value="23.5">
            <text:p>23.5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7]+[.D136]+[.D135])/3" office:value-type="float" office:value="209">
            <text:p>20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/>
          <table:table-cell table:formula="of:=ATAN([.D137]/(-[.F137]))*180/3.14" office:value-type="float" office:value="80.619125993846">
            <text:p>80.6191259938</text:p>
          </table:table-cell>
        </table:table-row>
        <table:table-row table:style-name="ro1">
          <table:table-cell office:value-type="string">
            <text:p>2014-01-04_17:07:22_379702</text:p>
          </table:table-cell>
          <table:table-cell office:value-type="float" office:value="23.6">
            <text:p>23.6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8]+[.D137]+[.D136])/3" office:value-type="float" office:value="229">
            <text:p>22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/>
          <table:table-cell table:formula="of:=ATAN([.D138]/(-[.F138]))*180/3.14" office:value-type="float" office:value="80.619125993846">
            <text:p>80.6191259938</text:p>
          </table:table-cell>
        </table:table-row>
        <table:table-row table:style-name="ro1">
          <table:table-cell office:value-type="string">
            <text:p>2014-01-04_17:07:22_388102</text:p>
          </table:table-cell>
          <table:table-cell office:value-type="float" office:value="23.7">
            <text:p>23.7</text:p>
          </table:table-cell>
          <table:table-cell office:value-type="float" office:value="-23">
            <text:p>-23</text:p>
          </table:table-cell>
          <table:table-cell office:value-type="float" office:value="132">
            <text:p>132</text:p>
          </table:table-cell>
          <table:table-cell table:formula="of:=([.D139]+[.D138]+[.D137])/3" office:value-type="float" office:value="196.666666666667">
            <text:p>196.6666666667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/>
          <table:table-cell table:formula="of:=ATAN([.D139]/(-[.F139]))*180/3.14" office:value-type="float" office:value="79.3157611732357">
            <text:p>79.3157611732</text:p>
          </table:table-cell>
        </table:table-row>
        <table:table-row table:style-name="ro1">
          <table:table-cell office:value-type="string">
            <text:p>2014-01-04_17:07:22_396959</text:p>
          </table:table-cell>
          <table:table-cell office:value-type="float" office:value="23.8">
            <text:p>23.8</text:p>
          </table:table-cell>
          <table:table-cell office:value-type="float" office:value="-23">
            <text:p>-23</text:p>
          </table:table-cell>
          <table:table-cell office:value-type="float" office:value="132">
            <text:p>132</text:p>
          </table:table-cell>
          <table:table-cell table:formula="of:=([.D140]+[.D139]+[.D138])/3" office:value-type="float" office:value="164.333333333333">
            <text:p>164.3333333333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/>
          <table:table-cell table:formula="of:=ATAN([.D140]/(-[.F140]))*180/3.14" office:value-type="float" office:value="79.3157611732357">
            <text:p>79.3157611732</text:p>
          </table:table-cell>
        </table:table-row>
        <table:table-row table:style-name="ro1">
          <table:table-cell office:value-type="string">
            <text:p>2014-01-04_17:07:22_405251</text:p>
          </table:table-cell>
          <table:table-cell office:value-type="float" office:value="23.9">
            <text:p>23.9</text:p>
          </table:table-cell>
          <table:table-cell office:value-type="float" office:value="-137">
            <text:p>-137</text:p>
          </table:table-cell>
          <table:table-cell office:value-type="float" office:value="152">
            <text:p>152</text:p>
          </table:table-cell>
          <table:table-cell table:formula="of:=([.D141]+[.D140]+[.D139])/3" office:value-type="float" office:value="138.666666666667">
            <text:p>138.66666666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/>
          <table:table-cell table:formula="of:=ATAN([.D141]/(-[.F141]))*180/3.14" office:value-type="float" office:value="-59.9618152630771">
            <text:p>-59.9618152631</text:p>
          </table:table-cell>
        </table:table-row>
        <table:table-row table:style-name="ro1">
          <table:table-cell office:value-type="string">
            <text:p>2014-01-04_17:07:22_413562</text:p>
          </table:table-cell>
          <table:table-cell office:value-type="float" office:value="24">
            <text:p>24</text:p>
          </table:table-cell>
          <table:table-cell office:value-type="float" office:value="-137">
            <text:p>-137</text:p>
          </table:table-cell>
          <table:table-cell office:value-type="float" office:value="152">
            <text:p>152</text:p>
          </table:table-cell>
          <table:table-cell table:formula="of:=([.D142]+[.D141]+[.D140])/3" office:value-type="float" office:value="145.333333333333">
            <text:p>145.333333333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/>
          <table:table-cell table:formula="of:=ATAN([.D142]/(-[.F142]))*180/3.14" office:value-type="float" office:value="-59.9618152630771">
            <text:p>-59.9618152631</text:p>
          </table:table-cell>
        </table:table-row>
        <table:table-row table:style-name="ro1">
          <table:table-cell office:value-type="string">
            <text:p>2014-01-04_17:07:22_421887</text:p>
          </table:table-cell>
          <table:table-cell office:value-type="float" office:value="24.1">
            <text:p>24.1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3]+[.D142]+[.D141])/3" office:value-type="float" office:value="184.333333333333">
            <text:p>184.3333333333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/>
          <table:table-cell table:formula="of:=ATAN([.D143]/(-[.F143]))*180/3.14" office:value-type="float" office:value="85.67992467872">
            <text:p>85.6799246787</text:p>
          </table:table-cell>
        </table:table-row>
        <table:table-row table:style-name="ro1">
          <table:table-cell office:value-type="string">
            <text:p>2014-01-04_17:07:22_430208</text:p>
          </table:table-cell>
          <table:table-cell office:value-type="float" office:value="24.2">
            <text:p>24.2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4]+[.D143]+[.D142])/3" office:value-type="float" office:value="216.666666666667">
            <text:p>216.6666666667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/>
          <table:table-cell table:formula="of:=ATAN([.D144]/(-[.F144]))*180/3.14" office:value-type="float" office:value="85.67992467872">
            <text:p>85.6799246787</text:p>
          </table:table-cell>
        </table:table-row>
        <table:table-row table:style-name="ro1">
          <table:table-cell office:value-type="string">
            <text:p>2014-01-04_17:07:22_438491</text:p>
          </table:table-cell>
          <table:table-cell office:value-type="float" office:value="24.3">
            <text:p>24.3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5]+[.D144]+[.D143])/3" office:value-type="float" office:value="249">
            <text:p>249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/>
          <table:table-cell table:formula="of:=ATAN([.D145]/(-[.F145]))*180/3.14" office:value-type="float" office:value="85.67992467872">
            <text:p>85.6799246787</text:p>
          </table:table-cell>
        </table:table-row>
        <table:table-row table:style-name="ro1">
          <table:table-cell office:value-type="string">
            <text:p>2014-01-04_17:07:22_446747</text:p>
          </table:table-cell>
          <table:table-cell office:value-type="float" office:value="24.4">
            <text:p>24.4</text:p>
          </table:table-cell>
          <table:table-cell office:value-type="float" office:value="-61">
            <text:p>-61</text:p>
          </table:table-cell>
          <table:table-cell office:value-type="float" office:value="219">
            <text:p>219</text:p>
          </table:table-cell>
          <table:table-cell table:formula="of:=([.D146]+[.D145]+[.D144])/3" office:value-type="float" office:value="239">
            <text:p>239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/>
          <table:table-cell table:formula="of:=ATAN([.D146]/(-[.F146]))*180/3.14" office:value-type="float" office:value="69.9683839048058">
            <text:p>69.9683839048</text:p>
          </table:table-cell>
        </table:table-row>
        <table:table-row table:style-name="ro1">
          <table:table-cell office:value-type="string">
            <text:p>2014-01-04_17:07:22_455071</text:p>
          </table:table-cell>
          <table:table-cell office:value-type="float" office:value="24.5">
            <text:p>24.5</text:p>
          </table:table-cell>
          <table:table-cell office:value-type="float" office:value="-61">
            <text:p>-61</text:p>
          </table:table-cell>
          <table:table-cell office:value-type="float" office:value="219">
            <text:p>219</text:p>
          </table:table-cell>
          <table:table-cell table:formula="of:=([.D147]+[.D146]+[.D145])/3" office:value-type="float" office:value="229">
            <text:p>229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/>
          <table:table-cell table:formula="of:=ATAN([.D147]/(-[.F147]))*180/3.14" office:value-type="float" office:value="69.9683839048058">
            <text:p>69.9683839048</text:p>
          </table:table-cell>
        </table:table-row>
        <table:table-row table:style-name="ro1">
          <table:table-cell office:value-type="string">
            <text:p>2014-01-04_17:07:22_463331</text:p>
          </table:table-cell>
          <table:table-cell office:value-type="float" office:value="24.6">
            <text:p>24.6</text:p>
          </table:table-cell>
          <table:table-cell office:value-type="float" office:value="-7">
            <text:p>-7</text:p>
          </table:table-cell>
          <table:table-cell office:value-type="float" office:value="226">
            <text:p>226</text:p>
          </table:table-cell>
          <table:table-cell table:formula="of:=([.D148]+[.D147]+[.D146])/3" office:value-type="float" office:value="221.333333333333">
            <text:p>221.3333333333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/>
          <table:table-cell table:formula="of:=ATAN([.D148]/(-[.F148]))*180/3.14" office:value-type="float" office:value="54.730603316274">
            <text:p>54.7306033163</text:p>
          </table:table-cell>
        </table:table-row>
        <table:table-row table:style-name="ro1">
          <table:table-cell office:value-type="string">
            <text:p>2014-01-04_17:07:22_471591</text:p>
          </table:table-cell>
          <table:table-cell office:value-type="float" office:value="24.7">
            <text:p>24.7</text:p>
          </table:table-cell>
          <table:table-cell office:value-type="float" office:value="-7">
            <text:p>-7</text:p>
          </table:table-cell>
          <table:table-cell office:value-type="float" office:value="226">
            <text:p>226</text:p>
          </table:table-cell>
          <table:table-cell table:formula="of:=([.D149]+[.D148]+[.D147])/3" office:value-type="float" office:value="223.666666666667">
            <text:p>223.6666666667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/>
          <table:table-cell table:formula="of:=ATAN([.D149]/(-[.F149]))*180/3.14" office:value-type="float" office:value="54.730603316274">
            <text:p>54.7306033163</text:p>
          </table:table-cell>
        </table:table-row>
        <table:table-row table:style-name="ro1">
          <table:table-cell office:value-type="string">
            <text:p>2014-01-04_17:07:22_479867</text:p>
          </table:table-cell>
          <table:table-cell office:value-type="float" office:value="24.8">
            <text:p>24.8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0]+[.D149]+[.D148])/3" office:value-type="float" office:value="220.666666666667">
            <text:p>220.6666666667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/>
          <table:table-cell table:formula="of:=ATAN([.D150]/(-[.F150]))*180/3.14" office:value-type="float" office:value="57.2938192525569">
            <text:p>57.2938192526</text:p>
          </table:table-cell>
        </table:table-row>
        <table:table-row table:style-name="ro1">
          <table:table-cell office:value-type="string">
            <text:p>2014-01-04_17:07:22_489168</text:p>
          </table:table-cell>
          <table:table-cell office:value-type="float" office:value="24.9">
            <text:p>24.9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1]+[.D150]+[.D149])/3" office:value-type="float" office:value="215.333333333333">
            <text:p>215.3333333333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/>
          <table:table-cell table:formula="of:=ATAN([.D151]/(-[.F151]))*180/3.14" office:value-type="float" office:value="57.2938192525569">
            <text:p>57.2938192526</text:p>
          </table:table-cell>
        </table:table-row>
        <table:table-row table:style-name="ro1">
          <table:table-cell office:value-type="string">
            <text:p>2014-01-04_17:07:22_497467</text:p>
          </table:table-cell>
          <table:table-cell office:value-type="float" office:value="25">
            <text:p>25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2]+[.D151]+[.D150])/3" office:value-type="float" office:value="210">
            <text:p>210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/>
          <table:table-cell table:formula="of:=ATAN([.D152]/(-[.F152]))*180/3.14" office:value-type="float" office:value="57.2938192525569">
            <text:p>57.2938192526</text:p>
          </table:table-cell>
        </table:table-row>
        <table:table-row table:style-name="ro1">
          <table:table-cell office:value-type="string">
            <text:p>2014-01-04_17:07:22_505674</text:p>
          </table:table-cell>
          <table:table-cell office:value-type="float" office:value="25.1">
            <text:p>25.1</text:p>
          </table:table-cell>
          <table:table-cell office:value-type="float" office:value="-114">
            <text:p>-114</text:p>
          </table:table-cell>
          <table:table-cell office:value-type="float" office:value="110">
            <text:p>110</text:p>
          </table:table-cell>
          <table:table-cell table:formula="of:=([.D153]+[.D152]+[.D151])/3" office:value-type="float" office:value="176.666666666667">
            <text:p>176.666666666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/>
          <table:table-cell table:formula="of:=ATAN([.D153]/(-[.F153]))*180/3.14" office:value-type="float" office:value="-86.4026171867831">
            <text:p>-86.4026171868</text:p>
          </table:table-cell>
        </table:table-row>
        <table:table-row table:style-name="ro1">
          <table:table-cell office:value-type="string">
            <text:p>2014-01-04_17:07:22_513942</text:p>
          </table:table-cell>
          <table:table-cell office:value-type="float" office:value="25.2">
            <text:p>25.2</text:p>
          </table:table-cell>
          <table:table-cell office:value-type="float" office:value="-114">
            <text:p>-114</text:p>
          </table:table-cell>
          <table:table-cell office:value-type="float" office:value="110">
            <text:p>110</text:p>
          </table:table-cell>
          <table:table-cell table:formula="of:=([.D154]+[.D153]+[.D152])/3" office:value-type="float" office:value="143.333333333333">
            <text:p>143.33333333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/>
          <table:table-cell table:formula="of:=ATAN([.D154]/(-[.F154]))*180/3.14" office:value-type="float" office:value="-86.4026171867831">
            <text:p>-86.4026171868</text:p>
          </table:table-cell>
        </table:table-row>
        <table:table-row table:style-name="ro1">
          <table:table-cell office:value-type="string">
            <text:p>2014-01-04_17:07:22_522218</text:p>
          </table:table-cell>
          <table:table-cell office:value-type="float" office:value="25.3">
            <text:p>25.3</text:p>
          </table:table-cell>
          <table:table-cell office:value-type="float" office:value="-70">
            <text:p>-70</text:p>
          </table:table-cell>
          <table:table-cell office:value-type="float" office:value="229">
            <text:p>229</text:p>
          </table:table-cell>
          <table:table-cell table:formula="of:=([.D155]+[.D154]+[.D153])/3" office:value-type="float" office:value="149.666666666667">
            <text:p>149.6666666667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/>
          <table:table-cell table:formula="of:=ATAN([.D155]/(-[.F155]))*180/3.14" office:value-type="float" office:value="-59.5099838600346">
            <text:p>-59.50998386</text:p>
          </table:table-cell>
        </table:table-row>
        <table:table-row table:style-name="ro1">
          <table:table-cell office:value-type="string">
            <text:p>2014-01-04_17:07:22_530460</text:p>
          </table:table-cell>
          <table:table-cell office:value-type="float" office:value="25.4">
            <text:p>25.4</text:p>
          </table:table-cell>
          <table:table-cell office:value-type="float" office:value="-70">
            <text:p>-70</text:p>
          </table:table-cell>
          <table:table-cell office:value-type="float" office:value="229">
            <text:p>229</text:p>
          </table:table-cell>
          <table:table-cell table:formula="of:=([.D156]+[.D155]+[.D154])/3" office:value-type="float" office:value="189.333333333333">
            <text:p>189.3333333333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/>
          <table:table-cell table:formula="of:=ATAN([.D156]/(-[.F156]))*180/3.14" office:value-type="float" office:value="-59.5099838600346">
            <text:p>-59.50998386</text:p>
          </table:table-cell>
        </table:table-row>
        <table:table-row table:style-name="ro1">
          <table:table-cell office:value-type="string">
            <text:p>2014-01-04_17:07:22_538793</text:p>
          </table:table-cell>
          <table:table-cell office:value-type="float" office:value="25.5">
            <text:p>25.5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7]+[.D156]+[.D155])/3" office:value-type="float" office:value="203.666666666667">
            <text:p>203.6666666667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/>
          <table:table-cell table:formula="of:=ATAN([.D157]/(-[.F157]))*180/3.14" office:value-type="float" office:value="37.0239048111244">
            <text:p>37.0239048111</text:p>
          </table:table-cell>
        </table:table-row>
        <table:table-row table:style-name="ro1">
          <table:table-cell office:value-type="string">
            <text:p>2014-01-04_17:07:22_547070</text:p>
          </table:table-cell>
          <table:table-cell office:value-type="float" office:value="25.6">
            <text:p>25.6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8]+[.D157]+[.D156])/3" office:value-type="float" office:value="178.333333333333">
            <text:p>178.3333333333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/>
          <table:table-cell table:formula="of:=ATAN([.D158]/(-[.F158]))*180/3.14" office:value-type="float" office:value="37.0239048111244">
            <text:p>37.0239048111</text:p>
          </table:table-cell>
        </table:table-row>
        <table:table-row table:style-name="ro1">
          <table:table-cell office:value-type="string">
            <text:p>2014-01-04_17:07:22_555345</text:p>
          </table:table-cell>
          <table:table-cell office:value-type="float" office:value="25.7">
            <text:p>25.7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9]+[.D158]+[.D157])/3" office:value-type="float" office:value="153">
            <text:p>153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/>
          <table:table-cell table:formula="of:=ATAN([.D159]/(-[.F159]))*180/3.14" office:value-type="float" office:value="37.0239048111244">
            <text:p>37.0239048111</text:p>
          </table:table-cell>
        </table:table-row>
        <table:table-row table:style-name="ro1">
          <table:table-cell office:value-type="string">
            <text:p>2014-01-04_17:07:22_563623</text:p>
          </table:table-cell>
          <table:table-cell office:value-type="float" office:value="25.8">
            <text:p>25.8</text:p>
          </table:table-cell>
          <table:table-cell office:value-type="float" office:value="-50">
            <text:p>-50</text:p>
          </table:table-cell>
          <table:table-cell office:value-type="float" office:value="101">
            <text:p>101</text:p>
          </table:table-cell>
          <table:table-cell table:formula="of:=([.D160]+[.D159]+[.D158])/3" office:value-type="float" office:value="135.666666666667">
            <text:p>135.6666666667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/>
          <table:table-cell table:formula="of:=ATAN([.D160]/(-[.F160]))*180/3.14" office:value-type="float" office:value="51.6441686805832">
            <text:p>51.6441686806</text:p>
          </table:table-cell>
        </table:table-row>
        <table:table-row table:style-name="ro1">
          <table:table-cell office:value-type="string">
            <text:p>2014-01-04_17:07:22_571913</text:p>
          </table:table-cell>
          <table:table-cell office:value-type="float" office:value="25.9">
            <text:p>25.9</text:p>
          </table:table-cell>
          <table:table-cell office:value-type="float" office:value="-50">
            <text:p>-50</text:p>
          </table:table-cell>
          <table:table-cell office:value-type="float" office:value="101">
            <text:p>101</text:p>
          </table:table-cell>
          <table:table-cell table:formula="of:=([.D161]+[.D160]+[.D159])/3" office:value-type="float" office:value="118.333333333333">
            <text:p>118.3333333333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/>
          <table:table-cell table:formula="of:=ATAN([.D161]/(-[.F161]))*180/3.14" office:value-type="float" office:value="51.6441686805832">
            <text:p>51.6441686806</text:p>
          </table:table-cell>
        </table:table-row>
        <table:table-row table:style-name="ro1">
          <table:table-cell office:value-type="string">
            <text:p>2014-01-04_17:07:22_58023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formula="of:=([.D162]+[.D161]+[.D160])/3" office:value-type="float" office:value="123.666666666667">
            <text:p>123.6666666667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/>
          <table:table-cell table:formula="of:=ATAN([.D162]/(-[.F162]))*180/3.14" office:value-type="float" office:value="52.4580019425493">
            <text:p>52.4580019425</text:p>
          </table:table-cell>
        </table:table-row>
        <table:table-row table:style-name="ro1">
          <table:table-cell office:value-type="string">
            <text:p>2014-01-04_17:07:22_588976</text:p>
          </table:table-cell>
          <table:table-cell office:value-type="float" office:value="26.1">
            <text:p>26.1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formula="of:=([.D163]+[.D162]+[.D161])/3" office:value-type="float" office:value="146.333333333333">
            <text:p>146.3333333333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/>
          <table:table-cell table:formula="of:=ATAN([.D163]/(-[.F163]))*180/3.14" office:value-type="float" office:value="52.4580019425493">
            <text:p>52.4580019425</text:p>
          </table:table-cell>
        </table:table-row>
        <table:table-row table:style-name="ro1">
          <table:table-cell office:value-type="string">
            <text:p>2014-01-04_17:07:22_597684</text:p>
          </table:table-cell>
          <table:table-cell office:value-type="float" office:value="26.2">
            <text:p>26.2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table:formula="of:=([.D164]+[.D163]+[.D162])/3" office:value-type="float" office:value="199">
            <text:p>199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/>
          <table:table-cell table:formula="of:=ATAN([.D164]/(-[.F164]))*180/3.14" office:value-type="float" office:value="65.3562696730923">
            <text:p>65.3562696731</text:p>
          </table:table-cell>
        </table:table-row>
        <table:table-row table:style-name="ro1">
          <table:table-cell office:value-type="string">
            <text:p>2014-01-04_17:07:22_606429</text:p>
          </table:table-cell>
          <table:table-cell office:value-type="float" office:value="26.3">
            <text:p>26.3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table:formula="of:=([.D165]+[.D164]+[.D163])/3" office:value-type="float" office:value="229">
            <text:p>229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/>
          <table:table-cell table:formula="of:=ATAN([.D165]/(-[.F165]))*180/3.14" office:value-type="float" office:value="65.3562696730923">
            <text:p>65.3562696731</text:p>
          </table:table-cell>
        </table:table-row>
        <table:table-row table:style-name="ro1">
          <table:table-cell office:value-type="string">
            <text:p>2014-01-04_17:07:22_614729</text:p>
          </table:table-cell>
          <table:table-cell office:value-type="float" office:value="26.4">
            <text:p>26.4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6]+[.D165]+[.D164])/3" office:value-type="float" office:value="215.666666666667">
            <text:p>215.6666666667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/>
          <table:table-cell table:formula="of:=ATAN([.D166]/(-[.F166]))*180/3.14" office:value-type="float" office:value="23.1415949045619">
            <text:p>23.1415949046</text:p>
          </table:table-cell>
        </table:table-row>
        <table:table-row table:style-name="ro1">
          <table:table-cell office:value-type="string">
            <text:p>2014-01-04_17:07:22_623064</text:p>
          </table:table-cell>
          <table:table-cell office:value-type="float" office:value="26.5">
            <text:p>26.5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7]+[.D166]+[.D165])/3" office:value-type="float" office:value="172.333333333333">
            <text:p>172.3333333333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/>
          <table:table-cell table:formula="of:=ATAN([.D167]/(-[.F167]))*180/3.14" office:value-type="float" office:value="23.1415949045619">
            <text:p>23.1415949046</text:p>
          </table:table-cell>
        </table:table-row>
        <table:table-row table:style-name="ro1">
          <table:table-cell office:value-type="string">
            <text:p>2014-01-04_17:07:22_631321</text:p>
          </table:table-cell>
          <table:table-cell office:value-type="float" office:value="26.6">
            <text:p>26.6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8]+[.D167]+[.D166])/3" office:value-type="float" office:value="129">
            <text:p>129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/>
          <table:table-cell table:formula="of:=ATAN([.D168]/(-[.F168]))*180/3.14" office:value-type="float" office:value="23.1415949045619">
            <text:p>23.1415949046</text:p>
          </table:table-cell>
        </table:table-row>
        <table:table-row table:style-name="ro1">
          <table:table-cell office:value-type="string">
            <text:p>2014-01-04_17:07:22_639640</text:p>
          </table:table-cell>
          <table:table-cell office:value-type="float" office:value="26.7">
            <text:p>26.7</text:p>
          </table:table-cell>
          <table:table-cell office:value-type="float" office:value="264">
            <text:p>264</text:p>
          </table:table-cell>
          <table:table-cell office:value-type="float" office:value="-17">
            <text:p>-17</text:p>
          </table:table-cell>
          <table:table-cell table:formula="of:=([.D169]+[.D168]+[.D167])/3" office:value-type="float" office:value="80.3333333333333">
            <text:p>80.3333333333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/>
          <table:table-cell table:formula="of:=ATAN([.D169]/(-[.F169]))*180/3.14" office:value-type="float" office:value="-2.61085354044875">
            <text:p>-2.6108535404</text:p>
          </table:table-cell>
        </table:table-row>
        <table:table-row table:style-name="ro1">
          <table:table-cell office:value-type="string">
            <text:p>2014-01-04_17:07:22_647932</text:p>
          </table:table-cell>
          <table:table-cell office:value-type="float" office:value="26.8">
            <text:p>26.8</text:p>
          </table:table-cell>
          <table:table-cell office:value-type="float" office:value="264">
            <text:p>264</text:p>
          </table:table-cell>
          <table:table-cell office:value-type="float" office:value="-17">
            <text:p>-17</text:p>
          </table:table-cell>
          <table:table-cell table:formula="of:=([.D170]+[.D169]+[.D168])/3" office:value-type="float" office:value="31.6666666666667">
            <text:p>31.6666666667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/>
          <table:table-cell table:formula="of:=ATAN([.D170]/(-[.F170]))*180/3.14" office:value-type="float" office:value="-2.61085354044875">
            <text:p>-2.6108535404</text:p>
          </table:table-cell>
        </table:table-row>
        <table:table-row table:style-name="ro1">
          <table:table-cell office:value-type="string">
            <text:p>2014-01-04_17:07:22_656192</text:p>
          </table:table-cell>
          <table:table-cell office:value-type="float" office:value="26.9">
            <text:p>26.9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1]+[.D170]+[.D169])/3" office:value-type="float" office:value="31.3333333333333">
            <text:p>31.333333333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/>
          <table:table-cell table:formula="of:=ATAN([.D171]/(-[.F171]))*180/3.14" office:value-type="float" office:value="20.0983770927991">
            <text:p>20.0983770928</text:p>
          </table:table-cell>
        </table:table-row>
        <table:table-row table:style-name="ro1">
          <table:table-cell office:value-type="string">
            <text:p>2014-01-04_17:07:22_664441</text:p>
          </table:table-cell>
          <table:table-cell office:value-type="float" office:value="27">
            <text:p>27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2]+[.D171]+[.D170])/3" office:value-type="float" office:value="79.6666666666667">
            <text:p>79.6666666667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/>
          <table:table-cell table:formula="of:=ATAN([.D172]/(-[.F172]))*180/3.14" office:value-type="float" office:value="20.0983770927991">
            <text:p>20.0983770928</text:p>
          </table:table-cell>
        </table:table-row>
        <table:table-row table:style-name="ro1">
          <table:table-cell office:value-type="string">
            <text:p>2014-01-04_17:07:22_672705</text:p>
          </table:table-cell>
          <table:table-cell office:value-type="float" office:value="27.1">
            <text:p>27.1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3]+[.D172]+[.D171])/3" office:value-type="float" office:value="128">
            <text:p>128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/>
          <table:table-cell table:formula="of:=ATAN([.D173]/(-[.F173]))*180/3.14" office:value-type="float" office:value="20.0983770927991">
            <text:p>20.0983770928</text:p>
          </table:table-cell>
        </table:table-row>
        <table:table-row table:style-name="ro1">
          <table:table-cell office:value-type="string">
            <text:p>2014-01-04_17:07:22_680977</text:p>
          </table:table-cell>
          <table:table-cell office:value-type="float" office:value="27.2">
            <text:p>27.2</text:p>
          </table:table-cell>
          <table:table-cell office:value-type="float" office:value="109">
            <text:p>109</text:p>
          </table:table-cell>
          <table:table-cell office:value-type="float" office:value="206">
            <text:p>206</text:p>
          </table:table-cell>
          <table:table-cell table:formula="of:=([.D174]+[.D173]+[.D172])/3" office:value-type="float" office:value="154">
            <text:p>154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/>
          <table:table-cell table:formula="of:=ATAN([.D174]/(-[.F174]))*180/3.14" office:value-type="float" office:value="28.3508936119404">
            <text:p>28.3508936119</text:p>
          </table:table-cell>
        </table:table-row>
        <table:table-row table:style-name="ro1">
          <table:table-cell office:value-type="string">
            <text:p>2014-01-04_17:07:22_689241</text:p>
          </table:table-cell>
          <table:table-cell office:value-type="float" office:value="27.3">
            <text:p>27.3</text:p>
          </table:table-cell>
          <table:table-cell office:value-type="float" office:value="109">
            <text:p>109</text:p>
          </table:table-cell>
          <table:table-cell office:value-type="float" office:value="206">
            <text:p>206</text:p>
          </table:table-cell>
          <table:table-cell table:formula="of:=([.D175]+[.D174]+[.D173])/3" office:value-type="float" office:value="180">
            <text:p>180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/>
          <table:table-cell table:formula="of:=ATAN([.D175]/(-[.F175]))*180/3.14" office:value-type="float" office:value="28.3508936119404">
            <text:p>28.3508936119</text:p>
          </table:table-cell>
        </table:table-row>
        <table:table-row table:style-name="ro1">
          <table:table-cell office:value-type="string">
            <text:p>2014-01-04_17:07:22_697551</text:p>
          </table:table-cell>
          <table:table-cell office:value-type="float" office:value="27.4">
            <text:p>27.4</text:p>
          </table:table-cell>
          <table:table-cell office:value-type="float" office:value="55">
            <text:p>55</text:p>
          </table:table-cell>
          <table:table-cell office:value-type="float" office:value="264">
            <text:p>264</text:p>
          </table:table-cell>
          <table:table-cell table:formula="of:=([.D176]+[.D175]+[.D174])/3" office:value-type="float" office:value="225.333333333333">
            <text:p>225.3333333333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/>
          <table:table-cell table:formula="of:=ATAN([.D176]/(-[.F176]))*180/3.14" office:value-type="float" office:value="29.7066056849828">
            <text:p>29.706605685</text:p>
          </table:table-cell>
        </table:table-row>
        <table:table-row table:style-name="ro1">
          <table:table-cell office:value-type="string">
            <text:p>2014-01-04_17:07:22_705883</text:p>
          </table:table-cell>
          <table:table-cell office:value-type="float" office:value="27.5">
            <text:p>27.5</text:p>
          </table:table-cell>
          <table:table-cell office:value-type="float" office:value="55">
            <text:p>55</text:p>
          </table:table-cell>
          <table:table-cell office:value-type="float" office:value="264">
            <text:p>264</text:p>
          </table:table-cell>
          <table:table-cell table:formula="of:=([.D177]+[.D176]+[.D175])/3" office:value-type="float" office:value="244.666666666667">
            <text:p>244.6666666667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/>
          <table:table-cell table:formula="of:=ATAN([.D177]/(-[.F177]))*180/3.14" office:value-type="float" office:value="29.7066056849828">
            <text:p>29.706605685</text:p>
          </table:table-cell>
        </table:table-row>
        <table:table-row table:style-name="ro1">
          <table:table-cell office:value-type="string">
            <text:p>2014-01-04_17:07:22_714139</text:p>
          </table:table-cell>
          <table:table-cell office:value-type="float" office:value="27.6">
            <text:p>27.6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78]+[.D177]+[.D176])/3" office:value-type="float" office:value="233.666666666667">
            <text:p>233.66666666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/>
          <table:table-cell table:formula="of:=ATAN([.D178]/(-[.F178]))*180/3.14" office:value-type="float" office:value="38.7117674283109">
            <text:p>38.7117674283</text:p>
          </table:table-cell>
        </table:table-row>
        <table:table-row table:style-name="ro1">
          <table:table-cell office:value-type="string">
            <text:p>2014-01-04_17:07:22_722425</text:p>
          </table:table-cell>
          <table:table-cell office:value-type="float" office:value="27.7">
            <text:p>27.7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79]+[.D178]+[.D177])/3" office:value-type="float" office:value="203.333333333333">
            <text:p>203.333333333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/>
          <table:table-cell table:formula="of:=ATAN([.D179]/(-[.F179]))*180/3.14" office:value-type="float" office:value="38.7117674283109">
            <text:p>38.7117674283</text:p>
          </table:table-cell>
        </table:table-row>
        <table:table-row table:style-name="ro1">
          <table:table-cell office:value-type="string">
            <text:p>2014-01-04_17:07:22_730856</text:p>
          </table:table-cell>
          <table:table-cell office:value-type="float" office:value="27.8">
            <text:p>27.8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80]+[.D179]+[.D178])/3" office:value-type="float" office:value="173">
            <text:p>17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/>
          <table:table-cell table:formula="of:=ATAN([.D180]/(-[.F180]))*180/3.14" office:value-type="float" office:value="38.7117674283109">
            <text:p>38.7117674283</text:p>
          </table:table-cell>
        </table:table-row>
        <table:table-row table:style-name="ro1">
          <table:table-cell office:value-type="string">
            <text:p>2014-01-04_17:07:22_739191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formula="of:=([.D181]+[.D180]+[.D179])/3" office:value-type="float" office:value="150">
            <text:p>150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/>
          <table:table-cell table:formula="of:=ATAN([.D181]/(-[.F181]))*180/3.14" office:value-type="float" office:value="30.3118149746288">
            <text:p>30.3118149746</text:p>
          </table:table-cell>
        </table:table-row>
        <table:table-row table:style-name="ro1">
          <table:table-cell office:value-type="string">
            <text:p>2014-01-04_17:07:22_747468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formula="of:=([.D182]+[.D181]+[.D180])/3" office:value-type="float" office:value="127">
            <text:p>127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/>
          <table:table-cell table:formula="of:=ATAN([.D182]/(-[.F182]))*180/3.14" office:value-type="float" office:value="30.3118149746288">
            <text:p>30.3118149746</text:p>
          </table:table-cell>
        </table:table-row>
        <table:table-row table:style-name="ro1">
          <table:table-cell office:value-type="string">
            <text:p>2014-01-04_17:07:22_755687</text:p>
          </table:table-cell>
          <table:table-cell office:value-type="float" office:value="28.1">
            <text:p>28.1</text:p>
          </table:table-cell>
          <table:table-cell office:value-type="float" office:value="-101">
            <text:p>-101</text:p>
          </table:table-cell>
          <table:table-cell office:value-type="float" office:value="120">
            <text:p>120</text:p>
          </table:table-cell>
          <table:table-cell table:formula="of:=([.D183]+[.D182]+[.D181])/3" office:value-type="float" office:value="109.333333333333">
            <text:p>109.3333333333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/>
          <table:table-cell table:formula="of:=ATAN([.D183]/(-[.F183]))*180/3.14" office:value-type="float" office:value="24.456353109184">
            <text:p>24.4563531092</text:p>
          </table:table-cell>
        </table:table-row>
        <table:table-row table:style-name="ro1">
          <table:table-cell office:value-type="string">
            <text:p>2014-01-04_17:07:22_763955</text:p>
          </table:table-cell>
          <table:table-cell office:value-type="float" office:value="28.2">
            <text:p>28.2</text:p>
          </table:table-cell>
          <table:table-cell office:value-type="float" office:value="-101">
            <text:p>-101</text:p>
          </table:table-cell>
          <table:table-cell office:value-type="float" office:value="120">
            <text:p>120</text:p>
          </table:table-cell>
          <table:table-cell table:formula="of:=([.D184]+[.D183]+[.D182])/3" office:value-type="float" office:value="114.666666666667">
            <text:p>114.6666666667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/>
          <table:table-cell table:formula="of:=ATAN([.D184]/(-[.F184]))*180/3.14" office:value-type="float" office:value="24.456353109184">
            <text:p>24.4563531092</text:p>
          </table:table-cell>
        </table:table-row>
        <table:table-row table:style-name="ro1">
          <table:table-cell office:value-type="string">
            <text:p>2014-01-04_17:07:22_772288</text:p>
          </table:table-cell>
          <table:table-cell office:value-type="float" office:value="28.3">
            <text:p>28.3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5]+[.D184]+[.D183])/3" office:value-type="float" office:value="182.666666666667">
            <text:p>182.6666666667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/>
          <table:table-cell table:formula="of:=ATAN([.D185]/(-[.F185]))*180/3.14" office:value-type="float" office:value="60.5670769504609">
            <text:p>60.5670769505</text:p>
          </table:table-cell>
        </table:table-row>
        <table:table-row table:style-name="ro1">
          <table:table-cell office:value-type="string">
            <text:p>2014-01-04_17:07:22_780733</text:p>
          </table:table-cell>
          <table:table-cell office:value-type="float" office:value="28.4">
            <text:p>28.4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6]+[.D185]+[.D184])/3" office:value-type="float" office:value="245.333333333333">
            <text:p>245.3333333333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/>
          <table:table-cell table:formula="of:=ATAN([.D186]/(-[.F186]))*180/3.14" office:value-type="float" office:value="60.5670769504609">
            <text:p>60.5670769505</text:p>
          </table:table-cell>
        </table:table-row>
        <table:table-row table:style-name="ro1">
          <table:table-cell office:value-type="string">
            <text:p>2014-01-04_17:07:22_789328</text:p>
          </table:table-cell>
          <table:table-cell office:value-type="float" office:value="28.5">
            <text:p>28.5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7]+[.D186]+[.D185])/3" office:value-type="float" office:value="308">
            <text:p>308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/>
          <table:table-cell table:formula="of:=ATAN([.D187]/(-[.F187]))*180/3.14" office:value-type="float" office:value="60.5670769504609">
            <text:p>60.5670769505</text:p>
          </table:table-cell>
        </table:table-row>
        <table:table-row table:style-name="ro1">
          <table:table-cell office:value-type="string">
            <text:p>2014-01-04_17:07:22_797660</text:p>
          </table:table-cell>
          <table:table-cell office:value-type="float" office:value="28.6">
            <text:p>28.6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table:formula="of:=([.D188]+[.D187]+[.D186])/3" office:value-type="float" office:value="245.666666666667">
            <text:p>245.6666666667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/>
          <table:table-cell table:formula="of:=ATAN([.D188]/(-[.F188]))*180/3.14" office:value-type="float" office:value="-25.0538109969085">
            <text:p>-25.0538109969</text:p>
          </table:table-cell>
        </table:table-row>
        <table:table-row table:style-name="ro1">
          <table:table-cell office:value-type="string">
            <text:p>2014-01-04_17:07:22_806340</text:p>
          </table:table-cell>
          <table:table-cell office:value-type="float" office:value="28.7">
            <text:p>28.7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table:formula="of:=([.D189]+[.D188]+[.D187])/3" office:value-type="float" office:value="183.333333333333">
            <text:p>183.3333333333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/>
          <table:table-cell table:formula="of:=ATAN([.D189]/(-[.F189]))*180/3.14" office:value-type="float" office:value="-25.0538109969085">
            <text:p>-25.0538109969</text:p>
          </table:table-cell>
        </table:table-row>
        <table:table-row table:style-name="ro1">
          <table:table-cell office:value-type="string">
            <text:p>2014-01-04_17:07:22_814631</text:p>
          </table:table-cell>
          <table:table-cell office:value-type="float" office:value="28.8">
            <text:p>28.8</text:p>
          </table:table-cell>
          <table:table-cell office:value-type="float" office:value="-106">
            <text:p>-106</text:p>
          </table:table-cell>
          <table:table-cell office:value-type="float" office:value="102">
            <text:p>102</text:p>
          </table:table-cell>
          <table:table-cell table:formula="of:=([.D190]+[.D189]+[.D188])/3" office:value-type="float" office:value="114.666666666667">
            <text:p>114.666666666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/>
          <table:table-cell table:formula="of:=ATAN([.D190]/(-[.F190]))*180/3.14" office:value-type="float" office:value="89.4836590690472">
            <text:p>89.483659069</text:p>
          </table:table-cell>
        </table:table-row>
        <table:table-row table:style-name="ro1">
          <table:table-cell office:value-type="string">
            <text:p>2014-01-04_17:07:22_822920</text:p>
          </table:table-cell>
          <table:table-cell office:value-type="float" office:value="28.9">
            <text:p>28.9</text:p>
          </table:table-cell>
          <table:table-cell office:value-type="float" office:value="-106">
            <text:p>-106</text:p>
          </table:table-cell>
          <table:table-cell office:value-type="float" office:value="102">
            <text:p>102</text:p>
          </table:table-cell>
          <table:table-cell table:formula="of:=([.D191]+[.D190]+[.D189])/3" office:value-type="float" office:value="108.333333333333">
            <text:p>108.33333333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/>
          <table:table-cell table:formula="of:=ATAN([.D191]/(-[.F191]))*180/3.14" office:value-type="float" office:value="89.4836590690472">
            <text:p>89.483659069</text:p>
          </table:table-cell>
        </table:table-row>
        <table:table-row table:style-name="ro1">
          <table:table-cell office:value-type="string">
            <text:p>2014-01-04_17:07:22_831223</text:p>
          </table:table-cell>
          <table:table-cell office:value-type="float" office:value="29">
            <text:p>29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2]+[.D191]+[.D190])/3" office:value-type="float" office:value="126.666666666667">
            <text:p>126.6666666667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/>
          <table:table-cell table:formula="of:=ATAN([.D192]/(-[.F192]))*180/3.14" office:value-type="float" office:value="63.2071491302135">
            <text:p>63.2071491302</text:p>
          </table:table-cell>
        </table:table-row>
        <table:table-row table:style-name="ro1">
          <table:table-cell office:value-type="string">
            <text:p>2014-01-04_17:07:22_839561</text:p>
          </table:table-cell>
          <table:table-cell office:value-type="float" office:value="29.1">
            <text:p>29.1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3]+[.D192]+[.D191])/3" office:value-type="float" office:value="151.333333333333">
            <text:p>151.3333333333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/>
          <table:table-cell table:formula="of:=ATAN([.D193]/(-[.F193]))*180/3.14" office:value-type="float" office:value="63.2071491302135">
            <text:p>63.2071491302</text:p>
          </table:table-cell>
        </table:table-row>
        <table:table-row table:style-name="ro1">
          <table:table-cell office:value-type="string">
            <text:p>2014-01-04_17:07:22_847846</text:p>
          </table:table-cell>
          <table:table-cell office:value-type="float" office:value="29.2">
            <text:p>29.2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4]+[.D193]+[.D192])/3" office:value-type="float" office:value="176">
            <text:p>176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/>
          <table:table-cell table:formula="of:=ATAN([.D194]/(-[.F194]))*180/3.14" office:value-type="float" office:value="63.2071491302135">
            <text:p>63.2071491302</text:p>
          </table:table-cell>
        </table:table-row>
        <table:table-row table:style-name="ro1">
          <table:table-cell office:value-type="string">
            <text:p>2014-01-04_17:07:22_856158</text:p>
          </table:table-cell>
          <table:table-cell office:value-type="float" office:value="29.3">
            <text:p>29.3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table:formula="of:=([.D195]+[.D194]+[.D193])/3" office:value-type="float" office:value="122">
            <text:p>122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/>
          <table:table-cell table:formula="of:=ATAN([.D195]/(-[.F195]))*180/3.14" office:value-type="float" office:value="4.15100808192795">
            <text:p>4.1510080819</text:p>
          </table:table-cell>
        </table:table-row>
        <table:table-row table:style-name="ro1">
          <table:table-cell office:value-type="string">
            <text:p>2014-01-04_17:07:22_864405</text:p>
          </table:table-cell>
          <table:table-cell office:value-type="float" office:value="29.4">
            <text:p>29.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table:formula="of:=([.D196]+[.D195]+[.D194])/3" office:value-type="float" office:value="68">
            <text:p>68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/>
          <table:table-cell table:formula="of:=ATAN([.D196]/(-[.F196]))*180/3.14" office:value-type="float" office:value="4.15100808192795">
            <text:p>4.1510080819</text:p>
          </table:table-cell>
        </table:table-row>
        <table:table-row table:style-name="ro1">
          <table:table-cell office:value-type="string">
            <text:p>2014-01-04_17:07:22_872620</text:p>
          </table:table-cell>
          <table:table-cell office:value-type="float" office:value="29.5">
            <text:p>29.5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table:formula="of:=([.D197]+[.D196]+[.D195])/3" office:value-type="float" office:value="-3.33333333333333">
            <text:p>-3.3333333333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/>
          <table:table-cell table:formula="of:=ATAN([.D197]/(-[.F197]))*180/3.14" office:value-type="float" office:value="-6.86055034074525">
            <text:p>-6.8605503407</text:p>
          </table:table-cell>
        </table:table-row>
        <table:table-row table:style-name="ro1">
          <table:table-cell office:value-type="string">
            <text:p>2014-01-04_17:07:22_880946</text:p>
          </table:table-cell>
          <table:table-cell office:value-type="float" office:value="29.6">
            <text:p>29.6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table:formula="of:=([.D198]+[.D197]+[.D196])/3" office:value-type="float" office:value="-20.6666666666667">
            <text:p>-20.6666666667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/>
          <table:table-cell table:formula="of:=ATAN([.D198]/(-[.F198]))*180/3.14" office:value-type="float" office:value="-6.86055034074525">
            <text:p>-6.8605503407</text:p>
          </table:table-cell>
        </table:table-row>
        <table:table-row table:style-name="ro1">
          <table:table-cell office:value-type="string">
            <text:p>2014-01-04_17:07:22_889238</text:p>
          </table:table-cell>
          <table:table-cell office:value-type="float" office:value="29.7">
            <text:p>29.7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([.D199]+[.D198]+[.D197])/3" office:value-type="float" office:value="-25">
            <text:p>-25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/>
          <table:table-cell table:formula="of:=ATAN([.D199]/(-[.F199]))*180/3.14" office:value-type="float" office:value="0.169099334784714">
            <text:p>0.1690993348</text:p>
          </table:table-cell>
        </table:table-row>
        <table:table-row table:style-name="ro1">
          <table:table-cell office:value-type="string">
            <text:p>2014-01-04_17:07:22_898418</text:p>
          </table:table-cell>
          <table:table-cell office:value-type="float" office:value="29.8">
            <text:p>29.8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([.D200]+[.D199]+[.D198])/3" office:value-type="float" office:value="-12">
            <text:p>-12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  <table:table-cell/>
          <table:table-cell table:formula="of:=ATAN([.D200]/(-[.F200]))*180/3.14" office:value-type="float" office:value="0.169099334784714">
            <text:p>0.1690993348</text:p>
          </table:table-cell>
        </table:table-row>
        <table:table-row table:style-name="ro1">
          <table:table-cell office:value-type="string">
            <text:p>2014-01-04_17:07:22_906731</text:p>
          </table:table-cell>
          <table:table-cell office:value-type="float" office:value="29.9">
            <text:p>29.9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1]+[.D200]+[.D199])/3" office:value-type="float" office:value="81.6666666666667">
            <text:p>81.6666666667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  <table:table-cell/>
          <table:table-cell table:formula="of:=ATAN([.D201]/(-[.F201]))*180/3.14" office:value-type="float" office:value="86.5115630917244">
            <text:p>86.5115630917</text:p>
          </table:table-cell>
        </table:table-row>
        <table:table-row table:style-name="ro1">
          <table:table-cell office:value-type="string">
            <text:p>2014-01-04_17:07:22_914994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2]+[.D201]+[.D200])/3" office:value-type="float" office:value="162.333333333333">
            <text:p>162.333333333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  <table:table-cell/>
          <table:table-cell table:formula="of:=ATAN([.D202]/(-[.F202]))*180/3.14" office:value-type="float" office:value="86.5115630917244">
            <text:p>86.5115630917</text:p>
          </table:table-cell>
        </table:table-row>
        <table:table-row table:style-name="ro1">
          <table:table-cell office:value-type="string">
            <text:p>2014-01-04_17:07:22_923269</text:p>
          </table:table-cell>
          <table:table-cell office:value-type="float" office:value="30.1">
            <text:p>30.1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3]+[.D202]+[.D201])/3" office:value-type="float" office:value="243">
            <text:p>24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  <table:table-cell/>
          <table:table-cell table:formula="of:=ATAN([.D203]/(-[.F203]))*180/3.14" office:value-type="float" office:value="86.5115630917244">
            <text:p>86.5115630917</text:p>
          </table:table-cell>
        </table:table-row>
        <table:table-row table:style-name="ro1">
          <table:table-cell office:value-type="string">
            <text:p>2014-01-04_17:07:22_931486</text:p>
          </table:table-cell>
          <table:table-cell office:value-type="float" office:value="30.2">
            <text:p>30.2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  <table:table-cell table:formula="of:=([.D204]+[.D203]+[.D202])/3" office:value-type="float" office:value="245.333333333333">
            <text:p>245.3333333333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  <table:table-cell/>
          <table:table-cell table:formula="of:=ATAN([.D204]/(-[.F204]))*180/3.14" office:value-type="float" office:value="56.603884574582">
            <text:p>56.6038845746</text:p>
          </table:table-cell>
        </table:table-row>
        <table:table-row table:style-name="ro1">
          <table:table-cell office:value-type="string">
            <text:p>2014-01-04_17:07:22_939837</text:p>
          </table:table-cell>
          <table:table-cell office:value-type="float" office:value="30.3">
            <text:p>30.3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  <table:table-cell table:formula="of:=([.D205]+[.D204]+[.D203])/3" office:value-type="float" office:value="247.666666666667">
            <text:p>247.6666666667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table:formula="of:=ATAN([.D205]/(-[.F205]))*180/3.14" office:value-type="float" office:value="56.603884574582">
            <text:p>56.6038845746</text:p>
          </table:table-cell>
        </table:table-row>
        <table:table-row table:style-name="ro1">
          <table:table-cell office:value-type="string">
            <text:p>2014-01-04_17:07:22_948108</text:p>
          </table:table-cell>
          <table:table-cell office:value-type="float" office:value="30.4">
            <text:p>30.4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6]+[.D205]+[.D204])/3" office:value-type="float" office:value="245.333333333333">
            <text:p>245.333333333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table:formula="of:=ATAN([.D206]/(-[.F206]))*180/3.14" office:value-type="float" office:value="-68.526937592421">
            <text:p>-68.5269375924</text:p>
          </table:table-cell>
        </table:table-row>
        <table:table-row table:style-name="ro1">
          <table:table-cell office:value-type="string">
            <text:p>2014-01-04_17:07:22_956432</text:p>
          </table:table-cell>
          <table:table-cell office:value-type="float" office:value="30.5">
            <text:p>30.5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7]+[.D206]+[.D205])/3" office:value-type="float" office:value="240.666666666667">
            <text:p>240.666666666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table:formula="of:=ATAN([.D207]/(-[.F207]))*180/3.14" office:value-type="float" office:value="-68.526937592421">
            <text:p>-68.5269375924</text:p>
          </table:table-cell>
        </table:table-row>
        <table:table-row table:style-name="ro1">
          <table:table-cell office:value-type="string">
            <text:p>2014-01-04_17:07:22_964721</text:p>
          </table:table-cell>
          <table:table-cell office:value-type="float" office:value="30.6">
            <text:p>30.6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8]+[.D207]+[.D206])/3" office:value-type="float" office:value="236">
            <text:p>23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/>
          <table:table-cell table:formula="of:=ATAN([.D208]/(-[.F208]))*180/3.14" office:value-type="float" office:value="-68.526937592421">
            <text:p>-68.5269375924</text:p>
          </table:table-cell>
        </table:table-row>
        <table:table-row table:style-name="ro1">
          <table:table-cell office:value-type="string">
            <text:p>2014-01-04_17:07:22_973018</text:p>
          </table:table-cell>
          <table:table-cell office:value-type="float" office:value="30.7">
            <text:p>30.7</text:p>
          </table:table-cell>
          <table:table-cell office:value-type="float" office:value="-79">
            <text:p>-79</text:p>
          </table:table-cell>
          <table:table-cell office:value-type="float" office:value="209">
            <text:p>209</text:p>
          </table:table-cell>
          <table:table-cell table:formula="of:=([.D209]+[.D208]+[.D207])/3" office:value-type="float" office:value="227">
            <text:p>227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/>
          <table:table-cell table:formula="of:=ATAN([.D209]/(-[.F209]))*180/3.14" office:value-type="float" office:value="39.2483122192633">
            <text:p>39.2483122193</text:p>
          </table:table-cell>
        </table:table-row>
        <table:table-row table:style-name="ro1">
          <table:table-cell office:value-type="string">
            <text:p>2014-01-04_17:07:22_981311</text:p>
          </table:table-cell>
          <table:table-cell office:value-type="float" office:value="30.8">
            <text:p>30.8</text:p>
          </table:table-cell>
          <table:table-cell office:value-type="float" office:value="-79">
            <text:p>-79</text:p>
          </table:table-cell>
          <table:table-cell office:value-type="float" office:value="209">
            <text:p>209</text:p>
          </table:table-cell>
          <table:table-cell table:formula="of:=([.D210]+[.D209]+[.D208])/3" office:value-type="float" office:value="218">
            <text:p>21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/>
          <table:table-cell table:formula="of:=ATAN([.D210]/(-[.F210]))*180/3.14" office:value-type="float" office:value="39.2483122192633">
            <text:p>39.2483122193</text:p>
          </table:table-cell>
        </table:table-row>
        <table:table-row table:style-name="ro1">
          <table:table-cell office:value-type="string">
            <text:p>2014-01-04_17:07:22_989663</text:p>
          </table:table-cell>
          <table:table-cell office:value-type="float" office:value="30.9">
            <text:p>30.9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table:formula="of:=([.D211]+[.D210]+[.D209])/3" office:value-type="float" office:value="175">
            <text:p>175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/>
          <table:table-cell table:formula="of:=ATAN([.D211]/(-[.F211]))*180/3.14" office:value-type="float" office:value="21.4846924178316">
            <text:p>21.4846924178</text:p>
          </table:table-cell>
        </table:table-row>
        <table:table-row table:style-name="ro1">
          <table:table-cell office:value-type="string">
            <text:p>2014-01-04_17:07:22_998011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table:formula="of:=([.D212]+[.D211]+[.D210])/3" office:value-type="float" office:value="141">
            <text:p>141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/>
          <table:table-cell table:formula="of:=ATAN([.D212]/(-[.F212]))*180/3.14" office:value-type="float" office:value="21.4846924178316">
            <text:p>21.4846924178</text:p>
          </table:table-cell>
        </table:table-row>
        <table:table-row table:style-name="ro1">
          <table:table-cell office:value-type="string">
            <text:p>2014-01-04_17:07:23_006992</text:p>
          </table:table-cell>
          <table:table-cell office:value-type="float" office:value="31.1">
            <text:p>31.1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table:formula="of:=([.D213]+[.D212]+[.D211])/3" office:value-type="float" office:value="103">
            <text:p>103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/>
          <table:table-cell table:formula="of:=ATAN([.D213]/(-[.F213]))*180/3.14" office:value-type="float" office:value="13.7308743888889">
            <text:p>13.7308743889</text:p>
          </table:table-cell>
        </table:table-row>
        <table:table-row table:style-name="ro1">
          <table:table-cell office:value-type="string">
            <text:p>2014-01-04_17:07:23_015320</text:p>
          </table:table-cell>
          <table:table-cell office:value-type="float" office:value="31.2">
            <text:p>31.2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table:formula="of:=([.D214]+[.D213]+[.D212])/3" office:value-type="float" office:value="99">
            <text:p>99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/>
          <table:table-cell table:formula="of:=ATAN([.D214]/(-[.F214]))*180/3.14" office:value-type="float" office:value="13.7308743888889">
            <text:p>13.7308743889</text:p>
          </table:table-cell>
        </table:table-row>
        <table:table-row table:style-name="ro1">
          <table:table-cell office:value-type="string">
            <text:p>2014-01-04_17:07:23_023560</text:p>
          </table:table-cell>
          <table:table-cell office:value-type="float" office:value="31.3">
            <text:p>31.3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5]+[.D214]+[.D213])/3" office:value-type="float" office:value="102">
            <text:p>102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/>
          <table:table-cell table:formula="of:=ATAN([.D215]/(-[.F215]))*180/3.14" office:value-type="float" office:value="34.9633893483669">
            <text:p>34.9633893484</text:p>
          </table:table-cell>
        </table:table-row>
        <table:table-row table:style-name="ro1">
          <table:table-cell office:value-type="string">
            <text:p>2014-01-04_17:07:23_034161</text:p>
          </table:table-cell>
          <table:table-cell office:value-type="float" office:value="31.4">
            <text:p>31.4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6]+[.D215]+[.D214])/3" office:value-type="float" office:value="109">
            <text:p>109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/>
          <table:table-cell table:formula="of:=ATAN([.D216]/(-[.F216]))*180/3.14" office:value-type="float" office:value="34.9633893483669">
            <text:p>34.9633893484</text:p>
          </table:table-cell>
        </table:table-row>
        <table:table-row table:style-name="ro1">
          <table:table-cell office:value-type="string">
            <text:p>2014-01-04_17:07:23_042473</text:p>
          </table:table-cell>
          <table:table-cell office:value-type="float" office:value="31.5">
            <text:p>31.5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7]+[.D216]+[.D215])/3" office:value-type="float" office:value="116">
            <text:p>116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/>
          <table:table-cell table:formula="of:=ATAN([.D217]/(-[.F217]))*180/3.14" office:value-type="float" office:value="34.9633893483669">
            <text:p>34.9633893484</text:p>
          </table:table-cell>
        </table:table-row>
        <table:table-row table:style-name="ro1">
          <table:table-cell office:value-type="string">
            <text:p>2014-01-04_17:07:23_050748</text:p>
          </table:table-cell>
          <table:table-cell office:value-type="float" office:value="31.6">
            <text:p>31.6</text:p>
          </table:table-cell>
          <table:table-cell office:value-type="float" office:value="-79">
            <text:p>-79</text:p>
          </table:table-cell>
          <table:table-cell office:value-type="float" office:value="176">
            <text:p>176</text:p>
          </table:table-cell>
          <table:table-cell table:formula="of:=([.D218]+[.D217]+[.D216])/3" office:value-type="float" office:value="136">
            <text:p>136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/>
          <table:table-cell table:formula="of:=ATAN([.D218]/(-[.F218]))*180/3.14" office:value-type="float" office:value="28.0147661159624">
            <text:p>28.014766116</text:p>
          </table:table-cell>
        </table:table-row>
        <table:table-row table:style-name="ro1">
          <table:table-cell office:value-type="string">
            <text:p>2014-01-04_17:07:23_059057</text:p>
          </table:table-cell>
          <table:table-cell office:value-type="float" office:value="31.7">
            <text:p>31.7</text:p>
          </table:table-cell>
          <table:table-cell office:value-type="float" office:value="-79">
            <text:p>-79</text:p>
          </table:table-cell>
          <table:table-cell office:value-type="float" office:value="176">
            <text:p>176</text:p>
          </table:table-cell>
          <table:table-cell table:formula="of:=([.D219]+[.D218]+[.D217])/3" office:value-type="float" office:value="156">
            <text:p>156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/>
          <table:table-cell table:formula="of:=ATAN([.D219]/(-[.F219]))*180/3.14" office:value-type="float" office:value="28.0147661159624">
            <text:p>28.014766116</text:p>
          </table:table-cell>
        </table:table-row>
        <table:table-row table:style-name="ro1">
          <table:table-cell office:value-type="string">
            <text:p>2014-01-04_17:07:23_067304</text:p>
          </table:table-cell>
          <table:table-cell office:value-type="float" office:value="31.8">
            <text:p>31.8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D220]+[.D219]+[.D218])/3" office:value-type="float" office:value="133.666666666667">
            <text:p>133.666666666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/>
          <table:table-cell table:formula="of:=ATAN([.D220]/(-[.F220]))*180/3.14" office:value-type="float" office:value="-23.0899270150117">
            <text:p>-23.089927015</text:p>
          </table:table-cell>
        </table:table-row>
        <table:table-row table:style-name="ro1">
          <table:table-cell office:value-type="string">
            <text:p>2014-01-04_17:07:23_075567</text:p>
          </table:table-cell>
          <table:table-cell office:value-type="float" office:value="31.9">
            <text:p>31.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D221]+[.D220]+[.D219])/3" office:value-type="float" office:value="91.3333333333333">
            <text:p>91.333333333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/>
          <table:table-cell table:formula="of:=ATAN([.D221]/(-[.F221]))*180/3.14" office:value-type="float" office:value="-23.0899270150117">
            <text:p>-23.089927015</text:p>
          </table:table-cell>
        </table:table-row>
        <table:table-row table:style-name="ro1">
          <table:table-cell office:value-type="string">
            <text:p>2014-01-04_17:07:23_083845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2]+[.D221]+[.D220])/3" office:value-type="float" office:value="103.333333333333">
            <text:p>103.333333333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/>
          <table:table-cell table:formula="of:=ATAN([.D222]/(-[.F222]))*180/3.14" office:value-type="float" office:value="44.4870940752205">
            <text:p>44.4870940752</text:p>
          </table:table-cell>
        </table:table-row>
        <table:table-row table:style-name="ro1">
          <table:table-cell office:value-type="string">
            <text:p>2014-01-04_17:07:23_092134</text:p>
          </table:table-cell>
          <table:table-cell office:value-type="float" office:value="32.1">
            <text:p>32.1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3]+[.D222]+[.D221])/3" office:value-type="float" office:value="157.666666666667">
            <text:p>157.66666666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/>
          <table:table-cell table:formula="of:=ATAN([.D223]/(-[.F223]))*180/3.14" office:value-type="float" office:value="44.4870940752205">
            <text:p>44.4870940752</text:p>
          </table:table-cell>
        </table:table-row>
        <table:table-row table:style-name="ro1">
          <table:table-cell office:value-type="string">
            <text:p>2014-01-04_17:07:23_100529</text:p>
          </table:table-cell>
          <table:table-cell office:value-type="float" office:value="32.2">
            <text:p>32.2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4]+[.D223]+[.D222])/3" office:value-type="float" office:value="212">
            <text:p>21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/>
          <table:table-cell table:formula="of:=ATAN([.D224]/(-[.F224]))*180/3.14" office:value-type="float" office:value="44.4870940752205">
            <text:p>44.4870940752</text:p>
          </table:table-cell>
        </table:table-row>
        <table:table-row table:style-name="ro1">
          <table:table-cell office:value-type="string">
            <text:p>2014-01-04_17:07:23_109698</text:p>
          </table:table-cell>
          <table:table-cell office:value-type="float" office:value="32.3">
            <text:p>32.3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table:formula="of:=([.D225]+[.D224]+[.D223])/3" office:value-type="float" office:value="154">
            <text:p>154</text:p>
          </table:table-cell>
          <table:table-cell office:value-type="float" office:value="-404">
            <text:p>-404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/>
          <table:table-cell table:formula="of:=ATAN([.D225]/(-[.F225]))*180/3.14" office:value-type="float" office:value="5.37612320494401">
            <text:p>5.3761232049</text:p>
          </table:table-cell>
        </table:table-row>
        <table:table-row table:style-name="ro1">
          <table:table-cell office:value-type="string">
            <text:p>2014-01-04_17:07:23_118066</text:p>
          </table:table-cell>
          <table:table-cell office:value-type="float" office:value="32.4">
            <text:p>32.4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table:formula="of:=([.D226]+[.D225]+[.D224])/3" office:value-type="float" office:value="96">
            <text:p>96</text:p>
          </table:table-cell>
          <table:table-cell office:value-type="float" office:value="-404">
            <text:p>-404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table:formula="of:=ATAN([.D226]/(-[.F226]))*180/3.14" office:value-type="float" office:value="5.37612320494401">
            <text:p>5.3761232049</text:p>
          </table:table-cell>
        </table:table-row>
        <table:table-row table:style-name="ro1">
          <table:table-cell office:value-type="string">
            <text:p>2014-01-04_17:07:23_126347</text:p>
          </table:table-cell>
          <table:table-cell office:value-type="float" office:value="32.5">
            <text:p>32.5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D227]+[.D226]+[.D225])/3" office:value-type="float" office:value="31.6666666666667">
            <text:p>31.6666666667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table:formula="of:=ATAN([.D227]/(-[.F227]))*180/3.14" office:value-type="float" office:value="3.19075349077252">
            <text:p>3.1907534908</text:p>
          </table:table-cell>
        </table:table-row>
        <table:table-row table:style-name="ro1">
          <table:table-cell office:value-type="string">
            <text:p>2014-01-04_17:07:23_134573</text:p>
          </table:table-cell>
          <table:table-cell office:value-type="float" office:value="32.6">
            <text:p>32.6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D228]+[.D227]+[.D226])/3" office:value-type="float" office:value="25.3333333333333">
            <text:p>25.3333333333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table:formula="of:=ATAN([.D228]/(-[.F228]))*180/3.14" office:value-type="float" office:value="3.19075349077252">
            <text:p>3.1907534908</text:p>
          </table:table-cell>
        </table:table-row>
        <table:table-row table:style-name="ro1">
          <table:table-cell office:value-type="string">
            <text:p>2014-01-04_17:07:23_142859</text:p>
          </table:table-cell>
          <table:table-cell office:value-type="float" office:value="32.7">
            <text:p>32.7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29]+[.D228]+[.D227])/3" office:value-type="float" office:value="57.3333333333333">
            <text:p>57.3333333333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/>
          <table:table-cell table:formula="of:=ATAN([.D229]/(-[.F229]))*180/3.14" office:value-type="float" office:value="27.2797116785792">
            <text:p>27.2797116786</text:p>
          </table:table-cell>
        </table:table-row>
        <table:table-row table:style-name="ro1">
          <table:table-cell office:value-type="string">
            <text:p>2014-01-04_17:07:23_151219</text:p>
          </table:table-cell>
          <table:table-cell office:value-type="float" office:value="32.8">
            <text:p>32.8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30]+[.D229]+[.D228])/3" office:value-type="float" office:value="95.6666666666667">
            <text:p>95.6666666667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/>
          <table:table-cell table:formula="of:=ATAN([.D230]/(-[.F230]))*180/3.14" office:value-type="float" office:value="27.2797116785792">
            <text:p>27.2797116786</text:p>
          </table:table-cell>
        </table:table-row>
        <table:table-row table:style-name="ro1">
          <table:table-cell office:value-type="string">
            <text:p>2014-01-04_17:07:23_159533</text:p>
          </table:table-cell>
          <table:table-cell office:value-type="float" office:value="32.9">
            <text:p>32.9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31]+[.D230]+[.D229])/3" office:value-type="float" office:value="134">
            <text:p>13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/>
          <table:table-cell table:formula="of:=ATAN([.D231]/(-[.F231]))*180/3.14" office:value-type="float" office:value="27.2797116785792">
            <text:p>27.2797116786</text:p>
          </table:table-cell>
        </table:table-row>
        <table:table-row table:style-name="ro1">
          <table:table-cell office:value-type="string">
            <text:p>2014-01-04_17:07:23_167785</text:p>
          </table:table-cell>
          <table:table-cell office:value-type="float" office:value="33">
            <text:p>33</text:p>
          </table:table-cell>
          <table:table-cell office:value-type="float" office:value="-50">
            <text:p>-50</text:p>
          </table:table-cell>
          <table:table-cell office:value-type="float" office:value="119">
            <text:p>119</text:p>
          </table:table-cell>
          <table:table-cell table:formula="of:=([.D232]+[.D231]+[.D230])/3" office:value-type="float" office:value="129">
            <text:p>129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/>
          <table:table-cell table:formula="of:=ATAN([.D232]/(-[.F232]))*180/3.14" office:value-type="float" office:value="-29.9088636880599">
            <text:p>-29.9088636881</text:p>
          </table:table-cell>
        </table:table-row>
        <table:table-row table:style-name="ro1">
          <table:table-cell office:value-type="string">
            <text:p>2014-01-04_17:07:23_176118</text:p>
          </table:table-cell>
          <table:table-cell office:value-type="float" office:value="33.1">
            <text:p>33.1</text:p>
          </table:table-cell>
          <table:table-cell office:value-type="float" office:value="-50">
            <text:p>-50</text:p>
          </table:table-cell>
          <table:table-cell office:value-type="float" office:value="119">
            <text:p>119</text:p>
          </table:table-cell>
          <table:table-cell table:formula="of:=([.D233]+[.D232]+[.D231])/3" office:value-type="float" office:value="124">
            <text:p>124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/>
          <table:table-cell table:formula="of:=ATAN([.D233]/(-[.F233]))*180/3.14" office:value-type="float" office:value="-29.9088636880599">
            <text:p>-29.9088636881</text:p>
          </table:table-cell>
        </table:table-row>
        <table:table-row table:style-name="ro1">
          <table:table-cell office:value-type="string">
            <text:p>2014-01-04_17:07:23_184384</text:p>
          </table:table-cell>
          <table:table-cell office:value-type="float" office:value="33.2">
            <text:p>33.2</text:p>
          </table:table-cell>
          <table:table-cell office:value-type="float" office:value="-24">
            <text:p>-24</text:p>
          </table:table-cell>
          <table:table-cell office:value-type="float" office:value="90">
            <text:p>90</text:p>
          </table:table-cell>
          <table:table-cell table:formula="of:=([.D234]+[.D233]+[.D232])/3" office:value-type="float" office:value="109.333333333333">
            <text:p>109.3333333333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/>
          <table:table-cell table:formula="of:=ATAN([.D234]/(-[.F234]))*180/3.14" office:value-type="float" office:value="22.9173877973578">
            <text:p>22.9173877974</text:p>
          </table:table-cell>
        </table:table-row>
        <table:table-row table:style-name="ro1">
          <table:table-cell office:value-type="string">
            <text:p>2014-01-04_17:07:23_192654</text:p>
          </table:table-cell>
          <table:table-cell office:value-type="float" office:value="33.3">
            <text:p>33.3</text:p>
          </table:table-cell>
          <table:table-cell office:value-type="float" office:value="-24">
            <text:p>-24</text:p>
          </table:table-cell>
          <table:table-cell office:value-type="float" office:value="90">
            <text:p>90</text:p>
          </table:table-cell>
          <table:table-cell table:formula="of:=([.D235]+[.D234]+[.D233])/3" office:value-type="float" office:value="99.6666666666667">
            <text:p>99.6666666667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/>
          <table:table-cell table:formula="of:=ATAN([.D235]/(-[.F235]))*180/3.14" office:value-type="float" office:value="22.9173877973578">
            <text:p>22.9173877974</text:p>
          </table:table-cell>
        </table:table-row>
        <table:table-row table:style-name="ro1">
          <table:table-cell office:value-type="string">
            <text:p>2014-01-04_17:07:23_200977</text:p>
          </table:table-cell>
          <table:table-cell office:value-type="float" office:value="33.4">
            <text:p>33.4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6]+[.D235]+[.D234])/3" office:value-type="float" office:value="35">
            <text:p>35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/>
          <table:table-cell table:formula="of:=ATAN([.D236]/(-[.F236]))*180/3.14" office:value-type="float" office:value="-11.4045446868855">
            <text:p>-11.4045446869</text:p>
          </table:table-cell>
        </table:table-row>
        <table:table-row table:style-name="ro1">
          <table:table-cell office:value-type="string">
            <text:p>2014-01-04_17:07:23_209327</text:p>
          </table:table-cell>
          <table:table-cell office:value-type="float" office:value="33.5">
            <text:p>33.5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7]+[.D236]+[.D235])/3" office:value-type="float" office:value="-20">
            <text:p>-20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  <table:table-cell/>
          <table:table-cell table:formula="of:=ATAN([.D237]/(-[.F237]))*180/3.14" office:value-type="float" office:value="-11.4045446868855">
            <text:p>-11.4045446869</text:p>
          </table:table-cell>
        </table:table-row>
        <table:table-row table:style-name="ro1">
          <table:table-cell office:value-type="string">
            <text:p>2014-01-04_17:07:23_217604</text:p>
          </table:table-cell>
          <table:table-cell office:value-type="float" office:value="33.6">
            <text:p>33.6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8]+[.D237]+[.D236])/3" office:value-type="float" office:value="-75">
            <text:p>-75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  <table:table-cell/>
          <table:table-cell table:formula="of:=ATAN([.D238]/(-[.F238]))*180/3.14" office:value-type="float" office:value="-11.4045446868855">
            <text:p>-11.4045446869</text:p>
          </table:table-cell>
        </table:table-row>
        <table:table-row table:style-name="ro1">
          <table:table-cell office:value-type="string">
            <text:p>2014-01-04_17:07:23_225932</text:p>
          </table:table-cell>
          <table:table-cell office:value-type="float" office:value="33.7">
            <text:p>33.7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table:formula="of:=([.D239]+[.D238]+[.D237])/3" office:value-type="float" office:value="-47.6666666666667">
            <text:p>-47.6666666667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table:formula="of:=ATAN([.D239]/(-[.F239]))*180/3.14" office:value-type="float" office:value="3.42560788213744">
            <text:p>3.4256078821</text:p>
          </table:table-cell>
        </table:table-row>
        <table:table-row table:style-name="ro1">
          <table:table-cell office:value-type="string">
            <text:p>2014-01-04_17:07:23_234185</text:p>
          </table:table-cell>
          <table:table-cell office:value-type="float" office:value="33.8">
            <text:p>33.8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table:formula="of:=([.D240]+[.D239]+[.D238])/3" office:value-type="float" office:value="-20.3333333333333">
            <text:p>-20.3333333333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table:formula="of:=ATAN([.D240]/(-[.F240]))*180/3.14" office:value-type="float" office:value="3.42560788213744">
            <text:p>3.4256078821</text:p>
          </table:table-cell>
        </table:table-row>
        <table:table-row table:style-name="ro1">
          <table:table-cell office:value-type="string">
            <text:p>2014-01-04_17:07:23_242479</text:p>
          </table:table-cell>
          <table:table-cell office:value-type="float" office:value="33.9">
            <text:p>33.9</text:p>
          </table:table-cell>
          <table:table-cell office:value-type="float" office:value="68">
            <text:p>68</text:p>
          </table:table-cell>
          <table:table-cell office:value-type="float" office:value="151">
            <text:p>151</text:p>
          </table:table-cell>
          <table:table-cell table:formula="of:=([.D241]+[.D240]+[.D239])/3" office:value-type="float" office:value="55">
            <text:p>55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table:formula="of:=ATAN([.D241]/(-[.F241]))*180/3.14" office:value-type="float" office:value="73.0944450026338">
            <text:p>73.0944450026</text:p>
          </table:table-cell>
        </table:table-row>
        <table:table-row table:style-name="ro1">
          <table:table-cell office:value-type="string">
            <text:p>2014-01-04_17:07:23_250705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51">
            <text:p>151</text:p>
          </table:table-cell>
          <table:table-cell table:formula="of:=([.D242]+[.D241]+[.D240])/3" office:value-type="float" office:value="103">
            <text:p>103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/>
          <table:table-cell table:formula="of:=ATAN([.D242]/(-[.F242]))*180/3.14" office:value-type="float" office:value="73.0944450026338">
            <text:p>73.0944450026</text:p>
          </table:table-cell>
        </table:table-row>
        <table:table-row table:style-name="ro1">
          <table:table-cell office:value-type="string">
            <text:p>2014-01-04_17:07:23_258933</text:p>
          </table:table-cell>
          <table:table-cell office:value-type="float" office:value="34.1">
            <text:p>34.1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3]+[.D242]+[.D241])/3" office:value-type="float" office:value="124.333333333333">
            <text:p>124.3333333333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/>
          <table:table-cell table:formula="of:=ATAN([.D243]/(-[.F243]))*180/3.14" office:value-type="float" office:value="41.2568806153175">
            <text:p>41.2568806153</text:p>
          </table:table-cell>
        </table:table-row>
        <table:table-row table:style-name="ro1">
          <table:table-cell office:value-type="string">
            <text:p>2014-01-04_17:07:23_267187</text:p>
          </table:table-cell>
          <table:table-cell office:value-type="float" office:value="34.2">
            <text:p>34.2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4]+[.D243]+[.D242])/3" office:value-type="float" office:value="97.6666666666667">
            <text:p>97.6666666667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/>
          <table:table-cell table:formula="of:=ATAN([.D244]/(-[.F244]))*180/3.14" office:value-type="float" office:value="41.2568806153175">
            <text:p>41.2568806153</text:p>
          </table:table-cell>
        </table:table-row>
        <table:table-row table:style-name="ro1">
          <table:table-cell office:value-type="string">
            <text:p>2014-01-04_17:07:23_275445</text:p>
          </table:table-cell>
          <table:table-cell office:value-type="float" office:value="34.3">
            <text:p>34.3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5]+[.D244]+[.D243])/3" office:value-type="float" office:value="71">
            <text:p>71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/>
          <table:table-cell table:formula="of:=ATAN([.D245]/(-[.F245]))*180/3.14" office:value-type="float" office:value="41.2568806153175">
            <text:p>41.2568806153</text:p>
          </table:table-cell>
        </table:table-row>
        <table:table-row table:style-name="ro1">
          <table:table-cell office:value-type="string">
            <text:p>2014-01-04_17:07:23_283730</text:p>
          </table:table-cell>
          <table:table-cell office:value-type="float" office:value="34.4">
            <text:p>34.4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([.D246]+[.D245]+[.D244])/3" office:value-type="float" office:value="66.3333333333333">
            <text:p>66.3333333333</text:p>
          </table:table-cell>
          <table:table-cell office:value-type="float" office:value="-351">
            <text:p>-35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/>
          <table:table-cell table:formula="of:=ATAN([.D246]/(-[.F246]))*180/3.14" office:value-type="float" office:value="9.22860078940935">
            <text:p>9.2286007894</text:p>
          </table:table-cell>
        </table:table-row>
        <table:table-row table:style-name="ro1">
          <table:table-cell office:value-type="string">
            <text:p>2014-01-04_17:07:23_292002</text:p>
          </table:table-cell>
          <table:table-cell office:value-type="float" office:value="34.5">
            <text:p>34.5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([.D247]+[.D246]+[.D245])/3" office:value-type="float" office:value="61.6666666666667">
            <text:p>61.6666666667</text:p>
          </table:table-cell>
          <table:table-cell office:value-type="float" office:value="-351">
            <text:p>-351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/>
          <table:table-cell table:formula="of:=ATAN([.D247]/(-[.F247]))*180/3.14" office:value-type="float" office:value="9.22860078940935">
            <text:p>9.2286007894</text:p>
          </table:table-cell>
        </table:table-row>
        <table:table-row table:style-name="ro1">
          <table:table-cell office:value-type="string">
            <text:p>2014-01-04_17:07:23_300316</text:p>
          </table:table-cell>
          <table:table-cell office:value-type="float" office:value="34.6">
            <text:p>34.6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table:formula="of:=([.D248]+[.D247]+[.D246])/3" office:value-type="float" office:value="80.3333333333333">
            <text:p>80.3333333333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/>
          <table:table-cell table:formula="of:=ATAN([.D248]/(-[.F248]))*180/3.14" office:value-type="float" office:value="22.6179911942592">
            <text:p>22.6179911943</text:p>
          </table:table-cell>
        </table:table-row>
        <table:table-row table:style-name="ro1">
          <table:table-cell office:value-type="string">
            <text:p>2014-01-04_17:07:23_309294</text:p>
          </table:table-cell>
          <table:table-cell office:value-type="float" office:value="34.7">
            <text:p>34.7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table:formula="of:=([.D249]+[.D248]+[.D247])/3" office:value-type="float" office:value="103.666666666667">
            <text:p>103.6666666667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/>
          <table:table-cell table:formula="of:=ATAN([.D249]/(-[.F249]))*180/3.14" office:value-type="float" office:value="22.6179911942592">
            <text:p>22.6179911943</text:p>
          </table:table-cell>
        </table:table-row>
        <table:table-row table:style-name="ro1">
          <table:table-cell office:value-type="string">
            <text:p>2014-01-04_17:07:23_317670</text:p>
          </table:table-cell>
          <table:table-cell office:value-type="float" office:value="34.8">
            <text:p>34.8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0]+[.D249]+[.D248])/3" office:value-type="float" office:value="173.333333333333">
            <text:p>173.3333333333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/>
          <table:table-cell table:formula="of:=ATAN([.D250]/(-[.F250]))*180/3.14" office:value-type="float" office:value="40.0208634115736">
            <text:p>40.0208634116</text:p>
          </table:table-cell>
        </table:table-row>
        <table:table-row table:style-name="ro1">
          <table:table-cell office:value-type="string">
            <text:p>2014-01-04_17:07:23_326027</text:p>
          </table:table-cell>
          <table:table-cell office:value-type="float" office:value="34.9">
            <text:p>34.9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1]+[.D250]+[.D249])/3" office:value-type="float" office:value="219.666666666667">
            <text:p>219.6666666667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/>
          <table:table-cell table:formula="of:=ATAN([.D251]/(-[.F251]))*180/3.14" office:value-type="float" office:value="40.0208634115736">
            <text:p>40.0208634116</text:p>
          </table:table-cell>
        </table:table-row>
        <table:table-row table:style-name="ro1">
          <table:table-cell office:value-type="string">
            <text:p>2014-01-04_17:07:23_334263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2]+[.D251]+[.D250])/3" office:value-type="float" office:value="266">
            <text:p>266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/>
          <table:table-cell table:formula="of:=ATAN([.D252]/(-[.F252]))*180/3.14" office:value-type="float" office:value="40.0208634115736">
            <text:p>40.0208634116</text:p>
          </table:table-cell>
        </table:table-row>
        <table:table-row table:style-name="ro1">
          <table:table-cell office:value-type="string">
            <text:p>2014-01-04_17:07:23_342557</text:p>
          </table:table-cell>
          <table:table-cell office:value-type="float" office:value="35.1">
            <text:p>35.1</text:p>
          </table:table-cell>
          <table:table-cell office:value-type="float" office:value="-34">
            <text:p>-34</text:p>
          </table:table-cell>
          <table:table-cell office:value-type="float" office:value="100">
            <text:p>100</text:p>
          </table:table-cell>
          <table:table-cell table:formula="of:=([.D253]+[.D252]+[.D251])/3" office:value-type="float" office:value="210.666666666667">
            <text:p>210.6666666667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/>
          <table:table-cell table:formula="of:=ATAN([.D253]/(-[.F253]))*180/3.14" office:value-type="float" office:value="64.3916379919716">
            <text:p>64.391637992</text:p>
          </table:table-cell>
        </table:table-row>
        <table:table-row table:style-name="ro1">
          <table:table-cell office:value-type="string">
            <text:p>2014-01-04_17:07:23_350864</text:p>
          </table:table-cell>
          <table:table-cell office:value-type="float" office:value="35.2">
            <text:p>35.2</text:p>
          </table:table-cell>
          <table:table-cell office:value-type="float" office:value="-34">
            <text:p>-34</text:p>
          </table:table-cell>
          <table:table-cell office:value-type="float" office:value="100">
            <text:p>100</text:p>
          </table:table-cell>
          <table:table-cell table:formula="of:=([.D254]+[.D253]+[.D252])/3" office:value-type="float" office:value="155.333333333333">
            <text:p>155.3333333333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/>
          <table:table-cell table:formula="of:=ATAN([.D254]/(-[.F254]))*180/3.14" office:value-type="float" office:value="64.3916379919716">
            <text:p>64.391637992</text:p>
          </table:table-cell>
        </table:table-row>
        <table:table-row table:style-name="ro1">
          <table:table-cell office:value-type="string">
            <text:p>2014-01-04_17:07:23_359192</text:p>
          </table:table-cell>
          <table:table-cell office:value-type="float" office:value="35.3">
            <text:p>35.3</text:p>
          </table:table-cell>
          <table:table-cell office:value-type="float" office:value="-274">
            <text:p>-274</text:p>
          </table:table-cell>
          <table:table-cell office:value-type="float" office:value="41">
            <text:p>41</text:p>
          </table:table-cell>
          <table:table-cell table:formula="of:=([.D255]+[.D254]+[.D253])/3" office:value-type="float" office:value="80.3333333333333">
            <text:p>80.3333333333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/>
          <table:table-cell table:formula="of:=ATAN([.D255]/(-[.F255]))*180/3.14" office:value-type="float" office:value="8.30551491516601">
            <text:p>8.3055149152</text:p>
          </table:table-cell>
        </table:table-row>
        <table:table-row table:style-name="ro1">
          <table:table-cell office:value-type="string">
            <text:p>2014-01-04_17:07:23_367521</text:p>
          </table:table-cell>
          <table:table-cell office:value-type="float" office:value="35.4">
            <text:p>35.4</text:p>
          </table:table-cell>
          <table:table-cell office:value-type="float" office:value="-274">
            <text:p>-274</text:p>
          </table:table-cell>
          <table:table-cell office:value-type="float" office:value="41">
            <text:p>41</text:p>
          </table:table-cell>
          <table:table-cell table:formula="of:=([.D256]+[.D255]+[.D254])/3" office:value-type="float" office:value="60.6666666666667">
            <text:p>60.6666666667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/>
          <table:table-cell table:formula="of:=ATAN([.D256]/(-[.F256]))*180/3.14" office:value-type="float" office:value="8.30551491516601">
            <text:p>8.3055149152</text:p>
          </table:table-cell>
        </table:table-row>
        <table:table-row table:style-name="ro1">
          <table:table-cell office:value-type="string">
            <text:p>2014-01-04_17:07:23_375855</text:p>
          </table:table-cell>
          <table:table-cell office:value-type="float" office:value="35.5">
            <text:p>35.5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7]+[.D256]+[.D255])/3" office:value-type="float" office:value="95.3333333333333">
            <text:p>95.3333333333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/>
          <table:table-cell table:formula="of:=ATAN([.D257]/(-[.F257]))*180/3.14" office:value-type="float" office:value="42.9908803073159">
            <text:p>42.9908803073</text:p>
          </table:table-cell>
        </table:table-row>
        <table:table-row table:style-name="ro1">
          <table:table-cell office:value-type="string">
            <text:p>2014-01-04_17:07:23_384122</text:p>
          </table:table-cell>
          <table:table-cell office:value-type="float" office:value="35.6">
            <text:p>35.6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8]+[.D257]+[.D256])/3" office:value-type="float" office:value="149.666666666667">
            <text:p>149.6666666667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/>
          <table:table-cell table:formula="of:=ATAN([.D258]/(-[.F258]))*180/3.14" office:value-type="float" office:value="42.9908803073159">
            <text:p>42.9908803073</text:p>
          </table:table-cell>
        </table:table-row>
        <table:table-row table:style-name="ro1">
          <table:table-cell office:value-type="string">
            <text:p>2014-01-04_17:07:23_392390</text:p>
          </table:table-cell>
          <table:table-cell office:value-type="float" office:value="35.7">
            <text:p>35.7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9]+[.D258]+[.D257])/3" office:value-type="float" office:value="204">
            <text:p>204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/>
          <table:table-cell table:formula="of:=ATAN([.D259]/(-[.F259]))*180/3.14" office:value-type="float" office:value="42.9908803073159">
            <text:p>42.9908803073</text:p>
          </table:table-cell>
        </table:table-row>
        <table:table-row table:style-name="ro1">
          <table:table-cell office:value-type="string">
            <text:p>2014-01-04_17:07:23_400686</text:p>
          </table:table-cell>
          <table:table-cell office:value-type="float" office:value="35.8">
            <text:p>35.8</text:p>
          </table:table-cell>
          <table:table-cell office:value-type="float" office:value="254">
            <text:p>254</text:p>
          </table:table-cell>
          <table:table-cell office:value-type="float" office:value="169">
            <text:p>169</text:p>
          </table:table-cell>
          <table:table-cell table:formula="of:=([.D260]+[.D259]+[.D258])/3" office:value-type="float" office:value="192.333333333333">
            <text:p>192.33333333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/>
          <table:table-cell table:formula="of:=ATAN([.D260]/(-[.F260]))*180/3.14" office:value-type="float" office:value="-83.6277939202036">
            <text:p>-83.6277939202</text:p>
          </table:table-cell>
        </table:table-row>
        <table:table-row table:style-name="ro1">
          <table:table-cell office:value-type="string">
            <text:p>2014-01-04_17:07:23_409914</text:p>
          </table:table-cell>
          <table:table-cell office:value-type="float" office:value="35.9">
            <text:p>35.9</text:p>
          </table:table-cell>
          <table:table-cell office:value-type="float" office:value="254">
            <text:p>254</text:p>
          </table:table-cell>
          <table:table-cell office:value-type="float" office:value="169">
            <text:p>169</text:p>
          </table:table-cell>
          <table:table-cell table:formula="of:=([.D261]+[.D260]+[.D259])/3" office:value-type="float" office:value="180.666666666667">
            <text:p>180.666666666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/>
          <table:table-cell table:formula="of:=ATAN([.D261]/(-[.F261]))*180/3.14" office:value-type="float" office:value="-83.6277939202036">
            <text:p>-83.6277939202</text:p>
          </table:table-cell>
        </table:table-row>
        <table:table-row table:style-name="ro1">
          <table:table-cell office:value-type="string">
            <text:p>2014-01-04_17:07:23_418290</text:p>
          </table:table-cell>
          <table:table-cell office:value-type="float" office:value="36">
            <text:p>36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table:formula="of:=([.D262]+[.D261]+[.D260])/3" office:value-type="float" office:value="142">
            <text:p>14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/>
          <table:table-cell table:formula="of:=ATAN([.D262]/(-[.F262]))*180/3.14" office:value-type="float" office:value="20.3020599471723">
            <text:p>20.3020599472</text:p>
          </table:table-cell>
        </table:table-row>
        <table:table-row table:style-name="ro1">
          <table:table-cell office:value-type="string">
            <text:p>2014-01-04_17:07:23_426970</text:p>
          </table:table-cell>
          <table:table-cell office:value-type="float" office:value="36.1">
            <text:p>36.1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table:formula="of:=([.D263]+[.D262]+[.D261])/3" office:value-type="float" office:value="115">
            <text:p>115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/>
          <table:table-cell table:formula="of:=ATAN([.D263]/(-[.F263]))*180/3.14" office:value-type="float" office:value="20.3020599471723">
            <text:p>20.3020599472</text:p>
          </table:table-cell>
        </table:table-row>
        <table:table-row table:style-name="ro1">
          <table:table-cell office:value-type="string">
            <text:p>2014-01-04_17:07:23_435240</text:p>
          </table:table-cell>
          <table:table-cell office:value-type="float" office:value="36.2">
            <text:p>36.2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4]+[.D263]+[.D262])/3" office:value-type="float" office:value="55.3333333333333">
            <text:p>55.3333333333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/>
          <table:table-cell table:formula="of:=ATAN([.D264]/(-[.F264]))*180/3.14" office:value-type="float" office:value="-1.29088177410629">
            <text:p>-1.2908817741</text:p>
          </table:table-cell>
        </table:table-row>
        <table:table-row table:style-name="ro1">
          <table:table-cell office:value-type="string">
            <text:p>2014-01-04_17:07:23_443528</text:p>
          </table:table-cell>
          <table:table-cell office:value-type="float" office:value="36.3">
            <text:p>36.3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5]+[.D264]+[.D263])/3" office:value-type="float" office:value="22.6666666666667">
            <text:p>22.6666666667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/>
          <table:table-cell table:formula="of:=ATAN([.D265]/(-[.F265]))*180/3.14" office:value-type="float" office:value="-1.29088177410629">
            <text:p>-1.2908817741</text:p>
          </table:table-cell>
        </table:table-row>
        <table:table-row table:style-name="ro1">
          <table:table-cell office:value-type="string">
            <text:p>2014-01-04_17:07:23_451793</text:p>
          </table:table-cell>
          <table:table-cell office:value-type="float" office:value="36.4">
            <text:p>36.4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6]+[.D265]+[.D264])/3" office:value-type="float" office:value="-10">
            <text:p>-10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  <table:table-cell/>
          <table:table-cell table:formula="of:=ATAN([.D266]/(-[.F266]))*180/3.14" office:value-type="float" office:value="-1.29088177410629">
            <text:p>-1.2908817741</text:p>
          </table:table-cell>
        </table:table-row>
        <table:table-row table:style-name="ro1">
          <table:table-cell office:value-type="string">
            <text:p>2014-01-04_17:07:23_460065</text:p>
          </table:table-cell>
          <table:table-cell office:value-type="float" office:value="36.5">
            <text:p>36.5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 table:formula="of:=([.D267]+[.D266]+[.D265])/3" office:value-type="float" office:value="70">
            <text:p>70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  <table:table-cell/>
          <table:table-cell table:formula="of:=ATAN([.D267]/(-[.F267]))*180/3.14" office:value-type="float" office:value="62.0884417705652">
            <text:p>62.0884417706</text:p>
          </table:table-cell>
        </table:table-row>
        <table:table-row table:style-name="ro1">
          <table:table-cell office:value-type="string">
            <text:p>2014-01-04_17:07:23_468451</text:p>
          </table:table-cell>
          <table:table-cell office:value-type="float" office:value="36.6">
            <text:p>36.6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 table:formula="of:=([.D268]+[.D267]+[.D266])/3" office:value-type="float" office:value="150">
            <text:p>150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  <table:table-cell/>
          <table:table-cell table:formula="of:=ATAN([.D268]/(-[.F268]))*180/3.14" office:value-type="float" office:value="62.0884417705652">
            <text:p>62.0884417706</text:p>
          </table:table-cell>
        </table:table-row>
        <table:table-row table:style-name="ro1">
          <table:table-cell office:value-type="string">
            <text:p>2014-01-04_17:07:23_476793</text:p>
          </table:table-cell>
          <table:table-cell office:value-type="float" office:value="36.7">
            <text:p>36.7</text:p>
          </table:table-cell>
          <table:table-cell office:value-type="float" office:value="-28">
            <text:p>-28</text:p>
          </table:table-cell>
          <table:table-cell office:value-type="float" office:value="6">
            <text:p>6</text:p>
          </table:table-cell>
          <table:table-cell table:formula="of:=([.D269]+[.D268]+[.D267])/3" office:value-type="float" office:value="155.333333333333">
            <text:p>155.33333333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  <table:table-cell/>
          <table:table-cell table:formula="of:=ATAN([.D269]/(-[.F269]))*180/3.14" office:value-type="float" office:value="-26.5785253567341">
            <text:p>-26.5785253567</text:p>
          </table:table-cell>
        </table:table-row>
        <table:table-row table:style-name="ro1">
          <table:table-cell office:value-type="string">
            <text:p>2014-01-04_17:07:23_485066</text:p>
          </table:table-cell>
          <table:table-cell office:value-type="float" office:value="36.8">
            <text:p>36.8</text:p>
          </table:table-cell>
          <table:table-cell office:value-type="float" office:value="-28">
            <text:p>-28</text:p>
          </table:table-cell>
          <table:table-cell office:value-type="float" office:value="6">
            <text:p>6</text:p>
          </table:table-cell>
          <table:table-cell table:formula="of:=([.D270]+[.D269]+[.D268])/3" office:value-type="float" office:value="80.6666666666667">
            <text:p>80.666666666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  <table:table-cell/>
          <table:table-cell table:formula="of:=ATAN([.D270]/(-[.F270]))*180/3.14" office:value-type="float" office:value="-26.5785253567341">
            <text:p>-26.5785253567</text:p>
          </table:table-cell>
        </table:table-row>
        <table:table-row table:style-name="ro1">
          <table:table-cell office:value-type="string">
            <text:p>2014-01-04_17:07:23_493348</text:p>
          </table:table-cell>
          <table:table-cell office:value-type="float" office:value="36.9">
            <text:p>36.9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1]+[.D270]+[.D269])/3" office:value-type="float" office:value="44.6666666666667">
            <text:p>44.6666666667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/>
          <table:table-cell table:formula="of:=ATAN([.D271]/(-[.F271]))*180/3.14" office:value-type="float" office:value="41.915222135701">
            <text:p>41.9152221357</text:p>
          </table:table-cell>
        </table:table-row>
        <table:table-row table:style-name="ro1">
          <table:table-cell office:value-type="string">
            <text:p>2014-01-04_17:07:23_501607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2]+[.D271]+[.D270])/3" office:value-type="float" office:value="83.3333333333333">
            <text:p>83.3333333333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/>
          <table:table-cell table:formula="of:=ATAN([.D272]/(-[.F272]))*180/3.14" office:value-type="float" office:value="41.915222135701">
            <text:p>41.9152221357</text:p>
          </table:table-cell>
        </table:table-row>
        <table:table-row table:style-name="ro1">
          <table:table-cell office:value-type="string">
            <text:p>2014-01-04_17:07:23_509967</text:p>
          </table:table-cell>
          <table:table-cell office:value-type="float" office:value="37.1">
            <text:p>37.1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3]+[.D272]+[.D271])/3" office:value-type="float" office:value="122">
            <text:p>122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/>
          <table:table-cell table:formula="of:=ATAN([.D273]/(-[.F273]))*180/3.14" office:value-type="float" office:value="41.915222135701">
            <text:p>41.9152221357</text:p>
          </table:table-cell>
        </table:table-row>
        <table:table-row table:style-name="ro1">
          <table:table-cell office:value-type="string">
            <text:p>2014-01-04_17:07:23_519440</text:p>
          </table:table-cell>
          <table:table-cell office:value-type="float" office:value="37.2">
            <text:p>37.2</text:p>
          </table:table-cell>
          <table:table-cell office:value-type="float" office:value="230">
            <text:p>230</text:p>
          </table:table-cell>
          <table:table-cell office:value-type="float" office:value="327">
            <text:p>327</text:p>
          </table:table-cell>
          <table:table-cell table:formula="of:=([.D274]+[.D273]+[.D272])/3" office:value-type="float" office:value="190.333333333333">
            <text:p>190.3333333333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/>
          <table:table-cell table:formula="of:=ATAN([.D274]/(-[.F274]))*180/3.14" office:value-type="float" office:value="49.4526473822514">
            <text:p>49.4526473823</text:p>
          </table:table-cell>
        </table:table-row>
        <table:table-row table:style-name="ro1">
          <table:table-cell office:value-type="string">
            <text:p>2014-01-04_17:07:23_527735</text:p>
          </table:table-cell>
          <table:table-cell office:value-type="float" office:value="37.3">
            <text:p>37.3</text:p>
          </table:table-cell>
          <table:table-cell office:value-type="float" office:value="230">
            <text:p>230</text:p>
          </table:table-cell>
          <table:table-cell office:value-type="float" office:value="327">
            <text:p>327</text:p>
          </table:table-cell>
          <table:table-cell table:formula="of:=([.D275]+[.D274]+[.D273])/3" office:value-type="float" office:value="258.666666666667">
            <text:p>258.6666666667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/>
          <table:table-cell table:formula="of:=ATAN([.D275]/(-[.F275]))*180/3.14" office:value-type="float" office:value="49.4526473822514">
            <text:p>49.4526473823</text:p>
          </table:table-cell>
        </table:table-row>
        <table:table-row table:style-name="ro1">
          <table:table-cell office:value-type="string">
            <text:p>2014-01-04_17:07:23_536005</text:p>
          </table:table-cell>
          <table:table-cell office:value-type="float" office:value="37.4">
            <text:p>37.4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table:formula="of:=([.D276]+[.D275]+[.D274])/3" office:value-type="float" office:value="234.666666666667">
            <text:p>234.6666666667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/>
          <table:table-cell table:formula="of:=ATAN([.D276]/(-[.F276]))*180/3.14" office:value-type="float" office:value="23.8804363768354">
            <text:p>23.8804363768</text:p>
          </table:table-cell>
        </table:table-row>
        <table:table-row table:style-name="ro1">
          <table:table-cell office:value-type="string">
            <text:p>2014-01-04_17:07:23_544270</text:p>
          </table:table-cell>
          <table:table-cell office:value-type="float" office:value="37.5">
            <text:p>37.5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table:formula="of:=([.D277]+[.D276]+[.D275])/3" office:value-type="float" office:value="142.333333333333">
            <text:p>142.3333333333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/>
          <table:table-cell table:formula="of:=ATAN([.D277]/(-[.F277]))*180/3.14" office:value-type="float" office:value="23.8804363768354">
            <text:p>23.8804363768</text:p>
          </table:table-cell>
        </table:table-row>
        <table:table-row table:style-name="ro1">
          <table:table-cell office:value-type="string">
            <text:p>2014-01-04_17:07:23_552565</text:p>
          </table:table-cell>
          <table:table-cell office:value-type="float" office:value="37.6">
            <text:p>37.6</text:p>
          </table:table-cell>
          <table:table-cell office:value-type="float" office:value="-100">
            <text:p>-100</text:p>
          </table:table-cell>
          <table:table-cell office:value-type="float" office:value="39">
            <text:p>39</text:p>
          </table:table-cell>
          <table:table-cell table:formula="of:=([.D278]+[.D277]+[.D276])/3" office:value-type="float" office:value="46.3333333333333">
            <text:p>46.3333333333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/>
          <table:table-cell table:formula="of:=ATAN([.D278]/(-[.F278]))*180/3.14" office:value-type="float" office:value="12.7819468851007">
            <text:p>12.7819468851</text:p>
          </table:table-cell>
        </table:table-row>
        <table:table-row table:style-name="ro1">
          <table:table-cell office:value-type="string">
            <text:p>2014-01-04_17:07:23_560861</text:p>
          </table:table-cell>
          <table:table-cell office:value-type="float" office:value="37.7">
            <text:p>37.7</text:p>
          </table:table-cell>
          <table:table-cell office:value-type="float" office:value="-100">
            <text:p>-100</text:p>
          </table:table-cell>
          <table:table-cell office:value-type="float" office:value="39">
            <text:p>39</text:p>
          </table:table-cell>
          <table:table-cell table:formula="of:=([.D279]+[.D278]+[.D277])/3" office:value-type="float" office:value="42.6666666666667">
            <text:p>42.6666666667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/>
          <table:table-cell table:formula="of:=ATAN([.D279]/(-[.F279]))*180/3.14" office:value-type="float" office:value="12.7819468851007">
            <text:p>12.7819468851</text:p>
          </table:table-cell>
        </table:table-row>
        <table:table-row table:style-name="ro1">
          <table:table-cell office:value-type="string">
            <text:p>2014-01-04_17:07:23_569143</text:p>
          </table:table-cell>
          <table:table-cell office:value-type="float" office:value="37.8">
            <text:p>37.8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0]+[.D279]+[.D278])/3" office:value-type="float" office:value="47">
            <text:p>47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/>
          <table:table-cell table:formula="of:=ATAN([.D280]/(-[.F280]))*180/3.14" office:value-type="float" office:value="6.65780026700581">
            <text:p>6.657800267</text:p>
          </table:table-cell>
        </table:table-row>
        <table:table-row table:style-name="ro1">
          <table:table-cell office:value-type="string">
            <text:p>2014-01-04_17:07:23_577413</text:p>
          </table:table-cell>
          <table:table-cell office:value-type="float" office:value="37.9">
            <text:p>37.9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1]+[.D280]+[.D279])/3" office:value-type="float" office:value="55">
            <text:p>55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/>
          <table:table-cell table:formula="of:=ATAN([.D281]/(-[.F281]))*180/3.14" office:value-type="float" office:value="6.65780026700581">
            <text:p>6.657800267</text:p>
          </table:table-cell>
        </table:table-row>
        <table:table-row table:style-name="ro1">
          <table:table-cell office:value-type="string">
            <text:p>2014-01-04_17:07:23_585695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2]+[.D281]+[.D280])/3" office:value-type="float" office:value="63">
            <text:p>63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/>
          <table:table-cell table:formula="of:=ATAN([.D282]/(-[.F282]))*180/3.14" office:value-type="float" office:value="6.65780026700581">
            <text:p>6.657800267</text:p>
          </table:table-cell>
        </table:table-row>
        <table:table-row table:style-name="ro1">
          <table:table-cell office:value-type="string">
            <text:p>2014-01-04_17:07:23_593961</text:p>
          </table:table-cell>
          <table:table-cell office:value-type="float" office:value="38.1">
            <text:p>38.1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table:formula="of:=([.D283]+[.D282]+[.D281])/3" office:value-type="float" office:value="86.3333333333333">
            <text:p>86.3333333333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/>
          <table:table-cell table:formula="of:=ATAN([.D283]/(-[.F283]))*180/3.14" office:value-type="float" office:value="58.0627916868311">
            <text:p>58.0627916868</text:p>
          </table:table-cell>
        </table:table-row>
        <table:table-row table:style-name="ro1">
          <table:table-cell office:value-type="string">
            <text:p>2014-01-04_17:07:23_602245</text:p>
          </table:table-cell>
          <table:table-cell office:value-type="float" office:value="38.2">
            <text:p>38.2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table:formula="of:=([.D284]+[.D283]+[.D282])/3" office:value-type="float" office:value="109.666666666667">
            <text:p>109.6666666667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/>
          <table:table-cell table:formula="of:=ATAN([.D284]/(-[.F284]))*180/3.14" office:value-type="float" office:value="58.0627916868311">
            <text:p>58.0627916868</text:p>
          </table:table-cell>
        </table:table-row>
        <table:table-row table:style-name="ro1">
          <table:table-cell office:value-type="string">
            <text:p>2014-01-04_17:07:23_610557</text:p>
          </table:table-cell>
          <table:table-cell office:value-type="float" office:value="38.3">
            <text:p>38.3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5]+[.D284]+[.D283])/3" office:value-type="float" office:value="87.3333333333333">
            <text:p>87.3333333333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/>
          <table:table-cell table:formula="of:=ATAN([.D285]/(-[.F285]))*180/3.14" office:value-type="float" office:value="-3.31946399511443">
            <text:p>-3.3194639951</text:p>
          </table:table-cell>
        </table:table-row>
        <table:table-row table:style-name="ro1">
          <table:table-cell office:value-type="string">
            <text:p>2014-01-04_17:07:23_618907</text:p>
          </table:table-cell>
          <table:table-cell office:value-type="float" office:value="38.4">
            <text:p>38.4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6]+[.D285]+[.D284])/3" office:value-type="float" office:value="41.6666666666667">
            <text:p>41.6666666667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/>
          <table:table-cell table:formula="of:=ATAN([.D286]/(-[.F286]))*180/3.14" office:value-type="float" office:value="-3.31946399511443">
            <text:p>-3.3194639951</text:p>
          </table:table-cell>
        </table:table-row>
        <table:table-row table:style-name="ro1">
          <table:table-cell office:value-type="string">
            <text:p>2014-01-04_17:07:23_627176</text:p>
          </table:table-cell>
          <table:table-cell office:value-type="float" office:value="38.5">
            <text:p>38.5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7]+[.D286]+[.D285])/3" office:value-type="float" office:value="-4">
            <text:p>-4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/>
          <table:table-cell table:formula="of:=ATAN([.D287]/(-[.F287]))*180/3.14" office:value-type="float" office:value="-3.31946399511443">
            <text:p>-3.3194639951</text:p>
          </table:table-cell>
        </table:table-row>
        <table:table-row table:style-name="ro1">
          <table:table-cell office:value-type="string">
            <text:p>2014-01-04_17:07:23_635423</text:p>
          </table:table-cell>
          <table:table-cell office:value-type="float" office:value="38.6">
            <text:p>38.6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table:formula="of:=([.D288]+[.D287]+[.D286])/3" office:value-type="float" office:value="25.6666666666667">
            <text:p>25.6666666667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/>
          <table:table-cell table:formula="of:=ATAN([.D288]/(-[.F288]))*180/3.14" office:value-type="float" office:value="12.5829464652237">
            <text:p>12.5829464652</text:p>
          </table:table-cell>
        </table:table-row>
        <table:table-row table:style-name="ro1">
          <table:table-cell office:value-type="string">
            <text:p>2014-01-04_17:07:23_643692</text:p>
          </table:table-cell>
          <table:table-cell office:value-type="float" office:value="38.7">
            <text:p>38.7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table:formula="of:=([.D289]+[.D288]+[.D287])/3" office:value-type="float" office:value="55.3333333333333">
            <text:p>55.3333333333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/>
          <table:table-cell table:formula="of:=ATAN([.D289]/(-[.F289]))*180/3.14" office:value-type="float" office:value="12.5829464652237">
            <text:p>12.5829464652</text:p>
          </table:table-cell>
        </table:table-row>
        <table:table-row table:style-name="ro1">
          <table:table-cell office:value-type="string">
            <text:p>2014-01-04_17:07:23_651946</text:p>
          </table:table-cell>
          <table:table-cell office:value-type="float" office:value="38.8">
            <text:p>38.8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table:formula="of:=([.D290]+[.D289]+[.D288])/3" office:value-type="float" office:value="94.3333333333333">
            <text:p>94.333333333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/>
          <table:table-cell table:formula="of:=ATAN([.D290]/(-[.F290]))*180/3.14" office:value-type="float" office:value="23.4220823098358">
            <text:p>23.4220823098</text:p>
          </table:table-cell>
        </table:table-row>
        <table:table-row table:style-name="ro1">
          <table:table-cell office:value-type="string">
            <text:p>2014-01-04_17:07:23_660218</text:p>
          </table:table-cell>
          <table:table-cell office:value-type="float" office:value="38.9">
            <text:p>38.9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table:formula="of:=([.D291]+[.D290]+[.D289])/3" office:value-type="float" office:value="103.666666666667">
            <text:p>103.6666666667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/>
          <table:table-cell table:formula="of:=ATAN([.D291]/(-[.F291]))*180/3.14" office:value-type="float" office:value="23.4220823098358">
            <text:p>23.4220823098</text:p>
          </table:table-cell>
        </table:table-row>
        <table:table-row table:style-name="ro1">
          <table:table-cell office:value-type="string">
            <text:p>2014-01-04_17:07:23_668581</text:p>
          </table:table-cell>
          <table:table-cell office:value-type="float" office:value="39">
            <text:p>39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2]+[.D291]+[.D290])/3" office:value-type="float" office:value="115.333333333333">
            <text:p>115.3333333333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/>
          <table:table-cell table:formula="of:=ATAN([.D292]/(-[.F292]))*180/3.14" office:value-type="float" office:value="59.0661875077631">
            <text:p>59.0661875078</text:p>
          </table:table-cell>
        </table:table-row>
        <table:table-row table:style-name="ro1">
          <table:table-cell office:value-type="string">
            <text:p>2014-01-04_17:07:23_676856</text:p>
          </table:table-cell>
          <table:table-cell office:value-type="float" office:value="39.1">
            <text:p>39.1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3]+[.D292]+[.D291])/3" office:value-type="float" office:value="117.666666666667">
            <text:p>117.6666666667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/>
          <table:table-cell table:formula="of:=ATAN([.D293]/(-[.F293]))*180/3.14" office:value-type="float" office:value="59.0661875077631">
            <text:p>59.0661875078</text:p>
          </table:table-cell>
        </table:table-row>
        <table:table-row table:style-name="ro1">
          <table:table-cell office:value-type="string">
            <text:p>2014-01-04_17:07:23_685168</text:p>
          </table:table-cell>
          <table:table-cell office:value-type="float" office:value="39.2">
            <text:p>39.2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4]+[.D293]+[.D292])/3" office:value-type="float" office:value="120">
            <text:p>12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/>
          <table:table-cell table:formula="of:=ATAN([.D294]/(-[.F294]))*180/3.14" office:value-type="float" office:value="59.0661875077631">
            <text:p>59.0661875078</text:p>
          </table:table-cell>
        </table:table-row>
        <table:table-row table:style-name="ro1">
          <table:table-cell office:value-type="string">
            <text:p>2014-01-04_17:07:23_693453</text:p>
          </table:table-cell>
          <table:table-cell office:value-type="float" office:value="39.3">
            <text:p>39.3</text:p>
          </table:table-cell>
          <table:table-cell office:value-type="float" office:value="241">
            <text:p>241</text:p>
          </table:table-cell>
          <table:table-cell office:value-type="float" office:value="137">
            <text:p>137</text:p>
          </table:table-cell>
          <table:table-cell table:formula="of:=([.D295]+[.D294]+[.D293])/3" office:value-type="float" office:value="125.666666666667">
            <text:p>125.6666666667</text:p>
          </table:table-cell>
          <table:table-cell office:value-type="float" office:value="-502">
            <text:p>-502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  <table:table-cell/>
          <table:table-cell table:formula="of:=ATAN([.D295]/(-[.F295]))*180/3.14" office:value-type="float" office:value="15.2725183534895">
            <text:p>15.2725183535</text:p>
          </table:table-cell>
        </table:table-row>
        <table:table-row table:style-name="ro1">
          <table:table-cell office:value-type="string">
            <text:p>2014-01-04_17:07:23_701724</text:p>
          </table:table-cell>
          <table:table-cell office:value-type="float" office:value="39.4">
            <text:p>39.4</text:p>
          </table:table-cell>
          <table:table-cell office:value-type="float" office:value="241">
            <text:p>241</text:p>
          </table:table-cell>
          <table:table-cell office:value-type="float" office:value="137">
            <text:p>137</text:p>
          </table:table-cell>
          <table:table-cell table:formula="of:=([.D296]+[.D295]+[.D294])/3" office:value-type="float" office:value="131.333333333333">
            <text:p>131.3333333333</text:p>
          </table:table-cell>
          <table:table-cell office:value-type="float" office:value="-502">
            <text:p>-502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  <table:table-cell/>
          <table:table-cell table:formula="of:=ATAN([.D296]/(-[.F296]))*180/3.14" office:value-type="float" office:value="15.2725183534895">
            <text:p>15.2725183535</text:p>
          </table:table-cell>
        </table:table-row>
        <table:table-row table:style-name="ro1">
          <table:table-cell office:value-type="string">
            <text:p>2014-01-04_17:07:23_710082</text:p>
          </table:table-cell>
          <table:table-cell office:value-type="float" office:value="39.5">
            <text:p>39.5</text:p>
          </table:table-cell>
          <table:table-cell office:value-type="float" office:value="-10">
            <text:p>-10</text:p>
          </table:table-cell>
          <table:table-cell office:value-type="float" office:value="197">
            <text:p>197</text:p>
          </table:table-cell>
          <table:table-cell table:formula="of:=([.D297]+[.D296]+[.D295])/3" office:value-type="float" office:value="157">
            <text:p>157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/>
          <table:table-cell table:formula="of:=ATAN([.D297]/(-[.F297]))*180/3.14" office:value-type="float" office:value="76.8957667674845">
            <text:p>76.8957667675</text:p>
          </table:table-cell>
        </table:table-row>
        <table:table-row table:style-name="ro1">
          <table:table-cell office:value-type="string">
            <text:p>2014-01-04_17:07:23_718709</text:p>
          </table:table-cell>
          <table:table-cell office:value-type="float" office:value="39.6">
            <text:p>39.6</text:p>
          </table:table-cell>
          <table:table-cell office:value-type="float" office:value="-10">
            <text:p>-10</text:p>
          </table:table-cell>
          <table:table-cell office:value-type="float" office:value="197">
            <text:p>197</text:p>
          </table:table-cell>
          <table:table-cell table:formula="of:=([.D298]+[.D297]+[.D296])/3" office:value-type="float" office:value="177">
            <text:p>177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/>
          <table:table-cell table:formula="of:=ATAN([.D298]/(-[.F298]))*180/3.14" office:value-type="float" office:value="76.8957667674845">
            <text:p>76.8957667675</text:p>
          </table:table-cell>
        </table:table-row>
        <table:table-row table:style-name="ro1">
          <table:table-cell office:value-type="string">
            <text:p>2014-01-04_17:07:23_726991</text:p>
          </table:table-cell>
          <table:table-cell office:value-type="float" office:value="39.7">
            <text:p>39.7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299]+[.D298]+[.D297])/3" office:value-type="float" office:value="179.666666666667">
            <text:p>179.6666666667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/>
          <table:table-cell table:formula="of:=ATAN([.D299]/(-[.F299]))*180/3.14" office:value-type="float" office:value="49.9487592689742">
            <text:p>49.948759269</text:p>
          </table:table-cell>
        </table:table-row>
        <table:table-row table:style-name="ro1">
          <table:table-cell office:value-type="string">
            <text:p>2014-01-04_17:07:23_735243</text:p>
          </table:table-cell>
          <table:table-cell office:value-type="float" office:value="39.8">
            <text:p>39.8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300]+[.D299]+[.D298])/3" office:value-type="float" office:value="162.333333333333">
            <text:p>162.3333333333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/>
          <table:table-cell table:formula="of:=ATAN([.D300]/(-[.F300]))*180/3.14" office:value-type="float" office:value="49.9487592689742">
            <text:p>49.948759269</text:p>
          </table:table-cell>
        </table:table-row>
        <table:table-row table:style-name="ro1">
          <table:table-cell office:value-type="string">
            <text:p>2014-01-04_17:07:23_743524</text:p>
          </table:table-cell>
          <table:table-cell office:value-type="float" office:value="39.9">
            <text:p>39.9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301]+[.D300]+[.D299])/3" office:value-type="float" office:value="145">
            <text:p>145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/>
          <table:table-cell table:formula="of:=ATAN([.D301]/(-[.F301]))*180/3.14" office:value-type="float" office:value="49.9487592689742">
            <text:p>49.948759269</text:p>
          </table:table-cell>
        </table:table-row>
        <table:table-row table:style-name="ro1">
          <table:table-cell office:value-type="string">
            <text:p>2014-01-04_17:07:23_75174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D302]+[.D301]+[.D300])/3" office:value-type="float" office:value="97">
            <text:p>97</text:p>
          </table:table-cell>
          <table:table-cell office:value-type="float" office:value="-546">
            <text:p>-5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/>
          <table:table-cell table:formula="of:=ATAN([.D302]/(-[.F302]))*180/3.14" office:value-type="float" office:value="0.104990433457262">
            <text:p>0.1049904335</text:p>
          </table:table-cell>
        </table:table-row>
        <table:table-row table:style-name="ro1">
          <table:table-cell office:value-type="string">
            <text:p>2014-01-04_17:07:23_759999</text:p>
          </table:table-cell>
          <table:table-cell office:value-type="float" office:value="40.1">
            <text:p>40.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D303]+[.D302]+[.D301])/3" office:value-type="float" office:value="49">
            <text:p>49</text:p>
          </table:table-cell>
          <table:table-cell office:value-type="float" office:value="-546">
            <text:p>-5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/>
          <table:table-cell table:formula="of:=ATAN([.D303]/(-[.F303]))*180/3.14" office:value-type="float" office:value="0.104990433457262">
            <text:p>0.1049904335</text:p>
          </table:table-cell>
        </table:table-row>
        <table:table-row table:style-name="ro1">
          <table:table-cell office:value-type="string">
            <text:p>2014-01-04_17:07:23_768305</text:p>
          </table:table-cell>
          <table:table-cell office:value-type="float" office:value="40.2">
            <text:p>40.2</text:p>
          </table:table-cell>
          <table:table-cell office:value-type="float" office:value="-116">
            <text:p>-116</text:p>
          </table:table-cell>
          <table:table-cell office:value-type="float" office:value="88">
            <text:p>88</text:p>
          </table:table-cell>
          <table:table-cell table:formula="of:=([.D304]+[.D303]+[.D302])/3" office:value-type="float" office:value="30">
            <text:p>30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/>
          <table:table-cell table:formula="of:=ATAN([.D304]/(-[.F304]))*180/3.14" office:value-type="float" office:value="18.641743432369">
            <text:p>18.6417434324</text:p>
          </table:table-cell>
        </table:table-row>
        <table:table-row table:style-name="ro1">
          <table:table-cell office:value-type="string">
            <text:p>2014-01-04_17:07:23_776571</text:p>
          </table:table-cell>
          <table:table-cell office:value-type="float" office:value="40.3">
            <text:p>40.3</text:p>
          </table:table-cell>
          <table:table-cell office:value-type="float" office:value="-116">
            <text:p>-116</text:p>
          </table:table-cell>
          <table:table-cell office:value-type="float" office:value="88">
            <text:p>88</text:p>
          </table:table-cell>
          <table:table-cell table:formula="of:=([.D305]+[.D304]+[.D303])/3" office:value-type="float" office:value="59">
            <text:p>59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/>
          <table:table-cell table:formula="of:=ATAN([.D305]/(-[.F305]))*180/3.14" office:value-type="float" office:value="18.641743432369">
            <text:p>18.6417434324</text:p>
          </table:table-cell>
        </table:table-row>
        <table:table-row table:style-name="ro1">
          <table:table-cell office:value-type="string">
            <text:p>2014-01-04_17:07:23_784828</text:p>
          </table:table-cell>
          <table:table-cell office:value-type="float" office:value="40.4">
            <text:p>40.4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6]+[.D305]+[.D304])/3" office:value-type="float" office:value="123.333333333333">
            <text:p>123.3333333333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/>
          <table:table-cell table:formula="of:=ATAN([.D306]/(-[.F306]))*180/3.14" office:value-type="float" office:value="45.0228246533569">
            <text:p>45.0228246534</text:p>
          </table:table-cell>
        </table:table-row>
        <table:table-row table:style-name="ro1">
          <table:table-cell office:value-type="string">
            <text:p>2014-01-04_17:07:23_793086</text:p>
          </table:table-cell>
          <table:table-cell office:value-type="float" office:value="40.5">
            <text:p>40.5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7]+[.D306]+[.D305])/3" office:value-type="float" office:value="158.666666666667">
            <text:p>158.6666666667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/>
          <table:table-cell table:formula="of:=ATAN([.D307]/(-[.F307]))*180/3.14" office:value-type="float" office:value="45.0228246533569">
            <text:p>45.0228246534</text:p>
          </table:table-cell>
        </table:table-row>
        <table:table-row table:style-name="ro1">
          <table:table-cell office:value-type="string">
            <text:p>2014-01-04_17:07:23_801343</text:p>
          </table:table-cell>
          <table:table-cell office:value-type="float" office:value="40.6">
            <text:p>40.6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8]+[.D307]+[.D306])/3" office:value-type="float" office:value="194">
            <text:p>194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/>
          <table:table-cell table:formula="of:=ATAN([.D308]/(-[.F308]))*180/3.14" office:value-type="float" office:value="45.0228246533569">
            <text:p>45.0228246534</text:p>
          </table:table-cell>
        </table:table-row>
        <table:table-row table:style-name="ro1">
          <table:table-cell office:value-type="string">
            <text:p>2014-01-04_17:07:23_809662</text:p>
          </table:table-cell>
          <table:table-cell office:value-type="float" office:value="40.7">
            <text:p>40.7</text:p>
          </table:table-cell>
          <table:table-cell office:value-type="float" office:value="55">
            <text:p>55</text:p>
          </table:table-cell>
          <table:table-cell office:value-type="float" office:value="160">
            <text:p>160</text:p>
          </table:table-cell>
          <table:table-cell table:formula="of:=([.D309]+[.D308]+[.D307])/3" office:value-type="float" office:value="182.666666666667">
            <text:p>182.6666666667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/>
          <table:table-cell table:formula="of:=ATAN([.D309]/(-[.F309]))*180/3.14" office:value-type="float" office:value="19.9932422436635">
            <text:p>19.9932422437</text:p>
          </table:table-cell>
        </table:table-row>
        <table:table-row table:style-name="ro1">
          <table:table-cell office:value-type="string">
            <text:p>2014-01-04_17:07:23_818130</text:p>
          </table:table-cell>
          <table:table-cell office:value-type="float" office:value="40.8">
            <text:p>40.8</text:p>
          </table:table-cell>
          <table:table-cell office:value-type="float" office:value="55">
            <text:p>55</text:p>
          </table:table-cell>
          <table:table-cell office:value-type="float" office:value="160">
            <text:p>160</text:p>
          </table:table-cell>
          <table:table-cell table:formula="of:=([.D310]+[.D309]+[.D308])/3" office:value-type="float" office:value="171.333333333333">
            <text:p>171.3333333333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/>
          <table:table-cell table:formula="of:=ATAN([.D310]/(-[.F310]))*180/3.14" office:value-type="float" office:value="19.9932422436635">
            <text:p>19.9932422437</text:p>
          </table:table-cell>
        </table:table-row>
        <table:table-row table:style-name="ro1">
          <table:table-cell office:value-type="string">
            <text:p>2014-01-04_17:07:23_827096</text:p>
          </table:table-cell>
          <table:table-cell office:value-type="float" office:value="40.9">
            <text:p>40.9</text:p>
          </table:table-cell>
          <table:table-cell office:value-type="float" office:value="43">
            <text:p>43</text:p>
          </table:table-cell>
          <table:table-cell office:value-type="float" office:value="256">
            <text:p>256</text:p>
          </table:table-cell>
          <table:table-cell table:formula="of:=([.D311]+[.D310]+[.D309])/3" office:value-type="float" office:value="192">
            <text:p>192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/>
          <table:table-cell table:formula="of:=ATAN([.D311]/(-[.F311]))*180/3.14" office:value-type="float" office:value="78.3429467166562">
            <text:p>78.3429467167</text:p>
          </table:table-cell>
        </table:table-row>
        <table:table-row table:style-name="ro1">
          <table:table-cell office:value-type="string">
            <text:p>2014-01-04_17:07:23_83535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256">
            <text:p>256</text:p>
          </table:table-cell>
          <table:table-cell table:formula="of:=([.D312]+[.D311]+[.D310])/3" office:value-type="float" office:value="224">
            <text:p>224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/>
          <table:table-cell table:formula="of:=ATAN([.D312]/(-[.F312]))*180/3.14" office:value-type="float" office:value="78.3429467166562">
            <text:p>78.3429467167</text:p>
          </table:table-cell>
        </table:table-row>
        <table:table-row table:style-name="ro1">
          <table:table-cell office:value-type="string">
            <text:p>2014-01-04_17:07:23_843623</text:p>
          </table:table-cell>
          <table:table-cell office:value-type="float" office:value="41.1">
            <text:p>41.1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3]+[.D312]+[.D311])/3" office:value-type="float" office:value="196">
            <text:p>19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/>
          <table:table-cell table:formula="of:=ATAN([.D313]/(-[.F313]))*180/3.14" office:value-type="float" office:value="46.9718977568715">
            <text:p>46.9718977569</text:p>
          </table:table-cell>
        </table:table-row>
        <table:table-row table:style-name="ro1">
          <table:table-cell office:value-type="string">
            <text:p>2014-01-04_17:07:23_851889</text:p>
          </table:table-cell>
          <table:table-cell office:value-type="float" office:value="41.2">
            <text:p>41.2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4]+[.D313]+[.D312])/3" office:value-type="float" office:value="136">
            <text:p>13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/>
          <table:table-cell table:formula="of:=ATAN([.D314]/(-[.F314]))*180/3.14" office:value-type="float" office:value="46.9718977568715">
            <text:p>46.9718977569</text:p>
          </table:table-cell>
        </table:table-row>
        <table:table-row table:style-name="ro1">
          <table:table-cell office:value-type="string">
            <text:p>2014-01-04_17:07:23_860161</text:p>
          </table:table-cell>
          <table:table-cell office:value-type="float" office:value="41.3">
            <text:p>41.3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5]+[.D314]+[.D313])/3" office:value-type="float" office:value="76">
            <text:p>7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/>
          <table:table-cell table:formula="of:=ATAN([.D315]/(-[.F315]))*180/3.14" office:value-type="float" office:value="46.9718977568715">
            <text:p>46.9718977569</text:p>
          </table:table-cell>
        </table:table-row>
        <table:table-row table:style-name="ro1">
          <table:table-cell office:value-type="string">
            <text:p>2014-01-04_17:07:23_868493</text:p>
          </table:table-cell>
          <table:table-cell office:value-type="float" office:value="41.4">
            <text:p>41.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([.D316]+[.D315]+[.D314])/3" office:value-type="float" office:value="86.6666666666667">
            <text:p>86.6666666667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/>
          <table:table-cell table:formula="of:=ATAN([.D316]/(-[.F316]))*180/3.14" office:value-type="float" office:value="24.4200485917044">
            <text:p>24.4200485917</text:p>
          </table:table-cell>
        </table:table-row>
        <table:table-row table:style-name="ro1">
          <table:table-cell office:value-type="string">
            <text:p>2014-01-04_17:07:23_876776</text:p>
          </table:table-cell>
          <table:table-cell office:value-type="float" office:value="41.5">
            <text:p>41.5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([.D317]+[.D316]+[.D315])/3" office:value-type="float" office:value="97.3333333333333">
            <text:p>97.3333333333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/>
          <table:table-cell table:formula="of:=ATAN([.D317]/(-[.F317]))*180/3.14" office:value-type="float" office:value="24.4200485917044">
            <text:p>24.4200485917</text:p>
          </table:table-cell>
        </table:table-row>
        <table:table-row table:style-name="ro1">
          <table:table-cell office:value-type="string">
            <text:p>2014-01-04_17:07:23_885048</text:p>
          </table:table-cell>
          <table:table-cell office:value-type="float" office:value="41.6">
            <text:p>41.6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formula="of:=([.D318]+[.D317]+[.D316])/3" office:value-type="float" office:value="109.666666666667">
            <text:p>109.666666666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/>
          <table:table-cell table:formula="of:=ATAN([.D318]/(-[.F318]))*180/3.14" office:value-type="float" office:value="-41.018968288703">
            <text:p>-41.0189682887</text:p>
          </table:table-cell>
        </table:table-row>
        <table:table-row table:style-name="ro1">
          <table:table-cell office:value-type="string">
            <text:p>2014-01-04_17:07:23_893356</text:p>
          </table:table-cell>
          <table:table-cell office:value-type="float" office:value="41.7">
            <text:p>41.7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formula="of:=([.D319]+[.D318]+[.D317])/3" office:value-type="float" office:value="111.333333333333">
            <text:p>111.333333333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/>
          <table:table-cell table:formula="of:=ATAN([.D319]/(-[.F319]))*180/3.14" office:value-type="float" office:value="-41.018968288703">
            <text:p>-41.0189682887</text:p>
          </table:table-cell>
        </table:table-row>
        <table:table-row table:style-name="ro1">
          <table:table-cell office:value-type="string">
            <text:p>2014-01-04_17:07:23_901665</text:p>
          </table:table-cell>
          <table:table-cell office:value-type="float" office:value="41.8">
            <text:p>41.8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0]+[.D319]+[.D318])/3" office:value-type="float" office:value="9">
            <text:p>9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/>
          <table:table-cell table:formula="of:=ATAN([.D320]/(-[.F320]))*180/3.14" office:value-type="float" office:value="-64.5135058263546">
            <text:p>-64.5135058264</text:p>
          </table:table-cell>
        </table:table-row>
        <table:table-row table:style-name="ro1">
          <table:table-cell office:value-type="string">
            <text:p>2014-01-04_17:07:23_909985</text:p>
          </table:table-cell>
          <table:table-cell office:value-type="float" office:value="41.9">
            <text:p>41.9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1]+[.D320]+[.D319])/3" office:value-type="float" office:value="-95">
            <text:p>-95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/>
          <table:table-cell table:formula="of:=ATAN([.D321]/(-[.F321]))*180/3.14" office:value-type="float" office:value="-64.5135058263546">
            <text:p>-64.5135058264</text:p>
          </table:table-cell>
        </table:table-row>
        <table:table-row table:style-name="ro1">
          <table:table-cell office:value-type="string">
            <text:p>2014-01-04_17:07:23_918322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2]+[.D321]+[.D320])/3" office:value-type="float" office:value="-199">
            <text:p>-199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/>
          <table:table-cell table:formula="of:=ATAN([.D322]/(-[.F322]))*180/3.14" office:value-type="float" office:value="-64.5135058263546">
            <text:p>-64.5135058264</text:p>
          </table:table-cell>
        </table:table-row>
        <table:table-row table:style-name="ro1">
          <table:table-cell office:value-type="string">
            <text:p>2014-01-04_17:07:23_926635</text:p>
          </table:table-cell>
          <table:table-cell office:value-type="float" office:value="42.1">
            <text:p>42.1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table:formula="of:=([.D323]+[.D322]+[.D321])/3" office:value-type="float" office:value="-95.3333333333333">
            <text:p>-95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/>
          <table:table-cell table:formula="of:=ATAN([.D323]/(-[.F323]))*180/3.14" office:value-type="float" office:value="39.9098150143404">
            <text:p>39.9098150143</text:p>
          </table:table-cell>
        </table:table-row>
        <table:table-row table:style-name="ro1">
          <table:table-cell office:value-type="string">
            <text:p>2014-01-04_17:07:23_934892</text:p>
          </table:table-cell>
          <table:table-cell office:value-type="float" office:value="42.2">
            <text:p>42.2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table:formula="of:=([.D324]+[.D323]+[.D322])/3" office:value-type="float" office:value="8.33333333333333">
            <text:p>8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/>
          <table:table-cell table:formula="of:=ATAN([.D324]/(-[.F324]))*180/3.14" office:value-type="float" office:value="39.9098150143404">
            <text:p>39.9098150143</text:p>
          </table:table-cell>
        </table:table-row>
        <table:table-row table:style-name="ro1">
          <table:table-cell office:value-type="string">
            <text:p>2014-01-04_17:07:23_943199</text:p>
          </table:table-cell>
          <table:table-cell office:value-type="float" office:value="42.3">
            <text:p>42.3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table:formula="of:=([.D325]+[.D324]+[.D323])/3" office:value-type="float" office:value="140.333333333333">
            <text:p>140.333333333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/>
          <table:table-cell table:formula="of:=ATAN([.D325]/(-[.F325]))*180/3.14" office:value-type="float" office:value="-65.9631007546454">
            <text:p>-65.9631007546</text:p>
          </table:table-cell>
        </table:table-row>
        <table:table-row table:style-name="ro1">
          <table:table-cell office:value-type="string">
            <text:p>2014-01-04_17:07:23_951454</text:p>
          </table:table-cell>
          <table:table-cell office:value-type="float" office:value="42.4">
            <text:p>42.4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table:formula="of:=([.D326]+[.D325]+[.D324])/3" office:value-type="float" office:value="168.666666666667">
            <text:p>168.66666666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/>
          <table:table-cell table:formula="of:=ATAN([.D326]/(-[.F326]))*180/3.14" office:value-type="float" office:value="-65.9631007546454">
            <text:p>-65.9631007546</text:p>
          </table:table-cell>
        </table:table-row>
        <table:table-row table:style-name="ro1">
          <table:table-cell office:value-type="string">
            <text:p>2014-01-04_17:07:23_959684</text:p>
          </table:table-cell>
          <table:table-cell office:value-type="float" office:value="42.5">
            <text:p>42.5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7]+[.D326]+[.D325])/3" office:value-type="float" office:value="160.666666666667">
            <text:p>160.6666666667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/>
          <table:table-cell table:formula="of:=ATAN([.D327]/(-[.F327]))*180/3.14" office:value-type="float" office:value="34.5260262115585">
            <text:p>34.5260262116</text:p>
          </table:table-cell>
        </table:table-row>
        <table:table-row table:style-name="ro1">
          <table:table-cell office:value-type="string">
            <text:p>2014-01-04_17:07:23_968069</text:p>
          </table:table-cell>
          <table:table-cell office:value-type="float" office:value="42.6">
            <text:p>42.6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8]+[.D327]+[.D326])/3" office:value-type="float" office:value="124.333333333333">
            <text:p>124.3333333333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/>
          <table:table-cell table:formula="of:=ATAN([.D328]/(-[.F328]))*180/3.14" office:value-type="float" office:value="34.5260262115585">
            <text:p>34.5260262116</text:p>
          </table:table-cell>
        </table:table-row>
        <table:table-row table:style-name="ro1">
          <table:table-cell office:value-type="string">
            <text:p>2014-01-04_17:07:23_976359</text:p>
          </table:table-cell>
          <table:table-cell office:value-type="float" office:value="42.7">
            <text:p>42.7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9]+[.D328]+[.D327])/3" office:value-type="float" office:value="88">
            <text:p>88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  <table:table-cell/>
          <table:table-cell table:formula="of:=ATAN([.D329]/(-[.F329]))*180/3.14" office:value-type="float" office:value="34.5260262115585">
            <text:p>34.5260262116</text:p>
          </table:table-cell>
        </table:table-row>
        <table:table-row table:style-name="ro1">
          <table:table-cell office:value-type="string">
            <text:p>2014-01-04_17:07:23_984609</text:p>
          </table:table-cell>
          <table:table-cell office:value-type="float" office:value="42.8">
            <text:p>42.8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formula="of:=([.D330]+[.D329]+[.D328])/3" office:value-type="float" office:value="107.666666666667">
            <text:p>107.6666666667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  <table:table-cell/>
          <table:table-cell table:formula="of:=ATAN([.D330]/(-[.F330]))*180/3.14" office:value-type="float" office:value="31.1871595885248">
            <text:p>31.1871595885</text:p>
          </table:table-cell>
        </table:table-row>
        <table:table-row table:style-name="ro1">
          <table:table-cell office:value-type="string">
            <text:p>2014-01-04_17:07:23_992853</text:p>
          </table:table-cell>
          <table:table-cell office:value-type="float" office:value="42.9">
            <text:p>42.9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formula="of:=([.D331]+[.D330]+[.D329])/3" office:value-type="float" office:value="127.333333333333">
            <text:p>127.3333333333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/>
          <table:table-cell table:formula="of:=ATAN([.D331]/(-[.F331]))*180/3.14" office:value-type="float" office:value="31.1871595885248">
            <text:p>31.1871595885</text:p>
          </table:table-cell>
        </table:table-row>
        <table:table-row table:style-name="ro1">
          <table:table-cell office:value-type="string">
            <text:p>2014-01-04_17:07:24_001066</text:p>
          </table:table-cell>
          <table:table-cell office:value-type="float" office:value="43">
            <text:p>43</text:p>
          </table:table-cell>
          <table:table-cell office:value-type="float" office:value="-70">
            <text:p>-70</text:p>
          </table:table-cell>
          <table:table-cell office:value-type="float" office:value="67">
            <text:p>67</text:p>
          </table:table-cell>
          <table:table-cell table:formula="of:=([.D332]+[.D331]+[.D330])/3" office:value-type="float" office:value="120.333333333333">
            <text:p>120.33333333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/>
          <table:table-cell table:formula="of:=ATAN([.D332]/(-[.F332]))*180/3.14" office:value-type="float" office:value="16.1165231315348">
            <text:p>16.1165231315</text:p>
          </table:table-cell>
        </table:table-row>
        <table:table-row table:style-name="ro1">
          <table:table-cell office:value-type="string">
            <text:p>2014-01-04_17:07:24_009473</text:p>
          </table:table-cell>
          <table:table-cell office:value-type="float" office:value="43.1">
            <text:p>43.1</text:p>
          </table:table-cell>
          <table:table-cell office:value-type="float" office:value="-70">
            <text:p>-70</text:p>
          </table:table-cell>
          <table:table-cell office:value-type="float" office:value="67">
            <text:p>67</text:p>
          </table:table-cell>
          <table:table-cell table:formula="of:=([.D333]+[.D332]+[.D331])/3" office:value-type="float" office:value="93.6666666666667">
            <text:p>93.6666666667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/>
          <table:table-cell table:formula="of:=ATAN([.D333]/(-[.F333]))*180/3.14" office:value-type="float" office:value="16.1165231315348">
            <text:p>16.1165231315</text:p>
          </table:table-cell>
        </table:table-row>
        <table:table-row table:style-name="ro1">
          <table:table-cell office:value-type="string">
            <text:p>2014-01-04_17:07:24_017765</text:p>
          </table:table-cell>
          <table:table-cell office:value-type="float" office:value="43.2">
            <text:p>43.2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4]+[.D333]+[.D332])/3" office:value-type="float" office:value="28.6666666666667">
            <text:p>28.6666666667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  <table:table-cell/>
          <table:table-cell table:formula="of:=ATAN([.D334]/(-[.F334]))*180/3.14" office:value-type="float" office:value="-5.23651633783456">
            <text:p>-5.2365163378</text:p>
          </table:table-cell>
        </table:table-row>
        <table:table-row table:style-name="ro1">
          <table:table-cell office:value-type="string">
            <text:p>2014-01-04_17:07:24_026101</text:p>
          </table:table-cell>
          <table:table-cell office:value-type="float" office:value="43.3">
            <text:p>43.3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5]+[.D334]+[.D333])/3" office:value-type="float" office:value="-9.66666666666667">
            <text:p>-9.6666666667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  <table:table-cell/>
          <table:table-cell table:formula="of:=ATAN([.D335]/(-[.F335]))*180/3.14" office:value-type="float" office:value="-5.23651633783456">
            <text:p>-5.2365163378</text:p>
          </table:table-cell>
        </table:table-row>
        <table:table-row table:style-name="ro1">
          <table:table-cell office:value-type="string">
            <text:p>2014-01-04_17:07:24_034387</text:p>
          </table:table-cell>
          <table:table-cell office:value-type="float" office:value="43.4">
            <text:p>43.4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6]+[.D335]+[.D334])/3" office:value-type="float" office:value="-48">
            <text:p>-48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  <table:table-cell/>
          <table:table-cell table:formula="of:=ATAN([.D336]/(-[.F336]))*180/3.14" office:value-type="float" office:value="-5.23651633783456">
            <text:p>-5.2365163378</text:p>
          </table:table-cell>
        </table:table-row>
        <table:table-row table:style-name="ro1">
          <table:table-cell office:value-type="string">
            <text:p>2014-01-04_17:07:24_042669</text:p>
          </table:table-cell>
          <table:table-cell office:value-type="float" office:value="43.5">
            <text:p>43.5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table:formula="of:=([.D337]+[.D336]+[.D335])/3" office:value-type="float" office:value="21">
            <text:p>21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/>
          <table:table-cell table:formula="of:=ATAN([.D337]/(-[.F337]))*180/3.14" office:value-type="float" office:value="40.5456584146316">
            <text:p>40.5456584146</text:p>
          </table:table-cell>
        </table:table-row>
        <table:table-row table:style-name="ro1">
          <table:table-cell office:value-type="string">
            <text:p>2014-01-04_17:07:24_051053</text:p>
          </table:table-cell>
          <table:table-cell office:value-type="float" office:value="43.6">
            <text:p>43.6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table:formula="of:=([.D338]+[.D337]+[.D336])/3" office:value-type="float" office:value="90">
            <text:p>90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/>
          <table:table-cell table:formula="of:=ATAN([.D338]/(-[.F338]))*180/3.14" office:value-type="float" office:value="40.5456584146316">
            <text:p>40.5456584146</text:p>
          </table:table-cell>
        </table:table-row>
        <table:table-row table:style-name="ro1">
          <table:table-cell office:value-type="string">
            <text:p>2014-01-04_17:07:24_059318</text:p>
          </table:table-cell>
          <table:table-cell office:value-type="float" office:value="43.7">
            <text:p>43.7</text:p>
          </table:table-cell>
          <table:table-cell office:value-type="float" office:value="7">
            <text:p>7</text:p>
          </table:table-cell>
          <table:table-cell office:value-type="float" office:value="-63">
            <text:p>-63</text:p>
          </table:table-cell>
          <table:table-cell table:formula="of:=([.D339]+[.D338]+[.D337])/3" office:value-type="float" office:value="85">
            <text:p>85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  <table:table-cell/>
          <table:table-cell table:formula="of:=ATAN([.D339]/(-[.F339]))*180/3.14" office:value-type="float" office:value="-20.2351177735172">
            <text:p>-20.2351177735</text:p>
          </table:table-cell>
        </table:table-row>
        <table:table-row table:style-name="ro1">
          <table:table-cell office:value-type="string">
            <text:p>2014-01-04_17:07:24_067568</text:p>
          </table:table-cell>
          <table:table-cell office:value-type="float" office:value="43.8">
            <text:p>43.8</text:p>
          </table:table-cell>
          <table:table-cell office:value-type="float" office:value="7">
            <text:p>7</text:p>
          </table:table-cell>
          <table:table-cell office:value-type="float" office:value="-63">
            <text:p>-63</text:p>
          </table:table-cell>
          <table:table-cell table:formula="of:=([.D340]+[.D339]+[.D338])/3" office:value-type="float" office:value="11">
            <text:p>11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  <table:table-cell/>
          <table:table-cell table:formula="of:=ATAN([.D340]/(-[.F340]))*180/3.14" office:value-type="float" office:value="-20.2351177735172">
            <text:p>-20.2351177735</text:p>
          </table:table-cell>
        </table:table-row>
        <table:table-row table:style-name="ro1">
          <table:table-cell office:value-type="string">
            <text:p>2014-01-04_17:07:24_075874</text:p>
          </table:table-cell>
          <table:table-cell office:value-type="float" office:value="43.9">
            <text:p>43.9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1]+[.D340]+[.D339])/3" office:value-type="float" office:value="-22.6666666666667">
            <text:p>-22.6666666667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  <table:table-cell/>
          <table:table-cell table:formula="of:=ATAN([.D341]/(-[.F341]))*180/3.14" office:value-type="float" office:value="11.7496409575996">
            <text:p>11.7496409576</text:p>
          </table:table-cell>
        </table:table-row>
        <table:table-row table:style-name="ro1">
          <table:table-cell office:value-type="string">
            <text:p>2014-01-04_17:07:24_084263</text:p>
          </table:table-cell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2]+[.D341]+[.D340])/3" office:value-type="float" office:value="17.6666666666667">
            <text:p>17.6666666667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/>
          <table:table-cell table:formula="of:=ATAN([.D342]/(-[.F342]))*180/3.14" office:value-type="float" office:value="11.7496409575996">
            <text:p>11.7496409576</text:p>
          </table:table-cell>
        </table:table-row>
        <table:table-row table:style-name="ro1">
          <table:table-cell office:value-type="string">
            <text:p>2014-01-04_17:07:24_092623</text:p>
          </table:table-cell>
          <table:table-cell office:value-type="float" office:value="44.1">
            <text:p>44.1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3]+[.D342]+[.D341])/3" office:value-type="float" office:value="58">
            <text:p>58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/>
          <table:table-cell table:formula="of:=ATAN([.D343]/(-[.F343]))*180/3.14" office:value-type="float" office:value="11.7496409575996">
            <text:p>11.7496409576</text:p>
          </table:table-cell>
        </table:table-row>
        <table:table-row table:style-name="ro1">
          <table:table-cell office:value-type="string">
            <text:p>2014-01-04_17:07:24_100921</text:p>
          </table:table-cell>
          <table:table-cell office:value-type="float" office:value="44.2">
            <text:p>44.2</text:p>
          </table:table-cell>
          <table:table-cell office:value-type="float" office:value="-100">
            <text:p>-100</text:p>
          </table:table-cell>
          <table:table-cell office:value-type="float" office:value="167">
            <text:p>167</text:p>
          </table:table-cell>
          <table:table-cell table:formula="of:=([.D344]+[.D343]+[.D342])/3" office:value-type="float" office:value="94.3333333333333">
            <text:p>94.33333333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/>
          <table:table-cell table:formula="of:=ATAN([.D344]/(-[.F344]))*180/3.14" office:value-type="float" office:value="-83.5515854586253">
            <text:p>-83.5515854586</text:p>
          </table:table-cell>
        </table:table-row>
        <table:table-row table:style-name="ro1">
          <table:table-cell office:value-type="string">
            <text:p>2014-01-04_17:07:24_109226</text:p>
          </table:table-cell>
          <table:table-cell office:value-type="float" office:value="44.3">
            <text:p>44.3</text:p>
          </table:table-cell>
          <table:table-cell office:value-type="float" office:value="-100">
            <text:p>-100</text:p>
          </table:table-cell>
          <table:table-cell office:value-type="float" office:value="167">
            <text:p>167</text:p>
          </table:table-cell>
          <table:table-cell table:formula="of:=([.D345]+[.D344]+[.D343])/3" office:value-type="float" office:value="130.666666666667">
            <text:p>130.666666666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/>
          <table:table-cell table:formula="of:=ATAN([.D345]/(-[.F345]))*180/3.14" office:value-type="float" office:value="-83.5515854586253">
            <text:p>-83.5515854586</text:p>
          </table:table-cell>
        </table:table-row>
        <table:table-row table:style-name="ro1">
          <table:table-cell office:value-type="string">
            <text:p>2014-01-04_17:07:24_117480</text:p>
          </table:table-cell>
          <table:table-cell office:value-type="float" office:value="44.4">
            <text:p>44.4</text:p>
          </table:table-cell>
          <table:table-cell office:value-type="float" office:value="-174">
            <text:p>-174</text:p>
          </table:table-cell>
          <table:table-cell office:value-type="float" office:value="-56">
            <text:p>-56</text:p>
          </table:table-cell>
          <table:table-cell table:formula="of:=([.D346]+[.D345]+[.D344])/3" office:value-type="float" office:value="92.6666666666667">
            <text:p>92.6666666667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/>
          <table:table-cell table:formula="of:=ATAN([.D346]/(-[.F346]))*180/3.14" office:value-type="float" office:value="-7.85729661650757">
            <text:p>-7.8572966165</text:p>
          </table:table-cell>
        </table:table-row>
        <table:table-row table:style-name="ro1">
          <table:table-cell office:value-type="string">
            <text:p>2014-01-04_17:07:24_126683</text:p>
          </table:table-cell>
          <table:table-cell office:value-type="float" office:value="44.5">
            <text:p>44.5</text:p>
          </table:table-cell>
          <table:table-cell office:value-type="float" office:value="-174">
            <text:p>-174</text:p>
          </table:table-cell>
          <table:table-cell office:value-type="float" office:value="-56">
            <text:p>-56</text:p>
          </table:table-cell>
          <table:table-cell table:formula="of:=([.D347]+[.D346]+[.D345])/3" office:value-type="float" office:value="18.3333333333333">
            <text:p>18.3333333333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/>
          <table:table-cell table:formula="of:=ATAN([.D347]/(-[.F347]))*180/3.14" office:value-type="float" office:value="-7.85729661650757">
            <text:p>-7.8572966165</text:p>
          </table:table-cell>
        </table:table-row>
        <table:table-row table:style-name="ro1">
          <table:table-cell office:value-type="string">
            <text:p>2014-01-04_17:07:24_134933</text:p>
          </table:table-cell>
          <table:table-cell office:value-type="float" office:value="44.6">
            <text:p>44.6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48]+[.D347]+[.D346])/3" office:value-type="float" office:value="-0.666666666666667">
            <text:p>-0.6666666667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/>
          <table:table-cell table:formula="of:=ATAN([.D348]/(-[.F348]))*180/3.14" office:value-type="float" office:value="20.1465168537068">
            <text:p>20.1465168537</text:p>
          </table:table-cell>
        </table:table-row>
        <table:table-row table:style-name="ro1">
          <table:table-cell office:value-type="string">
            <text:p>2014-01-04_17:07:24_143243</text:p>
          </table:table-cell>
          <table:table-cell office:value-type="float" office:value="44.7">
            <text:p>44.7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49]+[.D348]+[.D347])/3" office:value-type="float" office:value="54.6666666666667">
            <text:p>54.6666666667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/>
          <table:table-cell table:formula="of:=ATAN([.D349]/(-[.F349]))*180/3.14" office:value-type="float" office:value="20.1465168537068">
            <text:p>20.1465168537</text:p>
          </table:table-cell>
        </table:table-row>
        <table:table-row table:style-name="ro1">
          <table:table-cell office:value-type="string">
            <text:p>2014-01-04_17:07:24_151498</text:p>
          </table:table-cell>
          <table:table-cell office:value-type="float" office:value="44.8">
            <text:p>44.8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50]+[.D349]+[.D348])/3" office:value-type="float" office:value="110">
            <text:p>11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  <table:table-cell/>
          <table:table-cell table:formula="of:=ATAN([.D350]/(-[.F350]))*180/3.14" office:value-type="float" office:value="20.1465168537068">
            <text:p>20.1465168537</text:p>
          </table:table-cell>
        </table:table-row>
        <table:table-row table:style-name="ro1">
          <table:table-cell office:value-type="string">
            <text:p>2014-01-04_17:07:24_159767</text:p>
          </table:table-cell>
          <table:table-cell office:value-type="float" office:value="44.9">
            <text:p>44.9</text:p>
          </table:table-cell>
          <table:table-cell table:number-columns-repeated="2" office:value-type="float" office:value="84">
            <text:p>84</text:p>
          </table:table-cell>
          <table:table-cell table:formula="of:=([.D351]+[.D350]+[.D349])/3" office:value-type="float" office:value="101.333333333333">
            <text:p>101.3333333333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  <table:table-cell/>
          <table:table-cell table:formula="of:=ATAN([.D351]/(-[.F351]))*180/3.14" office:value-type="float" office:value="20.2351177735172">
            <text:p>20.2351177735</text:p>
          </table:table-cell>
        </table:table-row>
        <table:table-row table:style-name="ro1">
          <table:table-cell office:value-type="string">
            <text:p>2014-01-04_17:07:24_168015</text:p>
          </table:table-cell>
          <table:table-cell office:value-type="float" office:value="45">
            <text:p>45</text:p>
          </table:table-cell>
          <table:table-cell table:number-columns-repeated="2" office:value-type="float" office:value="84">
            <text:p>84</text:p>
          </table:table-cell>
          <table:table-cell table:formula="of:=([.D352]+[.D351]+[.D350])/3" office:value-type="float" office:value="92.6666666666667">
            <text:p>92.666666666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/>
          <table:table-cell table:formula="of:=ATAN([.D352]/(-[.F352]))*180/3.14" office:value-type="float" office:value="20.2351177735172">
            <text:p>20.2351177735</text:p>
          </table:table-cell>
        </table:table-row>
        <table:table-row table:style-name="ro1">
          <table:table-cell office:value-type="string">
            <text:p>2014-01-04_17:07:24_176272</text:p>
          </table:table-cell>
          <table:table-cell office:value-type="float" office:value="45.1">
            <text:p>45.1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formula="of:=([.D353]+[.D352]+[.D351])/3" office:value-type="float" office:value="105.666666666667">
            <text:p>105.6666666667</text:p>
          </table:table-cell>
          <table:table-cell office:value-type="float" office:value="-449">
            <text:p>-44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/>
          <table:table-cell table:formula="of:=ATAN([.D353]/(-[.F353]))*180/3.14" office:value-type="float" office:value="18.3676618546279">
            <text:p>18.3676618546</text:p>
          </table:table-cell>
        </table:table-row>
        <table:table-row table:style-name="ro1">
          <table:table-cell office:value-type="string">
            <text:p>2014-01-04_17:07:24_184508</text:p>
          </table:table-cell>
          <table:table-cell office:value-type="float" office:value="45.2">
            <text:p>45.2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formula="of:=([.D354]+[.D353]+[.D352])/3" office:value-type="float" office:value="127.333333333333">
            <text:p>127.3333333333</text:p>
          </table:table-cell>
          <table:table-cell office:value-type="float" office:value="-449">
            <text:p>-44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/>
          <table:table-cell table:formula="of:=ATAN([.D354]/(-[.F354]))*180/3.14" office:value-type="float" office:value="18.3676618546279">
            <text:p>18.3676618546</text:p>
          </table:table-cell>
        </table:table-row>
        <table:table-row table:style-name="ro1">
          <table:table-cell office:value-type="string">
            <text:p>2014-01-04_17:07:24_192764</text:p>
          </table:table-cell>
          <table:table-cell office:value-type="float" office:value="45.3">
            <text:p>45.3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5]+[.D354]+[.D353])/3" office:value-type="float" office:value="138">
            <text:p>13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/>
          <table:table-cell table:formula="of:=ATAN([.D355]/(-[.F355]))*180/3.14" office:value-type="float" office:value="-46.2852822044191">
            <text:p>-46.2852822044</text:p>
          </table:table-cell>
        </table:table-row>
        <table:table-row table:style-name="ro1">
          <table:table-cell office:value-type="string">
            <text:p>2014-01-04_17:07:24_201027</text:p>
          </table:table-cell>
          <table:table-cell office:value-type="float" office:value="45.4">
            <text:p>45.4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6]+[.D355]+[.D354])/3" office:value-type="float" office:value="127">
            <text:p>127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/>
          <table:table-cell table:formula="of:=ATAN([.D356]/(-[.F356]))*180/3.14" office:value-type="float" office:value="-46.2852822044191">
            <text:p>-46.2852822044</text:p>
          </table:table-cell>
        </table:table-row>
        <table:table-row table:style-name="ro1">
          <table:table-cell office:value-type="string">
            <text:p>2014-01-04_17:07:24_209296</text:p>
          </table:table-cell>
          <table:table-cell office:value-type="float" office:value="45.5">
            <text:p>45.5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7]+[.D356]+[.D355])/3"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/>
          <table:table-cell table:formula="of:=ATAN([.D357]/(-[.F357]))*180/3.14" office:value-type="float" office:value="-46.2852822044191">
            <text:p>-46.2852822044</text:p>
          </table:table-cell>
        </table:table-row>
        <table:table-row table:style-name="ro1">
          <table:table-cell office:value-type="string">
            <text:p>2014-01-04_17:07:24_217549</text:p>
          </table:table-cell>
          <table:table-cell office:value-type="float" office:value="45.6">
            <text:p>45.6</text:p>
          </table:table-cell>
          <table:table-cell office:value-type="float" office:value="-67">
            <text:p>-67</text:p>
          </table:table-cell>
          <table:table-cell office:value-type="float" office:value="40">
            <text:p>40</text:p>
          </table:table-cell>
          <table:table-cell table:formula="of:=([.D358]+[.D357]+[.D356])/3" office:value-type="float" office:value="90.6666666666667">
            <text:p>90.6666666667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/>
          <table:table-cell table:formula="of:=ATAN([.D358]/(-[.F358]))*180/3.14" office:value-type="float" office:value="5.81456607393218">
            <text:p>5.8145660739</text:p>
          </table:table-cell>
        </table:table-row>
        <table:table-row table:style-name="ro1">
          <table:table-cell office:value-type="string">
            <text:p>2014-01-04_17:07:24_225868</text:p>
          </table:table-cell>
          <table:table-cell office:value-type="float" office:value="45.7">
            <text:p>45.7</text:p>
          </table:table-cell>
          <table:table-cell office:value-type="float" office:value="-67">
            <text:p>-67</text:p>
          </table:table-cell>
          <table:table-cell office:value-type="float" office:value="40">
            <text:p>40</text:p>
          </table:table-cell>
          <table:table-cell table:formula="of:=([.D359]+[.D358]+[.D357])/3" office:value-type="float" office:value="65.3333333333333">
            <text:p>65.3333333333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/>
          <table:table-cell table:formula="of:=ATAN([.D359]/(-[.F359]))*180/3.14" office:value-type="float" office:value="5.81456607393218">
            <text:p>5.8145660739</text:p>
          </table:table-cell>
        </table:table-row>
        <table:table-row table:style-name="ro1">
          <table:table-cell office:value-type="string">
            <text:p>2014-01-04_17:07:24_234189</text:p>
          </table:table-cell>
          <table:table-cell office:value-type="float" office:value="45.8">
            <text:p>45.8</text:p>
          </table:table-cell>
          <table:table-cell office:value-type="float" office:value="-34">
            <text:p>-34</text:p>
          </table:table-cell>
          <table:table-cell office:value-type="float" office:value="41">
            <text:p>41</text:p>
          </table:table-cell>
          <table:table-cell table:formula="of:=([.D360]+[.D359]+[.D358])/3" office:value-type="float" office:value="40.3333333333333">
            <text:p>40.3333333333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/>
          <table:table-cell table:formula="of:=ATAN([.D360]/(-[.F360]))*180/3.14" office:value-type="float" office:value="8.02388001591173">
            <text:p>8.0238800159</text:p>
          </table:table-cell>
        </table:table-row>
        <table:table-row table:style-name="ro1">
          <table:table-cell office:value-type="string">
            <text:p>2014-01-04_17:07:24_242482</text:p>
          </table:table-cell>
          <table:table-cell office:value-type="float" office:value="45.9">
            <text:p>45.9</text:p>
          </table:table-cell>
          <table:table-cell office:value-type="float" office:value="-34">
            <text:p>-34</text:p>
          </table:table-cell>
          <table:table-cell office:value-type="float" office:value="41">
            <text:p>41</text:p>
          </table:table-cell>
          <table:table-cell table:formula="of:=([.D361]+[.D360]+[.D359])/3" office:value-type="float" office:value="40.6666666666667">
            <text:p>40.6666666667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/>
          <table:table-cell table:formula="of:=ATAN([.D361]/(-[.F361]))*180/3.14" office:value-type="float" office:value="8.02388001591173">
            <text:p>8.0238800159</text:p>
          </table:table-cell>
        </table:table-row>
        <table:table-row table:style-name="ro1">
          <table:table-cell office:value-type="string">
            <text:p>2014-01-04_17:07:24_250699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2]+[.D361]+[.D360])/3" office:value-type="float" office:value="23">
            <text:p>2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/>
          <table:table-cell table:formula="of:=ATAN([.D362]/(-[.F362]))*180/3.14" office:value-type="float" office:value="-2.12823003477944">
            <text:p>-2.1282300348</text:p>
          </table:table-cell>
        </table:table-row>
        <table:table-row table:style-name="ro1">
          <table:table-cell office:value-type="string">
            <text:p>2014-01-04_17:07:24_258936</text:p>
          </table:table-cell>
          <table:table-cell office:value-type="float" office:value="46.1">
            <text:p>46.1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3]+[.D362]+[.D361])/3" office:value-type="float" office:value="5">
            <text:p>5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  <table:table-cell/>
          <table:table-cell table:formula="of:=ATAN([.D363]/(-[.F363]))*180/3.14" office:value-type="float" office:value="-2.12823003477944">
            <text:p>-2.1282300348</text:p>
          </table:table-cell>
        </table:table-row>
        <table:table-row table:style-name="ro1">
          <table:table-cell office:value-type="string">
            <text:p>2014-01-04_17:07:24_267196</text:p>
          </table:table-cell>
          <table:table-cell office:value-type="float" office:value="46.2">
            <text:p>46.2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4]+[.D363]+[.D362])/3" office:value-type="float" office:value="-13">
            <text:p>-1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  <table:table-cell/>
          <table:table-cell table:formula="of:=ATAN([.D364]/(-[.F364]))*180/3.14" office:value-type="float" office:value="-2.12823003477944">
            <text:p>-2.1282300348</text:p>
          </table:table-cell>
        </table:table-row>
        <table:table-row table:style-name="ro1">
          <table:table-cell office:value-type="string">
            <text:p>2014-01-04_17:07:24_275467</text:p>
          </table:table-cell>
          <table:table-cell office:value-type="float" office:value="46.3">
            <text:p>46.3</text:p>
          </table:table-cell>
          <table:table-cell office:value-type="float" office:value="26">
            <text:p>26</text:p>
          </table:table-cell>
          <table:table-cell office:value-type="float" office:value="-86">
            <text:p>-86</text:p>
          </table:table-cell>
          <table:table-cell table:formula="of:=([.D365]+[.D364]+[.D363])/3" office:value-type="float" office:value="-37.3333333333333">
            <text:p>-37.3333333333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  <table:table-cell/>
          <table:table-cell table:formula="of:=ATAN([.D365]/(-[.F365]))*180/3.14" office:value-type="float" office:value="-34.7608024037176">
            <text:p>-34.7608024037</text:p>
          </table:table-cell>
        </table:table-row>
        <table:table-row table:style-name="ro1">
          <table:table-cell office:value-type="string">
            <text:p>2014-01-04_17:07:24_283738</text:p>
          </table:table-cell>
          <table:table-cell office:value-type="float" office:value="46.4">
            <text:p>46.4</text:p>
          </table:table-cell>
          <table:table-cell office:value-type="float" office:value="26">
            <text:p>26</text:p>
          </table:table-cell>
          <table:table-cell office:value-type="float" office:value="-86">
            <text:p>-86</text:p>
          </table:table-cell>
          <table:table-cell table:formula="of:=([.D366]+[.D365]+[.D364])/3" office:value-type="float" office:value="-61.6666666666667">
            <text:p>-61.6666666667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/>
          <table:table-cell table:formula="of:=ATAN([.D366]/(-[.F366]))*180/3.14" office:value-type="float" office:value="-34.7608024037176">
            <text:p>-34.7608024037</text:p>
          </table:table-cell>
        </table:table-row>
        <table:table-row table:style-name="ro1">
          <table:table-cell office:value-type="string">
            <text:p>2014-01-04_17:07:24_292008</text:p>
          </table:table-cell>
          <table:table-cell office:value-type="float" office:value="46.5">
            <text:p>46.5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7]+[.D366]+[.D365])/3" office:value-type="float" office:value="-51.6666666666667">
            <text:p>-51.6666666667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/>
          <table:table-cell table:formula="of:=ATAN([.D367]/(-[.F367]))*180/3.14" office:value-type="float" office:value="2.18397029392614">
            <text:p>2.1839702939</text:p>
          </table:table-cell>
        </table:table-row>
        <table:table-row table:style-name="ro1">
          <table:table-cell office:value-type="string">
            <text:p>2014-01-04_17:07:24_300289</text:p>
          </table:table-cell>
          <table:table-cell office:value-type="float" office:value="46.6">
            <text:p>46.6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8]+[.D367]+[.D366])/3" office:value-type="float" office:value="-17.3333333333333">
            <text:p>-17.3333333333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/>
          <table:table-cell table:formula="of:=ATAN([.D368]/(-[.F368]))*180/3.14" office:value-type="float" office:value="2.18397029392614">
            <text:p>2.1839702939</text:p>
          </table:table-cell>
        </table:table-row>
        <table:table-row table:style-name="ro1">
          <table:table-cell office:value-type="string">
            <text:p>2014-01-04_17:07:24_308693</text:p>
          </table:table-cell>
          <table:table-cell office:value-type="float" office:value="46.7">
            <text:p>46.7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9]+[.D368]+[.D367])/3" office:value-type="float" office:value="17">
            <text:p>17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/>
          <table:table-cell table:formula="of:=ATAN([.D369]/(-[.F369]))*180/3.14" office:value-type="float" office:value="2.18397029392614">
            <text:p>2.1839702939</text:p>
          </table:table-cell>
        </table:table-row>
        <table:table-row table:style-name="ro1">
          <table:table-cell office:value-type="string">
            <text:p>2014-01-04_17:07:24_317000</text:p>
          </table:table-cell>
          <table:table-cell office:value-type="float" office:value="46.8">
            <text:p>46.8</text:p>
          </table:table-cell>
          <table:table-cell office:value-type="float" office:value="-114">
            <text:p>-114</text:p>
          </table:table-cell>
          <table:table-cell office:value-type="float" office:value="-66">
            <text:p>-66</text:p>
          </table:table-cell>
          <table:table-cell table:formula="of:=([.D370]+[.D369]+[.D368])/3" office:value-type="float" office:value="-10.6666666666667">
            <text:p>-10.6666666667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/>
          <table:table-cell table:formula="of:=ATAN([.D370]/(-[.F370]))*180/3.14" office:value-type="float" office:value="-13.0896265576339">
            <text:p>-13.0896265576</text:p>
          </table:table-cell>
        </table:table-row>
        <table:table-row table:style-name="ro1">
          <table:table-cell office:value-type="string">
            <text:p>2014-01-04_17:07:24_325313</text:p>
          </table:table-cell>
          <table:table-cell office:value-type="float" office:value="46.9">
            <text:p>46.9</text:p>
          </table:table-cell>
          <table:table-cell office:value-type="float" office:value="-114">
            <text:p>-114</text:p>
          </table:table-cell>
          <table:table-cell office:value-type="float" office:value="-66">
            <text:p>-66</text:p>
          </table:table-cell>
          <table:table-cell table:formula="of:=([.D371]+[.D370]+[.D369])/3" office:value-type="float" office:value="-38.3333333333333">
            <text:p>-38.3333333333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  <table:table-cell/>
          <table:table-cell table:formula="of:=ATAN([.D371]/(-[.F371]))*180/3.14" office:value-type="float" office:value="-13.0896265576339">
            <text:p>-13.0896265576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2]/ABS([.I3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3]/ABS([.I3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4]/ABS([.I3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5]/ABS([.I3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6]/ABS([.I3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7]/ABS([.I3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8]/ABS([.I3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9]/ABS([.I3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0]/ABS([.I3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1]/ABS([.I3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2]/ABS([.I3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3]/ABS([.I3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4]/ABS([.I3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5]/ABS([.I3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6]/ABS([.I3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7]/ABS([.I3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8]/ABS([.I3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9]/ABS([.I3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0]/ABS([.I3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1]/ABS([.I3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2]/ABS([.I3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3]/ABS([.I3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4]/ABS([.I3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5]/ABS([.I3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6]/ABS([.I3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7]/ABS([.I3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8]/ABS([.I3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9]/ABS([.I3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0]/ABS([.I4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1]/ABS([.I4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2]/ABS([.I4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3]/ABS([.I4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4]/ABS([.I4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5]/ABS([.I4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6]/ABS([.I4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7]/ABS([.I4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8]/ABS([.I4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9]/ABS([.I4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0]/ABS([.I4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1]/ABS([.I4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2]/ABS([.I4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3]/ABS([.I4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4]/ABS([.I4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5]/ABS([.I4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6]/ABS([.I4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7]/ABS([.I4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8]/ABS([.I4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9]/ABS([.I4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0]/ABS([.I4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1]/ABS([.I4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2]/ABS([.I4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3]/ABS([.I4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4]/ABS([.I4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5]/ABS([.I4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6]/ABS([.I4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7]/ABS([.I4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8]/ABS([.I4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9]/ABS([.I4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0]/ABS([.I4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1]/ABS([.I4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2]/ABS([.I4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3]/ABS([.I4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4]/ABS([.I4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5]/ABS([.I4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6]/ABS([.I4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7]/ABS([.I4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8]/ABS([.I4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9]/ABS([.I4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0]/ABS([.I4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1]/ABS([.I4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2]/ABS([.I4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3]/ABS([.I4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4]/ABS([.I4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5]/ABS([.I4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6]/ABS([.I4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7]/ABS([.I4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8]/ABS([.I4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9]/ABS([.I4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0]/ABS([.I4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1]/ABS([.I4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2]/ABS([.I4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3]/ABS([.I4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4]/ABS([.I4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5]/ABS([.I4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6]/ABS([.I4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7]/ABS([.I4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8]/ABS([.I4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9]/ABS([.I4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0]/ABS([.I4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1]/ABS([.I4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2]/ABS([.I4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3]/ABS([.I4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4]/ABS([.I4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5]/ABS([.I4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6]/ABS([.I4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7]/ABS([.I4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8]/ABS([.I4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9]/ABS([.I4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0]/ABS([.I4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1]/ABS([.I4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2]/ABS([.I4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3]/ABS([.I4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4]/ABS([.I4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5]/ABS([.I4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6]/ABS([.I4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7]/ABS([.I4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8]/ABS([.I4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9]/ABS([.I4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0]/ABS([.I4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1]/ABS([.I4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2]/ABS([.I4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3]/ABS([.I4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4]/ABS([.I4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5]/ABS([.I4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6]/ABS([.I4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7]/ABS([.I4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8]/ABS([.I4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9]/ABS([.I4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0]/ABS([.I4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1]/ABS([.I4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2]/ABS([.I4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3]/ABS([.I4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4]/ABS([.I4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5]/ABS([.I4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6]/ABS([.I4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7]/ABS([.I4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8]/ABS([.I4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9]/ABS([.I4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0]/ABS([.I5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1]/ABS([.I5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2]/ABS([.I5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3]/ABS([.I5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4]/ABS([.I5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5]/ABS([.I5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6]/ABS([.I5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7]/ABS([.I5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8]/ABS([.I5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9]/ABS([.I5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0]/ABS([.I5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1]/ABS([.I5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2]/ABS([.I5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3]/ABS([.I5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4]/ABS([.I5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5]/ABS([.I5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6]/ABS([.I5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7]/ABS([.I5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8]/ABS([.I5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9]/ABS([.I5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0]/ABS([.I5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1]/ABS([.I5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2]/ABS([.I5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3]/ABS([.I5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4]/ABS([.I5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5]/ABS([.I5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6]/ABS([.I5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7]/ABS([.I5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8]/ABS([.I5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9]/ABS([.I5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0]/ABS([.I5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1]/ABS([.I5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2]/ABS([.I5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3]/ABS([.I5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4]/ABS([.I5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5]/ABS([.I5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6]/ABS([.I5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7]/ABS([.I5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8]/ABS([.I5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9]/ABS([.I5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0]/ABS([.I5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1]/ABS([.I5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2]/ABS([.I5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3]/ABS([.I5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4]/ABS([.I5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5]/ABS([.I5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6]/ABS([.I5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7]/ABS([.I5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8]/ABS([.I5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9]/ABS([.I5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0]/ABS([.I5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1]/ABS([.I5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2]/ABS([.I5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3]/ABS([.I5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4]/ABS([.I5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5]/ABS([.I5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6]/ABS([.I5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7]/ABS([.I5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8]/ABS([.I5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9]/ABS([.I5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0]/ABS([.I5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1]/ABS([.I5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2]/ABS([.I5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3]/ABS([.I5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4]/ABS([.I5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5]/ABS([.I5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6]/ABS([.I5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7]/ABS([.I5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8]/ABS([.I5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9]/ABS([.I5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0]/ABS([.I5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1]/ABS([.I5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2]/ABS([.I5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3]/ABS([.I5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4]/ABS([.I5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5]/ABS([.I5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6]/ABS([.I5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7]/ABS([.I5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8]/ABS([.I5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9]/ABS([.I5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0]/ABS([.I5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1]/ABS([.I5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2]/ABS([.I5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3]/ABS([.I5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4]/ABS([.I5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5]/ABS([.I5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6]/ABS([.I5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7]/ABS([.I5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8]/ABS([.I5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9]/ABS([.I5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0]/ABS([.I5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1]/ABS([.I5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2]/ABS([.I5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3]/ABS([.I5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4]/ABS([.I5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5]/ABS([.I5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6]/ABS([.I5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7]/ABS([.I5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8]/ABS([.I5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9]/ABS([.I5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0]/ABS([.I6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1]/ABS([.I6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2]/ABS([.I6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3]/ABS([.I6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4]/ABS([.I6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5]/ABS([.I6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6]/ABS([.I6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7]/ABS([.I6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8]/ABS([.I6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9]/ABS([.I6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0]/ABS([.I6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1]/ABS([.I6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2]/ABS([.I6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3]/ABS([.I6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4]/ABS([.I6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5]/ABS([.I6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6]/ABS([.I6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7]/ABS([.I6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8]/ABS([.I6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9]/ABS([.I6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0]/ABS([.I6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1]/ABS([.I6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2]/ABS([.I6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3]/ABS([.I6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4]/ABS([.I6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5]/ABS([.I6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6]/ABS([.I6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7]/ABS([.I6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8]/ABS([.I6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9]/ABS([.I6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0]/ABS([.I6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1]/ABS([.I6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2]/ABS([.I6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3]/ABS([.I6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4]/ABS([.I6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5]/ABS([.I6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6]/ABS([.I6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7]/ABS([.I6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8]/ABS([.I6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9]/ABS([.I6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0]/ABS([.I6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1]/ABS([.I6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2]/ABS([.I6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3]/ABS([.I6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4]/ABS([.I6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5]/ABS([.I6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6]/ABS([.I6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7]/ABS([.I6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8]/ABS([.I6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9]/ABS([.I6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0]/ABS([.I6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1]/ABS([.I6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2]/ABS([.I6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3]/ABS([.I6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4]/ABS([.I6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5]/ABS([.I6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6]/ABS([.I6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7]/ABS([.I6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8]/ABS([.I6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9]/ABS([.I6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0]/ABS([.I6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1]/ABS([.I6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2]/ABS([.I6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3]/ABS([.I6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4]/ABS([.I6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5]/ABS([.I6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6]/ABS([.I6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7]/ABS([.I6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8]/ABS([.I6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9]/ABS([.I6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0]/ABS([.I6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1]/ABS([.I6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2]/ABS([.I6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3]/ABS([.I6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4]/ABS([.I6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5]/ABS([.I6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6]/ABS([.I6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7]/ABS([.I6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8]/ABS([.I6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9]/ABS([.I6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0]/ABS([.I6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1]/ABS([.I6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2]/ABS([.I6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3]/ABS([.I6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4]/ABS([.I6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5]/ABS([.I6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6]/ABS([.I6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7]/ABS([.I6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8]/ABS([.I6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9]/ABS([.I6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0]/ABS([.I6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1]/ABS([.I6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2]/ABS([.I6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3]/ABS([.I6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4]/ABS([.I6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5]/ABS([.I6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6]/ABS([.I6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7]/ABS([.I6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8]/ABS([.I6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9]/ABS([.I6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0]/ABS([.I7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1]/ABS([.I7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2]/ABS([.I7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3]/ABS([.I7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4]/ABS([.I7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5]/ABS([.I7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6]/ABS([.I7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7]/ABS([.I7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8]/ABS([.I7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9]/ABS([.I7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0]/ABS([.I7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1]/ABS([.I7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2]/ABS([.I7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3]/ABS([.I7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4]/ABS([.I7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5]/ABS([.I7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6]/ABS([.I7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7]/ABS([.I7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8]/ABS([.I7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9]/ABS([.I7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0]/ABS([.I7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1]/ABS([.I7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2]/ABS([.I7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3]/ABS([.I7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4]/ABS([.I7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5]/ABS([.I7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6]/ABS([.I7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7]/ABS([.I7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8]/ABS([.I7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9]/ABS([.I7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0]/ABS([.I7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1]/ABS([.I7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2]/ABS([.I7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3]/ABS([.I7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4]/ABS([.I7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5]/ABS([.I7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6]/ABS([.I7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7]/ABS([.I7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8]/ABS([.I7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9]/ABS([.I7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0]/ABS([.I7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1]/ABS([.I7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2]/ABS([.I7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3]/ABS([.I7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4]/ABS([.I7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5]/ABS([.I7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6]/ABS([.I7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7]/ABS([.I7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8]/ABS([.I7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9]/ABS([.I7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0]/ABS([.I7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1]/ABS([.I7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2]/ABS([.I7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3]/ABS([.I7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4]/ABS([.I7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5]/ABS([.I7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6]/ABS([.I7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7]/ABS([.I7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8]/ABS([.I7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9]/ABS([.I7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0]/ABS([.I7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1]/ABS([.I7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2]/ABS([.I7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3]/ABS([.I7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4]/ABS([.I7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5]/ABS([.I7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6]/ABS([.I7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7]/ABS([.I7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8]/ABS([.I7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9]/ABS([.I7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0]/ABS([.I7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1]/ABS([.I7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2]/ABS([.I7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3]/ABS([.I7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4]/ABS([.I7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5]/ABS([.I7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6]/ABS([.I7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7]/ABS([.I7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8]/ABS([.I7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9]/ABS([.I7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0]/ABS([.I7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1]/ABS([.I7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2]/ABS([.I7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3]/ABS([.I7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4]/ABS([.I7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5]/ABS([.I7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6]/ABS([.I7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7]/ABS([.I7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8]/ABS([.I7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9]/ABS([.I7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0]/ABS([.I7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1]/ABS([.I7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2]/ABS([.I7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3]/ABS([.I7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4]/ABS([.I7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5]/ABS([.I7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6]/ABS([.I7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7]/ABS([.I7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8]/ABS([.I7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9]/ABS([.I7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0]/ABS([.I8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1]/ABS([.I8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2]/ABS([.I8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3]/ABS([.I8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4]/ABS([.I8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5]/ABS([.I8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6]/ABS([.I8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7]/ABS([.I8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8]/ABS([.I8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9]/ABS([.I8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0]/ABS([.I8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1]/ABS([.I8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2]/ABS([.I8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3]/ABS([.I8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4]/ABS([.I8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5]/ABS([.I8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6]/ABS([.I8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7]/ABS([.I8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8]/ABS([.I8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9]/ABS([.I8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0]/ABS([.I8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1]/ABS([.I8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2]/ABS([.I8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3]/ABS([.I8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4]/ABS([.I8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5]/ABS([.I8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6]/ABS([.I8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7]/ABS([.I8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8]/ABS([.I8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9]/ABS([.I8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0]/ABS([.I8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1]/ABS([.I8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2]/ABS([.I8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3]/ABS([.I8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4]/ABS([.I8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5]/ABS([.I8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6]/ABS([.I8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7]/ABS([.I8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8]/ABS([.I8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9]/ABS([.I8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0]/ABS([.I8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1]/ABS([.I8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2]/ABS([.I8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3]/ABS([.I8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4]/ABS([.I8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5]/ABS([.I8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6]/ABS([.I8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7]/ABS([.I8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8]/ABS([.I8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9]/ABS([.I8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0]/ABS([.I8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1]/ABS([.I8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2]/ABS([.I8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3]/ABS([.I8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4]/ABS([.I8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5]/ABS([.I8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6]/ABS([.I8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7]/ABS([.I8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8]/ABS([.I8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9]/ABS([.I8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0]/ABS([.I8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1]/ABS([.I8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2]/ABS([.I8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3]/ABS([.I8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4]/ABS([.I8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5]/ABS([.I8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6]/ABS([.I8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7]/ABS([.I8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8]/ABS([.I8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9]/ABS([.I8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0]/ABS([.I8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1]/ABS([.I8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2]/ABS([.I8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3]/ABS([.I8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4]/ABS([.I8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5]/ABS([.I8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6]/ABS([.I8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7]/ABS([.I8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8]/ABS([.I8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9]/ABS([.I8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0]/ABS([.I8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1]/ABS([.I8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2]/ABS([.I8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3]/ABS([.I8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4]/ABS([.I8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5]/ABS([.I8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6]/ABS([.I8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7]/ABS([.I8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8]/ABS([.I8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9]/ABS([.I8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0]/ABS([.I8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1]/ABS([.I8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2]/ABS([.I8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3]/ABS([.I8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4]/ABS([.I8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5]/ABS([.I8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6]/ABS([.I8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7]/ABS([.I8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8]/ABS([.I8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9]/ABS([.I8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0]/ABS([.I9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1]/ABS([.I9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2]/ABS([.I9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3]/ABS([.I9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4]/ABS([.I9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5]/ABS([.I9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6]/ABS([.I9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7]/ABS([.I9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8]/ABS([.I9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9]/ABS([.I9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0]/ABS([.I9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1]/ABS([.I9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2]/ABS([.I9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3]/ABS([.I9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4]/ABS([.I9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5]/ABS([.I9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6]/ABS([.I9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7]/ABS([.I9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8]/ABS([.I9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9]/ABS([.I9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0]/ABS([.I9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1]/ABS([.I9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2]/ABS([.I9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3]/ABS([.I9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4]/ABS([.I9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5]/ABS([.I9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6]/ABS([.I9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7]/ABS([.I9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8]/ABS([.I9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9]/ABS([.I9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0]/ABS([.I9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1]/ABS([.I9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2]/ABS([.I9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3]/ABS([.I9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4]/ABS([.I9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5]/ABS([.I9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6]/ABS([.I9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7]/ABS([.I9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8]/ABS([.I9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9]/ABS([.I9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0]/ABS([.I9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1]/ABS([.I9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2]/ABS([.I9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3]/ABS([.I9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4]/ABS([.I9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5]/ABS([.I9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6]/ABS([.I9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7]/ABS([.I9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8]/ABS([.I9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9]/ABS([.I9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0]/ABS([.I9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1]/ABS([.I9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2]/ABS([.I9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3]/ABS([.I9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4]/ABS([.I9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5]/ABS([.I9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6]/ABS([.I9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7]/ABS([.I9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8]/ABS([.I9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9]/ABS([.I9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0]/ABS([.I9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1]/ABS([.I9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2]/ABS([.I9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3]/ABS([.I9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4]/ABS([.I9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5]/ABS([.I9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6]/ABS([.I9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7]/ABS([.I9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8]/ABS([.I9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9]/ABS([.I9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0]/ABS([.I9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1]/ABS([.I9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2]/ABS([.I9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3]/ABS([.I9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4]/ABS([.I9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5]/ABS([.I9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6]/ABS([.I9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7]/ABS([.I9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8]/ABS([.I9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9]/ABS([.I9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0]/ABS([.I9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1]/ABS([.I9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2]/ABS([.I9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3]/ABS([.I9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4]/ABS([.I9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5]/ABS([.I9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6]/ABS([.I9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7]/ABS([.I9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8]/ABS([.I9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9]/ABS([.I9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0]/ABS([.I9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1]/ABS([.I9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2]/ABS([.I9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3]/ABS([.I9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4]/ABS([.I9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5]/ABS([.I9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6]/ABS([.I9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7]/ABS([.I9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8]/ABS([.I9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9]/ABS([.I9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0]/ABS([.I10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1]/ABS([.I10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2]/ABS([.I10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3]/ABS([.I10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4]/ABS([.I10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5]/ABS([.I10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6]/ABS([.I10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7]/ABS([.I10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8]/ABS([.I10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9]/ABS([.I10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0]/ABS([.I10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1]/ABS([.I10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2]/ABS([.I10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3]/ABS([.I10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4]/ABS([.I10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5]/ABS([.I10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6]/ABS([.I10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7]/ABS([.I10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8]/ABS([.I10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9]/ABS([.I10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0]/ABS([.I10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1]/ABS([.I10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2]/ABS([.I10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3]/ABS([.I10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4]/ABS([.I10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5]/ABS([.I10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6]/ABS([.I10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7]/ABS([.I10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8]/ABS([.I10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9]/ABS([.I10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0]/ABS([.I10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1]/ABS([.I10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2]/ABS([.I10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3]/ABS([.I10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4]/ABS([.I10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5]/ABS([.I10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6]/ABS([.I10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7]/ABS([.I10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8]/ABS([.I10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9]/ABS([.I10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0]/ABS([.I10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1]/ABS([.I10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2]/ABS([.I10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3]/ABS([.I10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4]/ABS([.I10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5]/ABS([.I10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6]/ABS([.I10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7]/ABS([.I10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8]/ABS([.I10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9]/ABS([.I10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0]/ABS([.I10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1]/ABS([.I10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2]/ABS([.I10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3]/ABS([.I10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4]/ABS([.I10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5]/ABS([.I10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6]/ABS([.I10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7]/ABS([.I10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8]/ABS([.I10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9]/ABS([.I10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0]/ABS([.I10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1]/ABS([.I10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2]/ABS([.I10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3]/ABS([.I10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4]/ABS([.I10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5]/ABS([.I10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6]/ABS([.I10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7]/ABS([.I10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8]/ABS([.I10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9]/ABS([.I10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0]/ABS([.I10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1]/ABS([.I10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2]/ABS([.I10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3]/ABS([.I10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4]/ABS([.I10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5]/ABS([.I10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6]/ABS([.I10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7]/ABS([.I10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8]/ABS([.I10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9]/ABS([.I10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0]/ABS([.I10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1]/ABS([.I10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2]/ABS([.I10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3]/ABS([.I10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4]/ABS([.I10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5]/ABS([.I10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6]/ABS([.I10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7]/ABS([.I10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8]/ABS([.I10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9]/ABS([.I10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0]/ABS([.I10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1]/ABS([.I10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2]/ABS([.I10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3]/ABS([.I10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4]/ABS([.I10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5]/ABS([.I10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6]/ABS([.I10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7]/ABS([.I10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8]/ABS([.I10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9]/ABS([.I10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0]/ABS([.I11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1]/ABS([.I11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2]/ABS([.I11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3]/ABS([.I11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4]/ABS([.I11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5]/ABS([.I11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6]/ABS([.I11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7]/ABS([.I11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8]/ABS([.I11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9]/ABS([.I11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0]/ABS([.I11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1]/ABS([.I11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2]/ABS([.I11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3]/ABS([.I11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4]/ABS([.I11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5]/ABS([.I11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6]/ABS([.I11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7]/ABS([.I11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8]/ABS([.I11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9]/ABS([.I11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0]/ABS([.I11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1]/ABS([.I11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2]/ABS([.I11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3]/ABS([.I11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4]/ABS([.I11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5]/ABS([.I11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6]/ABS([.I11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7]/ABS([.I11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8]/ABS([.I11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9]/ABS([.I11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0]/ABS([.I11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1]/ABS([.I11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2]/ABS([.I11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3]/ABS([.I11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4]/ABS([.I11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5]/ABS([.I11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6]/ABS([.I11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7]/ABS([.I11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8]/ABS([.I11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9]/ABS([.I11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0]/ABS([.I11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1]/ABS([.I11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2]/ABS([.I11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3]/ABS([.I11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4]/ABS([.I11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5]/ABS([.I11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6]/ABS([.I11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7]/ABS([.I11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8]/ABS([.I11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9]/ABS([.I11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0]/ABS([.I11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1]/ABS([.I11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2]/ABS([.I11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3]/ABS([.I11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4]/ABS([.I11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5]/ABS([.I11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6]/ABS([.I11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7]/ABS([.I11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8]/ABS([.I11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9]/ABS([.I11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0]/ABS([.I11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1]/ABS([.I11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2]/ABS([.I11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3]/ABS([.I11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4]/ABS([.I11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5]/ABS([.I11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6]/ABS([.I11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7]/ABS([.I11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8]/ABS([.I11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9]/ABS([.I11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0]/ABS([.I11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1]/ABS([.I11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2]/ABS([.I11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3]/ABS([.I11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4]/ABS([.I11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5]/ABS([.I11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6]/ABS([.I11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7]/ABS([.I11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8]/ABS([.I11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9]/ABS([.I11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0]/ABS([.I11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1]/ABS([.I11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2]/ABS([.I11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3]/ABS([.I11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4]/ABS([.I11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5]/ABS([.I11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6]/ABS([.I11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7]/ABS([.I11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8]/ABS([.I11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9]/ABS([.I11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0]/ABS([.I11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1]/ABS([.I11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2]/ABS([.I11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3]/ABS([.I11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4]/ABS([.I11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5]/ABS([.I11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6]/ABS([.I11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7]/ABS([.I11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8]/ABS([.I11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9]/ABS([.I11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0]/ABS([.I12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1]/ABS([.I12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2]/ABS([.I12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3]/ABS([.I12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4]/ABS([.I12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5]/ABS([.I12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6]/ABS([.I12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7]/ABS([.I12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8]/ABS([.I12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9]/ABS([.I12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0]/ABS([.I12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1]/ABS([.I12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2]/ABS([.I12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3]/ABS([.I12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4]/ABS([.I12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5]/ABS([.I12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6]/ABS([.I12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7]/ABS([.I12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8]/ABS([.I12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9]/ABS([.I12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0]/ABS([.I12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1]/ABS([.I12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2]/ABS([.I12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3]/ABS([.I12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4]/ABS([.I12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5]/ABS([.I12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6]/ABS([.I12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7]/ABS([.I12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8]/ABS([.I12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9]/ABS([.I12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0]/ABS([.I12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1]/ABS([.I12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2]/ABS([.I12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3]/ABS([.I12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4]/ABS([.I12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5]/ABS([.I12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6]/ABS([.I12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7]/ABS([.I12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8]/ABS([.I12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9]/ABS([.I12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0]/ABS([.I12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1]/ABS([.I12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2]/ABS([.I12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3]/ABS([.I12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4]/ABS([.I12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5]/ABS([.I12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6]/ABS([.I12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7]/ABS([.I12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8]/ABS([.I12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9]/ABS([.I12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0]/ABS([.I12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1]/ABS([.I12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2]/ABS([.I12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3]/ABS([.I12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4]/ABS([.I12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5]/ABS([.I12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6]/ABS([.I12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7]/ABS([.I12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8]/ABS([.I12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9]/ABS([.I12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0]/ABS([.I12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1]/ABS([.I12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2]/ABS([.I12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3]/ABS([.I12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4]/ABS([.I12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5]/ABS([.I12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6]/ABS([.I12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7]/ABS([.I12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8]/ABS([.I12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9]/ABS([.I12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0]/ABS([.I12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1]/ABS([.I12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2]/ABS([.I12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3]/ABS([.I12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4]/ABS([.I12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5]/ABS([.I12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6]/ABS([.I12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7]/ABS([.I12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8]/ABS([.I12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9]/ABS([.I12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0]/ABS([.I12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1]/ABS([.I12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2]/ABS([.I12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3]/ABS([.I12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4]/ABS([.I12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5]/ABS([.I12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6]/ABS([.I12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7]/ABS([.I12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8]/ABS([.I12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9]/ABS([.I12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0]/ABS([.I12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1]/ABS([.I12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2]/ABS([.I12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3]/ABS([.I12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4]/ABS([.I12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5]/ABS([.I12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6]/ABS([.I12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7]/ABS([.I12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8]/ABS([.I12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9]/ABS([.I12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0]/ABS([.I13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1]/ABS([.I13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2]/ABS([.I13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3]/ABS([.I13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4]/ABS([.I13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5]/ABS([.I13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6]/ABS([.I13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7]/ABS([.I13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8]/ABS([.I13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9]/ABS([.I13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0]/ABS([.I13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1]/ABS([.I13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2]/ABS([.I13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3]/ABS([.I13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4]/ABS([.I13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5]/ABS([.I13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6]/ABS([.I13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7]/ABS([.I13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8]/ABS([.I13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9]/ABS([.I13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0]/ABS([.I13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1]/ABS([.I13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2]/ABS([.I13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3]/ABS([.I13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4]/ABS([.I13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5]/ABS([.I13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6]/ABS([.I13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7]/ABS([.I13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8]/ABS([.I13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9]/ABS([.I13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0]/ABS([.I13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1]/ABS([.I13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2]/ABS([.I13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3]/ABS([.I13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4]/ABS([.I13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5]/ABS([.I13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6]/ABS([.I13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7]/ABS([.I13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8]/ABS([.I13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9]/ABS([.I13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0]/ABS([.I13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1]/ABS([.I13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2]/ABS([.I13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3]/ABS([.I13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4]/ABS([.I13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5]/ABS([.I13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6]/ABS([.I13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7]/ABS([.I13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8]/ABS([.I13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9]/ABS([.I13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0]/ABS([.I13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1]/ABS([.I13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2]/ABS([.I13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3]/ABS([.I13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4]/ABS([.I13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5]/ABS([.I13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6]/ABS([.I13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7]/ABS([.I13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8]/ABS([.I13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9]/ABS([.I13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0]/ABS([.I13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1]/ABS([.I13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2]/ABS([.I13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3]/ABS([.I13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4]/ABS([.I13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5]/ABS([.I13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6]/ABS([.I13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7]/ABS([.I13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8]/ABS([.I13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9]/ABS([.I13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0]/ABS([.I13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1]/ABS([.I13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2]/ABS([.I13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3]/ABS([.I13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4]/ABS([.I13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5]/ABS([.I13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6]/ABS([.I13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7]/ABS([.I13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8]/ABS([.I13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9]/ABS([.I13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0]/ABS([.I13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1]/ABS([.I13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2]/ABS([.I13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3]/ABS([.I13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4]/ABS([.I13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5]/ABS([.I13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6]/ABS([.I13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7]/ABS([.I13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8]/ABS([.I13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9]/ABS([.I13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0]/ABS([.I13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1]/ABS([.I13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2]/ABS([.I13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3]/ABS([.I13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4]/ABS([.I13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5]/ABS([.I13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6]/ABS([.I13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7]/ABS([.I13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8]/ABS([.I13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9]/ABS([.I13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0]/ABS([.I14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1]/ABS([.I14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2]/ABS([.I14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3]/ABS([.I14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4]/ABS([.I14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5]/ABS([.I14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6]/ABS([.I14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7]/ABS([.I14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8]/ABS([.I14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9]/ABS([.I14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0]/ABS([.I14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1]/ABS([.I14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2]/ABS([.I14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3]/ABS([.I14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4]/ABS([.I14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5]/ABS([.I14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6]/ABS([.I14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7]/ABS([.I14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8]/ABS([.I14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9]/ABS([.I14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0]/ABS([.I14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1]/ABS([.I14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2]/ABS([.I14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3]/ABS([.I14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4]/ABS([.I14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5]/ABS([.I14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6]/ABS([.I14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7]/ABS([.I14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8]/ABS([.I14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9]/ABS([.I14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0]/ABS([.I14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1]/ABS([.I14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2]/ABS([.I14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3]/ABS([.I14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4]/ABS([.I14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5]/ABS([.I14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6]/ABS([.I14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7]/ABS([.I14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8]/ABS([.I14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9]/ABS([.I14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0]/ABS([.I14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1]/ABS([.I14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2]/ABS([.I14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3]/ABS([.I14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4]/ABS([.I14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5]/ABS([.I14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6]/ABS([.I14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7]/ABS([.I14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8]/ABS([.I14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9]/ABS([.I14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0]/ABS([.I14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1]/ABS([.I14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2]/ABS([.I14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3]/ABS([.I14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4]/ABS([.I14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5]/ABS([.I14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6]/ABS([.I14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7]/ABS([.I14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8]/ABS([.I14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9]/ABS([.I14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0]/ABS([.I14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1]/ABS([.I14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2]/ABS([.I14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3]/ABS([.I14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4]/ABS([.I14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5]/ABS([.I14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6]/ABS([.I14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7]/ABS([.I14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8]/ABS([.I14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9]/ABS([.I14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0]/ABS([.I14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1]/ABS([.I14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2]/ABS([.I14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3]/ABS([.I14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4]/ABS([.I14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5]/ABS([.I14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6]/ABS([.I14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7]/ABS([.I14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8]/ABS([.I14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9]/ABS([.I14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0]/ABS([.I14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1]/ABS([.I14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2]/ABS([.I14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3]/ABS([.I14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4]/ABS([.I14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5]/ABS([.I14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6]/ABS([.I14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7]/ABS([.I14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8]/ABS([.I14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9]/ABS([.I1489]))*180/3.14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0:16:06</dc:date>
    <meta:generator>LibreOffice/3.5$Linux_X86_64 LibreOffice_project/350m1$Build-2</meta:generator>
    <meta:editing-duration>PT2M47S</meta:editing-duration>
    <meta:editing-cycles>3</meta:editing-cycles>
    <meta:document-statistic meta:table-count="1" meta:cell-count="66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1cm" svg:height="11.648cm" xlink:href=".." xlink:type="simple" chart:class="chart:bar" chart:style-name="ch1">
        <chart:legend chart:legend-position="end" svg:x="45.27cm" svg:y="5.525cm" style:legend-expansion="high" chart:style-name="ch2"/>
        <chart:plot-area chart:style-name="ch3" table:cell-range-address="Sheet1.B1:Sheet1.B371 Sheet1.D1:Sheet1.D371" chart:data-source-has-labels="both" svg:x="1.374cm" svg:y="1.063cm" svg:width="42.048cm" svg:height="9.933cm">
          <chartooo:coordinate-region svg:x="2.286cm" svg:y="1.262cm" svg:width="40.97cm" svg:height="9.535cm"/>
          <chart:axis chart:dimension="x" chart:name="primary-x" chart:style-name="ch4" chartooo:axis-type="auto">
            <chartooo:date-scale/>
            <chart:categories table:cell-range-address="Sheet1.B2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71" chart:label-cell-address="Sheet1.D1:Sheet1.D1" chart:class="chart:bar">
            <chart:data-point chart:repeated="3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153">
                <text:p>153</text:p>
                <draw:g>
                  <svg:desc>Sheet1.D2:Sheet1.D371</svg:desc>
                </draw:g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41cm" svg:height="12.563cm" xlink:href=".." xlink:type="simple" chart:class="chart:bar" chart:style-name="ch1">
        <chart:legend chart:legend-position="end" svg:x="45.116cm" svg:y="5.982cm" style:legend-expansion="high" chart:style-name="ch2"/>
        <chart:plot-area chart:style-name="ch3" table:cell-range-address="Sheet1.B1:Sheet1.B371 Sheet1.E1:Sheet1.E371" chart:data-source-has-labels="both" svg:x="1.374cm" svg:y="1.139cm" svg:width="41.894cm" svg:height="10.753cm">
          <chartooo:coordinate-region svg:x="2.286cm" svg:y="1.339cm" svg:width="40.815cm" svg:height="10.354cm"/>
          <chart:axis chart:dimension="x" chart:name="primary-x" chart:style-name="ch4" chartooo:axis-type="auto">
            <chartooo:date-scale/>
            <chart:categories table:cell-range-address="Sheet1.B2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371" chart:label-cell-address="Sheet1.E1:Sheet1.E1" chart:class="chart:bar">
            <chart:data-point chart:repeated="3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0">
                <text:p>0</text:p>
                <draw:g>
                  <svg:desc>Sheet1.E2:Sheet1.E371</svg:desc>
                </draw:g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67.666666666667">
                <text:p>167.6666666666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52.666666666667">
                <text:p>152.666666666667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2.666666666667">
                <text:p>142.666666666667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56.666666666667">
                <text:p>156.66666666666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65.666666666667">
                <text:p>165.6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44.333333333333">
                <text:p>144.333333333333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29.333333333333">
                <text:p>129.33333333333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08.666666666667">
                <text:p>108.66666666666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07.333333333333">
                <text:p>107.333333333333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7.333333333333">
                <text:p>157.333333333333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37.666666666667">
                <text:p>137.666666666667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62.3333333333333">
                <text:p>62.3333333333333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75.6666666666667">
                <text:p>75.6666666666667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34.333333333333">
                <text:p>134.33333333333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31.666666666667">
                <text:p>131.666666666667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69.333333333333">
                <text:p>169.333333333333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21.333333333333">
                <text:p>221.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4.666666666667">
                <text:p>214.666666666667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28.666666666667">
                <text:p>128.666666666667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57.333333333333">
                <text:p>157.333333333333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87.666666666667">
                <text:p>187.66666666666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26.333333333333">
                <text:p>126.333333333333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38.666666666667">
                <text:p>138.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5.333333333333">
                <text:p>145.333333333333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16.666666666667">
                <text:p>216.666666666667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221.333333333333">
                <text:p>221.333333333333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23.666666666667">
                <text:p>223.666666666667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220.666666666667">
                <text:p>220.666666666667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215.333333333333">
                <text:p>215.33333333333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03.666666666667">
                <text:p>203.666666666667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18.333333333333">
                <text:p>118.33333333333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23.666666666667">
                <text:p>123.666666666667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25.333333333333">
                <text:p>225.333333333333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44.666666666667">
                <text:p>244.666666666667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233.666666666667">
                <text:p>233.666666666667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203.333333333333">
                <text:p>203.333333333333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6.666666666667">
                <text:p>126.666666666667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47.666666666667">
                <text:p>247.666666666667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40.666666666667">
                <text:p>240.666666666667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47.6666666666667">
                <text:p>-47.6666666666667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173.333333333333">
                <text:p>173.333333333333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19.666666666667">
                <text:p>219.6666666666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210.666666666667">
                <text:p>210.666666666667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92.333333333333">
                <text:p>192.333333333333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258.666666666667">
                <text:p>258.66666666666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234.666666666667">
                <text:p>234.66666666666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42.333333333333">
                <text:p>142.333333333333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117.666666666667">
                <text:p>117.666666666667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25.666666666667">
                <text:p>125.66666666666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31.333333333333">
                <text:p>131.333333333333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79.666666666667">
                <text:p>179.666666666667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58.666666666667">
                <text:p>158.666666666667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-95.3333333333333">
                <text:p>-95.3333333333333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60.666666666667">
                <text:p>160.666666666667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9.66666666666667">
                <text:p>-9.66666666666667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101.333333333333">
                <text:p>101.3333333333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37.3333333333333">
                <text:p>-37.3333333333333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61.6666666666667">
                <text:p>-61.6666666666667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51.6666666666667">
                <text:p>-51.6666666666667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38.3333333333333">
                <text:p>-38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05cm" svg:height="19.933cm" xlink:href=".." xlink:type="simple" chart:class="chart:scatter" chart:style-name="ch1">
        <chart:legend chart:legend-position="end" svg:x="33.391cm" svg:y="8.92cm" style:legend-expansion="high" chart:style-name="ch2"/>
        <chart:plot-area chart:style-name="ch3" table:cell-range-address="Sheet1.B1:Sheet1.F371" chart:data-source-has-labels="row" svg:x="1.152cm" svg:y="1.727cm" svg:width="30.835cm" svg:height="17.388cm">
          <chartooo:coordinate-region svg:x="2.064cm" svg:y="1.926cm" svg:width="29.736cm" svg:height="16.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71" chart:label-cell-address="Sheet1.C1:Sheet1.C1" chart:class="chart:scatter">
            <chart:domain table:cell-range-address="Sheet1.B2:Sheet1.B371"/>
            <chart:data-point chart:repeated="370"/>
          </chart:series>
          <chart:series chart:style-name="ch7" chart:values-cell-range-address="Sheet1.D2:Sheet1.D371" chart:label-cell-address="Sheet1.D1:Sheet1.D1" chart:class="chart:scatter">
            <chart:data-point chart:repeated="370"/>
          </chart:series>
          <chart:series chart:style-name="ch8" chart:values-cell-range-address="Sheet1.E2:Sheet1.E371" chart:label-cell-address="Sheet1.E1:Sheet1.E1" chart:class="chart:scatter">
            <chart:data-point chart:repeated="370"/>
          </chart:series>
          <chart:series chart:style-name="ch9" chart:values-cell-range-address="Sheet1.F2:Sheet1.F371" chart:label-cell-address="Sheet1.F1:Sheet1.F1" chart:class="chart:scatter">
            <chart:data-point chart:repeated="3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y2</text:p>
                <draw:g>
                  <svg:desc>Sheet1.E1:Sheet1.E1</svg:desc>
                </draw:g>
              </table:table-cell>
              <table:table-cell office:value-type="string">
                <text:p>z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-13">
                <text:p>-13</text:p>
                <draw:g>
                  <svg:desc>Sheet1.C2:Sheet1.C371</svg:desc>
                </draw:g>
              </table:table-cell>
              <table:table-cell office:value-type="float" office:value="153">
                <text:p>153</text:p>
                <draw:g>
                  <svg:desc>Sheet1.D2:Sheet1.D371</svg:desc>
                </draw:g>
              </table:table-cell>
              <table:table-cell office:value-type="float" office:value="0">
                <text:p>0</text:p>
                <draw:g>
                  <svg:desc>Sheet1.E2:Sheet1.E371</svg:desc>
                </draw:g>
              </table:table-cell>
              <table:table-cell office:value-type="float" office:value="-127">
                <text:p>-127</text:p>
                <draw:g>
                  <svg:desc>Sheet1.F2:Sheet1.F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51">
                <text:p>51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51">
                <text:p>51</text:p>
              </table:table-cell>
              <table:table-cell office:value-type="float" office:value="187">
                <text:p>187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13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13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-24">
                <text:p>-24</text:p>
              </table:table-cell>
              <table:table-cell office:value-type="float" office:value="152">
                <text:p>152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-24">
                <text:p>-24</text:p>
              </table:table-cell>
              <table:table-cell office:value-type="float" office:value="152">
                <text:p>152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7">
                <text:p>-27</text:p>
              </table:table-cell>
              <table:table-cell office:value-type="float" office:value="167">
                <text:p>167</text:p>
              </table:table-cell>
              <table:table-cell office:value-type="float" office:value="157">
                <text:p>157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-27">
                <text:p>-27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-27">
                <text:p>-2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-174">
                <text:p>-174</text:p>
              </table:table-cell>
              <table:table-cell office:value-type="float" office:value="143">
                <text:p>143</text:p>
              </table:table-cell>
              <table:table-cell office:value-type="float" office:value="159">
                <text:p>15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-174">
                <text:p>-174</text:p>
              </table:table-cell>
              <table:table-cell office:value-type="float" office:value="143">
                <text:p>143</text:p>
              </table:table-cell>
              <table:table-cell office:value-type="float" office:value="151">
                <text:p>15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127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127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142.666666666667">
                <text:p>142.666666666667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72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6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6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156">
                <text:p>15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41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155">
                <text:p>155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41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168">
                <text:p>168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-8">
                <text:p>-8</text:p>
              </table:table-cell>
              <table:table-cell office:value-type="float" office:value="135">
                <text:p>135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135">
                <text:p>135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3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3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3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-6">
                <text:p>-6</text:p>
              </table:table-cell>
              <table:table-cell office:value-type="float" office:value="162">
                <text:p>162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-6">
                <text:p>-6</text:p>
              </table:table-cell>
              <table:table-cell office:value-type="float" office:value="162">
                <text:p>162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20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20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132">
                <text:p>13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13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139">
                <text:p>139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67">
                <text:p>67</text:p>
              </table:table-cell>
              <table:table-cell office:value-type="float" office:value="159">
                <text:p>159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67">
                <text:p>67</text:p>
              </table:table-cell>
              <table:table-cell office:value-type="float" office:value="159">
                <text:p>159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69">
                <text:p>69</text:p>
              </table:table-cell>
              <table:table-cell office:value-type="float" office:value="171">
                <text:p>171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69">
                <text:p>69</text:p>
              </table:table-cell>
              <table:table-cell office:value-type="float" office:value="171">
                <text:p>171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69">
                <text:p>69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67">
                <text:p>67</text:p>
              </table:table-cell>
              <table:table-cell office:value-type="float" office:value="139">
                <text:p>139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67">
                <text:p>67</text:p>
              </table:table-cell>
              <table:table-cell office:value-type="float" office:value="139">
                <text:p>139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">
                <text:p>16.1</text:p>
              </table:table-cell>
              <table:table-cell office:value-type="float" office:value="15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2">
                <text:p>16.2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95">
                <text:p>95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3">
                <text:p>16.3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4">
                <text:p>16.4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">
                <text:p>16.6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">
                <text:p>16.7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9">
                <text:p>16.9</text:p>
              </table:table-cell>
              <table:table-cell office:value-type="float" office:value="47">
                <text:p>47</text:p>
              </table:table-cell>
              <table:table-cell office:value-type="float" office:value="169">
                <text:p>169</text:p>
              </table:table-cell>
              <table:table-cell office:value-type="float" office:value="161">
                <text:p>16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1">
                <text:p>17.1</text:p>
              </table:table-cell>
              <table:table-cell office:value-type="float" office:value="-38">
                <text:p>-38</text:p>
              </table:table-cell>
              <table:table-cell office:value-type="float" office:value="143">
                <text:p>143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2">
                <text:p>17.2</text:p>
              </table:table-cell>
              <table:table-cell office:value-type="float" office:value="-38">
                <text:p>-38</text:p>
              </table:table-cell>
              <table:table-cell office:value-type="float" office:value="143">
                <text:p>143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3">
                <text:p>17.3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4">
                <text:p>17.4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">
                <text:p>17.5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6">
                <text:p>17.6</text:p>
              </table:table-cell>
              <table:table-cell office:value-type="float" office:value="66">
                <text:p>66</text:p>
              </table:table-cell>
              <table:table-cell office:value-type="float" office:value="110">
                <text:p>110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7">
                <text:p>17.7</text:p>
              </table:table-cell>
              <table:table-cell office:value-type="float" office:value="66">
                <text:p>66</text:p>
              </table:table-cell>
              <table:table-cell office:value-type="float" office:value="110">
                <text:p>110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8">
                <text:p>17.8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9">
                <text:p>17.9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-11">
                <text:p>-11</text:p>
              </table:table-cell>
              <table:table-cell office:value-type="float" office:value="150">
                <text:p>150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1">
                <text:p>18.1</text:p>
              </table:table-cell>
              <table:table-cell office:value-type="float" office:value="-11">
                <text:p>-11</text:p>
              </table:table-cell>
              <table:table-cell office:value-type="float" office:value="150">
                <text:p>150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2">
                <text:p>18.2</text:p>
              </table:table-cell>
              <table:table-cell office:value-type="float" office:value="-11">
                <text:p>-1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">
                <text:p>18.3</text:p>
              </table:table-cell>
              <table:table-cell office:value-type="float" office:value="25">
                <text:p>25</text:p>
              </table:table-cell>
              <table:table-cell office:value-type="float" office:value="155">
                <text:p>155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4">
                <text:p>18.4</text:p>
              </table:table-cell>
              <table:table-cell office:value-type="float" office:value="25">
                <text:p>25</text:p>
              </table:table-cell>
              <table:table-cell office:value-type="float" office:value="155">
                <text:p>155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5">
                <text:p>18.5</text:p>
              </table:table-cell>
              <table:table-cell office:value-type="float" office:value="-79">
                <text:p>-79</text:p>
              </table:table-cell>
              <table:table-cell office:value-type="float" office:value="144">
                <text:p>144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">
                <text:p>18.6</text:p>
              </table:table-cell>
              <table:table-cell office:value-type="float" office:value="-79">
                <text:p>-79</text:p>
              </table:table-cell>
              <table:table-cell office:value-type="float" office:value="144">
                <text:p>144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7">
                <text:p>18.7</text:p>
              </table:table-cell>
              <table:table-cell office:value-type="float" office:value="-41">
                <text:p>-41</text:p>
              </table:table-cell>
              <table:table-cell office:value-type="float" office:value="160">
                <text:p>160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8">
                <text:p>18.8</text:p>
              </table:table-cell>
              <table:table-cell office:value-type="float" office:value="-41">
                <text:p>-41</text:p>
              </table:table-cell>
              <table:table-cell office:value-type="float" office:value="160">
                <text:p>160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9">
                <text:p>18.9</text:p>
              </table:table-cell>
              <table:table-cell office:value-type="float" office:value="-41">
                <text:p>-4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168">
                <text:p>168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">
                <text:p>19.1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176">
                <text:p>176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">
                <text:p>19.2</text:p>
              </table:table-cell>
              <table:table-cell office:value-type="float" office:value="24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169.333333333333">
                <text:p>169.333333333333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">
                <text:p>19.3</text:p>
              </table:table-cell>
              <table:table-cell office:value-type="float" office:value="24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">
                <text:p>19.4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">
                <text:p>19.5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6">
                <text:p>19.6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7">
                <text:p>19.7</text:p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9">
                <text:p>19.9</text:p>
              </table:table-cell>
              <table:table-cell office:value-type="float" office:value="-54">
                <text:p>-54</text:p>
              </table:table-cell>
              <table:table-cell office:value-type="float" office:value="208">
                <text:p>208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-54">
                <text:p>-54</text:p>
              </table:table-cell>
              <table:table-cell office:value-type="float" office:value="208">
                <text:p>208</text:p>
              </table:table-cell>
              <table:table-cell office:value-type="float" office:value="214.666666666667">
                <text:p>214.666666666667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">
                <text:p>20.1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2">
                <text:p>20.2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">
                <text:p>20.3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4">
                <text:p>20.4</text:p>
              </table:table-cell>
              <table:table-cell office:value-type="float" office:value="-54">
                <text:p>-54</text:p>
              </table:table-cell>
              <table:table-cell office:value-type="float" office:value="215">
                <text:p>215</text:p>
              </table:table-cell>
              <table:table-cell office:value-type="float" office:value="181">
                <text:p>1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5">
                <text:p>20.5</text:p>
              </table:table-cell>
              <table:table-cell office:value-type="float" office:value="-54">
                <text:p>-54</text:p>
              </table:table-cell>
              <table:table-cell office:value-type="float" office:value="215">
                <text:p>215</text:p>
              </table:table-cell>
              <table:table-cell office:value-type="float" office:value="198">
                <text:p>1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">
                <text:p>20.6</text:p>
              </table:table-cell>
              <table:table-cell office:value-type="float" office:value="-109">
                <text:p>-109</text:p>
              </table:table-cell>
              <table:table-cell office:value-type="float" office:value="54">
                <text:p>54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7">
                <text:p>20.7</text:p>
              </table:table-cell>
              <table:table-cell office:value-type="float" office:value="-109">
                <text:p>-109</text:p>
              </table:table-cell>
              <table:table-cell office:value-type="float" office:value="54">
                <text:p>54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8">
                <text:p>20.8</text:p>
              </table:table-cell>
              <table:table-cell office:value-type="float" office:value="-109">
                <text:p>-10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9">
                <text:p>20.9</text:p>
              </table:table-cell>
              <table:table-cell office:value-type="float" office:value="-79">
                <text:p>-79</text:p>
              </table:table-cell>
              <table:table-cell office:value-type="float" office:value="158">
                <text:p>158</text:p>
              </table:table-cell>
              <table:table-cell office:value-type="float" office:value="88.6666666666667">
                <text:p>88.6666666666667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158">
                <text:p>158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">
                <text:p>21.1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2">
                <text:p>21.2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3">
                <text:p>21.3</text:p>
              </table:table-cell>
              <table:table-cell office:value-type="float" office:value="82">
                <text:p>82</text:p>
              </table:table-cell>
              <table:table-cell office:value-type="float" office:value="179">
                <text:p>179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4">
                <text:p>21.4</text:p>
              </table:table-cell>
              <table:table-cell office:value-type="float" office:value="82">
                <text:p>82</text:p>
              </table:table-cell>
              <table:table-cell office:value-type="float" office:value="179">
                <text:p>179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5">
                <text:p>21.5</text:p>
              </table:table-cell>
              <table:table-cell office:value-type="float" office:value="82">
                <text:p>82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">
                <text:p>21.6</text:p>
              </table:table-cell>
              <table:table-cell office:value-type="float" office:value="84">
                <text:p>84</text:p>
              </table:table-cell>
              <table:table-cell office:value-type="float" office:value="192">
                <text:p>192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7">
                <text:p>21.7</text:p>
              </table:table-cell>
              <table:table-cell office:value-type="float" office:value="84">
                <text:p>84</text:p>
              </table:table-cell>
              <table:table-cell office:value-type="float" office:value="192">
                <text:p>192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8">
                <text:p>21.8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  <table:table-cell office:value-type="float" office:value="177">
                <text:p>177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9">
                <text:p>21.9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1">
                <text:p>22.1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2">
                <text:p>22.2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3">
                <text:p>22.3</text:p>
              </table:table-cell>
              <table:table-cell office:value-type="float" office:value="222">
                <text:p>222</text:p>
              </table:table-cell>
              <table:table-cell office:value-type="float" office:value="112">
                <text:p>112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4">
                <text:p>22.4</text:p>
              </table:table-cell>
              <table:table-cell office:value-type="float" office:value="222">
                <text:p>222</text:p>
              </table:table-cell>
              <table:table-cell office:value-type="float" office:value="112">
                <text:p>112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5">
                <text:p>22.5</text:p>
              </table:table-cell>
              <table:table-cell office:value-type="float" office:value="152">
                <text:p>152</text:p>
              </table:table-cell>
              <table:table-cell office:value-type="float" office:value="93">
                <text:p>93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6">
                <text:p>22.6</text:p>
              </table:table-cell>
              <table:table-cell office:value-type="float" office:value="152">
                <text:p>152</text:p>
              </table:table-cell>
              <table:table-cell office:value-type="float" office:value="93">
                <text:p>9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7">
                <text:p>22.7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">
                <text:p>22.8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9">
                <text:p>22.9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-49">
                <text:p>-49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1">
                <text:p>23.1</text:p>
              </table:table-cell>
              <table:table-cell office:value-type="float" office:value="-49">
                <text:p>-49</text:p>
              </table:table-cell>
              <table:table-cell office:value-type="float" office:value="214">
                <text:p>214</text:p>
              </table:table-cell>
              <table:table-cell office:value-type="float" office:value="183">
                <text:p>183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169">
                <text:p>169</text:p>
              </table:table-cell>
              <table:table-cell office:value-type="float" office:value="199">
                <text:p>199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3">
                <text:p>23.3</text:p>
              </table:table-cell>
              <table:table-cell office:value-type="float" office:value="24">
                <text:p>24</text:p>
              </table:table-cell>
              <table:table-cell office:value-type="float" office:value="169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4">
                <text:p>23.4</text:p>
              </table:table-cell>
              <table:table-cell office:value-type="float" office:value="-110">
                <text:p>-110</text:p>
              </table:table-cell>
              <table:table-cell office:value-type="float" office:value="229">
                <text:p>229</text:p>
              </table:table-cell>
              <table:table-cell office:value-type="float" office:value="189">
                <text:p>18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5">
                <text:p>23.5</text:p>
              </table:table-cell>
              <table:table-cell office:value-type="float" office:value="-110">
                <text:p>-110</text:p>
              </table:table-cell>
              <table:table-cell office:value-type="float" office:value="229">
                <text:p>229</text:p>
              </table:table-cell>
              <table:table-cell office:value-type="float" office:value="209">
                <text:p>20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6">
                <text:p>23.6</text:p>
              </table:table-cell>
              <table:table-cell office:value-type="float" office:value="-110">
                <text:p>-110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7">
                <text:p>23.7</text:p>
              </table:table-cell>
              <table:table-cell office:value-type="float" office:value="-23">
                <text:p>-23</text:p>
              </table:table-cell>
              <table:table-cell office:value-type="float" office:value="132">
                <text:p>132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8">
                <text:p>23.8</text:p>
              </table:table-cell>
              <table:table-cell office:value-type="float" office:value="-23">
                <text:p>-23</text:p>
              </table:table-cell>
              <table:table-cell office:value-type="float" office:value="132">
                <text:p>132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9">
                <text:p>23.9</text:p>
              </table:table-cell>
              <table:table-cell office:value-type="float" office:value="-137">
                <text:p>-137</text:p>
              </table:table-cell>
              <table:table-cell office:value-type="float" office:value="152">
                <text:p>152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-137">
                <text:p>-137</text:p>
              </table:table-cell>
              <table:table-cell office:value-type="float" office:value="152">
                <text:p>152</text:p>
              </table:table-cell>
              <table:table-cell office:value-type="float" office:value="145.333333333333">
                <text:p>145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">
                <text:p>24.1</text:p>
              </table:table-cell>
              <table:table-cell office:value-type="float" office:value="-145">
                <text:p>-145</text:p>
              </table:table-cell>
              <table:table-cell office:value-type="float" office:value="249">
                <text:p>249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2">
                <text:p>24.2</text:p>
              </table:table-cell>
              <table:table-cell office:value-type="float" office:value="-145">
                <text:p>-145</text:p>
              </table:table-cell>
              <table:table-cell office:value-type="float" office:value="249">
                <text:p>249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">
                <text:p>24.3</text:p>
              </table:table-cell>
              <table:table-cell office:value-type="float" office:value="-145">
                <text:p>-145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4">
                <text:p>24.4</text:p>
              </table:table-cell>
              <table:table-cell office:value-type="float" office:value="-61">
                <text:p>-61</text:p>
              </table:table-cell>
              <table:table-cell office:value-type="float" office:value="219">
                <text:p>219</text:p>
              </table:table-cell>
              <table:table-cell office:value-type="float" office:value="239">
                <text:p>23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5">
                <text:p>24.5</text:p>
              </table:table-cell>
              <table:table-cell office:value-type="float" office:value="-61">
                <text:p>-61</text:p>
              </table:table-cell>
              <table:table-cell office:value-type="float" office:value="219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6">
                <text:p>24.6</text:p>
              </table:table-cell>
              <table:table-cell office:value-type="float" office:value="-7">
                <text:p>-7</text:p>
              </table:table-cell>
              <table:table-cell office:value-type="float" office:value="226">
                <text:p>226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7">
                <text:p>24.7</text:p>
              </table:table-cell>
              <table:table-cell office:value-type="float" office:value="-7">
                <text:p>-7</text:p>
              </table:table-cell>
              <table:table-cell office:value-type="float" office:value="226">
                <text:p>226</text:p>
              </table:table-cell>
              <table:table-cell office:value-type="float" office:value="223.666666666667">
                <text:p>223.66666666666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8">
                <text:p>24.8</text:p>
              </table:table-cell>
              <table:table-cell office:value-type="float" office:value="-110">
                <text:p>-110</text:p>
              </table:table-cell>
              <table:table-cell office:value-type="float" office:value="210">
                <text:p>210</text:p>
              </table:table-cell>
              <table:table-cell office:value-type="float" office:value="220.666666666667">
                <text:p>220.66666666666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9">
                <text:p>24.9</text:p>
              </table:table-cell>
              <table:table-cell office:value-type="float" office:value="-110">
                <text:p>-110</text:p>
              </table:table-cell>
              <table:table-cell office:value-type="float" office:value="210">
                <text:p>210</text:p>
              </table:table-cell>
              <table:table-cell office:value-type="float" office:value="215.333333333333">
                <text:p>215.33333333333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-110">
                <text:p>-11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1">
                <text:p>25.1</text:p>
              </table:table-cell>
              <table:table-cell office:value-type="float" office:value="-114">
                <text:p>-114</text:p>
              </table:table-cell>
              <table:table-cell office:value-type="float" office:value="110">
                <text:p>110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2">
                <text:p>25.2</text:p>
              </table:table-cell>
              <table:table-cell office:value-type="float" office:value="-114">
                <text:p>-114</text:p>
              </table:table-cell>
              <table:table-cell office:value-type="float" office:value="110">
                <text:p>110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3">
                <text:p>25.3</text:p>
              </table:table-cell>
              <table:table-cell office:value-type="float" office:value="-70">
                <text:p>-70</text:p>
              </table:table-cell>
              <table:table-cell office:value-type="float" office:value="229">
                <text:p>229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4">
                <text:p>25.4</text:p>
              </table:table-cell>
              <table:table-cell office:value-type="float" office:value="-70">
                <text:p>-70</text:p>
              </table:table-cell>
              <table:table-cell office:value-type="float" office:value="229">
                <text:p>229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5">
                <text:p>25.5</text:p>
              </table:table-cell>
              <table:table-cell office:value-type="float" office:value="-2">
                <text:p>-2</text:p>
              </table:table-cell>
              <table:table-cell office:value-type="float" office:value="153">
                <text:p>15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6">
                <text:p>25.6</text:p>
              </table:table-cell>
              <table:table-cell office:value-type="float" office:value="-2">
                <text:p>-2</text:p>
              </table:table-cell>
              <table:table-cell office:value-type="float" office:value="153">
                <text:p>153</text:p>
              </table:table-cell>
              <table:table-cell office:value-type="float" office:value="178.333333333333">
                <text:p>178.33333333333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7">
                <text:p>25.7</text:p>
              </table:table-cell>
              <table:table-cell office:value-type="float" office:value="-2">
                <text:p>-2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8">
                <text:p>25.8</text:p>
              </table:table-cell>
              <table:table-cell office:value-type="float" office:value="-50">
                <text:p>-50</text:p>
              </table:table-cell>
              <table:table-cell office:value-type="float" office:value="101">
                <text:p>101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9">
                <text:p>25.9</text:p>
              </table:table-cell>
              <table:table-cell office:value-type="float" office:value="-50">
                <text:p>-50</text:p>
              </table:table-cell>
              <table:table-cell office:value-type="float" office:value="101">
                <text:p>101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1">
                <text:p>26.1</text:p>
              </table:table-cell>
              <table:table-cell office:value-type="float" office:value="11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2">
                <text:p>26.2</text:p>
              </table:table-cell>
              <table:table-cell office:value-type="float" office:value="27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199">
                <text:p>19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3">
                <text:p>26.3</text:p>
              </table:table-cell>
              <table:table-cell office:value-type="float" office:value="27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229">
                <text:p>22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115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">
                <text:p>26.5</text:p>
              </table:table-cell>
              <table:table-cell office:value-type="float" office:value="115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6">
                <text:p>26.6</text:p>
              </table:table-cell>
              <table:table-cell office:value-type="float" office:value="115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7">
                <text:p>26.7</text:p>
              </table:table-cell>
              <table:table-cell office:value-type="float" office:value="264">
                <text:p>264</text:p>
              </table:table-cell>
              <table:table-cell office:value-type="float" office:value="-17">
                <text:p>-17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8">
                <text:p>26.8</text:p>
              </table:table-cell>
              <table:table-cell office:value-type="float" office:value="264">
                <text:p>264</text:p>
              </table:table-cell>
              <table:table-cell office:value-type="float" office:value="-17">
                <text:p>-17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9">
                <text:p>26.9</text:p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">
                <text:p>27</text:p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1">
                <text:p>27.1</text:p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206">
                <text:p>206</text:p>
              </table:table-cell>
              <table:table-cell office:value-type="float" office:value="154">
                <text:p>154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3">
                <text:p>27.3</text:p>
              </table:table-cell>
              <table:table-cell office:value-type="float" office:value="109">
                <text:p>109</text:p>
              </table:table-cell>
              <table:table-cell office:value-type="float" office:value="206">
                <text:p>206</text:p>
              </table:table-cell>
              <table:table-cell office:value-type="float" office:value="180">
                <text:p>180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4">
                <text:p>27.4</text:p>
              </table:table-cell>
              <table:table-cell office:value-type="float" office:value="55">
                <text:p>55</text:p>
              </table:table-cell>
              <table:table-cell office:value-type="float" office:value="264">
                <text:p>264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.5">
                <text:p>27.5</text:p>
              </table:table-cell>
              <table:table-cell office:value-type="float" office:value="55">
                <text:p>55</text:p>
              </table:table-cell>
              <table:table-cell office:value-type="float" office:value="264">
                <text:p>264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.6">
                <text:p>27.6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7">
                <text:p>27.7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8">
                <text:p>27.8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9">
                <text:p>27.9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50">
                <text:p>15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1">
                <text:p>28.1</text:p>
              </table:table-cell>
              <table:table-cell office:value-type="float" office:value="-101">
                <text:p>-101</text:p>
              </table:table-cell>
              <table:table-cell office:value-type="float" office:value="120">
                <text:p>120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2">
                <text:p>28.2</text:p>
              </table:table-cell>
              <table:table-cell office:value-type="float" office:value="-101">
                <text:p>-101</text:p>
              </table:table-cell>
              <table:table-cell office:value-type="float" office:value="120">
                <text:p>120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3">
                <text:p>28.3</text:p>
              </table:table-cell>
              <table:table-cell office:value-type="float" office:value="-53">
                <text:p>-53</text:p>
              </table:table-cell>
              <table:table-cell office:value-type="float" office:value="308">
                <text:p>308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4">
                <text:p>28.4</text:p>
              </table:table-cell>
              <table:table-cell office:value-type="float" office:value="-53">
                <text:p>-53</text:p>
              </table:table-cell>
              <table:table-cell office:value-type="float" office:value="308">
                <text:p>308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5">
                <text:p>28.5</text:p>
              </table:table-cell>
              <table:table-cell office:value-type="float" office:value="-53">
                <text:p>-5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6">
                <text:p>28.6</text:p>
              </table:table-cell>
              <table:table-cell office:value-type="float" office:value="64">
                <text:p>64</text:p>
              </table:table-cell>
              <table:table-cell office:value-type="float" office:value="121">
                <text:p>121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7">
                <text:p>28.7</text:p>
              </table:table-cell>
              <table:table-cell office:value-type="float" office:value="64">
                <text:p>64</text:p>
              </table:table-cell>
              <table:table-cell office:value-type="float" office:value="121">
                <text:p>12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8">
                <text:p>28.8</text:p>
              </table:table-cell>
              <table:table-cell office:value-type="float" office:value="-106">
                <text:p>-106</text:p>
              </table:table-cell>
              <table:table-cell office:value-type="float" office:value="102">
                <text:p>102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9">
                <text:p>28.9</text:p>
              </table:table-cell>
              <table:table-cell office:value-type="float" office:value="-106">
                <text:p>-106</text:p>
              </table:table-cell>
              <table:table-cell office:value-type="float" office:value="102">
                <text:p>102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">
                <text:p>29</text:p>
              </table:table-cell>
              <table:table-cell office:value-type="float" office:value="-100">
                <text:p>-100</text:p>
              </table:table-cell>
              <table:table-cell office:value-type="float" office:value="176">
                <text:p>176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1">
                <text:p>29.1</text:p>
              </table:table-cell>
              <table:table-cell office:value-type="float" office:value="-100">
                <text:p>-100</text:p>
              </table:table-cell>
              <table:table-cell office:value-type="float" office:value="176">
                <text:p>176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2">
                <text:p>29.2</text:p>
              </table:table-cell>
              <table:table-cell office:value-type="float" office:value="-100">
                <text:p>-10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.3">
                <text:p>29.3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.4">
                <text:p>29.4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.5">
                <text:p>29.5</text:p>
              </table:table-cell>
              <table:table-cell office:value-type="float" office:value="25">
                <text:p>25</text:p>
              </table:table-cell>
              <table:table-cell office:value-type="float" office:value="-38">
                <text:p>-38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.6">
                <text:p>29.6</text:p>
              </table:table-cell>
              <table:table-cell office:value-type="float" office:value="25">
                <text:p>25</text:p>
              </table:table-cell>
              <table:table-cell office:value-type="float" office:value="-38">
                <text:p>-38</text:p>
              </table:table-cell>
              <table:table-cell office:value-type="float" office:value="-20.6666666666667">
                <text:p>-20.6666666666667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7">
                <text:p>29.7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25">
                <text:p>-25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.8">
                <text:p>29.8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9">
                <text:p>29.9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1">
                <text:p>30.1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2">
                <text:p>30.2</text:p>
              </table:table-cell>
              <table:table-cell office:value-type="float" office:value="-2">
                <text:p>-2</text:p>
              </table:table-cell>
              <table:table-cell office:value-type="float" office:value="250">
                <text:p>250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3">
                <text:p>30.3</text:p>
              </table:table-cell>
              <table:table-cell office:value-type="float" office:value="-2">
                <text:p>-2</text:p>
              </table:table-cell>
              <table:table-cell office:value-type="float" office:value="250">
                <text:p>250</text:p>
              </table:table-cell>
              <table:table-cell office:value-type="float" office:value="247.666666666667">
                <text:p>247.666666666667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4">
                <text:p>30.4</text:p>
              </table:table-cell>
              <table:table-cell office:value-type="float" office:value="84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.5">
                <text:p>30.5</text:p>
              </table:table-cell>
              <table:table-cell office:value-type="float" office:value="84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.6">
                <text:p>30.6</text:p>
              </table:table-cell>
              <table:table-cell office:value-type="float" office:value="84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.7">
                <text:p>30.7</text:p>
              </table:table-cell>
              <table:table-cell office:value-type="float" office:value="-79">
                <text:p>-79</text:p>
              </table:table-cell>
              <table:table-cell office:value-type="float" office:value="209">
                <text:p>209</text:p>
              </table:table-cell>
              <table:table-cell office:value-type="float" office:value="227">
                <text:p>227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8">
                <text:p>30.8</text:p>
              </table:table-cell>
              <table:table-cell office:value-type="float" office:value="-79">
                <text:p>-79</text:p>
              </table:table-cell>
              <table:table-cell office:value-type="float" office:value="209">
                <text:p>209</text:p>
              </table:table-cell>
              <table:table-cell office:value-type="float" office:value="218">
                <text:p>21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9">
                <text:p>30.9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  <table:table-cell office:value-type="float" office:value="175">
                <text:p>175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  <table:table-cell office:value-type="float" office:value="141">
                <text:p>141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">
                <text:p>31.1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.2">
                <text:p>31.2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3">
                <text:p>31.3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.4">
                <text:p>31.4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.5">
                <text:p>31.5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.6">
                <text:p>31.6</text:p>
              </table:table-cell>
              <table:table-cell office:value-type="float" office:value="-79">
                <text:p>-79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.7">
                <text:p>31.7</text:p>
              </table:table-cell>
              <table:table-cell office:value-type="float" office:value="-79">
                <text:p>-7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.8">
                <text:p>31.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.9">
                <text:p>31.9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1">
                <text:p>32.1</text:p>
              </table:table-cell>
              <table:table-cell office:value-type="float" office:value="29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2">
                <text:p>32.2</text:p>
              </table:table-cell>
              <table:table-cell office:value-type="float" office:value="29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.3">
                <text:p>32.3</text:p>
              </table:table-cell>
              <table:table-cell office:value-type="float" office:value="160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154">
                <text:p>154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4">
                <text:p>32.4</text:p>
              </table:table-cell>
              <table:table-cell office:value-type="float" office:value="160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5">
                <text:p>32.5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.6">
                <text:p>32.6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.7">
                <text:p>32.7</text:p>
              </table:table-cell>
              <table:table-cell office:value-type="float" office:value="-162">
                <text:p>-162</text:p>
              </table:table-cell>
              <table:table-cell office:value-type="float" office:value="134">
                <text:p>13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.8">
                <text:p>32.8</text:p>
              </table:table-cell>
              <table:table-cell office:value-type="float" office:value="-162">
                <text:p>-162</text:p>
              </table:table-cell>
              <table:table-cell office:value-type="float" office:value="134">
                <text:p>134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9">
                <text:p>32.9</text:p>
              </table:table-cell>
              <table:table-cell office:value-type="float" office:value="-162">
                <text:p>-16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">
                <text:p>33</text:p>
              </table:table-cell>
              <table:table-cell office:value-type="float" office:value="-50">
                <text:p>-50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1">
                <text:p>33.1</text:p>
              </table:table-cell>
              <table:table-cell office:value-type="float" office:value="-50">
                <text:p>-50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2">
                <text:p>33.2</text:p>
              </table:table-cell>
              <table:table-cell office:value-type="float" office:value="-24">
                <text:p>-24</text:p>
              </table:table-cell>
              <table:table-cell office:value-type="float" office:value="90">
                <text:p>90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3">
                <text:p>33.3</text:p>
              </table:table-cell>
              <table:table-cell office:value-type="float" office:value="-24">
                <text:p>-24</text:p>
              </table:table-cell>
              <table:table-cell office:value-type="float" office:value="90">
                <text:p>90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4">
                <text:p>33.4</text:p>
              </table:table-cell>
              <table:table-cell office:value-type="float" office:value="-31">
                <text:p>-31</text:p>
              </table:table-cell>
              <table:table-cell office:value-type="float" office:value="-75">
                <text:p>-75</text:p>
              </table:table-cell>
              <table:table-cell office:value-type="float" office:value="35">
                <text:p>35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5">
                <text:p>33.5</text:p>
              </table:table-cell>
              <table:table-cell office:value-type="float" office:value="-31">
                <text:p>-31</text:p>
              </table:table-cell>
              <table:table-cell office:value-type="float" office:value="-75">
                <text:p>-75</text:p>
              </table:table-cell>
              <table:table-cell office:value-type="float" office:value="-20">
                <text:p>-20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6">
                <text:p>33.6</text:p>
              </table:table-cell>
              <table:table-cell office:value-type="float" office:value="-31">
                <text:p>-3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7">
                <text:p>33.7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-47.6666666666667">
                <text:p>-47.666666666666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8">
                <text:p>33.8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-20.3333333333333">
                <text:p>-20.333333333333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9">
                <text:p>33.9</text:p>
              </table:table-cell>
              <table:table-cell office:value-type="float" office:value="68">
                <text:p>68</text:p>
              </table:table-cell>
              <table:table-cell office:value-type="float" office:value="151">
                <text:p>151</text:p>
              </table:table-cell>
              <table:table-cell office:value-type="float" office:value="55">
                <text:p>5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1">
                <text:p>34.1</text:p>
              </table:table-cell>
              <table:table-cell office:value-type="float" office:value="-158">
                <text:p>-158</text:p>
              </table:table-cell>
              <table:table-cell office:value-type="float" office:value="71">
                <text:p>71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2">
                <text:p>34.2</text:p>
              </table:table-cell>
              <table:table-cell office:value-type="float" office:value="-158">
                <text:p>-158</text:p>
              </table:table-cell>
              <table:table-cell office:value-type="float" office:value="71">
                <text:p>71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3">
                <text:p>34.3</text:p>
              </table:table-cell>
              <table:table-cell office:value-type="float" office:value="-158">
                <text:p>-15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4">
                <text:p>34.4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5">
                <text:p>34.5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6">
                <text:p>34.6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7">
                <text:p>34.7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8">
                <text:p>34.8</text:p>
              </table:table-cell>
              <table:table-cell office:value-type="float" office:value="139">
                <text:p>139</text:p>
              </table:table-cell>
              <table:table-cell office:value-type="float" office:value="266">
                <text:p>266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9">
                <text:p>34.9</text:p>
              </table:table-cell>
              <table:table-cell office:value-type="float" office:value="139">
                <text:p>139</text:p>
              </table:table-cell>
              <table:table-cell office:value-type="float" office:value="266">
                <text:p>266</text:p>
              </table:table-cell>
              <table:table-cell office:value-type="float" office:value="219.666666666667">
                <text:p>219.666666666667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139">
                <text:p>139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">
                <text:p>35.1</text:p>
              </table:table-cell>
              <table:table-cell office:value-type="float" office:value="-34">
                <text:p>-34</text:p>
              </table:table-cell>
              <table:table-cell office:value-type="float" office:value="100">
                <text:p>100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2">
                <text:p>35.2</text:p>
              </table:table-cell>
              <table:table-cell office:value-type="float" office:value="-34">
                <text:p>-34</text:p>
              </table:table-cell>
              <table:table-cell office:value-type="float" office:value="100">
                <text:p>100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3">
                <text:p>35.3</text:p>
              </table:table-cell>
              <table:table-cell office:value-type="float" office:value="-274">
                <text:p>-274</text:p>
              </table:table-cell>
              <table:table-cell office:value-type="float" office:value="41">
                <text:p>41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4">
                <text:p>35.4</text:p>
              </table:table-cell>
              <table:table-cell office:value-type="float" office:value="-274">
                <text:p>-274</text:p>
              </table:table-cell>
              <table:table-cell office:value-type="float" office:value="41">
                <text:p>41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5">
                <text:p>35.5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6">
                <text:p>35.6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7">
                <text:p>35.7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.8">
                <text:p>35.8</text:p>
              </table:table-cell>
              <table:table-cell office:value-type="float" office:value="254">
                <text:p>254</text:p>
              </table:table-cell>
              <table:table-cell office:value-type="float" office:value="169">
                <text:p>169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9">
                <text:p>35.9</text:p>
              </table:table-cell>
              <table:table-cell office:value-type="float" office:value="254">
                <text:p>254</text:p>
              </table:table-cell>
              <table:table-cell office:value-type="float" office:value="169">
                <text:p>169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">
                <text:p>36</text:p>
              </table:table-cell>
              <table:table-cell office:value-type="float" office:value="225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142">
                <text:p>142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1">
                <text:p>36.1</text:p>
              </table:table-cell>
              <table:table-cell office:value-type="float" office:value="225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115">
                <text:p>115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2">
                <text:p>36.2</text:p>
              </table:table-cell>
              <table:table-cell office:value-type="float" office:value="131">
                <text:p>131</text:p>
              </table:table-cell>
              <table:table-cell office:value-type="float" office:value="-10">
                <text:p>-1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3">
                <text:p>36.3</text:p>
              </table:table-cell>
              <table:table-cell office:value-type="float" office:value="131">
                <text:p>131</text:p>
              </table:table-cell>
              <table:table-cell office:value-type="float" office:value="-10">
                <text:p>-1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.4">
                <text:p>36.4</text:p>
              </table:table-cell>
              <table:table-cell office:value-type="float" office:value="131">
                <text:p>13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.5">
                <text:p>36.5</text:p>
              </table:table-cell>
              <table:table-cell office:value-type="float" office:value="-70">
                <text:p>-70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.6">
                <text:p>36.6</text:p>
              </table:table-cell>
              <table:table-cell office:value-type="float" office:value="-70">
                <text:p>-70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.7">
                <text:p>36.7</text:p>
              </table:table-cell>
              <table:table-cell office:value-type="float" office:value="-28">
                <text:p>-28</text:p>
              </table:table-cell>
              <table:table-cell office:value-type="float" office:value="6">
                <text:p>6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.8">
                <text:p>36.8</text:p>
              </table:table-cell>
              <table:table-cell office:value-type="float" office:value="-28">
                <text:p>-28</text:p>
              </table:table-cell>
              <table:table-cell office:value-type="float" office:value="6">
                <text:p>6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.9">
                <text:p>36.9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1">
                <text:p>37.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.2">
                <text:p>37.2</text:p>
              </table:table-cell>
              <table:table-cell office:value-type="float" office:value="230">
                <text:p>230</text:p>
              </table:table-cell>
              <table:table-cell office:value-type="float" office:value="327">
                <text:p>32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.3">
                <text:p>37.3</text:p>
              </table:table-cell>
              <table:table-cell office:value-type="float" office:value="230">
                <text:p>230</text:p>
              </table:table-cell>
              <table:table-cell office:value-type="float" office:value="327">
                <text:p>327</text:p>
              </table:table-cell>
              <table:table-cell office:value-type="float" office:value="258.666666666667">
                <text:p>258.666666666667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4">
                <text:p>37.4</text:p>
              </table:table-cell>
              <table:table-cell office:value-type="float" office:value="183">
                <text:p>183</text:p>
              </table:table-cell>
              <table:table-cell office:value-type="float" office:value="50">
                <text:p>50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.5">
                <text:p>37.5</text:p>
              </table:table-cell>
              <table:table-cell office:value-type="float" office:value="183">
                <text:p>183</text:p>
              </table:table-cell>
              <table:table-cell office:value-type="float" office:value="50">
                <text:p>50</text:p>
              </table:table-cell>
              <table:table-cell office:value-type="float" office:value="142.333333333333">
                <text:p>142.33333333333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.6">
                <text:p>37.6</text:p>
              </table:table-cell>
              <table:table-cell office:value-type="float" office:value="-100">
                <text:p>-100</text:p>
              </table:table-cell>
              <table:table-cell office:value-type="float" office:value="39">
                <text:p>39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.7">
                <text:p>37.7</text:p>
              </table:table-cell>
              <table:table-cell office:value-type="float" office:value="-100">
                <text:p>-100</text:p>
              </table:table-cell>
              <table:table-cell office:value-type="float" office:value="39">
                <text:p>39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8">
                <text:p>37.8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9">
                <text:p>37.9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.1">
                <text:p>38.1</text:p>
              </table:table-cell>
              <table:table-cell office:value-type="float" office:value="99">
                <text:p>99</text:p>
              </table:table-cell>
              <table:table-cell office:value-type="float" office:value="133">
                <text:p>133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.2">
                <text:p>38.2</text:p>
              </table:table-cell>
              <table:table-cell office:value-type="float" office:value="99">
                <text:p>99</text:p>
              </table:table-cell>
              <table:table-cell office:value-type="float" office:value="133">
                <text:p>133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.3">
                <text:p>38.3</text:p>
              </table:table-cell>
              <table:table-cell office:value-type="float" office:value="-39">
                <text:p>-39</text:p>
              </table:table-cell>
              <table:table-cell office:value-type="float" office:value="-4">
                <text:p>-4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.4">
                <text:p>38.4</text:p>
              </table:table-cell>
              <table:table-cell office:value-type="float" office:value="-39">
                <text:p>-39</text:p>
              </table:table-cell>
              <table:table-cell office:value-type="float" office:value="-4">
                <text:p>-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.5">
                <text:p>38.5</text:p>
              </table:table-cell>
              <table:table-cell office:value-type="float" office:value="-39">
                <text:p>-39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6">
                <text:p>38.6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.7">
                <text:p>38.7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.8">
                <text:p>38.8</text:p>
              </table:table-cell>
              <table:table-cell office:value-type="float" office:value="51">
                <text:p>51</text:p>
              </table:table-cell>
              <table:table-cell office:value-type="float" office:value="113">
                <text:p>113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.9">
                <text:p>38.9</text:p>
              </table:table-cell>
              <table:table-cell office:value-type="float" office:value="51">
                <text:p>51</text:p>
              </table:table-cell>
              <table:table-cell office:value-type="float" office:value="113">
                <text:p>113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">
                <text:p>39</text:p>
              </table:table-cell>
              <table:table-cell office:value-type="float" office:value="-255">
                <text:p>-255</text:p>
              </table:table-cell>
              <table:table-cell office:value-type="float" office:value="120">
                <text:p>120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1">
                <text:p>39.1</text:p>
              </table:table-cell>
              <table:table-cell office:value-type="float" office:value="-255">
                <text:p>-255</text:p>
              </table:table-cell>
              <table:table-cell office:value-type="float" office:value="120">
                <text:p>120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2">
                <text:p>39.2</text:p>
              </table:table-cell>
              <table:table-cell office:value-type="float" office:value="-255">
                <text:p>-25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.3">
                <text:p>39.3</text:p>
              </table:table-cell>
              <table:table-cell office:value-type="float" office:value="241">
                <text:p>241</text:p>
              </table:table-cell>
              <table:table-cell office:value-type="float" office:value="137">
                <text:p>137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.4">
                <text:p>39.4</text:p>
              </table:table-cell>
              <table:table-cell office:value-type="float" office:value="241">
                <text:p>241</text:p>
              </table:table-cell>
              <table:table-cell office:value-type="float" office:value="137">
                <text:p>137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5">
                <text:p>39.5</text:p>
              </table:table-cell>
              <table:table-cell office:value-type="float" office:value="-10">
                <text:p>-10</text:p>
              </table:table-cell>
              <table:table-cell office:value-type="float" office:value="197">
                <text:p>197</text:p>
              </table:table-cell>
              <table:table-cell office:value-type="float" office:value="157">
                <text:p>15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.6">
                <text:p>39.6</text:p>
              </table:table-cell>
              <table:table-cell office:value-type="float" office:value="-10">
                <text:p>-10</text:p>
              </table:table-cell>
              <table:table-cell office:value-type="float" office:value="197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.7">
                <text:p>39.7</text:p>
              </table:table-cell>
              <table:table-cell office:value-type="float" office:value="-77">
                <text:p>-77</text:p>
              </table:table-cell>
              <table:table-cell office:value-type="float" office:value="145">
                <text:p>145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.8">
                <text:p>39.8</text:p>
              </table:table-cell>
              <table:table-cell office:value-type="float" office:value="-77">
                <text:p>-77</text:p>
              </table:table-cell>
              <table:table-cell office:value-type="float" office:value="145">
                <text:p>145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.9">
                <text:p>39.9</text:p>
              </table:table-cell>
              <table:table-cell office:value-type="float" office:value="-77">
                <text:p>-77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1">
                <text:p>40.1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.2">
                <text:p>40.2</text:p>
              </table:table-cell>
              <table:table-cell office:value-type="float" office:value="-116">
                <text:p>-116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.3">
                <text:p>40.3</text:p>
              </table:table-cell>
              <table:table-cell office:value-type="float" office:value="-116">
                <text:p>-116</text:p>
              </table:table-cell>
              <table:table-cell office:value-type="float" office:value="88">
                <text:p>88</text:p>
              </table:table-cell>
              <table:table-cell office:value-type="float" office:value="59">
                <text:p>59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4">
                <text:p>40.4</text:p>
              </table:table-cell>
              <table:table-cell office:value-type="float" office:value="-292">
                <text:p>-292</text:p>
              </table:table-cell>
              <table:table-cell office:value-type="float" office:value="194">
                <text:p>194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5">
                <text:p>40.5</text:p>
              </table:table-cell>
              <table:table-cell office:value-type="float" office:value="-292">
                <text:p>-292</text:p>
              </table:table-cell>
              <table:table-cell office:value-type="float" office:value="194">
                <text:p>194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6">
                <text:p>40.6</text:p>
              </table:table-cell>
              <table:table-cell office:value-type="float" office:value="-292">
                <text:p>-292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7">
                <text:p>40.7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8">
                <text:p>40.8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171.333333333333">
                <text:p>171.333333333333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9">
                <text:p>40.9</text:p>
              </table:table-cell>
              <table:table-cell office:value-type="float" office:value="43">
                <text:p>43</text:p>
              </table:table-cell>
              <table:table-cell office:value-type="float" office:value="256">
                <text:p>256</text:p>
              </table:table-cell>
              <table:table-cell office:value-type="float" office:value="192">
                <text:p>19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56">
                <text:p>256</text:p>
              </table:table-cell>
              <table:table-cell office:value-type="float" office:value="224">
                <text:p>22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1">
                <text:p>41.1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196">
                <text:p>19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2">
                <text:p>41.2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136">
                <text:p>13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3">
                <text:p>41.3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4">
                <text:p>41.4</text:p>
              </table:table-cell>
              <table:table-cell office:value-type="float" office:value="67">
                <text:p>67</text:p>
              </table:table-cell>
              <table:table-cell office:value-type="float" office:value="108">
                <text:p>10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.5">
                <text:p>41.5</text:p>
              </table:table-cell>
              <table:table-cell office:value-type="float" office:value="67">
                <text:p>67</text:p>
              </table:table-cell>
              <table:table-cell office:value-type="float" office:value="108">
                <text:p>108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6">
                <text:p>41.6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7">
                <text:p>41.7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.8">
                <text:p>41.8</text:p>
              </table:table-cell>
              <table:table-cell office:value-type="float" office:value="88">
                <text:p>88</text:p>
              </table:table-cell>
              <table:table-cell office:value-type="float" office:value="-199">
                <text:p>-199</text:p>
              </table:table-cell>
              <table:table-cell office:value-type="float" office:value="9">
                <text:p>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.9">
                <text:p>41.9</text:p>
              </table:table-cell>
              <table:table-cell office:value-type="float" office:value="88">
                <text:p>88</text:p>
              </table:table-cell>
              <table:table-cell office:value-type="float" office:value="-199">
                <text:p>-199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-199">
                <text:p>-199</text:p>
              </table:table-cell>
              <table:table-cell office:value-type="float" office:value="-199">
                <text:p>-19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.1">
                <text:p>42.1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-95.3333333333333">
                <text:p>-95.333333333333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.2">
                <text:p>42.2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.3">
                <text:p>42.3</text:p>
              </table:table-cell>
              <table:table-cell office:value-type="float" office:value="89">
                <text:p>89</text:p>
              </table:table-cell>
              <table:table-cell office:value-type="float" office:value="197">
                <text:p>197</text:p>
              </table:table-cell>
              <table:table-cell office:value-type="float" office:value="140.333333333333">
                <text:p>140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4">
                <text:p>42.4</text:p>
              </table:table-cell>
              <table:table-cell office:value-type="float" office:value="89">
                <text:p>89</text:p>
              </table:table-cell>
              <table:table-cell office:value-type="float" office:value="197">
                <text:p>197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160.666666666667">
                <text:p>160.66666666666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.6">
                <text:p>42.6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.7">
                <text:p>42.7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.8">
                <text:p>42.8</text:p>
              </table:table-cell>
              <table:table-cell office:value-type="float" office:value="15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.9">
                <text:p>42.9</text:p>
              </table:table-cell>
              <table:table-cell office:value-type="float" office:value="15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  <table:table-cell office:value-type="float" office:value="-70">
                <text:p>-70</text:p>
              </table:table-cell>
              <table:table-cell office:value-type="float" office:value="67">
                <text:p>67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.1">
                <text:p>43.1</text:p>
              </table:table-cell>
              <table:table-cell office:value-type="float" office:value="-70">
                <text:p>-70</text:p>
              </table:table-cell>
              <table:table-cell office:value-type="float" office:value="67">
                <text:p>6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.2">
                <text:p>43.2</text:p>
              </table:table-cell>
              <table:table-cell office:value-type="float" office:value="-58">
                <text:p>-58</text:p>
              </table:table-cell>
              <table:table-cell office:value-type="float" office:value="-48">
                <text:p>-48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.3">
                <text:p>43.3</text:p>
              </table:table-cell>
              <table:table-cell office:value-type="float" office:value="-58">
                <text:p>-58</text:p>
              </table:table-cell>
              <table:table-cell office:value-type="float" office:value="-48">
                <text:p>-48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4">
                <text:p>43.4</text:p>
              </table:table-cell>
              <table:table-cell office:value-type="float" office:value="-58">
                <text:p>-58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5">
                <text:p>43.5</text:p>
              </table:table-cell>
              <table:table-cell office:value-type="float" office:value="126">
                <text:p>126</text:p>
              </table:table-cell>
              <table:table-cell office:value-type="float" office:value="159">
                <text:p>159</text:p>
              </table:table-cell>
              <table:table-cell office:value-type="float" office:value="21">
                <text:p>21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.6">
                <text:p>43.6</text:p>
              </table:table-cell>
              <table:table-cell office:value-type="float" office:value="126">
                <text:p>126</text:p>
              </table:table-cell>
              <table:table-cell office:value-type="float" office:value="159">
                <text:p>159</text:p>
              </table:table-cell>
              <table:table-cell office:value-type="float" office:value="90">
                <text:p>90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.7">
                <text:p>43.7</text:p>
              </table:table-cell>
              <table:table-cell office:value-type="float" office:value="7">
                <text:p>7</text:p>
              </table:table-cell>
              <table:table-cell office:value-type="float" office:value="-63">
                <text:p>-63</text:p>
              </table:table-cell>
              <table:table-cell office:value-type="float" office:value="85">
                <text:p>8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.8">
                <text:p>43.8</text:p>
              </table:table-cell>
              <table:table-cell office:value-type="float" office:value="7">
                <text:p>7</text:p>
              </table:table-cell>
              <table:table-cell office:value-type="float" office:value="-63">
                <text:p>-63</text:p>
              </table:table-cell>
              <table:table-cell office:value-type="float" office:value="11">
                <text:p>1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.9">
                <text:p>43.9</text:p>
              </table:table-cell>
              <table:table-cell office:value-type="float" office:value="142">
                <text:p>142</text:p>
              </table:table-cell>
              <table:table-cell office:value-type="float" office:value="58">
                <text:p>58</text:p>
              </table:table-cell>
              <table:table-cell office:value-type="float" office:value="-22.6666666666667">
                <text:p>-22.6666666666667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">
                <text:p>44</text:p>
              </table:table-cell>
              <table:table-cell office:value-type="float" office:value="142">
                <text:p>142</text:p>
              </table:table-cell>
              <table:table-cell office:value-type="float" office:value="58">
                <text:p>5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1">
                <text:p>44.1</text:p>
              </table:table-cell>
              <table:table-cell office:value-type="float" office:value="142">
                <text:p>14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.2">
                <text:p>44.2</text:p>
              </table:table-cell>
              <table:table-cell office:value-type="float" office:value="-100">
                <text:p>-100</text:p>
              </table:table-cell>
              <table:table-cell office:value-type="float" office:value="167">
                <text:p>1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3">
                <text:p>44.3</text:p>
              </table:table-cell>
              <table:table-cell office:value-type="float" office:value="-100">
                <text:p>-100</text:p>
              </table:table-cell>
              <table:table-cell office:value-type="float" office:value="167">
                <text:p>167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.4">
                <text:p>44.4</text:p>
              </table:table-cell>
              <table:table-cell office:value-type="float" office:value="-174">
                <text:p>-174</text:p>
              </table:table-cell>
              <table:table-cell office:value-type="float" office:value="-56">
                <text:p>-56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5">
                <text:p>44.5</text:p>
              </table:table-cell>
              <table:table-cell office:value-type="float" office:value="-174">
                <text:p>-174</text:p>
              </table:table-cell>
              <table:table-cell office:value-type="float" office:value="-56">
                <text:p>-56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6">
                <text:p>44.6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7">
                <text:p>44.7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8">
                <text:p>44.8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.9">
                <text:p>44.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.1">
                <text:p>45.1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.2">
                <text:p>45.2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.3">
                <text:p>45.3</text:p>
              </table:table-cell>
              <table:table-cell office:value-type="float" office:value="-9">
                <text:p>-9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.4">
                <text:p>45.4</text:p>
              </table:table-cell>
              <table:table-cell office:value-type="float" office:value="-9">
                <text:p>-9</text:p>
              </table:table-cell>
              <table:table-cell office:value-type="float" office:value="116">
                <text:p>116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.5">
                <text:p>45.5</text:p>
              </table:table-cell>
              <table:table-cell office:value-type="float" office:value="-9">
                <text:p>-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.6">
                <text:p>45.6</text:p>
              </table:table-cell>
              <table:table-cell office:value-type="float" office:value="-67">
                <text:p>-67</text:p>
              </table:table-cell>
              <table:table-cell office:value-type="float" office:value="40">
                <text:p>40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.7">
                <text:p>45.7</text:p>
              </table:table-cell>
              <table:table-cell office:value-type="float" office:value="-67">
                <text:p>-67</text:p>
              </table:table-cell>
              <table:table-cell office:value-type="float" office:value="40">
                <text:p>40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.8">
                <text:p>45.8</text:p>
              </table:table-cell>
              <table:table-cell office:value-type="float" office:value="-34">
                <text:p>-34</text:p>
              </table:table-cell>
              <table:table-cell office:value-type="float" office:value="41">
                <text:p>41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.9">
                <text:p>45.9</text:p>
              </table:table-cell>
              <table:table-cell office:value-type="float" office:value="-34">
                <text:p>-34</text:p>
              </table:table-cell>
              <table:table-cell office:value-type="float" office:value="41">
                <text:p>41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23">
                <text:p>2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.1">
                <text:p>46.1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5">
                <text:p>5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.2">
                <text:p>46.2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3">
                <text:p>46.3</text:p>
              </table:table-cell>
              <table:table-cell office:value-type="float" office:value="26">
                <text:p>26</text:p>
              </table:table-cell>
              <table:table-cell office:value-type="float" office:value="-86">
                <text:p>-86</text:p>
              </table:table-cell>
              <table:table-cell office:value-type="float" office:value="-37.3333333333333">
                <text:p>-37.333333333333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4">
                <text:p>46.4</text:p>
              </table:table-cell>
              <table:table-cell office:value-type="float" office:value="26">
                <text:p>26</text:p>
              </table:table-cell>
              <table:table-cell office:value-type="float" office:value="-86">
                <text:p>-86</text:p>
              </table:table-cell>
              <table:table-cell office:value-type="float" office:value="-61.6666666666667">
                <text:p>-61.666666666666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5">
                <text:p>46.5</text:p>
              </table:table-cell>
              <table:table-cell office:value-type="float" office:value="131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-51.6666666666667">
                <text:p>-51.6666666666667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.6">
                <text:p>46.6</text:p>
              </table:table-cell>
              <table:table-cell office:value-type="float" office:value="131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-17.3333333333333">
                <text:p>-17.3333333333333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7">
                <text:p>46.7</text:p>
              </table:table-cell>
              <table:table-cell office:value-type="float" office:value="131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">
                <text:p>46.8</text:p>
              </table:table-cell>
              <table:table-cell office:value-type="float" office:value="-114">
                <text:p>-114</text:p>
              </table:table-cell>
              <table:table-cell office:value-type="float" office:value="-66">
                <text:p>-66</text:p>
              </table:table-cell>
              <table:table-cell office:value-type="float" office:value="-10.6666666666667">
                <text:p>-10.666666666666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9">
                <text:p>46.9</text:p>
              </table:table-cell>
              <table:table-cell office:value-type="float" office:value="-114">
                <text:p>-114</text:p>
              </table:table-cell>
              <table:table-cell office:value-type="float" office:value="-66">
                <text:p>-66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284">
                <text:p>-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4.201cm" style:legend-expansion="high" chart:style-name="ch2"/>
        <chart:plot-area chart:style-name="ch3" table:cell-range-address="Sheet1.B1:Sheet1.B371 Sheet1.K2:Sheet1.K1489" chart:data-source-has-labels="row" svg:x="0.77cm" svg:y="0.855cm" svg:width="12.909cm" svg:height="7.545cm">
          <chartooo:coordinate-region svg:x="1.682cm" svg:y="1.054cm" svg:width="11.8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489" chart:label-cell-address="Sheet1.B1:Sheet1.B1" chart:class="chart:scatter">
            <chart:domain table:cell-range-address="Sheet1.B2:Sheet1.B371"/>
            <chart:data-point chart:repeated="1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50.3306250881847">
                <text:p>50.3306250881847</text:p>
                <draw:g>
                  <svg:desc>Sheet1.K2:Sheet1.K1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27.8593142217101">
                <text:p>27.8593142217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27.8593142217101">
                <text:p>27.8593142217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56.4498039198596">
                <text:p>56.4498039198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56.4498039198596">
                <text:p>56.4498039198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56.4498039198596">
                <text:p>56.4498039198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26.5785253567341">
                <text:p>26.5785253567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26.5785253567341">
                <text:p>26.5785253567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59.4001148419434">
                <text:p>59.400114841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59.4001148419434">
                <text:p>59.4001148419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7175664000109">
                <text:p>24.7175664000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24.7175664000109">
                <text:p>24.7175664000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24.7175664000109">
                <text:p>24.7175664000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78.5758816076061">
                <text:p>78.5758816076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78.5758816076061">
                <text:p>78.5758816076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23.4037245036282">
                <text:p>23.4037245036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23.4037245036282">
                <text:p>23.4037245036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66.7392707121223">
                <text:p>66.7392707121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66.7392707121223">
                <text:p>66.7392707121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66.7392707121223">
                <text:p>66.73927071212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.8124674777789">
                <text:p>21.8124674777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21.8124674777789">
                <text:p>21.8124674777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47.5770176675345">
                <text:p>47.5770176675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47.5770176675345">
                <text:p>47.5770176675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34.4672194607836">
                <text:p>34.4672194607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34.4672194607836">
                <text:p>34.4672194607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34.4672194607836">
                <text:p>34.4672194607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29.5854935359258">
                <text:p>29.5854935359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29.5854935359258">
                <text:p>29.5854935359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58.1386820322425">
                <text:p>58.1386820322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58.1386820322425">
                <text:p>58.13868203224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24.8441289489866">
                <text:p>24.8441289489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24.8441289489866">
                <text:p>24.8441289489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24.8441289489866">
                <text:p>24.8441289489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41.6937327038882">
                <text:p>41.6937327038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41.6937327038882">
                <text:p>41.6937327038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41.2382605940697">
                <text:p>41.2382605940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41.2382605940697">
                <text:p>41.2382605940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18.4902694878627">
                <text:p>18.4902694878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18.4902694878627">
                <text:p>18.4902694878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8.4902694878627">
                <text:p>18.49026948786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38.1493477852982">
                <text:p>38.1493477852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38.1493477852982">
                <text:p>38.1493477852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37.3521316771065">
                <text:p>37.3521316771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37.3521316771065">
                <text:p>37.3521316771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20.3042671257005">
                <text:p>20.3042671257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20.3042671257005">
                <text:p>20.3042671257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20.3042671257005">
                <text:p>20.3042671257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31.1713969324942">
                <text:p>31.1713969324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31.1713969324942">
                <text:p>31.17139693249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45.3080205130874">
                <text:p>45.3080205130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45.3080205130874">
                <text:p>45.3080205130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39.4441462601811">
                <text:p>39.4441462601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39.4441462601811">
                <text:p>39.4441462601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39.4441462601811">
                <text:p>39.4441462601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21.2845270120376">
                <text:p>21.2845270120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21.2845270120376">
                <text:p>21.2845270120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48.0908655204514">
                <text:p>48.09086552045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48.0908655204514">
                <text:p>48.0908655204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48.0908655204514">
                <text:p>48.0908655204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49.1845767780349">
                <text:p>49.1845767780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">
                <text:p>16.1</text:p>
              </table:table-cell>
              <table:table-cell office:value-type="float" office:value="49.1845767780349">
                <text:p>49.1845767780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2">
                <text:p>16.2</text:p>
              </table:table-cell>
              <table:table-cell office:value-type="float" office:value="10.1442884908436">
                <text:p>10.1442884908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3">
                <text:p>16.3</text:p>
              </table:table-cell>
              <table:table-cell office:value-type="float" office:value="10.1442884908436">
                <text:p>10.1442884908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4">
                <text:p>16.4</text:p>
              </table:table-cell>
              <table:table-cell office:value-type="float" office:value="12.8935354735301">
                <text:p>12.8935354735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12.8935354735301">
                <text:p>12.8935354735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">
                <text:p>16.6</text:p>
              </table:table-cell>
              <table:table-cell office:value-type="float" office:value="39.885692911459">
                <text:p>39.885692911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">
                <text:p>16.7</text:p>
              </table:table-cell>
              <table:table-cell office:value-type="float" office:value="39.885692911459">
                <text:p>39.885692911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39.885692911459">
                <text:p>39.885692911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9">
                <text:p>16.9</text:p>
              </table:table-cell>
              <table:table-cell office:value-type="float" office:value="68.1163117752305">
                <text:p>68.1163117752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68.1163117752305">
                <text:p>68.1163117752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1">
                <text:p>17.1</text:p>
              </table:table-cell>
              <table:table-cell office:value-type="float" office:value="47.0989034982722">
                <text:p>47.0989034982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2">
                <text:p>17.2</text:p>
              </table:table-cell>
              <table:table-cell office:value-type="float" office:value="47.0989034982722">
                <text:p>47.0989034982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3">
                <text:p>17.3</text:p>
              </table:table-cell>
              <table:table-cell office:value-type="float" office:value="23.2375898769804">
                <text:p>23.2375898769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4">
                <text:p>17.4</text:p>
              </table:table-cell>
              <table:table-cell office:value-type="float" office:value="23.2375898769804">
                <text:p>23.2375898769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">
                <text:p>17.5</text:p>
              </table:table-cell>
              <table:table-cell office:value-type="float" office:value="23.2375898769804">
                <text:p>23.2375898769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6">
                <text:p>17.6</text:p>
              </table:table-cell>
              <table:table-cell office:value-type="float" office:value="14.7848689297265">
                <text:p>14.7848689297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7">
                <text:p>17.7</text:p>
              </table:table-cell>
              <table:table-cell office:value-type="float" office:value="14.7848689297265">
                <text:p>14.7848689297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8">
                <text:p>17.8</text:p>
              </table:table-cell>
              <table:table-cell office:value-type="float" office:value="26.1676016371556">
                <text:p>26.1676016371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9">
                <text:p>17.9</text:p>
              </table:table-cell>
              <table:table-cell office:value-type="float" office:value="26.1676016371556">
                <text:p>26.1676016371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41.2779378596616">
                <text:p>41.27793785966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1">
                <text:p>18.1</text:p>
              </table:table-cell>
              <table:table-cell office:value-type="float" office:value="41.2779378596616">
                <text:p>41.27793785966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2">
                <text:p>18.2</text:p>
              </table:table-cell>
              <table:table-cell office:value-type="float" office:value="41.2779378596616">
                <text:p>41.2779378596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">
                <text:p>18.3</text:p>
              </table:table-cell>
              <table:table-cell office:value-type="float" office:value="71.4904703789976">
                <text:p>71.4904703789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4">
                <text:p>18.4</text:p>
              </table:table-cell>
              <table:table-cell office:value-type="float" office:value="71.4904703789976">
                <text:p>71.4904703789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5">
                <text:p>18.5</text:p>
              </table:table-cell>
              <table:table-cell office:value-type="float" office:value="56.0637761082461">
                <text:p>56.0637761082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">
                <text:p>18.6</text:p>
              </table:table-cell>
              <table:table-cell office:value-type="float" office:value="56.0637761082461">
                <text:p>56.0637761082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7">
                <text:p>18.7</text:p>
              </table:table-cell>
              <table:table-cell office:value-type="float" office:value="44.3151465221593">
                <text:p>44.31514652215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8">
                <text:p>18.8</text:p>
              </table:table-cell>
              <table:table-cell office:value-type="float" office:value="44.3151465221593">
                <text:p>44.3151465221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9">
                <text:p>18.9</text:p>
              </table:table-cell>
              <table:table-cell office:value-type="float" office:value="44.3151465221593">
                <text:p>44.3151465221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30.706748153375">
                <text:p>30.706748153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">
                <text:p>19.1</text:p>
              </table:table-cell>
              <table:table-cell office:value-type="float" office:value="30.706748153375">
                <text:p>30.706748153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">
                <text:p>19.2</text:p>
              </table:table-cell>
              <table:table-cell office:value-type="float" office:value="21.5335166831693">
                <text:p>21.53351668316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">
                <text:p>19.3</text:p>
              </table:table-cell>
              <table:table-cell office:value-type="float" office:value="21.5335166831693">
                <text:p>21.5335166831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">
                <text:p>19.4</text:p>
              </table:table-cell>
              <table:table-cell office:value-type="float" office:value="8.34592947471285">
                <text:p>8.34592947471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">
                <text:p>19.5</text:p>
              </table:table-cell>
              <table:table-cell office:value-type="float" office:value="8.34592947471285">
                <text:p>8.34592947471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6">
                <text:p>19.6</text:p>
              </table:table-cell>
              <table:table-cell office:value-type="float" office:value="8.34592947471285">
                <text:p>8.34592947471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7">
                <text:p>19.7</text:p>
              </table:table-cell>
              <table:table-cell office:value-type="float" office:value="49.1967740715154">
                <text:p>49.1967740715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49.1967740715154">
                <text:p>49.1967740715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9">
                <text:p>19.9</text:p>
              </table:table-cell>
              <table:table-cell office:value-type="float" office:value="57.2381370546594">
                <text:p>57.2381370546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57.2381370546594">
                <text:p>57.238137054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">
                <text:p>20.1</text:p>
              </table:table-cell>
              <table:table-cell office:value-type="float" office:value="70.5591950059075">
                <text:p>70.55919500590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2">
                <text:p>20.2</text:p>
              </table:table-cell>
              <table:table-cell office:value-type="float" office:value="70.5591950059075">
                <text:p>70.5591950059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">
                <text:p>20.3</text:p>
              </table:table-cell>
              <table:table-cell office:value-type="float" office:value="70.5591950059075">
                <text:p>70.55919500590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4">
                <text:p>20.4</text:p>
              </table:table-cell>
              <table:table-cell office:value-type="float" office:value="-69.8599707971479">
                <text:p>-69.8599707971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5">
                <text:p>20.5</text:p>
              </table:table-cell>
              <table:table-cell office:value-type="float" office:value="-69.8599707971479">
                <text:p>-69.8599707971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">
                <text:p>20.6</text:p>
              </table:table-cell>
              <table:table-cell office:value-type="float" office:value="23.8873907430228">
                <text:p>23.8873907430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7">
                <text:p>20.7</text:p>
              </table:table-cell>
              <table:table-cell office:value-type="float" office:value="23.8873907430228">
                <text:p>23.8873907430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8">
                <text:p>20.8</text:p>
              </table:table-cell>
              <table:table-cell office:value-type="float" office:value="23.8873907430228">
                <text:p>23.8873907430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9">
                <text:p>20.9</text:p>
              </table:table-cell>
              <table:table-cell office:value-type="float" office:value="47.8771830021816">
                <text:p>47.877183002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47.8771830021816">
                <text:p>47.8771830021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">
                <text:p>21.1</text:p>
              </table:table-cell>
              <table:table-cell office:value-type="float" office:value="34.4967040449268">
                <text:p>34.4967040449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2">
                <text:p>21.2</text:p>
              </table:table-cell>
              <table:table-cell office:value-type="float" office:value="34.4967040449268">
                <text:p>34.496704044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3">
                <text:p>21.3</text:p>
              </table:table-cell>
              <table:table-cell office:value-type="float" office:value="24.0143234141173">
                <text:p>24.01432341411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4">
                <text:p>21.4</text:p>
              </table:table-cell>
              <table:table-cell office:value-type="float" office:value="24.0143234141173">
                <text:p>24.01432341411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5">
                <text:p>21.5</text:p>
              </table:table-cell>
              <table:table-cell office:value-type="float" office:value="24.0143234141173">
                <text:p>24.0143234141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">
                <text:p>21.6</text:p>
              </table:table-cell>
              <table:table-cell office:value-type="float" office:value="26.4595943224683">
                <text:p>26.45959432246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7">
                <text:p>21.7</text:p>
              </table:table-cell>
              <table:table-cell office:value-type="float" office:value="26.4595943224683">
                <text:p>26.45959432246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8">
                <text:p>21.8</text:p>
              </table:table-cell>
              <table:table-cell office:value-type="float" office:value="19.5148974075135">
                <text:p>19.5148974075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9">
                <text:p>21.9</text:p>
              </table:table-cell>
              <table:table-cell office:value-type="float" office:value="19.5148974075135">
                <text:p>19.51489740751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15.3777356073764">
                <text:p>15.37773560737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1">
                <text:p>22.1</text:p>
              </table:table-cell>
              <table:table-cell office:value-type="float" office:value="15.3777356073764">
                <text:p>15.3777356073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2">
                <text:p>22.2</text:p>
              </table:table-cell>
              <table:table-cell office:value-type="float" office:value="15.3777356073764">
                <text:p>15.37773560737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3">
                <text:p>22.3</text:p>
              </table:table-cell>
              <table:table-cell office:value-type="float" office:value="15.6130563842384">
                <text:p>15.6130563842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4">
                <text:p>22.4</text:p>
              </table:table-cell>
              <table:table-cell office:value-type="float" office:value="15.6130563842384">
                <text:p>15.61305638423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5">
                <text:p>22.5</text:p>
              </table:table-cell>
              <table:table-cell office:value-type="float" office:value="20.1931061718306">
                <text:p>20.1931061718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6">
                <text:p>22.6</text:p>
              </table:table-cell>
              <table:table-cell office:value-type="float" office:value="20.1931061718306">
                <text:p>20.19310617183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7">
                <text:p>22.7</text:p>
              </table:table-cell>
              <table:table-cell office:value-type="float" office:value="31.705053942304">
                <text:p>31.705053942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">
                <text:p>22.8</text:p>
              </table:table-cell>
              <table:table-cell office:value-type="float" office:value="31.705053942304">
                <text:p>31.705053942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9">
                <text:p>22.9</text:p>
              </table:table-cell>
              <table:table-cell office:value-type="float" office:value="31.705053942304">
                <text:p>31.705053942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42.3436597890645">
                <text:p>42.3436597890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1">
                <text:p>23.1</text:p>
              </table:table-cell>
              <table:table-cell office:value-type="float" office:value="42.3436597890645">
                <text:p>42.34365978906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2">
                <text:p>23.2</text:p>
              </table:table-cell>
              <table:table-cell office:value-type="float" office:value="38.1883539186082">
                <text:p>38.18835391860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3">
                <text:p>23.3</text:p>
              </table:table-cell>
              <table:table-cell office:value-type="float" office:value="38.1883539186082">
                <text:p>38.1883539186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4">
                <text:p>23.4</text:p>
              </table:table-cell>
              <table:table-cell office:value-type="float" office:value="80.619125993846">
                <text:p>80.6191259938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5">
                <text:p>23.5</text:p>
              </table:table-cell>
              <table:table-cell office:value-type="float" office:value="80.619125993846">
                <text:p>80.619125993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6">
                <text:p>23.6</text:p>
              </table:table-cell>
              <table:table-cell office:value-type="float" office:value="80.619125993846">
                <text:p>80.6191259938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7">
                <text:p>23.7</text:p>
              </table:table-cell>
              <table:table-cell office:value-type="float" office:value="79.3157611732357">
                <text:p>79.3157611732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8">
                <text:p>23.8</text:p>
              </table:table-cell>
              <table:table-cell office:value-type="float" office:value="79.3157611732357">
                <text:p>79.31576117323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9">
                <text:p>23.9</text:p>
              </table:table-cell>
              <table:table-cell office:value-type="float" office:value="-59.9618152630771">
                <text:p>-59.96181526307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-59.9618152630771">
                <text:p>-59.9618152630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">
                <text:p>24.1</text:p>
              </table:table-cell>
              <table:table-cell office:value-type="float" office:value="85.67992467872">
                <text:p>85.679924678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2">
                <text:p>24.2</text:p>
              </table:table-cell>
              <table:table-cell office:value-type="float" office:value="85.67992467872">
                <text:p>85.67992467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">
                <text:p>24.3</text:p>
              </table:table-cell>
              <table:table-cell office:value-type="float" office:value="85.67992467872">
                <text:p>85.679924678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4">
                <text:p>24.4</text:p>
              </table:table-cell>
              <table:table-cell office:value-type="float" office:value="69.9683839048058">
                <text:p>69.96838390480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5">
                <text:p>24.5</text:p>
              </table:table-cell>
              <table:table-cell office:value-type="float" office:value="69.9683839048058">
                <text:p>69.9683839048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6">
                <text:p>24.6</text:p>
              </table:table-cell>
              <table:table-cell office:value-type="float" office:value="54.730603316274">
                <text:p>54.730603316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7">
                <text:p>24.7</text:p>
              </table:table-cell>
              <table:table-cell office:value-type="float" office:value="54.730603316274">
                <text:p>54.7306033162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8">
                <text:p>24.8</text:p>
              </table:table-cell>
              <table:table-cell office:value-type="float" office:value="57.2938192525569">
                <text:p>57.29381925255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9">
                <text:p>24.9</text:p>
              </table:table-cell>
              <table:table-cell office:value-type="float" office:value="57.2938192525569">
                <text:p>57.29381925255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57.2938192525569">
                <text:p>57.29381925255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1">
                <text:p>25.1</text:p>
              </table:table-cell>
              <table:table-cell office:value-type="float" office:value="-86.4026171867831">
                <text:p>-86.4026171867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2">
                <text:p>25.2</text:p>
              </table:table-cell>
              <table:table-cell office:value-type="float" office:value="-86.4026171867831">
                <text:p>-86.40261718678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3">
                <text:p>25.3</text:p>
              </table:table-cell>
              <table:table-cell office:value-type="float" office:value="-59.5099838600346">
                <text:p>-59.5099838600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4">
                <text:p>25.4</text:p>
              </table:table-cell>
              <table:table-cell office:value-type="float" office:value="-59.5099838600346">
                <text:p>-59.50998386003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5">
                <text:p>25.5</text:p>
              </table:table-cell>
              <table:table-cell office:value-type="float" office:value="37.0239048111244">
                <text:p>37.0239048111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6">
                <text:p>25.6</text:p>
              </table:table-cell>
              <table:table-cell office:value-type="float" office:value="37.0239048111244">
                <text:p>37.0239048111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7">
                <text:p>25.7</text:p>
              </table:table-cell>
              <table:table-cell office:value-type="float" office:value="37.0239048111244">
                <text:p>37.02390481112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8">
                <text:p>25.8</text:p>
              </table:table-cell>
              <table:table-cell office:value-type="float" office:value="51.6441686805832">
                <text:p>51.6441686805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9">
                <text:p>25.9</text:p>
              </table:table-cell>
              <table:table-cell office:value-type="float" office:value="51.6441686805832">
                <text:p>51.64416868058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52.4580019425493">
                <text:p>52.45800194254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1">
                <text:p>26.1</text:p>
              </table:table-cell>
              <table:table-cell office:value-type="float" office:value="52.4580019425493">
                <text:p>52.4580019425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2">
                <text:p>26.2</text:p>
              </table:table-cell>
              <table:table-cell office:value-type="float" office:value="65.3562696730923">
                <text:p>65.35626967309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3">
                <text:p>26.3</text:p>
              </table:table-cell>
              <table:table-cell office:value-type="float" office:value="65.3562696730923">
                <text:p>65.35626967309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23.1415949045619">
                <text:p>23.14159490456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">
                <text:p>26.5</text:p>
              </table:table-cell>
              <table:table-cell office:value-type="float" office:value="23.1415949045619">
                <text:p>23.1415949045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6">
                <text:p>26.6</text:p>
              </table:table-cell>
              <table:table-cell office:value-type="float" office:value="23.1415949045619">
                <text:p>23.1415949045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7">
                <text:p>26.7</text:p>
              </table:table-cell>
              <table:table-cell office:value-type="float" office:value="-2.61085354044875">
                <text:p>-2.61085354044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8">
                <text:p>26.8</text:p>
              </table:table-cell>
              <table:table-cell office:value-type="float" office:value="-2.61085354044875">
                <text:p>-2.61085354044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9">
                <text:p>26.9</text:p>
              </table:table-cell>
              <table:table-cell office:value-type="float" office:value="20.0983770927991">
                <text:p>20.0983770927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">
                <text:p>27</text:p>
              </table:table-cell>
              <table:table-cell office:value-type="float" office:value="20.0983770927991">
                <text:p>20.0983770927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1">
                <text:p>27.1</text:p>
              </table:table-cell>
              <table:table-cell office:value-type="float" office:value="20.0983770927991">
                <text:p>20.0983770927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2">
                <text:p>27.2</text:p>
              </table:table-cell>
              <table:table-cell office:value-type="float" office:value="28.3508936119404">
                <text:p>28.35089361194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3">
                <text:p>27.3</text:p>
              </table:table-cell>
              <table:table-cell office:value-type="float" office:value="28.3508936119404">
                <text:p>28.35089361194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4">
                <text:p>27.4</text:p>
              </table:table-cell>
              <table:table-cell office:value-type="float" office:value="29.7066056849828">
                <text:p>29.70660568498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.5">
                <text:p>27.5</text:p>
              </table:table-cell>
              <table:table-cell office:value-type="float" office:value="29.7066056849828">
                <text:p>29.7066056849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.6">
                <text:p>27.6</text:p>
              </table:table-cell>
              <table:table-cell office:value-type="float" office:value="38.7117674283109">
                <text:p>38.71176742831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7">
                <text:p>27.7</text:p>
              </table:table-cell>
              <table:table-cell office:value-type="float" office:value="38.7117674283109">
                <text:p>38.71176742831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8">
                <text:p>27.8</text:p>
              </table:table-cell>
              <table:table-cell office:value-type="float" office:value="38.7117674283109">
                <text:p>38.71176742831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9">
                <text:p>27.9</text:p>
              </table:table-cell>
              <table:table-cell office:value-type="float" office:value="30.3118149746288">
                <text:p>30.3118149746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">
                <text:p>28</text:p>
              </table:table-cell>
              <table:table-cell office:value-type="float" office:value="30.3118149746288">
                <text:p>30.31181497462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1">
                <text:p>28.1</text:p>
              </table:table-cell>
              <table:table-cell office:value-type="float" office:value="24.456353109184">
                <text:p>24.456353109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2">
                <text:p>28.2</text:p>
              </table:table-cell>
              <table:table-cell office:value-type="float" office:value="24.456353109184">
                <text:p>24.456353109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3">
                <text:p>28.3</text:p>
              </table:table-cell>
              <table:table-cell office:value-type="float" office:value="60.5670769504609">
                <text:p>60.5670769504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4">
                <text:p>28.4</text:p>
              </table:table-cell>
              <table:table-cell office:value-type="float" office:value="60.5670769504609">
                <text:p>60.56707695046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5">
                <text:p>28.5</text:p>
              </table:table-cell>
              <table:table-cell office:value-type="float" office:value="60.5670769504609">
                <text:p>60.56707695046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6">
                <text:p>28.6</text:p>
              </table:table-cell>
              <table:table-cell office:value-type="float" office:value="-25.0538109969085">
                <text:p>-25.05381099690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7">
                <text:p>28.7</text:p>
              </table:table-cell>
              <table:table-cell office:value-type="float" office:value="-25.0538109969085">
                <text:p>-25.0538109969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8">
                <text:p>28.8</text:p>
              </table:table-cell>
              <table:table-cell office:value-type="float" office:value="89.4836590690472">
                <text:p>89.4836590690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9">
                <text:p>28.9</text:p>
              </table:table-cell>
              <table:table-cell office:value-type="float" office:value="89.4836590690472">
                <text:p>89.48365906904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">
                <text:p>29</text:p>
              </table:table-cell>
              <table:table-cell office:value-type="float" office:value="63.2071491302135">
                <text:p>63.2071491302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1">
                <text:p>29.1</text:p>
              </table:table-cell>
              <table:table-cell office:value-type="float" office:value="63.2071491302135">
                <text:p>63.2071491302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2">
                <text:p>29.2</text:p>
              </table:table-cell>
              <table:table-cell office:value-type="float" office:value="63.2071491302135">
                <text:p>63.20714913021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.3">
                <text:p>29.3</text:p>
              </table:table-cell>
              <table:table-cell office:value-type="float" office:value="4.15100808192795">
                <text:p>4.151008081927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.4">
                <text:p>29.4</text:p>
              </table:table-cell>
              <table:table-cell office:value-type="float" office:value="4.15100808192795">
                <text:p>4.151008081927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.5">
                <text:p>29.5</text:p>
              </table:table-cell>
              <table:table-cell office:value-type="float" office:value="-6.86055034074525">
                <text:p>-6.860550340745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.6">
                <text:p>29.6</text:p>
              </table:table-cell>
              <table:table-cell office:value-type="float" office:value="-6.86055034074525">
                <text:p>-6.86055034074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7">
                <text:p>29.7</text:p>
              </table:table-cell>
              <table:table-cell office:value-type="float" office:value="0.169099334784714">
                <text:p>0.169099334784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.8">
                <text:p>29.8</text:p>
              </table:table-cell>
              <table:table-cell office:value-type="float" office:value="0.169099334784714">
                <text:p>0.169099334784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9">
                <text:p>29.9</text:p>
              </table:table-cell>
              <table:table-cell office:value-type="float" office:value="86.5115630917244">
                <text:p>86.5115630917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">
                <text:p>30</text:p>
              </table:table-cell>
              <table:table-cell office:value-type="float" office:value="86.5115630917244">
                <text:p>86.51156309172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1">
                <text:p>30.1</text:p>
              </table:table-cell>
              <table:table-cell office:value-type="float" office:value="86.5115630917244">
                <text:p>86.51156309172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2">
                <text:p>30.2</text:p>
              </table:table-cell>
              <table:table-cell office:value-type="float" office:value="56.603884574582">
                <text:p>56.6038845745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3">
                <text:p>30.3</text:p>
              </table:table-cell>
              <table:table-cell office:value-type="float" office:value="56.603884574582">
                <text:p>56.6038845745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4">
                <text:p>30.4</text:p>
              </table:table-cell>
              <table:table-cell office:value-type="float" office:value="-68.526937592421">
                <text:p>-68.5269375924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.5">
                <text:p>30.5</text:p>
              </table:table-cell>
              <table:table-cell office:value-type="float" office:value="-68.526937592421">
                <text:p>-68.5269375924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.6">
                <text:p>30.6</text:p>
              </table:table-cell>
              <table:table-cell office:value-type="float" office:value="-68.526937592421">
                <text:p>-68.5269375924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.7">
                <text:p>30.7</text:p>
              </table:table-cell>
              <table:table-cell office:value-type="float" office:value="39.2483122192633">
                <text:p>39.2483122192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8">
                <text:p>30.8</text:p>
              </table:table-cell>
              <table:table-cell office:value-type="float" office:value="39.2483122192633">
                <text:p>39.24831221926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9">
                <text:p>30.9</text:p>
              </table:table-cell>
              <table:table-cell office:value-type="float" office:value="21.4846924178316">
                <text:p>21.48469241783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">
                <text:p>31</text:p>
              </table:table-cell>
              <table:table-cell office:value-type="float" office:value="21.4846924178316">
                <text:p>21.48469241783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">
                <text:p>31.1</text:p>
              </table:table-cell>
              <table:table-cell office:value-type="float" office:value="13.7308743888889">
                <text:p>13.7308743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.2">
                <text:p>31.2</text:p>
              </table:table-cell>
              <table:table-cell office:value-type="float" office:value="13.7308743888889">
                <text:p>13.73087438888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3">
                <text:p>31.3</text:p>
              </table:table-cell>
              <table:table-cell office:value-type="float" office:value="34.9633893483669">
                <text:p>34.96338934836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.4">
                <text:p>31.4</text:p>
              </table:table-cell>
              <table:table-cell office:value-type="float" office:value="34.9633893483669">
                <text:p>34.9633893483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.5">
                <text:p>31.5</text:p>
              </table:table-cell>
              <table:table-cell office:value-type="float" office:value="34.9633893483669">
                <text:p>34.96338934836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.6">
                <text:p>31.6</text:p>
              </table:table-cell>
              <table:table-cell office:value-type="float" office:value="28.0147661159624">
                <text:p>28.01476611596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.7">
                <text:p>31.7</text:p>
              </table:table-cell>
              <table:table-cell office:value-type="float" office:value="28.0147661159624">
                <text:p>28.01476611596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.8">
                <text:p>31.8</text:p>
              </table:table-cell>
              <table:table-cell office:value-type="float" office:value="-23.0899270150117">
                <text:p>-23.0899270150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.9">
                <text:p>31.9</text:p>
              </table:table-cell>
              <table:table-cell office:value-type="float" office:value="-23.0899270150117">
                <text:p>-23.0899270150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">
                <text:p>32</text:p>
              </table:table-cell>
              <table:table-cell office:value-type="float" office:value="44.4870940752205">
                <text:p>44.4870940752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1">
                <text:p>32.1</text:p>
              </table:table-cell>
              <table:table-cell office:value-type="float" office:value="44.4870940752205">
                <text:p>44.48709407522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2">
                <text:p>32.2</text:p>
              </table:table-cell>
              <table:table-cell office:value-type="float" office:value="44.4870940752205">
                <text:p>44.48709407522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.3">
                <text:p>32.3</text:p>
              </table:table-cell>
              <table:table-cell office:value-type="float" office:value="5.37612320494401">
                <text:p>5.37612320494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4">
                <text:p>32.4</text:p>
              </table:table-cell>
              <table:table-cell office:value-type="float" office:value="5.37612320494401">
                <text:p>5.376123204944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5">
                <text:p>32.5</text:p>
              </table:table-cell>
              <table:table-cell office:value-type="float" office:value="3.19075349077252">
                <text:p>3.19075349077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.6">
                <text:p>32.6</text:p>
              </table:table-cell>
              <table:table-cell office:value-type="float" office:value="3.19075349077252">
                <text:p>3.19075349077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.7">
                <text:p>32.7</text:p>
              </table:table-cell>
              <table:table-cell office:value-type="float" office:value="27.2797116785792">
                <text:p>27.27971167857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.8">
                <text:p>32.8</text:p>
              </table:table-cell>
              <table:table-cell office:value-type="float" office:value="27.2797116785792">
                <text:p>27.27971167857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9">
                <text:p>32.9</text:p>
              </table:table-cell>
              <table:table-cell office:value-type="float" office:value="27.2797116785792">
                <text:p>27.27971167857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">
                <text:p>33</text:p>
              </table:table-cell>
              <table:table-cell office:value-type="float" office:value="-29.9088636880599">
                <text:p>-29.90886368805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1">
                <text:p>33.1</text:p>
              </table:table-cell>
              <table:table-cell office:value-type="float" office:value="-29.9088636880599">
                <text:p>-29.90886368805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2">
                <text:p>33.2</text:p>
              </table:table-cell>
              <table:table-cell office:value-type="float" office:value="22.9173877973578">
                <text:p>22.91738779735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3">
                <text:p>33.3</text:p>
              </table:table-cell>
              <table:table-cell office:value-type="float" office:value="22.9173877973578">
                <text:p>22.91738779735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4">
                <text:p>33.4</text:p>
              </table:table-cell>
              <table:table-cell office:value-type="float" office:value="-11.4045446868855">
                <text:p>-11.40454468688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5">
                <text:p>33.5</text:p>
              </table:table-cell>
              <table:table-cell office:value-type="float" office:value="-11.4045446868855">
                <text:p>-11.40454468688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6">
                <text:p>33.6</text:p>
              </table:table-cell>
              <table:table-cell office:value-type="float" office:value="-11.4045446868855">
                <text:p>-11.40454468688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7">
                <text:p>33.7</text:p>
              </table:table-cell>
              <table:table-cell office:value-type="float" office:value="3.42560788213744">
                <text:p>3.425607882137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8">
                <text:p>33.8</text:p>
              </table:table-cell>
              <table:table-cell office:value-type="float" office:value="3.42560788213744">
                <text:p>3.425607882137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9">
                <text:p>33.9</text:p>
              </table:table-cell>
              <table:table-cell office:value-type="float" office:value="73.0944450026338">
                <text:p>73.09444500263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">
                <text:p>34</text:p>
              </table:table-cell>
              <table:table-cell office:value-type="float" office:value="73.0944450026338">
                <text:p>73.0944450026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1">
                <text:p>34.1</text:p>
              </table:table-cell>
              <table:table-cell office:value-type="float" office:value="41.2568806153175">
                <text:p>41.25688061531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2">
                <text:p>34.2</text:p>
              </table:table-cell>
              <table:table-cell office:value-type="float" office:value="41.2568806153175">
                <text:p>41.25688061531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3">
                <text:p>34.3</text:p>
              </table:table-cell>
              <table:table-cell office:value-type="float" office:value="41.2568806153175">
                <text:p>41.25688061531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4">
                <text:p>34.4</text:p>
              </table:table-cell>
              <table:table-cell office:value-type="float" office:value="9.22860078940935">
                <text:p>9.228600789409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5">
                <text:p>34.5</text:p>
              </table:table-cell>
              <table:table-cell office:value-type="float" office:value="9.22860078940935">
                <text:p>9.228600789409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6">
                <text:p>34.6</text:p>
              </table:table-cell>
              <table:table-cell office:value-type="float" office:value="22.6179911942592">
                <text:p>22.61799119425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7">
                <text:p>34.7</text:p>
              </table:table-cell>
              <table:table-cell office:value-type="float" office:value="22.6179911942592">
                <text:p>22.61799119425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8">
                <text:p>34.8</text:p>
              </table:table-cell>
              <table:table-cell office:value-type="float" office:value="40.0208634115736">
                <text:p>40.02086341157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9">
                <text:p>34.9</text:p>
              </table:table-cell>
              <table:table-cell office:value-type="float" office:value="40.0208634115736">
                <text:p>40.02086341157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40.0208634115736">
                <text:p>40.02086341157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">
                <text:p>35.1</text:p>
              </table:table-cell>
              <table:table-cell office:value-type="float" office:value="64.3916379919716">
                <text:p>64.3916379919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2">
                <text:p>35.2</text:p>
              </table:table-cell>
              <table:table-cell office:value-type="float" office:value="64.3916379919716">
                <text:p>64.39163799197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3">
                <text:p>35.3</text:p>
              </table:table-cell>
              <table:table-cell office:value-type="float" office:value="8.30551491516601">
                <text:p>8.305514915166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4">
                <text:p>35.4</text:p>
              </table:table-cell>
              <table:table-cell office:value-type="float" office:value="8.30551491516601">
                <text:p>8.305514915166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5">
                <text:p>35.5</text:p>
              </table:table-cell>
              <table:table-cell office:value-type="float" office:value="42.9908803073159">
                <text:p>42.99088030731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6">
                <text:p>35.6</text:p>
              </table:table-cell>
              <table:table-cell office:value-type="float" office:value="42.9908803073159">
                <text:p>42.9908803073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7">
                <text:p>35.7</text:p>
              </table:table-cell>
              <table:table-cell office:value-type="float" office:value="42.9908803073159">
                <text:p>42.99088030731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.8">
                <text:p>35.8</text:p>
              </table:table-cell>
              <table:table-cell office:value-type="float" office:value="-83.6277939202036">
                <text:p>-83.6277939202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9">
                <text:p>35.9</text:p>
              </table:table-cell>
              <table:table-cell office:value-type="float" office:value="-83.6277939202036">
                <text:p>-83.6277939202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">
                <text:p>36</text:p>
              </table:table-cell>
              <table:table-cell office:value-type="float" office:value="20.3020599471723">
                <text:p>20.30205994717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1">
                <text:p>36.1</text:p>
              </table:table-cell>
              <table:table-cell office:value-type="float" office:value="20.3020599471723">
                <text:p>20.30205994717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2">
                <text:p>36.2</text:p>
              </table:table-cell>
              <table:table-cell office:value-type="float" office:value="-1.29088177410629">
                <text:p>-1.290881774106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3">
                <text:p>36.3</text:p>
              </table:table-cell>
              <table:table-cell office:value-type="float" office:value="-1.29088177410629">
                <text:p>-1.290881774106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.4">
                <text:p>36.4</text:p>
              </table:table-cell>
              <table:table-cell office:value-type="float" office:value="-1.29088177410629">
                <text:p>-1.290881774106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.5">
                <text:p>36.5</text:p>
              </table:table-cell>
              <table:table-cell office:value-type="float" office:value="62.0884417705652">
                <text:p>62.08844177056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.6">
                <text:p>36.6</text:p>
              </table:table-cell>
              <table:table-cell office:value-type="float" office:value="62.0884417705652">
                <text:p>62.08844177056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.7">
                <text:p>36.7</text:p>
              </table:table-cell>
              <table:table-cell office:value-type="float" office:value="-26.5785253567341">
                <text:p>-26.57852535673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.8">
                <text:p>36.8</text:p>
              </table:table-cell>
              <table:table-cell office:value-type="float" office:value="-26.5785253567341">
                <text:p>-26.5785253567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.9">
                <text:p>36.9</text:p>
              </table:table-cell>
              <table:table-cell office:value-type="float" office:value="41.915222135701">
                <text:p>41.9152221357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">
                <text:p>37</text:p>
              </table:table-cell>
              <table:table-cell office:value-type="float" office:value="41.915222135701">
                <text:p>41.9152221357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1">
                <text:p>37.1</text:p>
              </table:table-cell>
              <table:table-cell office:value-type="float" office:value="41.915222135701">
                <text:p>41.9152221357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.2">
                <text:p>37.2</text:p>
              </table:table-cell>
              <table:table-cell office:value-type="float" office:value="49.4526473822514">
                <text:p>49.4526473822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.3">
                <text:p>37.3</text:p>
              </table:table-cell>
              <table:table-cell office:value-type="float" office:value="49.4526473822514">
                <text:p>49.4526473822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4">
                <text:p>37.4</text:p>
              </table:table-cell>
              <table:table-cell office:value-type="float" office:value="23.8804363768354">
                <text:p>23.88043637683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.5">
                <text:p>37.5</text:p>
              </table:table-cell>
              <table:table-cell office:value-type="float" office:value="23.8804363768354">
                <text:p>23.8804363768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.6">
                <text:p>37.6</text:p>
              </table:table-cell>
              <table:table-cell office:value-type="float" office:value="12.7819468851007">
                <text:p>12.78194688510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.7">
                <text:p>37.7</text:p>
              </table:table-cell>
              <table:table-cell office:value-type="float" office:value="12.7819468851007">
                <text:p>12.78194688510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8">
                <text:p>37.8</text:p>
              </table:table-cell>
              <table:table-cell office:value-type="float" office:value="6.65780026700581">
                <text:p>6.657800267005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9">
                <text:p>37.9</text:p>
              </table:table-cell>
              <table:table-cell office:value-type="float" office:value="6.65780026700581">
                <text:p>6.657800267005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  <table:table-cell office:value-type="float" office:value="6.65780026700581">
                <text:p>6.657800267005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.1">
                <text:p>38.1</text:p>
              </table:table-cell>
              <table:table-cell office:value-type="float" office:value="58.0627916868311">
                <text:p>58.06279168683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.2">
                <text:p>38.2</text:p>
              </table:table-cell>
              <table:table-cell office:value-type="float" office:value="58.0627916868311">
                <text:p>58.06279168683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.3">
                <text:p>38.3</text:p>
              </table:table-cell>
              <table:table-cell office:value-type="float" office:value="-3.31946399511443">
                <text:p>-3.319463995114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.4">
                <text:p>38.4</text:p>
              </table:table-cell>
              <table:table-cell office:value-type="float" office:value="-3.31946399511443">
                <text:p>-3.319463995114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.5">
                <text:p>38.5</text:p>
              </table:table-cell>
              <table:table-cell office:value-type="float" office:value="-3.31946399511443">
                <text:p>-3.319463995114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6">
                <text:p>38.6</text:p>
              </table:table-cell>
              <table:table-cell office:value-type="float" office:value="12.5829464652237">
                <text:p>12.58294646522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.7">
                <text:p>38.7</text:p>
              </table:table-cell>
              <table:table-cell office:value-type="float" office:value="12.5829464652237">
                <text:p>12.5829464652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.8">
                <text:p>38.8</text:p>
              </table:table-cell>
              <table:table-cell office:value-type="float" office:value="23.4220823098358">
                <text:p>23.42208230983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.9">
                <text:p>38.9</text:p>
              </table:table-cell>
              <table:table-cell office:value-type="float" office:value="23.4220823098358">
                <text:p>23.4220823098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">
                <text:p>39</text:p>
              </table:table-cell>
              <table:table-cell office:value-type="float" office:value="59.0661875077631">
                <text:p>59.06618750776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1">
                <text:p>39.1</text:p>
              </table:table-cell>
              <table:table-cell office:value-type="float" office:value="59.0661875077631">
                <text:p>59.06618750776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2">
                <text:p>39.2</text:p>
              </table:table-cell>
              <table:table-cell office:value-type="float" office:value="59.0661875077631">
                <text:p>59.06618750776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.3">
                <text:p>39.3</text:p>
              </table:table-cell>
              <table:table-cell office:value-type="float" office:value="15.2725183534895">
                <text:p>15.27251835348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.4">
                <text:p>39.4</text:p>
              </table:table-cell>
              <table:table-cell office:value-type="float" office:value="15.2725183534895">
                <text:p>15.27251835348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5">
                <text:p>39.5</text:p>
              </table:table-cell>
              <table:table-cell office:value-type="float" office:value="76.8957667674845">
                <text:p>76.89576676748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.6">
                <text:p>39.6</text:p>
              </table:table-cell>
              <table:table-cell office:value-type="float" office:value="76.8957667674845">
                <text:p>76.89576676748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.7">
                <text:p>39.7</text:p>
              </table:table-cell>
              <table:table-cell office:value-type="float" office:value="49.9487592689742">
                <text:p>49.9487592689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.8">
                <text:p>39.8</text:p>
              </table:table-cell>
              <table:table-cell office:value-type="float" office:value="49.9487592689742">
                <text:p>49.94875926897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.9">
                <text:p>39.9</text:p>
              </table:table-cell>
              <table:table-cell office:value-type="float" office:value="49.9487592689742">
                <text:p>49.94875926897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">
                <text:p>40</text:p>
              </table:table-cell>
              <table:table-cell office:value-type="float" office:value="0.104990433457262">
                <text:p>0.1049904334572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1">
                <text:p>40.1</text:p>
              </table:table-cell>
              <table:table-cell office:value-type="float" office:value="0.104990433457262">
                <text:p>0.1049904334572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.2">
                <text:p>40.2</text:p>
              </table:table-cell>
              <table:table-cell office:value-type="float" office:value="18.641743432369">
                <text:p>18.6417434323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.3">
                <text:p>40.3</text:p>
              </table:table-cell>
              <table:table-cell office:value-type="float" office:value="18.641743432369">
                <text:p>18.641743432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4">
                <text:p>40.4</text:p>
              </table:table-cell>
              <table:table-cell office:value-type="float" office:value="45.0228246533569">
                <text:p>45.02282465335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5">
                <text:p>40.5</text:p>
              </table:table-cell>
              <table:table-cell office:value-type="float" office:value="45.0228246533569">
                <text:p>45.0228246533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6">
                <text:p>40.6</text:p>
              </table:table-cell>
              <table:table-cell office:value-type="float" office:value="45.0228246533569">
                <text:p>45.02282465335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7">
                <text:p>40.7</text:p>
              </table:table-cell>
              <table:table-cell office:value-type="float" office:value="19.9932422436635">
                <text:p>19.99324224366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8">
                <text:p>40.8</text:p>
              </table:table-cell>
              <table:table-cell office:value-type="float" office:value="19.9932422436635">
                <text:p>19.99324224366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9">
                <text:p>40.9</text:p>
              </table:table-cell>
              <table:table-cell office:value-type="float" office:value="78.3429467166562">
                <text:p>78.34294671665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">
                <text:p>41</text:p>
              </table:table-cell>
              <table:table-cell office:value-type="float" office:value="78.3429467166562">
                <text:p>78.34294671665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1">
                <text:p>41.1</text:p>
              </table:table-cell>
              <table:table-cell office:value-type="float" office:value="46.9718977568715">
                <text:p>46.97189775687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2">
                <text:p>41.2</text:p>
              </table:table-cell>
              <table:table-cell office:value-type="float" office:value="46.9718977568715">
                <text:p>46.97189775687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3">
                <text:p>41.3</text:p>
              </table:table-cell>
              <table:table-cell office:value-type="float" office:value="46.9718977568715">
                <text:p>46.97189775687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4">
                <text:p>41.4</text:p>
              </table:table-cell>
              <table:table-cell office:value-type="float" office:value="24.4200485917044">
                <text:p>24.42004859170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.5">
                <text:p>41.5</text:p>
              </table:table-cell>
              <table:table-cell office:value-type="float" office:value="24.4200485917044">
                <text:p>24.42004859170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6">
                <text:p>41.6</text:p>
              </table:table-cell>
              <table:table-cell office:value-type="float" office:value="-41.018968288703">
                <text:p>-41.0189682887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7">
                <text:p>41.7</text:p>
              </table:table-cell>
              <table:table-cell office:value-type="float" office:value="-41.018968288703">
                <text:p>-41.0189682887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.8">
                <text:p>41.8</text:p>
              </table:table-cell>
              <table:table-cell office:value-type="float" office:value="-64.5135058263546">
                <text:p>-64.51350582635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.9">
                <text:p>41.9</text:p>
              </table:table-cell>
              <table:table-cell office:value-type="float" office:value="-64.5135058263546">
                <text:p>-64.51350582635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">
                <text:p>42</text:p>
              </table:table-cell>
              <table:table-cell office:value-type="float" office:value="-64.5135058263546">
                <text:p>-64.51350582635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.1">
                <text:p>42.1</text:p>
              </table:table-cell>
              <table:table-cell office:value-type="float" office:value="39.9098150143404">
                <text:p>39.90981501434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.2">
                <text:p>42.2</text:p>
              </table:table-cell>
              <table:table-cell office:value-type="float" office:value="39.9098150143404">
                <text:p>39.9098150143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.3">
                <text:p>42.3</text:p>
              </table:table-cell>
              <table:table-cell office:value-type="float" office:value="-65.9631007546454">
                <text:p>-65.96310075464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4">
                <text:p>42.4</text:p>
              </table:table-cell>
              <table:table-cell office:value-type="float" office:value="-65.9631007546454">
                <text:p>-65.96310075464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.5">
                <text:p>42.5</text:p>
              </table:table-cell>
              <table:table-cell office:value-type="float" office:value="34.5260262115585">
                <text:p>34.52602621155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.6">
                <text:p>42.6</text:p>
              </table:table-cell>
              <table:table-cell office:value-type="float" office:value="34.5260262115585">
                <text:p>34.52602621155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.7">
                <text:p>42.7</text:p>
              </table:table-cell>
              <table:table-cell office:value-type="float" office:value="34.5260262115585">
                <text:p>34.52602621155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.8">
                <text:p>42.8</text:p>
              </table:table-cell>
              <table:table-cell office:value-type="float" office:value="31.1871595885248">
                <text:p>31.18715958852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.9">
                <text:p>42.9</text:p>
              </table:table-cell>
              <table:table-cell office:value-type="float" office:value="31.1871595885248">
                <text:p>31.1871595885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  <table:table-cell office:value-type="float" office:value="16.1165231315348">
                <text:p>16.11652313153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.1">
                <text:p>43.1</text:p>
              </table:table-cell>
              <table:table-cell office:value-type="float" office:value="16.1165231315348">
                <text:p>16.11652313153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.2">
                <text:p>43.2</text:p>
              </table:table-cell>
              <table:table-cell office:value-type="float" office:value="-5.23651633783456">
                <text:p>-5.236516337834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.3">
                <text:p>43.3</text:p>
              </table:table-cell>
              <table:table-cell office:value-type="float" office:value="-5.23651633783456">
                <text:p>-5.236516337834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4">
                <text:p>43.4</text:p>
              </table:table-cell>
              <table:table-cell office:value-type="float" office:value="-5.23651633783456">
                <text:p>-5.236516337834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5">
                <text:p>43.5</text:p>
              </table:table-cell>
              <table:table-cell office:value-type="float" office:value="40.5456584146316">
                <text:p>40.54565841463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.6">
                <text:p>43.6</text:p>
              </table:table-cell>
              <table:table-cell office:value-type="float" office:value="40.5456584146316">
                <text:p>40.54565841463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.7">
                <text:p>43.7</text:p>
              </table:table-cell>
              <table:table-cell office:value-type="float" office:value="-20.2351177735172">
                <text:p>-20.23511777351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.8">
                <text:p>43.8</text:p>
              </table:table-cell>
              <table:table-cell office:value-type="float" office:value="-20.2351177735172">
                <text:p>-20.23511777351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.9">
                <text:p>43.9</text:p>
              </table:table-cell>
              <table:table-cell office:value-type="float" office:value="11.7496409575996">
                <text:p>11.74964095759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">
                <text:p>44</text:p>
              </table:table-cell>
              <table:table-cell office:value-type="float" office:value="11.7496409575996">
                <text:p>11.74964095759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1">
                <text:p>44.1</text:p>
              </table:table-cell>
              <table:table-cell office:value-type="float" office:value="11.7496409575996">
                <text:p>11.74964095759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.2">
                <text:p>44.2</text:p>
              </table:table-cell>
              <table:table-cell office:value-type="float" office:value="-83.5515854586253">
                <text:p>-83.55158545862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3">
                <text:p>44.3</text:p>
              </table:table-cell>
              <table:table-cell office:value-type="float" office:value="-83.5515854586253">
                <text:p>-83.55158545862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.4">
                <text:p>44.4</text:p>
              </table:table-cell>
              <table:table-cell office:value-type="float" office:value="-7.85729661650757">
                <text:p>-7.857296616507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5">
                <text:p>44.5</text:p>
              </table:table-cell>
              <table:table-cell office:value-type="float" office:value="-7.85729661650757">
                <text:p>-7.857296616507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6">
                <text:p>44.6</text:p>
              </table:table-cell>
              <table:table-cell office:value-type="float" office:value="20.1465168537068">
                <text:p>20.14651685370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7">
                <text:p>44.7</text:p>
              </table:table-cell>
              <table:table-cell office:value-type="float" office:value="20.1465168537068">
                <text:p>20.14651685370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8">
                <text:p>44.8</text:p>
              </table:table-cell>
              <table:table-cell office:value-type="float" office:value="20.1465168537068">
                <text:p>20.14651685370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.9">
                <text:p>44.9</text:p>
              </table:table-cell>
              <table:table-cell office:value-type="float" office:value="20.2351177735172">
                <text:p>20.23511777351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20.2351177735172">
                <text:p>20.23511777351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.1">
                <text:p>45.1</text:p>
              </table:table-cell>
              <table:table-cell office:value-type="float" office:value="18.3676618546279">
                <text:p>18.36766185462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.2">
                <text:p>45.2</text:p>
              </table:table-cell>
              <table:table-cell office:value-type="float" office:value="18.3676618546279">
                <text:p>18.3676618546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.3">
                <text:p>45.3</text:p>
              </table:table-cell>
              <table:table-cell office:value-type="float" office:value="-46.2852822044191">
                <text:p>-46.28528220441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.4">
                <text:p>45.4</text:p>
              </table:table-cell>
              <table:table-cell office:value-type="float" office:value="-46.2852822044191">
                <text:p>-46.28528220441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.5">
                <text:p>45.5</text:p>
              </table:table-cell>
              <table:table-cell office:value-type="float" office:value="-46.2852822044191">
                <text:p>-46.28528220441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.6">
                <text:p>45.6</text:p>
              </table:table-cell>
              <table:table-cell office:value-type="float" office:value="5.81456607393218">
                <text:p>5.814566073932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.7">
                <text:p>45.7</text:p>
              </table:table-cell>
              <table:table-cell office:value-type="float" office:value="5.81456607393218">
                <text:p>5.814566073932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.8">
                <text:p>45.8</text:p>
              </table:table-cell>
              <table:table-cell office:value-type="float" office:value="8.02388001591173">
                <text:p>8.023880015911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.9">
                <text:p>45.9</text:p>
              </table:table-cell>
              <table:table-cell office:value-type="float" office:value="8.02388001591173">
                <text:p>8.023880015911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">
                <text:p>46</text:p>
              </table:table-cell>
              <table:table-cell office:value-type="float" office:value="-2.12823003477944">
                <text:p>-2.128230034779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.1">
                <text:p>46.1</text:p>
              </table:table-cell>
              <table:table-cell office:value-type="float" office:value="-2.12823003477944">
                <text:p>-2.128230034779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.2">
                <text:p>46.2</text:p>
              </table:table-cell>
              <table:table-cell office:value-type="float" office:value="-2.12823003477944">
                <text:p>-2.128230034779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3">
                <text:p>46.3</text:p>
              </table:table-cell>
              <table:table-cell office:value-type="float" office:value="-34.7608024037176">
                <text:p>-34.76080240371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4">
                <text:p>46.4</text:p>
              </table:table-cell>
              <table:table-cell office:value-type="float" office:value="-34.7608024037176">
                <text:p>-34.7608024037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5">
                <text:p>46.5</text:p>
              </table:table-cell>
              <table:table-cell office:value-type="float" office:value="2.18397029392614">
                <text:p>2.183970293926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.6">
                <text:p>46.6</text:p>
              </table:table-cell>
              <table:table-cell office:value-type="float" office:value="2.18397029392614">
                <text:p>2.18397029392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7">
                <text:p>46.7</text:p>
              </table:table-cell>
              <table:table-cell office:value-type="float" office:value="2.18397029392614">
                <text:p>2.183970293926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">
                <text:p>46.8</text:p>
              </table:table-cell>
              <table:table-cell office:value-type="float" office:value="-13.0896265576339">
                <text:p>-13.08962655763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9">
                <text:p>46.9</text:p>
              </table:table-cell>
              <table:table-cell office:value-type="float" office:value="-13.0896265576339">
                <text:p>-13.08962655763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